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DieseArbeitsmappe.xml" manifest:media-type="text/xml"/>
  <manifest:file-entry manifest:full-path="Basic/VBAProject/Tabelle13.xml" manifest:media-type="text/xml"/>
  <manifest:file-entry manifest:full-path="Basic/VBAProject/Modul1.xml" manifest:media-type="text/xml"/>
  <manifest:file-entry manifest:full-path="Basic/VBAProject/Tabelle1.xml" manifest:media-type="text/xml"/>
  <manifest:file-entry manifest:full-path="Basic/VBAProject/Tabelle10.xml" manifest:media-type="text/xml"/>
  <manifest:file-entry manifest:full-path="Basic/VBAProject/Tabelle12.xml" manifest:media-type="text/xml"/>
  <manifest:file-entry manifest:full-path="Basic/VBAProject/Tabelle3.xml" manifest:media-type="text/xml"/>
  <manifest:file-entry manifest:full-path="Basic/VBAProject/Tabelle2.xml" manifest:media-type="text/xml"/>
  <manifest:file-entry manifest:full-path="Basic/VBAProject/Tabelle4.xml" manifest:media-type="text/xml"/>
  <manifest:file-entry manifest:full-path="Basic/VBAProject/Tabelle5.xml" manifest:media-type="text/xml"/>
  <manifest:file-entry manifest:full-path="Basic/VBAProject/Tabelle6.xml" manifest:media-type="text/xml"/>
  <manifest:file-entry manifest:full-path="Basic/VBAProject/Tabelle7.xml" manifest:media-type="text/xml"/>
  <manifest:file-entry manifest:full-path="Basic/VBAProject/Tabelle8.xml" manifest:media-type="text/xml"/>
  <manifest:file-entry manifest:full-path="Basic/VBAProject/Tabelle9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2.902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PageStyle_5f_MM1_20__28_en_29_">
      <style:table-properties table:display="true" style:writing-mode="lr-tb"/>
    </style:style>
    <style:style style:name="ta2" style:family="table" style:master-page-name="PageStyle_5f_MM1_20__28_de_29_">
      <style:table-properties table:display="true" style:writing-mode="lr-tb"/>
    </style:style>
    <style:style style:name="ta3" style:family="table" style:master-page-name="PageStyle_5f_MMc_20__28_en_29_">
      <style:table-properties table:display="true" style:writing-mode="lr-tb"/>
    </style:style>
    <style:style style:name="ta4" style:family="table" style:master-page-name="PageStyle_5f_MMc_20__28_de_29_">
      <style:table-properties table:display="true" style:writing-mode="lr-tb"/>
    </style:style>
    <style:style style:name="ta5" style:family="table" style:master-page-name="PageStyle_5f_MMcKM_20__28_en_29_">
      <style:table-properties table:display="true" style:writing-mode="lr-tb"/>
    </style:style>
    <style:style style:name="ta6" style:family="table" style:master-page-name="PageStyle_5f_MMcKM_20__28_de_29_">
      <style:table-properties table:display="true" style:writing-mode="lr-tb"/>
    </style:style>
    <style:style style:name="ta7" style:family="table" style:master-page-name="PageStyle_5f_MMcc_20__28_en_29_">
      <style:table-properties table:display="true" style:writing-mode="lr-tb"/>
    </style:style>
    <style:style style:name="ta8" style:family="table" style:master-page-name="PageStyle_5f_MMcc_20__28_de_29_">
      <style:table-properties table:display="true" style:writing-mode="lr-tb"/>
    </style:style>
    <style:style style:name="ta9" style:family="table" style:master-page-name="PageStyle_5f_MMc_20_example_20__28_en_29_">
      <style:table-properties table:display="true" style:writing-mode="lr-tb"/>
    </style:style>
    <style:style style:name="ta10" style:family="table" style:master-page-name="PageStyle_5f_MMc-Beispiel_20__28_de_29_">
      <style:table-properties table:display="true" style:writing-mode="lr-tb"/>
    </style:style>
    <style:style style:name="ta11" style:family="table" style:master-page-name="PageStyle_5f_MMcKM_20_example_20__28_en_29_">
      <style:table-properties table:display="true" style:writing-mode="lr-tb"/>
    </style:style>
    <style:style style:name="ta12" style:family="table" style:master-page-name="PageStyle_5f_MMcKM_20_example_20__28_de_29_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c000" style:rotation-align="none"/>
    </style:style>
    <style:style style:name="ce8" style:family="table-cell" style:parent-style-name="Excel_20_Built-in_20_Percent" style:data-style-name="N135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Excel_20_Built-in_20_Percen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Excel_20_Built-in_20_Percent" style:data-style-name="N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Excel_20_Built-in_20_Percent" style:data-style-name="N136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4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ffc000" style:rotation-align="none">
        <loext:background-complex-color loext:theme-type="accent4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a6a6a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2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4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5" style:family="table-cell" style:parent-style-name="Default" style:data-style-name="N137">
      <style:table-cell-properties fo:background-color="#deebf7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6" style:family="table-cell" style:parent-style-name="Default" style:data-style-name="N137">
      <style:table-cell-properties style:rotation-align="none"/>
    </style:style>
    <style:style style:name="ce27" style:family="table-cell" style:parent-style-name="Default" style:data-style-name="N138">
      <style:table-cell-properties fo:background-color="#deebf7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8" style:family="table-cell" style:parent-style-name="Default" style:data-style-name="N2">
      <style:table-cell-properties fo:background-color="#deebf7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9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30" style:family="table-cell" style:parent-style-name="Excel_20_Built-in_20_Percent" style:data-style-name="N1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00b05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 style:data-style-name="N2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5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6" style:family="table-cell" style:parent-style-name="Excel_20_Built-in_20_Percent" style:data-style-name="N11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7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8" style:family="table-cell" style:parent-style-name="Excel_20_Built-in_20_Percent" style:data-style-name="N10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-8% 58%" style:font-name-complex="Calibri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font-name-complex="Calibri" style:font-size-asian="13pt" style:font-size-complex="13pt" style:font-weight-asian="bold" style:font-weight-complex="bold" style:font-style-asian="normal" style:font-style-complex="normal" style:text-position="0% 100%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M1 (e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1 system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e ope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 restriction on the size of the waiting and service room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State probabilities (=p<text:span text:style-name="T1">n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table:style-name="ce4" office:value-type="string" calcext:value-type="string">
            <text:p>a^n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3">n</text:span><text:span text:style-name="T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5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People in the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[.B15]^[.B16]*(1-[.B15])" office:value-type="percentage" office:value="0.1024" calcext:value-type="percentage">
            <text:p>10,2%</text:p>
          </table:table-cell>
          <table:table-cell table:style-name="ce12" office:value-type="string" calcext:value-type="string">
            <text:p>Probability for n customers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iting time distribution (=P(W&lt;=t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1-lambda/mu*EXP((lambda-mu)*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 a maximum of <text:span text:style-name="T3">t</text:span><text:span text:style-name="T4"> second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 and service rate </text:span><text:span text:style-name="T5">mu</text:span><text:span text:style-name="T4"> (in 1/seconds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office:value-type="float" office:value="0.01" calcext:value-type="float">
            <text:p>0,0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26]" office:value-type="float" office:value="100" calcext:value-type="float">
            <text:p>10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office:value-type="float" office:value="0.0125" calcext:value-type="float">
            <text:p>0,0125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27]" office:value-type="float" office:value="80" calcext:value-type="float">
            <text:p>8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3" office:value-type="string" calcext:value-type="string">
            <text:p>=&gt; rho=</text:p>
          </table:table-cell>
          <table:table-cell table:style-name="ce14" table:formula="of:=[.B26]/[.B27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Maximum waiting time (in second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1-[.B26]/[.B27]*EXP(([.B26]-[.B27])*[.B29])" office:value-type="percentage" office:value="0.239016460399429" calcext:value-type="percentage">
            <text:p>23,9%</text:p>
          </table:table-cell>
          <table:table-cell table:style-name="ce12" office:value-type="string" calcext:value-type="string">
            <text:p>Probability for waiting time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Blocking probability (=P(W&gt;0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39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[.B39]" office:value-type="percentage" office:value="0.8" calcext:value-type="percentage">
            <text:p>80,0%</text:p>
          </table:table-cell>
          <table:table-cell table:style-name="ce12" office:value-type="string" calcext:value-type="string">
            <text:p>Probability of a customer having to wai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Average queue length (=E[N<text:span text:style-name="T1">Q</text:span><text:span text:style-name="T2">]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a^2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queue length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49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[.B49]^2/(1-[.B49])" office:value-type="float" office:value="3.2" calcext:value-type="float">
            <text:p>3,20</text:p>
          </table:table-cell>
          <table:table-cell table:style-name="ce12" office:value-type="string" calcext:value-type="string">
            <text:p>Average queue length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number of customers in the system (=E[N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a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number of customers in the system (waiting and in service process)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59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[.B59]/(1-[.B59])" office:value-type="float" office:value="4" calcext:value-type="float">
            <text:p>4,00</text:p>
          </table:table-cell>
          <table:table-cell table:style-name="ce12" office:value-type="string" calcext:value-type="string">
            <text:p>Average number of customers in the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waiting time (=E[W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lambda/mu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waiting time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 and service rate </text:span><text:span text:style-name="T5">mu</text:span><text:span text:style-name="T4"> (in 1/seconds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office:value-type="float" office:value="0.01" calcext:value-type="float">
            <text:p>0,0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69]" office:value-type="float" office:value="100" calcext:value-type="float">
            <text:p>10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office:value-type="float" office:value="0.0125" calcext:value-type="float">
            <text:p>0,0125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70]" office:value-type="float" office:value="80" calcext:value-type="float">
            <text:p>8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3" office:value-type="string" calcext:value-type="string">
            <text:p>=&gt; rho=</text:p>
          </table:table-cell>
          <table:table-cell table:style-name="ce14" table:formula="of:=[.B69]/[.B70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1" table:formula="of:=[.B69]/[.B70]/([.B70]-[.B69])" office:value-type="float" office:value="320" calcext:value-type="float">
            <text:p>320,0</text:p>
          </table:table-cell>
          <table:table-cell table:style-name="ce12" office:value-type="string" calcext:value-type="string">
            <text:p>Average waiting time (in seconds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residence time (=E[V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1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residence time (=waiting time + service time)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 and service rate </text:span><text:span text:style-name="T5">mu</text:span><text:span text:style-name="T4"> (in 1/seconds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office:value-type="float" office:value="0.01" calcext:value-type="float">
            <text:p>0,0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81]" office:value-type="float" office:value="100" calcext:value-type="float">
            <text:p>10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office:value-type="float" office:value="0.0125" calcext:value-type="float">
            <text:p>0,0125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82]" office:value-type="float" office:value="80" calcext:value-type="float">
            <text:p>8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3" office:value-type="string" calcext:value-type="string">
            <text:p>=&gt; rho=</text:p>
          </table:table-cell>
          <table:table-cell table:style-name="ce14" table:formula="of:=[.B81]/[.B82]" office:value-type="percentage" office:value="0.8" calcext:value-type="percentage">
            <text:p>80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1" table:formula="of:=1/([.B82]-[.B81])" office:value-type="float" office:value="400" calcext:value-type="float">
            <text:p>400,0</text:p>
          </table:table-cell>
          <table:table-cell table:style-name="ce12" office:value-type="string" calcext:value-type="string">
            <text:p>Average residence time (in seconds)</text:p>
          </table:table-cell>
          <table:table-cell table:number-columns-repeated="16381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1 (de)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1-System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Ein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ne Beschränkung der Warte- und Bedienraumgröße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Zustandswahrscheinlichkeiten (=p<text:span text:style-name="T1">n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table:style-name="ce4" office:value-type="string" calcext:value-type="string">
            <text:p>a^n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3">n</text:span><text:span text:style-name="T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5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Personen im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[.B15]^[.B16]*(1-[.B15])" office:value-type="percentage" office:value="0.1024" calcext:value-type="percentage">
            <text:p>10,2%</text:p>
          </table:table-cell>
          <table:table-cell table:style-name="ce12" office:value-type="string" calcext:value-type="string">
            <text:p>Wahrscheinlichkeit für n Kunden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rtezeitverteilung (=P(W&lt;=t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1-lambda/mu*EXP((lambda-mu)*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ein Kunde höchstens <text:span text:style-name="T3">t</text:span><text:span text:style-name="T4"> Sekunden warten mus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) und Bedienrate </text:span><text:span text:style-name="T5">mu</text:span><text:span text:style-name="T4"> (in 1/Sekunde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office:value-type="float" office:value="0.01" calcext:value-type="float">
            <text:p>0,0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26]" office:value-type="float" office:value="100" calcext:value-type="float">
            <text:p>10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office:value-type="float" office:value="0.0125" calcext:value-type="float">
            <text:p>0,0125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27]" office:value-type="float" office:value="80" calcext:value-type="float">
            <text:p>8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3" office:value-type="string" calcext:value-type="string">
            <text:p>=&gt; rho=</text:p>
          </table:table-cell>
          <table:table-cell table:style-name="ce14" table:formula="of:=[.B26]/[.B27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Wartezeit höchstens so lang (in Sekunde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1-[.B26]/[.B27]*EXP(([.B26]-[.B27])*[.B29])" office:value-type="percentage" office:value="0.239016460399429" calcext:value-type="percentage">
            <text:p>23,9%</text:p>
          </table:table-cell>
          <table:table-cell table:style-name="ce12" office:value-type="string" calcext:value-type="string">
            <text:p>Wahrscheinlichkeit für Wartezeit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Blockierwahrscheinlichkeit (=P(W&gt;0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 mit welcher Wahrscheinlichkeit ein Kunde warten mus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39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[.B39]" office:value-type="percentage" office:value="0.8" calcext:value-type="percentage">
            <text:p>80,0%</text:p>
          </table:table-cell>
          <table:table-cell table:style-name="ce12" office:value-type="string" calcext:value-type="string">
            <text:p>Wahrscheinlichkeit, dass ein Kunde warten muss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Mittlere Warteschlangenlänge (=E[N<text:span text:style-name="T1">Q</text:span><text:span text:style-name="T2">]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a^2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schlangenlänge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49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[.B49]^2/(1-[.B49])" office:value-type="float" office:value="3.2" calcext:value-type="float">
            <text:p>3,20</text:p>
          </table:table-cell>
          <table:table-cell table:style-name="ce12" office:value-type="string" calcext:value-type="string">
            <text:p>Mittlere Warteschlangenlänge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a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Anzahl an Kunden im System (wartend und in Bedienung)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0.8" calcext:value-type="float">
            <text:p>0,8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59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[.B59]/(1-[.B59])" office:value-type="float" office:value="4" calcext:value-type="float">
            <text:p>4,00</text:p>
          </table:table-cell>
          <table:table-cell table:style-name="ce12" office:value-type="string" calcext:value-type="string">
            <text:p>Mittlere Anzahl an Kunden im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lambda/mu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zeit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) und Bedienrate </text:span><text:span text:style-name="T5">mu</text:span><text:span text:style-name="T4"> (in 1/Sekunde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office:value-type="float" office:value="0.01" calcext:value-type="float">
            <text:p>0,0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69]" office:value-type="float" office:value="100" calcext:value-type="float">
            <text:p>10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office:value-type="float" office:value="0.0125" calcext:value-type="float">
            <text:p>0,0125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70]" office:value-type="float" office:value="80" calcext:value-type="float">
            <text:p>8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3" office:value-type="string" calcext:value-type="string">
            <text:p>=&gt; rho=</text:p>
          </table:table-cell>
          <table:table-cell table:style-name="ce14" table:formula="of:=[.B69]/[.B70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1" table:formula="of:=[.B69]/[.B70]/([.B70]-[.B69])" office:value-type="float" office:value="320" calcext:value-type="float">
            <text:p>320,0</text:p>
          </table:table-cell>
          <table:table-cell table:style-name="ce12" office:value-type="string" calcext:value-type="string">
            <text:p>Mittlere Wartezeit (in Sekunden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1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Verweilzeit (=Wartezeit+Bedienzeit)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) und Bedienrate </text:span><text:span text:style-name="T5">mu</text:span><text:span text:style-name="T4"> (in 1/Sekunde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office:value-type="float" office:value="0.01" calcext:value-type="float">
            <text:p>0,0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81]" office:value-type="float" office:value="100" calcext:value-type="float">
            <text:p>10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office:value-type="float" office:value="0.0125" calcext:value-type="float">
            <text:p>0,0125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82]" office:value-type="float" office:value="80" calcext:value-type="float">
            <text:p>8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3" office:value-type="string" calcext:value-type="string">
            <text:p>=&gt; rho=</text:p>
          </table:table-cell>
          <table:table-cell table:style-name="ce14" table:formula="of:=[.B81]/[.B82]" office:value-type="percentage" office:value="0.8" calcext:value-type="percentage">
            <text:p>80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1" table:formula="of:=1/([.B82]-[.B81])" office:value-type="float" office:value="400" calcext:value-type="float">
            <text:p>400,0</text:p>
          </table:table-cell>
          <table:table-cell table:style-name="ce12" office:value-type="string" calcext:value-type="string">
            <text:p>Mittlere Verweilzeit (in Sekunden)</text:p>
          </table:table-cell>
          <table:table-cell table:number-columns-repeated="16381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 (en)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 system (Erlang C model)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c&gt;=1 operat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 restriction on the size of the waiting and service room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State probabilities (=p<text:span text:style-name="T1">n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table:style-name="ce4" office:value-type="string" calcext:value-type="string">
            <text:p>MMcZustandsP(a,c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3">n</text:span><text:span text:style-name="T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5]/[.B16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People in the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MMCZUSTANDSP([.B15];[.B16];[.B17])" office:value-type="percentage" office:value="0.043975630438567" calcext:value-type="percentage">
            <text:p>4,4%</text:p>
          </table:table-cell>
          <table:table-cell table:style-name="ce12" office:value-type="string" calcext:value-type="string">
            <text:p>Probability for n customers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iting time distribution(Erlang C formula, =P(W&lt;=t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(lambda,mu,c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 a maximum of <text:span text:style-name="T3">t</text:span><text:span text:style-name="T4"> second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27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28]" office:value-type="float" office:value="300" calcext:value-type="float">
            <text:p>30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27]/[.B28]/[.B29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Maximum waiting time (in second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ERLANGC(1/10;1/300;35;20)" office:value-type="percentage" office:value="0.796087755240533" calcext:value-type="percentage">
            <text:p>79,6%</text:p>
          </table:table-cell>
          <table:table-cell table:style-name="ce12" office:value-type="string" calcext:value-type="string">
            <text:p>Probability for waiting time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Blocking probability (=P(W&gt;0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P1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40]/[.B41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ERLANGC_P1([.B40];[.B41])" office:value-type="percentage" office:value="0.384947094156769" calcext:value-type="percentage">
            <text:p>38,5%</text:p>
          </table:table-cell>
          <table:table-cell table:style-name="ce12" office:value-type="string" calcext:value-type="string">
            <text:p>Probability of a customer having to wai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Average queue length (=E[N<text:span text:style-name="T1">Q</text:span><text:span text:style-name="T2">]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NQ(a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a,c)*a/(c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queue length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52]/[.B53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ERLANGC_ENQ([.B52];[.B53])" office:value-type="float" office:value="1.34731482954869" calcext:value-type="float">
            <text:p>1,35</text:p>
          </table:table-cell>
          <table:table-cell table:style-name="ce12" office:value-type="string" calcext:value-type="string">
            <text:p>Average queue length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number of customers in the system (=E[N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N(a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a,c)*a/(c-a)+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number of customers in the system (waiting and in service process)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3">a</text:span><text:span text:style-name="T4">=lambda/mu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64]/[.B65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ERLANGC_EN([.B64];[.B65])" office:value-type="float" office:value="8.34731482954869" calcext:value-type="float">
            <text:p>8,35</text:p>
          </table:table-cell>
          <table:table-cell table:style-name="ce12" office:value-type="string" calcext:value-type="string">
            <text:p>Average number of customers in the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waiting time (=E[W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W(lambda,mu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lambda/mu,c)/(c*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waiting time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76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77]" office:value-type="float" office:value="300" calcext:value-type="float">
            <text:p>30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76]/[.B77]/[.B78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1" table:formula="of:=ERLANGC_EW([.B76];[.B77];[.B78])" office:value-type="float" office:value="17.0749477448104" calcext:value-type="float">
            <text:p>17,1</text:p>
          </table:table-cell>
          <table:table-cell table:style-name="ce12" office:value-type="string" calcext:value-type="string">
            <text:p>Average waiting time (in seconds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residence time (=E[V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V(lambda,mu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lambda/mu,c)/(c*mu-lambda)+1/m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residence time (=waiting time + service time)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 and number of operators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89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90]" office:value-type="float" office:value="300" calcext:value-type="float">
            <text:p>30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89]/[.B90]/[.B91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1" table:formula="of:=ERLANGC_EV([.B89];[.B90];[.B91])" office:value-type="float" office:value="317.07494774481" calcext:value-type="float">
            <text:p>317,1</text:p>
          </table:table-cell>
          <table:table-cell table:style-name="ce12" office:value-type="string" calcext:value-type="string">
            <text:p>Average residence time (in seconds)</text:p>
          </table:table-cell>
          <table:table-cell table:number-columns-repeated="16381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 (de)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-System (Erlang-C-Modell)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c&gt;=1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ne Beschränkung der Warte- und Bedienraumgröße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Zustandswahrscheinlichkeiten (=p<text:span text:style-name="T1">n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table:style-name="ce4" office:value-type="string" calcext:value-type="string">
            <text:p>MMcZustandsP(a,c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3">n</text:span><text:span text:style-name="T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5]/[.B16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Personen im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MMCZUSTANDSP([.B15];[.B16];[.B17])" office:value-type="percentage" office:value="0.043975630438567" calcext:value-type="percentage">
            <text:p>4,4%</text:p>
          </table:table-cell>
          <table:table-cell table:style-name="ce12" office:value-type="string" calcext:value-type="string">
            <text:p>Wahrscheinlichkeit für n Kunden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rtezeitverteilung (Erlang-C-Formel, =P(W&lt;=t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(lambda,mu,c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ein Kunde höchstens <text:span text:style-name="T3">t</text:span><text:span text:style-name="T4"> Sekunden warten mus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), Bedienrate </text:span><text:span text:style-name="T5">mu</text:span><text:span text:style-name="T4"> (in 1/Sekunde)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27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28]" office:value-type="float" office:value="300" calcext:value-type="float">
            <text:p>30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27]/[.B28]/[.B29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Wartezeit höchstens so lang (in Sekunde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ERLANGC(1/10;1/300;35;20)" office:value-type="percentage" office:value="0.796087755240533" calcext:value-type="percentage">
            <text:p>79,6%</text:p>
          </table:table-cell>
          <table:table-cell table:style-name="ce12" office:value-type="string" calcext:value-type="string">
            <text:p>Wahrscheinlichkeit für Wartezeit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Blockierwahrscheinlichkeit (=P(W&gt;0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P1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 mit welcher Wahrscheinlichkeit ein Kunde warten mus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40]/[.B41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ERLANGC_P1([.B40];[.B41])" office:value-type="percentage" office:value="0.384947094156769" calcext:value-type="percentage">
            <text:p>38,5%</text:p>
          </table:table-cell>
          <table:table-cell table:style-name="ce12" office:value-type="string" calcext:value-type="string">
            <text:p>Wahrscheinlichkeit, dass ein Kunde warten muss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Mittlere Warteschlangenlänge (=E[N<text:span text:style-name="T1">Q</text:span><text:span text:style-name="T2">]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NQ(a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a,c)*a/(c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schlangenlänge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52]/[.B53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ERLANGC_ENQ([.B52];[.B53])" office:value-type="float" office:value="1.34731482954869" calcext:value-type="float">
            <text:p>1,35</text:p>
          </table:table-cell>
          <table:table-cell table:style-name="ce12" office:value-type="string" calcext:value-type="string">
            <text:p>Mittlere Warteschlangenlänge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N(a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a,c)*a/(c-a)+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Anzahl an Kunden im System (wartend und in Bedienung)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64]/[.B65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ERLANGC_EN([.B64];[.B65])" office:value-type="float" office:value="8.34731482954869" calcext:value-type="float">
            <text:p>8,35</text:p>
          </table:table-cell>
          <table:table-cell table:style-name="ce12" office:value-type="string" calcext:value-type="string">
            <text:p>Mittlere Anzahl an Kunden im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W(lambda,mu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lambda/mu,c)/(c*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zeit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), Bedienrate </text:span><text:span text:style-name="T5">mu</text:span><text:span text:style-name="T4"> (in 1/Sekunde)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76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77]" office:value-type="float" office:value="300" calcext:value-type="float">
            <text:p>30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76]/[.B77]/[.B78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1" table:formula="of:=ERLANGC_EW([.B76];[.B77];[.B78])" office:value-type="float" office:value="17.0749477448104" calcext:value-type="float">
            <text:p>17,1</text:p>
          </table:table-cell>
          <table:table-cell table:style-name="ce12" office:value-type="string" calcext:value-type="string">
            <text:p>Mittlere Wartezeit (in Sekunden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C_EV(lambda,mu,c)</text:p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>
            <text:p>ErlangC_P1(lambda/mu,c)/(c*mu-lambda)+1/m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Verweilzeit (=Wartezeit+Bedienzeit)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), Bedienrate </text:span><text:span text:style-name="T5">mu</text:span><text:span text:style-name="T4"> (in 1/Sekunde) und Anzahl an Agenten </text:span><text:span text:style-name="T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89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90]" office:value-type="float" office:value="300" calcext:value-type="float">
            <text:p>30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89]/[.B90]/[.B91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1" table:formula="of:=ERLANGC_EV([.B89];[.B90];[.B91])" office:value-type="float" office:value="317.07494774481" calcext:value-type="float">
            <text:p>317,1</text:p>
          </table:table-cell>
          <table:table-cell table:style-name="ce12" office:value-type="string" calcext:value-type="string">
            <text:p>Mittlere Verweilzeit (in Sekunden)</text:p>
          </table:table-cell>
          <table:table-cell table:number-columns-repeated="16381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KM (en)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/K+M system (extended Erlang C model)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waiting time tolerances (average waiting time tolerance E[WT]=1/n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c&gt;=1 operat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iting and service room size: K (if there are K customers in the system, the next arriving customer will be rejected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State probabilities (=p<text:span text:style-name="T1">n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table:style-name="ce4" office:value-type="string" calcext:value-type="string">
            <text:p>MMcKMZustandsP(lambda,mu,nu,c,K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3">n</text:span><text:span text:style-name="T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17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18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19]" office:value-type="float" office:value="300" calcext:value-type="float">
            <text:p>30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7]/[.B18]/[.B20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string" calcext:value-type="string">
            <text:p>People in the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MMCKMZUSTANDSP([.B17];[.B18];[.B19];[.B20];[.B21];[.B22])" office:value-type="percentage" office:value="0.0365508671618836" calcext:value-type="percentage">
            <text:p>3,7%</text:p>
          </table:table-cell>
          <table:table-cell table:style-name="ce12" office:value-type="string" calcext:value-type="string">
            <text:p>Probability for n customers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iting time distribution(extended Erlang C formula, =P(W&lt;=t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(lambda,mu,nu,c,K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 a maximum of <text:span text:style-name="T3">t</text:span><text:span text:style-name="T4"> second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33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34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35]" office:value-type="float" office:value="300" calcext:value-type="float">
            <text:p>30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33]/[.B34]/[.B36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Maximum waiting time (in second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ERWERLANGC([.B33];[.B34];[.B35];[.B36];[.B37];[.B38])" office:value-type="percentage" office:value="0.863372195684306" calcext:value-type="percentage">
            <text:p>86,3%</text:p>
          </table:table-cell>
          <table:table-cell table:style-name="ce12" office:value-type="string" calcext:value-type="string">
            <text:p>Probability for waiting time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hrscheinlichkeit für Warteabbruch (=P(A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PA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giving up waiting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49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50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" office:value-type="float" office:value="0.0333333333333333" calcext:value-type="float">
            <text:p>0,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51]" office:value-type="float" office:value="30" calcext:value-type="float">
            <text:p>3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49]/[.B50]/[.B52]" office:value-type="percentage" office:value="0.96" calcext:value-type="percentage">
            <text:p>9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ERWERLANGC_PA([.B49];[.B50];[.B51];[.B52];[.B53])" office:value-type="percentage" office:value="0.0975908156254682" calcext:value-type="percentage">
            <text:p>9,8%</text:p>
          </table:table-cell>
          <table:table-cell table:style-name="ce12" office:value-type="string" calcext:value-type="string">
            <text:p>Probability that a customer will give up waiting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Average queue length (=E[N<text:span text:style-name="T1">Q</text:span><text:span text:style-name="T2">]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NQ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queue length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64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65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66]" office:value-type="float" office:value="300" calcext:value-type="float">
            <text:p>30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64]/[.B65]/[.B67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ERWERLANGC_ENQ([.B64];[.B65];[.B66];[.B67];[.B68])" office:value-type="float" office:value="0.683326183835836" calcext:value-type="float">
            <text:p>0,68</text:p>
          </table:table-cell>
          <table:table-cell table:style-name="ce12" office:value-type="string" calcext:value-type="string">
            <text:p>Average queue length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number of customers in the system (=E[N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N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number of customers in the system (waiting and in service process)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79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80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81]" office:value-type="float" office:value="300" calcext:value-type="float">
            <text:p>30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79]/[.B80]/[.B82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ERWERLANGC_EN([.B79];[.B80];[.B81];[.B82];[.B83])" office:value-type="float" office:value="24.1366652367672" calcext:value-type="float">
            <text:p>24,14</text:p>
          </table:table-cell>
          <table:table-cell table:style-name="ce12" office:value-type="string" calcext:value-type="string">
            <text:p>Average number of customers in the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waiting time (=E[W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W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waiting time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94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95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96]" office:value-type="float" office:value="300" calcext:value-type="float">
            <text:p>30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94]/[.B95]/[.B97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ERWERLANGC_EW([.B94];[.B95];[.B96];[.B97];[.B98])" office:value-type="float" office:value="6.83326183835836" calcext:value-type="float">
            <text:p>6,83</text:p>
          </table:table-cell>
          <table:table-cell table:style-name="ce12" office:value-type="string" calcext:value-type="string">
            <text:p>Average waiting time (in seconds)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2"/>
          <table:table-cell table:number-columns-repeated="16381"/>
        </table:table-row>
        <table:table-row table:style-name="ro2">
          <table:table-cell office:value-type="string" calcext:value-type="string">
            <text:p><text:span text:style-name="T3">Note:</text:span><text:span text:style-name="T4"> This also includes the cancellation time of the customers who canceled waiting.</text:span></text:p>
          </table:table-cell>
          <table:table-cell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Average residence time (=E[V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V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residence time (=waiting time + service time)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3">lambda</text:span><text:span text:style-name="T4"> (in 1/seconds), service rate </text:span><text:span text:style-name="T5">mu</text:span><text:span text:style-name="T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3">nu</text:span><text:span text:style-name="T4"> (in 1/seconds), number of operators </text:span><text:span text:style-name="T5">c</text:span><text:span text:style-name="T4"> and waiting and service room siz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rrival rate (in 1/seconds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110]" office:value-type="float" office:value="10" calcext:value-type="float">
            <text:p>10</text:p>
          </table:table-cell>
          <table:table-cell table:style-name="ce13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Service rate (in 1/seconds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111]" office:value-type="float" office:value="240" calcext:value-type="float">
            <text:p>240</text:p>
          </table:table-cell>
          <table:table-cell table:style-name="ce13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Cancelation rate (in 1/seconds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112]" office:value-type="float" office:value="300" calcext:value-type="float">
            <text:p>300</text:p>
          </table:table-cell>
          <table:table-cell table:style-name="ce13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10]/[.B111]/[.B113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iting and service room siz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10" table:formula="of:=ERWERLANGC_EV([.B110];[.B111];[.B112];[.B113];[.B114])" office:value-type="float" office:value="241.366652367672" calcext:value-type="float">
            <text:p>241,37</text:p>
          </table:table-cell>
          <table:table-cell table:style-name="ce12" office:value-type="string" calcext:value-type="string">
            <text:p>Average residence time (in second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3">Note:</text:span><text:span text:style-name="T4"> This also includes the cancellation time of the customers who canceled waiting.</text:span></text:p>
          </table:table-cell>
          <table:table-cell table:number-columns-repeated="16383"/>
        </table:table-row>
        <table:table-row table:style-name="ro2" table:number-rows-repeated="10484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KM (de)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/K+M-System (erweitertes Erlang-C-Modell)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Wartezeittoleranzen (mittlere Wartezeittoleranz E[WT]=1/n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c&gt;=1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rte- und Bedienraumgröße: K (sind K Kunden im System, wird der nächste eintrffende Kunde abgewiesen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Zustandswahrscheinlichkeiten (=p<text:span text:style-name="T1">n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table:style-name="ce4" office:value-type="string" calcext:value-type="string">
            <text:p>MMcKMZustandsP(lambda,mu,nu,c,K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3">n</text:span><text:span text:style-name="T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17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18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19]" office:value-type="float" office:value="300" calcext:value-type="float">
            <text:p>30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7]/[.B18]/[.B20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string" calcext:value-type="string">
            <text:p>Personen im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MMCKMZUSTANDSP([.B17];[.B18];[.B19];[.B20];[.B21];[.B22])" office:value-type="percentage" office:value="0.0365508671618836" calcext:value-type="percentage">
            <text:p>3,7%</text:p>
          </table:table-cell>
          <table:table-cell table:style-name="ce12" office:value-type="string" calcext:value-type="string">
            <text:p>Wahrscheinlichkeit für n Kunden</text:p>
          </table:table-cell>
          <table:table-cell table:number-columns-repeated="16381"/>
        </table:table-row>
        <table:table-row table:style-name="ro2">
          <table:table-cell/>
          <table:table-cell table:style-name="ce9"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rtezeitverteilung (Erweiterte Erlang-C-Formel, =P(W&lt;=t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(lambda,mu,nu,c,K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ein Kunde höchstens <text:span text:style-name="T3">t</text:span><text:span text:style-name="T4"> Sekunden warten mus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33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34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35]" office:value-type="float" office:value="300" calcext:value-type="float">
            <text:p>30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33]/[.B34]/[.B36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Wartezeit höchstens so lang (in Sekunde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ERWERLANGC([.B33];[.B34];[.B35];[.B36];[.B37];[.B38])" office:value-type="percentage" office:value="0.863372195684306" calcext:value-type="percentage">
            <text:p>86,3%</text:p>
          </table:table-cell>
          <table:table-cell table:style-name="ce12" office:value-type="string" calcext:value-type="string">
            <text:p>Wahrscheinlichkeit für Wartezeit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Wahrscheinlichkeit für Warteabbruch (=P(A)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PA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 mit welcher Wahrscheinlichkeit ein Kunde das Warten aufgibt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49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50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" office:value-type="float" office:value="0.0333333333333333" calcext:value-type="float">
            <text:p>0,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51]" office:value-type="float" office:value="30" calcext:value-type="float">
            <text:p>3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5" calcext:value-type="float">
            <text:p>25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49]/[.B50]/[.B52]" office:value-type="percentage" office:value="0.96" calcext:value-type="percentage">
            <text:p>9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ERWERLANGC_PA([.B49];[.B50];[.B51];[.B52];[.B53])" office:value-type="percentage" office:value="0.0975908156254682" calcext:value-type="percentage">
            <text:p>9,8%</text:p>
          </table:table-cell>
          <table:table-cell table:style-name="ce12" office:value-type="string" calcext:value-type="string">
            <text:p>Wahrscheinlichkeit, dass ein Kunde das Warten aufgib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Mittlere Warteschlangenlänge (=E[N<text:span text:style-name="T1">Q</text:span><text:span text:style-name="T2">]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NQ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schlangenlänge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64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65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66]" office:value-type="float" office:value="300" calcext:value-type="float">
            <text:p>30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64]/[.B65]/[.B67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ERWERLANGC_ENQ([.B64];[.B65];[.B66];[.B67];[.B68])" office:value-type="float" office:value="0.683326183835836" calcext:value-type="float">
            <text:p>0,68</text:p>
          </table:table-cell>
          <table:table-cell table:style-name="ce12" office:value-type="string" calcext:value-type="string">
            <text:p>Mittlere Warteschlangenlänge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N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Anzahl an Kunden im System (wartend und in Bedienung)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79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80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81]" office:value-type="float" office:value="300" calcext:value-type="float">
            <text:p>30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79]/[.B80]/[.B82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ERWERLANGC_EN([.B79];[.B80];[.B81];[.B82];[.B83])" office:value-type="float" office:value="24.1366652367672" calcext:value-type="float">
            <text:p>24,14</text:p>
          </table:table-cell>
          <table:table-cell table:style-name="ce12" office:value-type="string" calcext:value-type="string">
            <text:p>Mittlere Anzahl an Kunden im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W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zeit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94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95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96]" office:value-type="float" office:value="300" calcext:value-type="float">
            <text:p>30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94]/[.B95]/[.B97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ERWERLANGC_EW([.B94];[.B95];[.B96];[.B97];[.B98])" office:value-type="float" office:value="6.83326183835836" calcext:value-type="float">
            <text:p>6,83</text:p>
          </table:table-cell>
          <table:table-cell table:style-name="ce12" office:value-type="string" calcext:value-type="string">
            <text:p>Mittlere Wartezeit (in Sekunden)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2"/>
          <table:table-cell table:number-columns-repeated="16381"/>
        </table:table-row>
        <table:table-row table:style-name="ro2">
          <table:table-cell office:value-type="string" calcext:value-type="string">
            <text:p><text:span text:style-name="T3">Achtung:</text:span><text:span text:style-name="T4"> Hier geht auch die Abbruchzeit der Warteabbrecher mit ein.</text:span></text:p>
          </table:table-cell>
          <table:table-cell/>
          <table:table-cell table:style-name="ce1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wErlangC_EV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Verweilzeit (=Wartezeit+Bedienzeit)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3">lambda</text:span><text:span text:style-name="T4"> (in 1/Sekunden), Bedienrate </text:span><text:span text:style-name="T5">mu</text:span><text:span text:style-name="T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3">nu</text:span><text:span text:style-name="T4"> (in 1/Sekunden), Anzahl an Bedienern </text:span><text:span text:style-name="T5">c</text:span><text:span text:style-name="T4"> und Warte- und Bedienraumgröße </text:span><text:span text:style-name="T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7" table:formula="of:=1/10" office:value-type="float" office:value="0.1" calcext:value-type="float">
            <text:p>0,1</text:p>
          </table:table-cell>
          <table:table-cell table:style-name="ce12" office:value-type="string" calcext:value-type="string">
            <text:p>Ankunftsrate (in 1/Sekunde)</text:p>
          </table:table-cell>
          <table:table-cell table:number-columns-repeated="2"/>
          <table:table-cell table:style-name="ce13" office:value-type="string" calcext:value-type="string">
            <text:p>=&gt; E[I]=</text:p>
          </table:table-cell>
          <table:table-cell table:style-name="ce13" table:formula="of:=1/[.B110]" office:value-type="float" office:value="10" calcext:value-type="float">
            <text:p>10</text:p>
          </table:table-cell>
          <table:table-cell table:style-name="ce13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7" table:formula="of:=1/240" office:value-type="float" office:value="0.00416666666666667" calcext:value-type="float">
            <text:p>0,00416666666666667</text:p>
          </table:table-cell>
          <table:table-cell table:style-name="ce12" office:value-type="string" calcext:value-type="string">
            <text:p>Bedienrate (in 1/Sekunde)</text:p>
          </table:table-cell>
          <table:table-cell table:number-columns-repeated="2"/>
          <table:table-cell table:style-name="ce13" office:value-type="string" calcext:value-type="string">
            <text:p>=&gt; E[S]=</text:p>
          </table:table-cell>
          <table:table-cell table:style-name="ce13" table:formula="of:=1/[.B111]" office:value-type="float" office:value="240" calcext:value-type="float">
            <text:p>240</text:p>
          </table:table-cell>
          <table:table-cell table:style-name="ce13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7" table:formula="of:=1/300" office:value-type="float" office:value="0.00333333333333333" calcext:value-type="float">
            <text:p>0,00333333333333333</text:p>
          </table:table-cell>
          <table:table-cell table:style-name="ce12" office:value-type="string" calcext:value-type="string">
            <text:p>Abbruchrate (in 1/Sekunde)</text:p>
          </table:table-cell>
          <table:table-cell table:number-columns-repeated="2"/>
          <table:table-cell table:style-name="ce13" office:value-type="string" calcext:value-type="string">
            <text:p>=&gt; E[WT]=</text:p>
          </table:table-cell>
          <table:table-cell table:style-name="ce13" table:formula="of:=1/[.B112]" office:value-type="float" office:value="300" calcext:value-type="float">
            <text:p>300</text:p>
          </table:table-cell>
          <table:table-cell table:style-name="ce13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28" calcext:value-type="float">
            <text:p>28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10]/[.B111]/[.B113]" office:value-type="percentage" office:value="0.857142857142857" calcext:value-type="percentage">
            <text:p>86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Warte- und Bedienraumgröße</text:p>
          </table:table-cell>
          <table:table-cell table:number-columns-repeated="2"/>
          <table:table-cell table:style-name="ce13"/>
          <table:table-cell table:style-name="ce14"/>
          <table:table-cell table:style-name="ce13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10" table:formula="of:=ERWERLANGC_EV([.B110];[.B111];[.B112];[.B113];[.B114])" office:value-type="float" office:value="241.366652367672" calcext:value-type="float">
            <text:p>241,37</text:p>
          </table:table-cell>
          <table:table-cell table:style-name="ce12" office:value-type="string" calcext:value-type="string">
            <text:p>Mittlere Verweilzeit (in Sekunde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3">Achtung:</text:span><text:span text:style-name="T4"> Hier geht auch die Abbruchzeit der Warteabbrecher mit ein.</text:span></text:p>
          </table:table-cell>
          <table:table-cell table:number-columns-repeated="16383"/>
        </table:table-row>
        <table:table-row table:style-name="ro2" table:number-rows-repeated="10484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c (en)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/c-System (Erlang-B)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c&gt;=1 operat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iting and service room size: c (i.e. no queue; if no operator is free, the customer is rejected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Loss probabilities (=p<text:span text:style-name="T1">c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B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3">c</text:span><text:span text:style-name="T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Workload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Number of operators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5]/[.B16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8" table:formula="of:=ERLANGB([.B15];[.B16])" office:value-type="percentage" office:value="0.122101343250098" calcext:value-type="percentage">
            <text:p>12,2%</text:p>
          </table:table-cell>
          <table:table-cell table:style-name="ce12" office:value-type="string" calcext:value-type="string">
            <text:p>Probability for c customers</text:p>
          </table:table-cell>
          <table:table-cell table:number-columns-repeated="1638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c (de)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/c-System (Erlang-B)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table:style-name="ce15" office:value-type="string" calcext:value-type="string">
            <text:p>c&gt;=1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rte- und Bedienraumgröße: c (d.h. keine Warteschlange; ist kein Bediener frei, wird der Kunde abgewiesen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8" table:number-rows-spanned="1">
            <text:p>Verlustwahrscheinlichkeiten (=p<text:span text:style-name="T1">c</text:span><text:span text:style-name="T2">)</text:span></text:p>
          </table:table-cell>
          <table:covered-table-cell table:number-columns-repeated="7" table:style-name="ce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ErlangB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3">c</text:span><text:span text:style-name="T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3">a</text:span><text:span text:style-name="T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Anzahl an Bedienern</text:p>
          </table:table-cell>
          <table:table-cell table:number-columns-repeated="2"/>
          <table:table-cell table:style-name="ce13" office:value-type="string" calcext:value-type="string">
            <text:p>=&gt; rho=</text:p>
          </table:table-cell>
          <table:table-cell table:style-name="ce14" table:formula="of:=[.B15]/[.B16]" office:value-type="percentage" office:value="0.777777777777778" calcext:value-type="percentage">
            <text:p>78 %</text:p>
          </table:table-cell>
          <table:table-cell table:style-name="ce13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8" table:formula="of:=ERLANGB([.B15];[.B16])" office:value-type="percentage" office:value="0.122101343250098" calcext:value-type="percentage">
            <text:p>12,2%</text:p>
          </table:table-cell>
          <table:table-cell table:style-name="ce12" office:value-type="string" calcext:value-type="string">
            <text:p>Wahrscheinlichkeit für c Kunden</text:p>
          </table:table-cell>
          <table:table-cell table:number-columns-repeated="1638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 example (en)" table:style-name="ta9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 example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 table:number-columns-spanned="3" table:number-rows-spanned="1">
            <text:p>Input</text:p>
          </table:table-cell>
          <table:covered-table-cell table:number-columns-repeated="2"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Average service time</text:p>
          </table:table-cell>
          <table:table-cell office:value-type="string" calcext:value-type="string">
            <text:p>E[S]=</text:p>
          </table:table-cell>
          <table:table-cell table:style-name="ce21" office:value-type="float" office:value="300" calcext:value-type="float">
            <text:p>300</text:p>
          </table:table-cell>
          <table:table-cell table:style-name="ce29" office:value-type="string" calcext:value-type="string">
            <text:p>(in seconds)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Number of operators</text:p>
          </table:table-cell>
          <table:table-cell office:value-type="string" calcext:value-type="string">
            <text:p>c=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 table:number-columns-spanned="3" table:number-rows-spanned="1">
            <text:p>Calculated</text:p>
          </table:table-cell>
          <table:covered-table-cell table:number-columns-repeated="2" table:style-name="ce24"/>
          <table:table-cell table:number-columns-repeated="16381"/>
        </table:table-row>
        <table:table-row table:style-name="ro2">
          <table:table-cell table:style-name="ce17" office:value-type="string" calcext:value-type="string">
            <text:p>Service rate</text:p>
          </table:table-cell>
          <table:table-cell office:value-type="string" calcext:value-type="string">
            <text:p>mu=</text:p>
          </table:table-cell>
          <table:table-cell table:style-name="ce27" table:formula="of:=1/[.C4]" office:value-type="float" office:value="0.00333333333333333" calcext:value-type="float">
            <text:p>0,003</text:p>
          </table:table-cell>
          <table:table-cell table:style-name="ce29" office:value-type="string" calcext:value-type="string">
            <text:p>(in 1/seconds)</text:p>
          </table:table-cell>
          <table:table-cell table:number-columns-repeated="16380"/>
        </table:table-row>
        <table:table-row table:style-name="ro2">
          <table:table-cell table:number-columns-repeated="9"/>
          <table:table-cell>
            <draw:frame table:end-cell-address="'MMc example (en)'.S32" table:end-x="0.017cm" table:end-y="0.475cm" draw:z-index="0" draw:name="Diagramm 1" draw:style-name="gr1" draw:text-style-name="P1" svg:width="18.423cm" svg:height="11.543cm" svg:x="0.009cm" svg:y="0.494cm">
              <draw:object draw:notify-on-update-of-ranges="'MMc example (en)'.A13:'MMc example (en)'.A32 'MMc example (en)'.E13:'MMc example (en)'.E32 'MMc example (en)'.F13:'MMc example (en)'.F32 'MMc example (en)'.G13:'MMc example (en)'.G32 'MMc example (en)'.H13:'MMc example (en)'.H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Input</text:p>
          </table:table-cell>
          <table:table-cell table:style-name="ce18" office:value-type="string" calcext:value-type="string" table:number-columns-spanned="3" table:number-rows-spanned="1">
            <text:p>Calculated</text:p>
          </table:table-cell>
          <table:covered-table-cell table:number-columns-repeated="2" table:style-name="ce24"/>
          <table:table-cell table:style-name="ce32" office:value-type="string" calcext:value-type="string" table:number-columns-spanned="4" table:number-rows-spanned="1">
            <text:p>Erlang C results</text:p>
          </table:table-cell>
          <table:covered-table-cell table:number-columns-repeated="3" table:style-name="ce34"/>
          <table:table-cell table:number-columns-repeated="16376"/>
        </table:table-row>
        <table:table-row table:style-name="ro2">
          <table:table-cell table:style-name="ce20" office:value-type="string" calcext:value-type="string">
            <text:p>Average inter-arrival time</text:p>
          </table:table-cell>
          <table:table-cell table:style-name="ce17" office:value-type="string" calcext:value-type="string">
            <text:p>Arrival rate</text:p>
          </table:table-cell>
          <table:table-cell table:style-name="ce17" office:value-type="string" calcext:value-type="string">
            <text:p>Workload</text:p>
          </table:table-cell>
          <table:table-cell table:style-name="ce17" office:value-type="string" calcext:value-type="string">
            <text:p>Utilization</text:p>
          </table:table-cell>
          <table:table-cell table:style-name="ce17" office:value-type="string" calcext:value-type="string">
            <text:p>Av. queue length</text:p>
          </table:table-cell>
          <table:table-cell table:style-name="ce17" office:value-type="string" calcext:value-type="string">
            <text:p>Av. number in sys.</text:p>
          </table:table-cell>
          <table:table-cell table:style-name="ce17" office:value-type="string" calcext:value-type="string">
            <text:p>Av. waiting time</text:p>
          </table:table-cell>
          <table:table-cell table:style-name="ce17" office:value-type="string" calcext:value-type="string">
            <text:p>Av. residence tim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[I]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E[NQ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E[W]</text:p>
          </table:table-cell>
          <table:table-cell office:value-type="string" calcext:value-type="string">
            <text:p>E[V]</text:p>
          </table:table-cell>
          <table:table-cell table:number-columns-repeated="16376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5" table:formula="of:=1/[.A13]" office:value-type="float" office:value="0.02" calcext:value-type="float">
            <text:p>0,0200</text:p>
          </table:table-cell>
          <table:table-cell table:style-name="ce28" table:formula="of:=[.B13]/[.$C$8]" office:value-type="float" office:value="6" calcext:value-type="float">
            <text:p>6,00</text:p>
          </table:table-cell>
          <table:table-cell table:style-name="ce30" table:formula="of:=[.C13]/[.$C$5]" office:value-type="percentage" office:value="0.6" calcext:value-type="percentage">
            <text:p>60 %</text:p>
          </table:table-cell>
          <table:table-cell table:style-name="ce33" table:formula="of:=ERLANGC_ENQ([.C13];[.$C$5])" office:value-type="float" office:value="0.151948864031126" calcext:value-type="float">
            <text:p>0,15</text:p>
          </table:table-cell>
          <table:table-cell table:style-name="ce33" table:formula="of:=ERLANGC_EN([.C13];[.$C$5])" office:value-type="float" office:value="6.15194886403113" calcext:value-type="float">
            <text:p>6,15</text:p>
          </table:table-cell>
          <table:table-cell table:style-name="ce33" table:formula="of:=ERLANGC_EW([.B13];[.$C$8];[.$C$5])" office:value-type="float" office:value="7.59744320155631" calcext:value-type="float">
            <text:p>7,60</text:p>
          </table:table-cell>
          <table:table-cell table:style-name="ce33" table:formula="of:=ERLANGC_EV([.B13];[.$C$8];[.$C$5])" office:value-type="float" office:value="307.597443201556" calcext:value-type="float">
            <text:p>307,60</text:p>
          </table:table-cell>
          <table:table-cell table:number-columns-repeated="16376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5" table:formula="of:=1/[.A14]" office:value-type="float" office:value="0.0204081632653061" calcext:value-type="float">
            <text:p>0,0204</text:p>
          </table:table-cell>
          <table:table-cell table:style-name="ce28" table:formula="of:=[.B14]/[.$C$8]" office:value-type="float" office:value="6.12244897959184" calcext:value-type="float">
            <text:p>6,12</text:p>
          </table:table-cell>
          <table:table-cell table:style-name="ce30" table:formula="of:=[.C14]/[.$C$5]" office:value-type="percentage" office:value="0.612244897959184" calcext:value-type="percentage">
            <text:p>61 %</text:p>
          </table:table-cell>
          <table:table-cell table:style-name="ce33" table:formula="of:=ERLANGC_ENQ([.C14];[.$C$5])" office:value-type="float" office:value="0.178070475554737" calcext:value-type="float">
            <text:p>0,18</text:p>
          </table:table-cell>
          <table:table-cell table:style-name="ce33" table:formula="of:=ERLANGC_EN([.C14];[.$C$5])" office:value-type="float" office:value="6.30051945514657" calcext:value-type="float">
            <text:p>6,30</text:p>
          </table:table-cell>
          <table:table-cell table:style-name="ce33" table:formula="of:=ERLANGC_EW([.B14];[.$C$8];[.$C$5])" office:value-type="float" office:value="8.72545330218211" calcext:value-type="float">
            <text:p>8,73</text:p>
          </table:table-cell>
          <table:table-cell table:style-name="ce33" table:formula="of:=ERLANGC_EV([.B14];[.$C$8];[.$C$5])" office:value-type="float" office:value="308.725453302182" calcext:value-type="float">
            <text:p>308,73</text:p>
          </table:table-cell>
          <table:table-cell table:number-columns-repeated="16376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5" table:formula="of:=1/[.A15]" office:value-type="float" office:value="0.0208333333333333" calcext:value-type="float">
            <text:p>0,0208</text:p>
          </table:table-cell>
          <table:table-cell table:style-name="ce28" table:formula="of:=[.B15]/[.$C$8]" office:value-type="float" office:value="6.25" calcext:value-type="float">
            <text:p>6,25</text:p>
          </table:table-cell>
          <table:table-cell table:style-name="ce30" table:formula="of:=[.C15]/[.$C$5]" office:value-type="percentage" office:value="0.625" calcext:value-type="percentage">
            <text:p>62 %</text:p>
          </table:table-cell>
          <table:table-cell table:style-name="ce33" table:formula="of:=ERLANGC_ENQ([.C15];[.$C$5])" office:value-type="float" office:value="0.209421788987484" calcext:value-type="float">
            <text:p>0,21</text:p>
          </table:table-cell>
          <table:table-cell table:style-name="ce33" table:formula="of:=ERLANGC_EN([.C15];[.$C$5])" office:value-type="float" office:value="6.45942178898748" calcext:value-type="float">
            <text:p>6,46</text:p>
          </table:table-cell>
          <table:table-cell table:style-name="ce33" table:formula="of:=ERLANGC_EW([.B15];[.$C$8];[.$C$5])" office:value-type="float" office:value="10.0522458713992" calcext:value-type="float">
            <text:p>10,05</text:p>
          </table:table-cell>
          <table:table-cell table:style-name="ce33" table:formula="of:=ERLANGC_EV([.B15];[.$C$8];[.$C$5])" office:value-type="float" office:value="310.052245871399" calcext:value-type="float">
            <text:p>310,05</text:p>
          </table:table-cell>
          <table:table-cell table:number-columns-repeated="16376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5" table:formula="of:=1/[.A16]" office:value-type="float" office:value="0.0212765957446809" calcext:value-type="float">
            <text:p>0,0213</text:p>
          </table:table-cell>
          <table:table-cell table:style-name="ce28" table:formula="of:=[.B16]/[.$C$8]" office:value-type="float" office:value="6.38297872340425" calcext:value-type="float">
            <text:p>6,38</text:p>
          </table:table-cell>
          <table:table-cell table:style-name="ce30" table:formula="of:=[.C16]/[.$C$5]" office:value-type="percentage" office:value="0.638297872340426" calcext:value-type="percentage">
            <text:p>64 %</text:p>
          </table:table-cell>
          <table:table-cell table:style-name="ce33" table:formula="of:=ERLANGC_ENQ([.C16];[.$C$5])" office:value-type="float" office:value="0.247243375981493" calcext:value-type="float">
            <text:p>0,25</text:p>
          </table:table-cell>
          <table:table-cell table:style-name="ce33" table:formula="of:=ERLANGC_EN([.C16];[.$C$5])" office:value-type="float" office:value="6.63022209938575" calcext:value-type="float">
            <text:p>6,63</text:p>
          </table:table-cell>
          <table:table-cell table:style-name="ce33" table:formula="of:=ERLANGC_EW([.B16];[.$C$8];[.$C$5])" office:value-type="float" office:value="11.6204386711302" calcext:value-type="float">
            <text:p>11,62</text:p>
          </table:table-cell>
          <table:table-cell table:style-name="ce33" table:formula="of:=ERLANGC_EV([.B16];[.$C$8];[.$C$5])" office:value-type="float" office:value="311.62043867113" calcext:value-type="float">
            <text:p>311,62</text:p>
          </table:table-cell>
          <table:table-cell table:number-columns-repeated="16376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5" table:formula="of:=1/[.A17]" office:value-type="float" office:value="0.0217391304347826" calcext:value-type="float">
            <text:p>0,0217</text:p>
          </table:table-cell>
          <table:table-cell table:style-name="ce28" table:formula="of:=[.B17]/[.$C$8]" office:value-type="float" office:value="6.52173913043478" calcext:value-type="float">
            <text:p>6,52</text:p>
          </table:table-cell>
          <table:table-cell table:style-name="ce30" table:formula="of:=[.C17]/[.$C$5]" office:value-type="percentage" office:value="0.652173913043478" calcext:value-type="percentage">
            <text:p>65 %</text:p>
          </table:table-cell>
          <table:table-cell table:style-name="ce33" table:formula="of:=ERLANGC_ENQ([.C17];[.$C$5])" office:value-type="float" office:value="0.293131561469778" calcext:value-type="float">
            <text:p>0,29</text:p>
          </table:table-cell>
          <table:table-cell table:style-name="ce33" table:formula="of:=ERLANGC_EN([.C17];[.$C$5])" office:value-type="float" office:value="6.81487069190456" calcext:value-type="float">
            <text:p>6,81</text:p>
          </table:table-cell>
          <table:table-cell table:style-name="ce33" table:formula="of:=ERLANGC_EW([.B17];[.$C$8];[.$C$5])" office:value-type="float" office:value="13.4840518276098" calcext:value-type="float">
            <text:p>13,48</text:p>
          </table:table-cell>
          <table:table-cell table:style-name="ce33" table:formula="of:=ERLANGC_EV([.B17];[.$C$8];[.$C$5])" office:value-type="float" office:value="313.48405182761" calcext:value-type="float">
            <text:p>313,48</text:p>
          </table:table-cell>
          <table:table-cell table:number-columns-repeated="16376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5" table:formula="of:=1/[.A18]" office:value-type="float" office:value="0.0222222222222222" calcext:value-type="float">
            <text:p>0,0222</text:p>
          </table:table-cell>
          <table:table-cell table:style-name="ce28" table:formula="of:=[.B18]/[.$C$8]" office:value-type="float" office:value="6.66666666666667" calcext:value-type="float">
            <text:p>6,67</text:p>
          </table:table-cell>
          <table:table-cell table:style-name="ce30" table:formula="of:=[.C18]/[.$C$5]" office:value-type="percentage" office:value="0.666666666666667" calcext:value-type="percentage">
            <text:p>67 %</text:p>
          </table:table-cell>
          <table:table-cell table:style-name="ce33" table:formula="of:=ERLANGC_ENQ([.C18];[.$C$5])" office:value-type="float" office:value="0.349163847476026" calcext:value-type="float">
            <text:p>0,35</text:p>
          </table:table-cell>
          <table:table-cell table:style-name="ce33" table:formula="of:=ERLANGC_EN([.C18];[.$C$5])" office:value-type="float" office:value="7.01583051414269" calcext:value-type="float">
            <text:p>7,02</text:p>
          </table:table-cell>
          <table:table-cell table:style-name="ce33" table:formula="of:=ERLANGC_EW([.B18];[.$C$8];[.$C$5])" office:value-type="float" office:value="15.7123731364212" calcext:value-type="float">
            <text:p>15,71</text:p>
          </table:table-cell>
          <table:table-cell table:style-name="ce33" table:formula="of:=ERLANGC_EV([.B18];[.$C$8];[.$C$5])" office:value-type="float" office:value="315.712373136421" calcext:value-type="float">
            <text:p>315,71</text:p>
          </table:table-cell>
          <table:table-cell table:number-columns-repeated="16376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5" table:formula="of:=1/[.A19]" office:value-type="float" office:value="0.0227272727272727" calcext:value-type="float">
            <text:p>0,0227</text:p>
          </table:table-cell>
          <table:table-cell table:style-name="ce28" table:formula="of:=[.B19]/[.$C$8]" office:value-type="float" office:value="6.81818181818182" calcext:value-type="float">
            <text:p>6,82</text:p>
          </table:table-cell>
          <table:table-cell table:style-name="ce30" table:formula="of:=[.C19]/[.$C$5]" office:value-type="percentage" office:value="0.681818181818182" calcext:value-type="percentage">
            <text:p>68 %</text:p>
          </table:table-cell>
          <table:table-cell table:style-name="ce33" table:formula="of:=ERLANGC_ENQ([.C19];[.$C$5])" office:value-type="float" office:value="0.41807916224273" calcext:value-type="float">
            <text:p>0,42</text:p>
          </table:table-cell>
          <table:table-cell table:style-name="ce33" table:formula="of:=ERLANGC_EN([.C19];[.$C$5])" office:value-type="float" office:value="7.23626098042455" calcext:value-type="float">
            <text:p>7,24</text:p>
          </table:table-cell>
          <table:table-cell table:style-name="ce33" table:formula="of:=ERLANGC_EW([.B19];[.$C$8];[.$C$5])" office:value-type="float" office:value="18.3954831386801" calcext:value-type="float">
            <text:p>18,40</text:p>
          </table:table-cell>
          <table:table-cell table:style-name="ce33" table:formula="of:=ERLANGC_EV([.B19];[.$C$8];[.$C$5])" office:value-type="float" office:value="318.39548313868" calcext:value-type="float">
            <text:p>318,40</text:p>
          </table:table-cell>
          <table:table-cell table:number-columns-repeated="16376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5" table:formula="of:=1/[.A20]" office:value-type="float" office:value="0.0232558139534884" calcext:value-type="float">
            <text:p>0,0233</text:p>
          </table:table-cell>
          <table:table-cell table:style-name="ce28" table:formula="of:=[.B20]/[.$C$8]" office:value-type="float" office:value="6.97674418604651" calcext:value-type="float">
            <text:p>6,98</text:p>
          </table:table-cell>
          <table:table-cell table:style-name="ce30" table:formula="of:=[.C20]/[.$C$5]" office:value-type="percentage" office:value="0.697674418604651" calcext:value-type="percentage">
            <text:p>70 %</text:p>
          </table:table-cell>
          <table:table-cell table:style-name="ce33" table:formula="of:=ERLANGC_ENQ([.C20];[.$C$5])" office:value-type="float" office:value="0.503542634982387" calcext:value-type="float">
            <text:p>0,50</text:p>
          </table:table-cell>
          <table:table-cell table:style-name="ce33" table:formula="of:=ERLANGC_EN([.C20];[.$C$5])" office:value-type="float" office:value="7.4802868210289" calcext:value-type="float">
            <text:p>7,48</text:p>
          </table:table-cell>
          <table:table-cell table:style-name="ce33" table:formula="of:=ERLANGC_EW([.B20];[.$C$8];[.$C$5])" office:value-type="float" office:value="21.6523333042427" calcext:value-type="float">
            <text:p>21,65</text:p>
          </table:table-cell>
          <table:table-cell table:style-name="ce33" table:formula="of:=ERLANGC_EV([.B20];[.$C$8];[.$C$5])" office:value-type="float" office:value="321.652333304243" calcext:value-type="float">
            <text:p>321,65</text:p>
          </table:table-cell>
          <table:table-cell table:number-columns-repeated="16376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5" table:formula="of:=1/[.A21]" office:value-type="float" office:value="0.0238095238095238" calcext:value-type="float">
            <text:p>0,0238</text:p>
          </table:table-cell>
          <table:table-cell table:style-name="ce28" table:formula="of:=[.B21]/[.$C$8]" office:value-type="float" office:value="7.14285714285714" calcext:value-type="float">
            <text:p>7,14</text:p>
          </table:table-cell>
          <table:table-cell table:style-name="ce30" table:formula="of:=[.C21]/[.$C$5]" office:value-type="percentage" office:value="0.714285714285714" calcext:value-type="percentage">
            <text:p>71 %</text:p>
          </table:table-cell>
          <table:table-cell table:style-name="ce33" table:formula="of:=ERLANGC_ENQ([.C21];[.$C$5])" office:value-type="float" office:value="0.610544430095353" calcext:value-type="float">
            <text:p>0,61</text:p>
          </table:table-cell>
          <table:table-cell table:style-name="ce33" table:formula="of:=ERLANGC_EN([.C21];[.$C$5])" office:value-type="float" office:value="7.7534015729525" calcext:value-type="float">
            <text:p>7,75</text:p>
          </table:table-cell>
          <table:table-cell table:style-name="ce33" table:formula="of:=ERLANGC_EW([.B21];[.$C$8];[.$C$5])" office:value-type="float" office:value="25.6428660640048" calcext:value-type="float">
            <text:p>25,64</text:p>
          </table:table-cell>
          <table:table-cell table:style-name="ce33" table:formula="of:=ERLANGC_EV([.B21];[.$C$8];[.$C$5])" office:value-type="float" office:value="325.642866064005" calcext:value-type="float">
            <text:p>325,64</text:p>
          </table:table-cell>
          <table:table-cell table:number-columns-repeated="16376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5" table:formula="of:=1/[.A22]" office:value-type="float" office:value="0.024390243902439" calcext:value-type="float">
            <text:p>0,0244</text:p>
          </table:table-cell>
          <table:table-cell table:style-name="ce28" table:formula="of:=[.B22]/[.$C$8]" office:value-type="float" office:value="7.31707317073171" calcext:value-type="float">
            <text:p>7,32</text:p>
          </table:table-cell>
          <table:table-cell table:style-name="ce30" table:formula="of:=[.C22]/[.$C$5]" office:value-type="percentage" office:value="0.731707317073171" calcext:value-type="percentage">
            <text:p>73 %</text:p>
          </table:table-cell>
          <table:table-cell table:style-name="ce33" table:formula="of:=ERLANGC_ENQ([.C22];[.$C$5])" office:value-type="float" office:value="0.746018243097078" calcext:value-type="float">
            <text:p>0,75</text:p>
          </table:table-cell>
          <table:table-cell table:style-name="ce33" table:formula="of:=ERLANGC_EN([.C22];[.$C$5])" office:value-type="float" office:value="8.06309141382879" calcext:value-type="float">
            <text:p>8,06</text:p>
          </table:table-cell>
          <table:table-cell table:style-name="ce33" table:formula="of:=ERLANGC_EW([.B22];[.$C$8];[.$C$5])" office:value-type="float" office:value="30.5867479669802" calcext:value-type="float">
            <text:p>30,59</text:p>
          </table:table-cell>
          <table:table-cell table:style-name="ce33" table:formula="of:=ERLANGC_EV([.B22];[.$C$8];[.$C$5])" office:value-type="float" office:value="330.58674796698" calcext:value-type="float">
            <text:p>330,59</text:p>
          </table:table-cell>
          <table:table-cell table:number-columns-repeated="16376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5" table:formula="of:=1/[.A23]" office:value-type="float" office:value="0.025" calcext:value-type="float">
            <text:p>0,0250</text:p>
          </table:table-cell>
          <table:table-cell table:style-name="ce28" table:formula="of:=[.B23]/[.$C$8]" office:value-type="float" office:value="7.5" calcext:value-type="float">
            <text:p>7,50</text:p>
          </table:table-cell>
          <table:table-cell table:style-name="ce30" table:formula="of:=[.C23]/[.$C$5]" office:value-type="percentage" office:value="0.75" calcext:value-type="percentage">
            <text:p>75 %</text:p>
          </table:table-cell>
          <table:table-cell table:style-name="ce33" table:formula="of:=ERLANGC_ENQ([.C23];[.$C$5])" office:value-type="float" office:value="0.91983360066389" calcext:value-type="float">
            <text:p>0,92</text:p>
          </table:table-cell>
          <table:table-cell table:style-name="ce33" table:formula="of:=ERLANGC_EN([.C23];[.$C$5])" office:value-type="float" office:value="8.41983360066389" calcext:value-type="float">
            <text:p>8,42</text:p>
          </table:table-cell>
          <table:table-cell table:style-name="ce33" table:formula="of:=ERLANGC_EW([.B23];[.$C$8];[.$C$5])" office:value-type="float" office:value="36.7933440265556" calcext:value-type="float">
            <text:p>36,79</text:p>
          </table:table-cell>
          <table:table-cell table:style-name="ce33" table:formula="of:=ERLANGC_EV([.B23];[.$C$8];[.$C$5])" office:value-type="float" office:value="336.793344026556" calcext:value-type="float">
            <text:p>336,79</text:p>
          </table:table-cell>
          <table:table-cell table:number-columns-repeated="16376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5" table:formula="of:=1/[.A24]" office:value-type="float" office:value="0.0256410256410256" calcext:value-type="float">
            <text:p>0,0256</text:p>
          </table:table-cell>
          <table:table-cell table:style-name="ce28" table:formula="of:=[.B24]/[.$C$8]" office:value-type="float" office:value="7.69230769230769" calcext:value-type="float">
            <text:p>7,69</text:p>
          </table:table-cell>
          <table:table-cell table:style-name="ce30" table:formula="of:=[.C24]/[.$C$5]" office:value-type="percentage" office:value="0.769230769230769" calcext:value-type="percentage">
            <text:p>77 %</text:p>
          </table:table-cell>
          <table:table-cell table:style-name="ce33" table:formula="of:=ERLANGC_ENQ([.C24];[.$C$5])" office:value-type="float" office:value="1.146453201831" calcext:value-type="float">
            <text:p>1,15</text:p>
          </table:table-cell>
          <table:table-cell table:style-name="ce33" table:formula="of:=ERLANGC_EN([.C24];[.$C$5])" office:value-type="float" office:value="8.83876089413869" calcext:value-type="float">
            <text:p>8,84</text:p>
          </table:table-cell>
          <table:table-cell table:style-name="ce33" table:formula="of:=ERLANGC_EW([.B24];[.$C$8];[.$C$5])" office:value-type="float" office:value="44.7116748714091" calcext:value-type="float">
            <text:p>44,71</text:p>
          </table:table-cell>
          <table:table-cell table:style-name="ce33" table:formula="of:=ERLANGC_EV([.B24];[.$C$8];[.$C$5])" office:value-type="float" office:value="344.711674871409" calcext:value-type="float">
            <text:p>344,71</text:p>
          </table:table-cell>
          <table:table-cell table:number-columns-repeated="16376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5" table:formula="of:=1/[.A25]" office:value-type="float" office:value="0.0263157894736842" calcext:value-type="float">
            <text:p>0,0263</text:p>
          </table:table-cell>
          <table:table-cell table:style-name="ce28" table:formula="of:=[.B25]/[.$C$8]" office:value-type="float" office:value="7.89473684210526" calcext:value-type="float">
            <text:p>7,89</text:p>
          </table:table-cell>
          <table:table-cell table:style-name="ce30" table:formula="of:=[.C25]/[.$C$5]" office:value-type="percentage" office:value="0.789473684210526" calcext:value-type="percentage">
            <text:p>79 %</text:p>
          </table:table-cell>
          <table:table-cell table:style-name="ce33" table:formula="of:=ERLANGC_ENQ([.C25];[.$C$5])" office:value-type="float" office:value="1.44783788385958" calcext:value-type="float">
            <text:p>1,45</text:p>
          </table:table-cell>
          <table:table-cell table:style-name="ce33" table:formula="of:=ERLANGC_EN([.C25];[.$C$5])" office:value-type="float" office:value="9.34257472596484" calcext:value-type="float">
            <text:p>9,34</text:p>
          </table:table-cell>
          <table:table-cell table:style-name="ce33" table:formula="of:=ERLANGC_EW([.B25];[.$C$8];[.$C$5])" office:value-type="float" office:value="55.017839586664" calcext:value-type="float">
            <text:p>55,02</text:p>
          </table:table-cell>
          <table:table-cell table:style-name="ce33" table:formula="of:=ERLANGC_EV([.B25];[.$C$8];[.$C$5])" office:value-type="float" office:value="355.017839586664" calcext:value-type="float">
            <text:p>355,02</text:p>
          </table:table-cell>
          <table:table-cell table:number-columns-repeated="16376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5" table:formula="of:=1/[.A26]" office:value-type="float" office:value="0.027027027027027" calcext:value-type="float">
            <text:p>0,0270</text:p>
          </table:table-cell>
          <table:table-cell table:style-name="ce28" table:formula="of:=[.B26]/[.$C$8]" office:value-type="float" office:value="8.10810810810811" calcext:value-type="float">
            <text:p>8,11</text:p>
          </table:table-cell>
          <table:table-cell table:style-name="ce30" table:formula="of:=[.C26]/[.$C$5]" office:value-type="percentage" office:value="0.810810810810811" calcext:value-type="percentage">
            <text:p>81 %</text:p>
          </table:table-cell>
          <table:table-cell table:style-name="ce33" table:formula="of:=ERLANGC_ENQ([.C26];[.$C$5])" office:value-type="float" office:value="1.85884776091613" calcext:value-type="float">
            <text:p>1,86</text:p>
          </table:table-cell>
          <table:table-cell table:style-name="ce33" table:formula="of:=ERLANGC_EN([.C26];[.$C$5])" office:value-type="float" office:value="9.96695586902424" calcext:value-type="float">
            <text:p>9,97</text:p>
          </table:table-cell>
          <table:table-cell table:style-name="ce33" table:formula="of:=ERLANGC_EW([.B26];[.$C$8];[.$C$5])" office:value-type="float" office:value="68.7773671538968" calcext:value-type="float">
            <text:p>68,78</text:p>
          </table:table-cell>
          <table:table-cell table:style-name="ce33" table:formula="of:=ERLANGC_EV([.B26];[.$C$8];[.$C$5])" office:value-type="float" office:value="368.777367153897" calcext:value-type="float">
            <text:p>368,78</text:p>
          </table:table-cell>
          <table:table-cell table:number-columns-repeated="16376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5" table:formula="of:=1/[.A27]" office:value-type="float" office:value="0.0277777777777778" calcext:value-type="float">
            <text:p>0,0278</text:p>
          </table:table-cell>
          <table:table-cell table:style-name="ce28" table:formula="of:=[.B27]/[.$C$8]" office:value-type="float" office:value="8.33333333333333" calcext:value-type="float">
            <text:p>8,33</text:p>
          </table:table-cell>
          <table:table-cell table:style-name="ce30" table:formula="of:=[.C27]/[.$C$5]" office:value-type="percentage" office:value="0.833333333333333" calcext:value-type="percentage">
            <text:p>83 %</text:p>
          </table:table-cell>
          <table:table-cell table:style-name="ce33" table:formula="of:=ERLANGC_ENQ([.C27];[.$C$5])" office:value-type="float" office:value="2.43805304002965" calcext:value-type="float">
            <text:p>2,44</text:p>
          </table:table-cell>
          <table:table-cell table:style-name="ce33" table:formula="of:=ERLANGC_EN([.C27];[.$C$5])" office:value-type="float" office:value="10.771386373363" calcext:value-type="float">
            <text:p>10,77</text:p>
          </table:table-cell>
          <table:table-cell table:style-name="ce33" table:formula="of:=ERLANGC_EW([.B27];[.$C$8];[.$C$5])" office:value-type="float" office:value="87.7699094410673" calcext:value-type="float">
            <text:p>87,77</text:p>
          </table:table-cell>
          <table:table-cell table:style-name="ce33" table:formula="of:=ERLANGC_EV([.B27];[.$C$8];[.$C$5])" office:value-type="float" office:value="387.769909441067" calcext:value-type="float">
            <text:p>387,77</text:p>
          </table:table-cell>
          <table:table-cell table:number-columns-repeated="16376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5" table:formula="of:=1/[.A28]" office:value-type="float" office:value="0.0285714285714286" calcext:value-type="float">
            <text:p>0,0286</text:p>
          </table:table-cell>
          <table:table-cell table:style-name="ce28" table:formula="of:=[.B28]/[.$C$8]" office:value-type="float" office:value="8.57142857142857" calcext:value-type="float">
            <text:p>8,57</text:p>
          </table:table-cell>
          <table:table-cell table:style-name="ce30" table:formula="of:=[.C28]/[.$C$5]" office:value-type="percentage" office:value="0.857142857142857" calcext:value-type="percentage">
            <text:p>86 %</text:p>
          </table:table-cell>
          <table:table-cell table:style-name="ce33" table:formula="of:=ERLANGC_ENQ([.C28];[.$C$5])" office:value-type="float" office:value="3.29152996607996" calcext:value-type="float">
            <text:p>3,29</text:p>
          </table:table-cell>
          <table:table-cell table:style-name="ce33" table:formula="of:=ERLANGC_EN([.C28];[.$C$5])" office:value-type="float" office:value="11.8629585375085" calcext:value-type="float">
            <text:p>11,86</text:p>
          </table:table-cell>
          <table:table-cell table:style-name="ce33" table:formula="of:=ERLANGC_EW([.B28];[.$C$8];[.$C$5])" office:value-type="float" office:value="115.203548812799" calcext:value-type="float">
            <text:p>115,20</text:p>
          </table:table-cell>
          <table:table-cell table:style-name="ce33" table:formula="of:=ERLANGC_EV([.B28];[.$C$8];[.$C$5])" office:value-type="float" office:value="415.203548812799" calcext:value-type="float">
            <text:p>415,20</text:p>
          </table:table-cell>
          <table:table-cell table:number-columns-repeated="16376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5" table:formula="of:=1/[.A29]" office:value-type="float" office:value="0.0294117647058824" calcext:value-type="float">
            <text:p>0,0294</text:p>
          </table:table-cell>
          <table:table-cell table:style-name="ce28" table:formula="of:=[.B29]/[.$C$8]" office:value-type="float" office:value="8.82352941176471" calcext:value-type="float">
            <text:p>8,82</text:p>
          </table:table-cell>
          <table:table-cell table:style-name="ce30" table:formula="of:=[.C29]/[.$C$5]" office:value-type="percentage" office:value="0.882352941176471" calcext:value-type="percentage">
            <text:p>88 %</text:p>
          </table:table-cell>
          <table:table-cell table:style-name="ce33" table:formula="of:=ERLANGC_ENQ([.C29];[.$C$5])" office:value-type="float" office:value="4.63236878970535" calcext:value-type="float">
            <text:p>4,63</text:p>
          </table:table-cell>
          <table:table-cell table:style-name="ce33" table:formula="of:=ERLANGC_EN([.C29];[.$C$5])" office:value-type="float" office:value="13.4558982014701" calcext:value-type="float">
            <text:p>13,46</text:p>
          </table:table-cell>
          <table:table-cell table:style-name="ce33" table:formula="of:=ERLANGC_EW([.B29];[.$C$8];[.$C$5])" office:value-type="float" office:value="157.500538849982" calcext:value-type="float">
            <text:p>157,50</text:p>
          </table:table-cell>
          <table:table-cell table:style-name="ce33" table:formula="of:=ERLANGC_EV([.B29];[.$C$8];[.$C$5])" office:value-type="float" office:value="457.500538849982" calcext:value-type="float">
            <text:p>457,50</text:p>
          </table:table-cell>
          <table:table-cell table:number-columns-repeated="16376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5" table:formula="of:=1/[.A30]" office:value-type="float" office:value="0.0303030303030303" calcext:value-type="float">
            <text:p>0,0303</text:p>
          </table:table-cell>
          <table:table-cell table:style-name="ce28" table:formula="of:=[.B30]/[.$C$8]" office:value-type="float" office:value="9.09090909090909" calcext:value-type="float">
            <text:p>9,09</text:p>
          </table:table-cell>
          <table:table-cell table:style-name="ce30" table:formula="of:=[.C30]/[.$C$5]" office:value-type="percentage" office:value="0.909090909090909" calcext:value-type="percentage">
            <text:p>91 %</text:p>
          </table:table-cell>
          <table:table-cell table:style-name="ce33" table:formula="of:=ERLANGC_ENQ([.C30];[.$C$5])" office:value-type="float" office:value="6.95922661915124" calcext:value-type="float">
            <text:p>6,96</text:p>
          </table:table-cell>
          <table:table-cell table:style-name="ce33" table:formula="of:=ERLANGC_EN([.C30];[.$C$5])" office:value-type="float" office:value="16.0501357100603" calcext:value-type="float">
            <text:p>16,05</text:p>
          </table:table-cell>
          <table:table-cell table:style-name="ce33" table:formula="of:=ERLANGC_EW([.B30];[.$C$8];[.$C$5])" office:value-type="float" office:value="229.654478431991" calcext:value-type="float">
            <text:p>229,65</text:p>
          </table:table-cell>
          <table:table-cell table:style-name="ce33" table:formula="of:=ERLANGC_EV([.B30];[.$C$8];[.$C$5])" office:value-type="float" office:value="529.654478431991" calcext:value-type="float">
            <text:p>529,65</text:p>
          </table:table-cell>
          <table:table-cell table:number-columns-repeated="16376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5" table:formula="of:=1/[.A31]" office:value-type="float" office:value="0.03125" calcext:value-type="float">
            <text:p>0,0313</text:p>
          </table:table-cell>
          <table:table-cell table:style-name="ce28" table:formula="of:=[.B31]/[.$C$8]" office:value-type="float" office:value="9.375" calcext:value-type="float">
            <text:p>9,38</text:p>
          </table:table-cell>
          <table:table-cell table:style-name="ce30" table:formula="of:=[.C31]/[.$C$5]" office:value-type="percentage" office:value="0.9375" calcext:value-type="percentage">
            <text:p>94 %</text:p>
          </table:table-cell>
          <table:table-cell table:style-name="ce33" table:formula="of:=ERLANGC_ENQ([.C31];[.$C$5])" office:value-type="float" office:value="11.7705912300271" calcext:value-type="float">
            <text:p>11,77</text:p>
          </table:table-cell>
          <table:table-cell table:style-name="ce33" table:formula="of:=ERLANGC_EN([.C31];[.$C$5])" office:value-type="float" office:value="21.1455912300271" calcext:value-type="float">
            <text:p>21,15</text:p>
          </table:table-cell>
          <table:table-cell table:style-name="ce33" table:formula="of:=ERLANGC_EW([.B31];[.$C$8];[.$C$5])" office:value-type="float" office:value="376.658919360868" calcext:value-type="float">
            <text:p>376,66</text:p>
          </table:table-cell>
          <table:table-cell table:style-name="ce33" table:formula="of:=ERLANGC_EV([.B31];[.$C$8];[.$C$5])" office:value-type="float" office:value="676.658919360868" calcext:value-type="float">
            <text:p>676,66</text:p>
          </table:table-cell>
          <table:table-cell table:number-columns-repeated="16376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5" table:formula="of:=1/[.A32]" office:value-type="float" office:value="0.032258064516129" calcext:value-type="float">
            <text:p>0,0323</text:p>
          </table:table-cell>
          <table:table-cell table:style-name="ce28" table:formula="of:=[.B32]/[.$C$8]" office:value-type="float" office:value="9.67741935483871" calcext:value-type="float">
            <text:p>9,68</text:p>
          </table:table-cell>
          <table:table-cell table:style-name="ce30" table:formula="of:=[.C32]/[.$C$5]" office:value-type="percentage" office:value="0.967741935483871" calcext:value-type="percentage">
            <text:p>97 %</text:p>
          </table:table-cell>
          <table:table-cell table:style-name="ce33" table:formula="of:=ERLANGC_ENQ([.C32];[.$C$5])" office:value-type="float" office:value="26.5647550842331" calcext:value-type="float">
            <text:p>26,56</text:p>
          </table:table-cell>
          <table:table-cell table:style-name="ce33" table:formula="of:=ERLANGC_EN([.C32];[.$C$5])" office:value-type="float" office:value="36.2421744390718" calcext:value-type="float">
            <text:p>36,24</text:p>
          </table:table-cell>
          <table:table-cell table:style-name="ce33" table:formula="of:=ERLANGC_EW([.B32];[.$C$8];[.$C$5])" office:value-type="float" office:value="823.507407611229" calcext:value-type="float">
            <text:p>823,51</text:p>
          </table:table-cell>
          <table:table-cell table:style-name="ce33" table:formula="of:=ERLANGC_EV([.B32];[.$C$8];[.$C$5])" office:value-type="float" office:value="1123.50740761123" calcext:value-type="float">
            <text:p>1123,51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(in seconds)</text:p>
          </table:table-cell>
          <table:table-cell table:style-name="ce22" office:value-type="string" calcext:value-type="string">
            <text:p>(in 1/seconds)</text:p>
          </table:table-cell>
          <table:table-cell/>
          <table:table-cell table:style-name="ce31"/>
          <table:table-cell table:number-columns-repeated="2"/>
          <table:table-cell table:number-columns-repeated="2" table:style-name="ce22" office:value-type="string" calcext:value-type="string">
            <text:p>(in seconds)</text:p>
          </table:table-cell>
          <table:table-cell table:number-columns-repeated="16376"/>
        </table:table-row>
        <table:table-row table:style-name="ro2">
          <table:table-cell/>
          <table:table-cell table:style-name="ce26"/>
          <table:table-cell/>
          <table:table-cell table:style-name="ce31"/>
          <table:table-cell table:number-columns-repeated="16380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-Beispiel (de)" table:style-name="ta10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/M/c-Beispiel</text:p>
          </table:table-cell>
          <table:covered-table-cell table:number-columns-repeated="7"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 table:number-columns-spanned="3" table:number-rows-spanned="1">
            <text:p>Parameter</text:p>
          </table:table-cell>
          <table:covered-table-cell table:number-columns-repeated="2"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Mittlere Bediendauer</text:p>
          </table:table-cell>
          <table:table-cell office:value-type="string" calcext:value-type="string">
            <text:p>E[S]=</text:p>
          </table:table-cell>
          <table:table-cell table:style-name="ce21" office:value-type="float" office:value="300" calcext:value-type="float">
            <text:p>300</text:p>
          </table:table-cell>
          <table:table-cell table:style-name="ce29" office:value-type="string" calcext:value-type="string">
            <text:p>(in Sekunden)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Anzahl an Bedienern</text:p>
          </table:table-cell>
          <table:table-cell office:value-type="string" calcext:value-type="string">
            <text:p>c=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 table:number-columns-spanned="3" table:number-rows-spanned="1">
            <text:p>Berechnet</text:p>
          </table:table-cell>
          <table:covered-table-cell table:number-columns-repeated="2" table:style-name="ce24"/>
          <table:table-cell table:number-columns-repeated="16381"/>
        </table:table-row>
        <table:table-row table:style-name="ro2">
          <table:table-cell table:style-name="ce17" office:value-type="string" calcext:value-type="string">
            <text:p>Bedienrate</text:p>
          </table:table-cell>
          <table:table-cell office:value-type="string" calcext:value-type="string">
            <text:p>mu=</text:p>
          </table:table-cell>
          <table:table-cell table:style-name="ce27" table:formula="of:=1/[.C4]" office:value-type="float" office:value="0.00333333333333333" calcext:value-type="float">
            <text:p>0,003</text:p>
          </table:table-cell>
          <table:table-cell table:style-name="ce29" office:value-type="string" calcext:value-type="string">
            <text:p>(in 1/Sekunden)</text:p>
          </table:table-cell>
          <table:table-cell table:number-columns-repeated="16380"/>
        </table:table-row>
        <table:table-row table:style-name="ro2">
          <table:table-cell table:number-columns-repeated="9"/>
          <table:table-cell>
            <draw:frame table:end-cell-address="'MMc-Beispiel (de)'.S32" table:end-x="0.017cm" table:end-y="0.475cm" draw:z-index="0" draw:name="Diagramm 1" draw:style-name="gr1" draw:text-style-name="P1" svg:width="18.423cm" svg:height="11.543cm" svg:x="0.009cm" svg:y="0.494cm">
              <draw:object draw:notify-on-update-of-ranges="'MMc-Beispiel (de)'.A13:'MMc-Beispiel (de)'.A32 'MMc-Beispiel (de)'.E13:'MMc-Beispiel (de)'.E32 'MMc-Beispiel (de)'.F13:'MMc-Beispiel (de)'.F32 'MMc-Beispiel (de)'.G13:'MMc-Beispiel (de)'.G32 'MMc-Beispiel (de)'.H13:'MMc-Beispiel (de)'.H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Parameter</text:p>
          </table:table-cell>
          <table:table-cell table:style-name="ce18" office:value-type="string" calcext:value-type="string" table:number-columns-spanned="3" table:number-rows-spanned="1">
            <text:p>Berechnet</text:p>
          </table:table-cell>
          <table:covered-table-cell table:number-columns-repeated="2" table:style-name="ce24"/>
          <table:table-cell table:style-name="ce32" office:value-type="string" calcext:value-type="string" table:number-columns-spanned="4" table:number-rows-spanned="1">
            <text:p>Erlang-C-Ergebnisse</text:p>
          </table:table-cell>
          <table:covered-table-cell table:number-columns-repeated="3" table:style-name="ce34"/>
          <table:table-cell table:number-columns-repeated="16376"/>
        </table:table-row>
        <table:table-row table:style-name="ro2">
          <table:table-cell table:style-name="ce20" office:value-type="string" calcext:value-type="string">
            <text:p>Mittlere Zwischenankunfts.</text:p>
          </table:table-cell>
          <table:table-cell table:style-name="ce17" office:value-type="string" calcext:value-type="string">
            <text:p>Ankunftsrate</text:p>
          </table:table-cell>
          <table:table-cell table:style-name="ce17" office:value-type="string" calcext:value-type="string">
            <text:p>Arbeitslast</text:p>
          </table:table-cell>
          <table:table-cell table:style-name="ce17" office:value-type="string" calcext:value-type="string">
            <text:p>Auslastung</text:p>
          </table:table-cell>
          <table:table-cell table:style-name="ce17" office:value-type="string" calcext:value-type="string">
            <text:p>M. Warteschlangenl.</text:p>
          </table:table-cell>
          <table:table-cell table:style-name="ce17" office:value-type="string" calcext:value-type="string">
            <text:p>M. Anz. Kunden im S.</text:p>
          </table:table-cell>
          <table:table-cell table:style-name="ce17" office:value-type="string" calcext:value-type="string">
            <text:p>Mittlere Wartezeit</text:p>
          </table:table-cell>
          <table:table-cell table:style-name="ce17" office:value-type="string" calcext:value-type="string">
            <text:p>Mittlere Verweilz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[I]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E[NQ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E[W]</text:p>
          </table:table-cell>
          <table:table-cell office:value-type="string" calcext:value-type="string">
            <text:p>E[V]</text:p>
          </table:table-cell>
          <table:table-cell table:number-columns-repeated="16376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5" table:formula="of:=1/[.A13]" office:value-type="float" office:value="0.02" calcext:value-type="float">
            <text:p>0,0200</text:p>
          </table:table-cell>
          <table:table-cell table:style-name="ce28" table:formula="of:=[.B13]/[.$C$8]" office:value-type="float" office:value="6" calcext:value-type="float">
            <text:p>6,00</text:p>
          </table:table-cell>
          <table:table-cell table:style-name="ce30" table:formula="of:=[.C13]/[.$C$5]" office:value-type="percentage" office:value="0.6" calcext:value-type="percentage">
            <text:p>60 %</text:p>
          </table:table-cell>
          <table:table-cell table:style-name="ce33" table:formula="of:=ERLANGC_ENQ([.C13];[.$C$5])" office:value-type="float" office:value="0.151948864031126" calcext:value-type="float">
            <text:p>0,15</text:p>
          </table:table-cell>
          <table:table-cell table:style-name="ce33" table:formula="of:=ERLANGC_EN([.C13];[.$C$5])" office:value-type="float" office:value="6.15194886403113" calcext:value-type="float">
            <text:p>6,15</text:p>
          </table:table-cell>
          <table:table-cell table:style-name="ce33" table:formula="of:=ERLANGC_EW([.B13];[.$C$8];[.$C$5])" office:value-type="float" office:value="7.59744320155631" calcext:value-type="float">
            <text:p>7,60</text:p>
          </table:table-cell>
          <table:table-cell table:style-name="ce33" table:formula="of:=ERLANGC_EV([.B13];[.$C$8];[.$C$5])" office:value-type="float" office:value="307.597443201556" calcext:value-type="float">
            <text:p>307,60</text:p>
          </table:table-cell>
          <table:table-cell table:number-columns-repeated="16376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5" table:formula="of:=1/[.A14]" office:value-type="float" office:value="0.0204081632653061" calcext:value-type="float">
            <text:p>0,0204</text:p>
          </table:table-cell>
          <table:table-cell table:style-name="ce28" table:formula="of:=[.B14]/[.$C$8]" office:value-type="float" office:value="6.12244897959184" calcext:value-type="float">
            <text:p>6,12</text:p>
          </table:table-cell>
          <table:table-cell table:style-name="ce30" table:formula="of:=[.C14]/[.$C$5]" office:value-type="percentage" office:value="0.612244897959184" calcext:value-type="percentage">
            <text:p>61 %</text:p>
          </table:table-cell>
          <table:table-cell table:style-name="ce33" table:formula="of:=ERLANGC_ENQ([.C14];[.$C$5])" office:value-type="float" office:value="0.178070475554737" calcext:value-type="float">
            <text:p>0,18</text:p>
          </table:table-cell>
          <table:table-cell table:style-name="ce33" table:formula="of:=ERLANGC_EN([.C14];[.$C$5])" office:value-type="float" office:value="6.30051945514657" calcext:value-type="float">
            <text:p>6,30</text:p>
          </table:table-cell>
          <table:table-cell table:style-name="ce33" table:formula="of:=ERLANGC_EW([.B14];[.$C$8];[.$C$5])" office:value-type="float" office:value="8.72545330218211" calcext:value-type="float">
            <text:p>8,73</text:p>
          </table:table-cell>
          <table:table-cell table:style-name="ce33" table:formula="of:=ERLANGC_EV([.B14];[.$C$8];[.$C$5])" office:value-type="float" office:value="308.725453302182" calcext:value-type="float">
            <text:p>308,73</text:p>
          </table:table-cell>
          <table:table-cell table:number-columns-repeated="16376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5" table:formula="of:=1/[.A15]" office:value-type="float" office:value="0.0208333333333333" calcext:value-type="float">
            <text:p>0,0208</text:p>
          </table:table-cell>
          <table:table-cell table:style-name="ce28" table:formula="of:=[.B15]/[.$C$8]" office:value-type="float" office:value="6.25" calcext:value-type="float">
            <text:p>6,25</text:p>
          </table:table-cell>
          <table:table-cell table:style-name="ce30" table:formula="of:=[.C15]/[.$C$5]" office:value-type="percentage" office:value="0.625" calcext:value-type="percentage">
            <text:p>62 %</text:p>
          </table:table-cell>
          <table:table-cell table:style-name="ce33" table:formula="of:=ERLANGC_ENQ([.C15];[.$C$5])" office:value-type="float" office:value="0.209421788987484" calcext:value-type="float">
            <text:p>0,21</text:p>
          </table:table-cell>
          <table:table-cell table:style-name="ce33" table:formula="of:=ERLANGC_EN([.C15];[.$C$5])" office:value-type="float" office:value="6.45942178898748" calcext:value-type="float">
            <text:p>6,46</text:p>
          </table:table-cell>
          <table:table-cell table:style-name="ce33" table:formula="of:=ERLANGC_EW([.B15];[.$C$8];[.$C$5])" office:value-type="float" office:value="10.0522458713992" calcext:value-type="float">
            <text:p>10,05</text:p>
          </table:table-cell>
          <table:table-cell table:style-name="ce33" table:formula="of:=ERLANGC_EV([.B15];[.$C$8];[.$C$5])" office:value-type="float" office:value="310.052245871399" calcext:value-type="float">
            <text:p>310,05</text:p>
          </table:table-cell>
          <table:table-cell table:number-columns-repeated="16376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5" table:formula="of:=1/[.A16]" office:value-type="float" office:value="0.0212765957446809" calcext:value-type="float">
            <text:p>0,0213</text:p>
          </table:table-cell>
          <table:table-cell table:style-name="ce28" table:formula="of:=[.B16]/[.$C$8]" office:value-type="float" office:value="6.38297872340425" calcext:value-type="float">
            <text:p>6,38</text:p>
          </table:table-cell>
          <table:table-cell table:style-name="ce30" table:formula="of:=[.C16]/[.$C$5]" office:value-type="percentage" office:value="0.638297872340426" calcext:value-type="percentage">
            <text:p>64 %</text:p>
          </table:table-cell>
          <table:table-cell table:style-name="ce33" table:formula="of:=ERLANGC_ENQ([.C16];[.$C$5])" office:value-type="float" office:value="0.247243375981493" calcext:value-type="float">
            <text:p>0,25</text:p>
          </table:table-cell>
          <table:table-cell table:style-name="ce33" table:formula="of:=ERLANGC_EN([.C16];[.$C$5])" office:value-type="float" office:value="6.63022209938575" calcext:value-type="float">
            <text:p>6,63</text:p>
          </table:table-cell>
          <table:table-cell table:style-name="ce33" table:formula="of:=ERLANGC_EW([.B16];[.$C$8];[.$C$5])" office:value-type="float" office:value="11.6204386711302" calcext:value-type="float">
            <text:p>11,62</text:p>
          </table:table-cell>
          <table:table-cell table:style-name="ce33" table:formula="of:=ERLANGC_EV([.B16];[.$C$8];[.$C$5])" office:value-type="float" office:value="311.62043867113" calcext:value-type="float">
            <text:p>311,62</text:p>
          </table:table-cell>
          <table:table-cell table:number-columns-repeated="16376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5" table:formula="of:=1/[.A17]" office:value-type="float" office:value="0.0217391304347826" calcext:value-type="float">
            <text:p>0,0217</text:p>
          </table:table-cell>
          <table:table-cell table:style-name="ce28" table:formula="of:=[.B17]/[.$C$8]" office:value-type="float" office:value="6.52173913043478" calcext:value-type="float">
            <text:p>6,52</text:p>
          </table:table-cell>
          <table:table-cell table:style-name="ce30" table:formula="of:=[.C17]/[.$C$5]" office:value-type="percentage" office:value="0.652173913043478" calcext:value-type="percentage">
            <text:p>65 %</text:p>
          </table:table-cell>
          <table:table-cell table:style-name="ce33" table:formula="of:=ERLANGC_ENQ([.C17];[.$C$5])" office:value-type="float" office:value="0.293131561469778" calcext:value-type="float">
            <text:p>0,29</text:p>
          </table:table-cell>
          <table:table-cell table:style-name="ce33" table:formula="of:=ERLANGC_EN([.C17];[.$C$5])" office:value-type="float" office:value="6.81487069190456" calcext:value-type="float">
            <text:p>6,81</text:p>
          </table:table-cell>
          <table:table-cell table:style-name="ce33" table:formula="of:=ERLANGC_EW([.B17];[.$C$8];[.$C$5])" office:value-type="float" office:value="13.4840518276098" calcext:value-type="float">
            <text:p>13,48</text:p>
          </table:table-cell>
          <table:table-cell table:style-name="ce33" table:formula="of:=ERLANGC_EV([.B17];[.$C$8];[.$C$5])" office:value-type="float" office:value="313.48405182761" calcext:value-type="float">
            <text:p>313,48</text:p>
          </table:table-cell>
          <table:table-cell table:number-columns-repeated="16376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5" table:formula="of:=1/[.A18]" office:value-type="float" office:value="0.0222222222222222" calcext:value-type="float">
            <text:p>0,0222</text:p>
          </table:table-cell>
          <table:table-cell table:style-name="ce28" table:formula="of:=[.B18]/[.$C$8]" office:value-type="float" office:value="6.66666666666667" calcext:value-type="float">
            <text:p>6,67</text:p>
          </table:table-cell>
          <table:table-cell table:style-name="ce30" table:formula="of:=[.C18]/[.$C$5]" office:value-type="percentage" office:value="0.666666666666667" calcext:value-type="percentage">
            <text:p>67 %</text:p>
          </table:table-cell>
          <table:table-cell table:style-name="ce33" table:formula="of:=ERLANGC_ENQ([.C18];[.$C$5])" office:value-type="float" office:value="0.349163847476026" calcext:value-type="float">
            <text:p>0,35</text:p>
          </table:table-cell>
          <table:table-cell table:style-name="ce33" table:formula="of:=ERLANGC_EN([.C18];[.$C$5])" office:value-type="float" office:value="7.01583051414269" calcext:value-type="float">
            <text:p>7,02</text:p>
          </table:table-cell>
          <table:table-cell table:style-name="ce33" table:formula="of:=ERLANGC_EW([.B18];[.$C$8];[.$C$5])" office:value-type="float" office:value="15.7123731364212" calcext:value-type="float">
            <text:p>15,71</text:p>
          </table:table-cell>
          <table:table-cell table:style-name="ce33" table:formula="of:=ERLANGC_EV([.B18];[.$C$8];[.$C$5])" office:value-type="float" office:value="315.712373136421" calcext:value-type="float">
            <text:p>315,71</text:p>
          </table:table-cell>
          <table:table-cell table:number-columns-repeated="16376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5" table:formula="of:=1/[.A19]" office:value-type="float" office:value="0.0227272727272727" calcext:value-type="float">
            <text:p>0,0227</text:p>
          </table:table-cell>
          <table:table-cell table:style-name="ce28" table:formula="of:=[.B19]/[.$C$8]" office:value-type="float" office:value="6.81818181818182" calcext:value-type="float">
            <text:p>6,82</text:p>
          </table:table-cell>
          <table:table-cell table:style-name="ce30" table:formula="of:=[.C19]/[.$C$5]" office:value-type="percentage" office:value="0.681818181818182" calcext:value-type="percentage">
            <text:p>68 %</text:p>
          </table:table-cell>
          <table:table-cell table:style-name="ce33" table:formula="of:=ERLANGC_ENQ([.C19];[.$C$5])" office:value-type="float" office:value="0.41807916224273" calcext:value-type="float">
            <text:p>0,42</text:p>
          </table:table-cell>
          <table:table-cell table:style-name="ce33" table:formula="of:=ERLANGC_EN([.C19];[.$C$5])" office:value-type="float" office:value="7.23626098042455" calcext:value-type="float">
            <text:p>7,24</text:p>
          </table:table-cell>
          <table:table-cell table:style-name="ce33" table:formula="of:=ERLANGC_EW([.B19];[.$C$8];[.$C$5])" office:value-type="float" office:value="18.3954831386801" calcext:value-type="float">
            <text:p>18,40</text:p>
          </table:table-cell>
          <table:table-cell table:style-name="ce33" table:formula="of:=ERLANGC_EV([.B19];[.$C$8];[.$C$5])" office:value-type="float" office:value="318.39548313868" calcext:value-type="float">
            <text:p>318,40</text:p>
          </table:table-cell>
          <table:table-cell table:number-columns-repeated="16376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5" table:formula="of:=1/[.A20]" office:value-type="float" office:value="0.0232558139534884" calcext:value-type="float">
            <text:p>0,0233</text:p>
          </table:table-cell>
          <table:table-cell table:style-name="ce28" table:formula="of:=[.B20]/[.$C$8]" office:value-type="float" office:value="6.97674418604651" calcext:value-type="float">
            <text:p>6,98</text:p>
          </table:table-cell>
          <table:table-cell table:style-name="ce30" table:formula="of:=[.C20]/[.$C$5]" office:value-type="percentage" office:value="0.697674418604651" calcext:value-type="percentage">
            <text:p>70 %</text:p>
          </table:table-cell>
          <table:table-cell table:style-name="ce33" table:formula="of:=ERLANGC_ENQ([.C20];[.$C$5])" office:value-type="float" office:value="0.503542634982387" calcext:value-type="float">
            <text:p>0,50</text:p>
          </table:table-cell>
          <table:table-cell table:style-name="ce33" table:formula="of:=ERLANGC_EN([.C20];[.$C$5])" office:value-type="float" office:value="7.4802868210289" calcext:value-type="float">
            <text:p>7,48</text:p>
          </table:table-cell>
          <table:table-cell table:style-name="ce33" table:formula="of:=ERLANGC_EW([.B20];[.$C$8];[.$C$5])" office:value-type="float" office:value="21.6523333042427" calcext:value-type="float">
            <text:p>21,65</text:p>
          </table:table-cell>
          <table:table-cell table:style-name="ce33" table:formula="of:=ERLANGC_EV([.B20];[.$C$8];[.$C$5])" office:value-type="float" office:value="321.652333304243" calcext:value-type="float">
            <text:p>321,65</text:p>
          </table:table-cell>
          <table:table-cell table:number-columns-repeated="16376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5" table:formula="of:=1/[.A21]" office:value-type="float" office:value="0.0238095238095238" calcext:value-type="float">
            <text:p>0,0238</text:p>
          </table:table-cell>
          <table:table-cell table:style-name="ce28" table:formula="of:=[.B21]/[.$C$8]" office:value-type="float" office:value="7.14285714285714" calcext:value-type="float">
            <text:p>7,14</text:p>
          </table:table-cell>
          <table:table-cell table:style-name="ce30" table:formula="of:=[.C21]/[.$C$5]" office:value-type="percentage" office:value="0.714285714285714" calcext:value-type="percentage">
            <text:p>71 %</text:p>
          </table:table-cell>
          <table:table-cell table:style-name="ce33" table:formula="of:=ERLANGC_ENQ([.C21];[.$C$5])" office:value-type="float" office:value="0.610544430095353" calcext:value-type="float">
            <text:p>0,61</text:p>
          </table:table-cell>
          <table:table-cell table:style-name="ce33" table:formula="of:=ERLANGC_EN([.C21];[.$C$5])" office:value-type="float" office:value="7.7534015729525" calcext:value-type="float">
            <text:p>7,75</text:p>
          </table:table-cell>
          <table:table-cell table:style-name="ce33" table:formula="of:=ERLANGC_EW([.B21];[.$C$8];[.$C$5])" office:value-type="float" office:value="25.6428660640048" calcext:value-type="float">
            <text:p>25,64</text:p>
          </table:table-cell>
          <table:table-cell table:style-name="ce33" table:formula="of:=ERLANGC_EV([.B21];[.$C$8];[.$C$5])" office:value-type="float" office:value="325.642866064005" calcext:value-type="float">
            <text:p>325,64</text:p>
          </table:table-cell>
          <table:table-cell table:number-columns-repeated="16376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5" table:formula="of:=1/[.A22]" office:value-type="float" office:value="0.024390243902439" calcext:value-type="float">
            <text:p>0,0244</text:p>
          </table:table-cell>
          <table:table-cell table:style-name="ce28" table:formula="of:=[.B22]/[.$C$8]" office:value-type="float" office:value="7.31707317073171" calcext:value-type="float">
            <text:p>7,32</text:p>
          </table:table-cell>
          <table:table-cell table:style-name="ce30" table:formula="of:=[.C22]/[.$C$5]" office:value-type="percentage" office:value="0.731707317073171" calcext:value-type="percentage">
            <text:p>73 %</text:p>
          </table:table-cell>
          <table:table-cell table:style-name="ce33" table:formula="of:=ERLANGC_ENQ([.C22];[.$C$5])" office:value-type="float" office:value="0.746018243097078" calcext:value-type="float">
            <text:p>0,75</text:p>
          </table:table-cell>
          <table:table-cell table:style-name="ce33" table:formula="of:=ERLANGC_EN([.C22];[.$C$5])" office:value-type="float" office:value="8.06309141382879" calcext:value-type="float">
            <text:p>8,06</text:p>
          </table:table-cell>
          <table:table-cell table:style-name="ce33" table:formula="of:=ERLANGC_EW([.B22];[.$C$8];[.$C$5])" office:value-type="float" office:value="30.5867479669802" calcext:value-type="float">
            <text:p>30,59</text:p>
          </table:table-cell>
          <table:table-cell table:style-name="ce33" table:formula="of:=ERLANGC_EV([.B22];[.$C$8];[.$C$5])" office:value-type="float" office:value="330.58674796698" calcext:value-type="float">
            <text:p>330,59</text:p>
          </table:table-cell>
          <table:table-cell table:number-columns-repeated="16376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5" table:formula="of:=1/[.A23]" office:value-type="float" office:value="0.025" calcext:value-type="float">
            <text:p>0,0250</text:p>
          </table:table-cell>
          <table:table-cell table:style-name="ce28" table:formula="of:=[.B23]/[.$C$8]" office:value-type="float" office:value="7.5" calcext:value-type="float">
            <text:p>7,50</text:p>
          </table:table-cell>
          <table:table-cell table:style-name="ce30" table:formula="of:=[.C23]/[.$C$5]" office:value-type="percentage" office:value="0.75" calcext:value-type="percentage">
            <text:p>75 %</text:p>
          </table:table-cell>
          <table:table-cell table:style-name="ce33" table:formula="of:=ERLANGC_ENQ([.C23];[.$C$5])" office:value-type="float" office:value="0.91983360066389" calcext:value-type="float">
            <text:p>0,92</text:p>
          </table:table-cell>
          <table:table-cell table:style-name="ce33" table:formula="of:=ERLANGC_EN([.C23];[.$C$5])" office:value-type="float" office:value="8.41983360066389" calcext:value-type="float">
            <text:p>8,42</text:p>
          </table:table-cell>
          <table:table-cell table:style-name="ce33" table:formula="of:=ERLANGC_EW([.B23];[.$C$8];[.$C$5])" office:value-type="float" office:value="36.7933440265556" calcext:value-type="float">
            <text:p>36,79</text:p>
          </table:table-cell>
          <table:table-cell table:style-name="ce33" table:formula="of:=ERLANGC_EV([.B23];[.$C$8];[.$C$5])" office:value-type="float" office:value="336.793344026556" calcext:value-type="float">
            <text:p>336,79</text:p>
          </table:table-cell>
          <table:table-cell table:number-columns-repeated="16376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5" table:formula="of:=1/[.A24]" office:value-type="float" office:value="0.0256410256410256" calcext:value-type="float">
            <text:p>0,0256</text:p>
          </table:table-cell>
          <table:table-cell table:style-name="ce28" table:formula="of:=[.B24]/[.$C$8]" office:value-type="float" office:value="7.69230769230769" calcext:value-type="float">
            <text:p>7,69</text:p>
          </table:table-cell>
          <table:table-cell table:style-name="ce30" table:formula="of:=[.C24]/[.$C$5]" office:value-type="percentage" office:value="0.769230769230769" calcext:value-type="percentage">
            <text:p>77 %</text:p>
          </table:table-cell>
          <table:table-cell table:style-name="ce33" table:formula="of:=ERLANGC_ENQ([.C24];[.$C$5])" office:value-type="float" office:value="1.146453201831" calcext:value-type="float">
            <text:p>1,15</text:p>
          </table:table-cell>
          <table:table-cell table:style-name="ce33" table:formula="of:=ERLANGC_EN([.C24];[.$C$5])" office:value-type="float" office:value="8.83876089413869" calcext:value-type="float">
            <text:p>8,84</text:p>
          </table:table-cell>
          <table:table-cell table:style-name="ce33" table:formula="of:=ERLANGC_EW([.B24];[.$C$8];[.$C$5])" office:value-type="float" office:value="44.7116748714091" calcext:value-type="float">
            <text:p>44,71</text:p>
          </table:table-cell>
          <table:table-cell table:style-name="ce33" table:formula="of:=ERLANGC_EV([.B24];[.$C$8];[.$C$5])" office:value-type="float" office:value="344.711674871409" calcext:value-type="float">
            <text:p>344,71</text:p>
          </table:table-cell>
          <table:table-cell table:number-columns-repeated="16376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5" table:formula="of:=1/[.A25]" office:value-type="float" office:value="0.0263157894736842" calcext:value-type="float">
            <text:p>0,0263</text:p>
          </table:table-cell>
          <table:table-cell table:style-name="ce28" table:formula="of:=[.B25]/[.$C$8]" office:value-type="float" office:value="7.89473684210526" calcext:value-type="float">
            <text:p>7,89</text:p>
          </table:table-cell>
          <table:table-cell table:style-name="ce30" table:formula="of:=[.C25]/[.$C$5]" office:value-type="percentage" office:value="0.789473684210526" calcext:value-type="percentage">
            <text:p>79 %</text:p>
          </table:table-cell>
          <table:table-cell table:style-name="ce33" table:formula="of:=ERLANGC_ENQ([.C25];[.$C$5])" office:value-type="float" office:value="1.44783788385958" calcext:value-type="float">
            <text:p>1,45</text:p>
          </table:table-cell>
          <table:table-cell table:style-name="ce33" table:formula="of:=ERLANGC_EN([.C25];[.$C$5])" office:value-type="float" office:value="9.34257472596484" calcext:value-type="float">
            <text:p>9,34</text:p>
          </table:table-cell>
          <table:table-cell table:style-name="ce33" table:formula="of:=ERLANGC_EW([.B25];[.$C$8];[.$C$5])" office:value-type="float" office:value="55.017839586664" calcext:value-type="float">
            <text:p>55,02</text:p>
          </table:table-cell>
          <table:table-cell table:style-name="ce33" table:formula="of:=ERLANGC_EV([.B25];[.$C$8];[.$C$5])" office:value-type="float" office:value="355.017839586664" calcext:value-type="float">
            <text:p>355,02</text:p>
          </table:table-cell>
          <table:table-cell table:number-columns-repeated="16376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5" table:formula="of:=1/[.A26]" office:value-type="float" office:value="0.027027027027027" calcext:value-type="float">
            <text:p>0,0270</text:p>
          </table:table-cell>
          <table:table-cell table:style-name="ce28" table:formula="of:=[.B26]/[.$C$8]" office:value-type="float" office:value="8.10810810810811" calcext:value-type="float">
            <text:p>8,11</text:p>
          </table:table-cell>
          <table:table-cell table:style-name="ce30" table:formula="of:=[.C26]/[.$C$5]" office:value-type="percentage" office:value="0.810810810810811" calcext:value-type="percentage">
            <text:p>81 %</text:p>
          </table:table-cell>
          <table:table-cell table:style-name="ce33" table:formula="of:=ERLANGC_ENQ([.C26];[.$C$5])" office:value-type="float" office:value="1.85884776091613" calcext:value-type="float">
            <text:p>1,86</text:p>
          </table:table-cell>
          <table:table-cell table:style-name="ce33" table:formula="of:=ERLANGC_EN([.C26];[.$C$5])" office:value-type="float" office:value="9.96695586902424" calcext:value-type="float">
            <text:p>9,97</text:p>
          </table:table-cell>
          <table:table-cell table:style-name="ce33" table:formula="of:=ERLANGC_EW([.B26];[.$C$8];[.$C$5])" office:value-type="float" office:value="68.7773671538968" calcext:value-type="float">
            <text:p>68,78</text:p>
          </table:table-cell>
          <table:table-cell table:style-name="ce33" table:formula="of:=ERLANGC_EV([.B26];[.$C$8];[.$C$5])" office:value-type="float" office:value="368.777367153897" calcext:value-type="float">
            <text:p>368,78</text:p>
          </table:table-cell>
          <table:table-cell table:number-columns-repeated="16376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5" table:formula="of:=1/[.A27]" office:value-type="float" office:value="0.0277777777777778" calcext:value-type="float">
            <text:p>0,0278</text:p>
          </table:table-cell>
          <table:table-cell table:style-name="ce28" table:formula="of:=[.B27]/[.$C$8]" office:value-type="float" office:value="8.33333333333333" calcext:value-type="float">
            <text:p>8,33</text:p>
          </table:table-cell>
          <table:table-cell table:style-name="ce30" table:formula="of:=[.C27]/[.$C$5]" office:value-type="percentage" office:value="0.833333333333333" calcext:value-type="percentage">
            <text:p>83 %</text:p>
          </table:table-cell>
          <table:table-cell table:style-name="ce33" table:formula="of:=ERLANGC_ENQ([.C27];[.$C$5])" office:value-type="float" office:value="2.43805304002965" calcext:value-type="float">
            <text:p>2,44</text:p>
          </table:table-cell>
          <table:table-cell table:style-name="ce33" table:formula="of:=ERLANGC_EN([.C27];[.$C$5])" office:value-type="float" office:value="10.771386373363" calcext:value-type="float">
            <text:p>10,77</text:p>
          </table:table-cell>
          <table:table-cell table:style-name="ce33" table:formula="of:=ERLANGC_EW([.B27];[.$C$8];[.$C$5])" office:value-type="float" office:value="87.7699094410673" calcext:value-type="float">
            <text:p>87,77</text:p>
          </table:table-cell>
          <table:table-cell table:style-name="ce33" table:formula="of:=ERLANGC_EV([.B27];[.$C$8];[.$C$5])" office:value-type="float" office:value="387.769909441067" calcext:value-type="float">
            <text:p>387,77</text:p>
          </table:table-cell>
          <table:table-cell table:number-columns-repeated="16376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5" table:formula="of:=1/[.A28]" office:value-type="float" office:value="0.0285714285714286" calcext:value-type="float">
            <text:p>0,0286</text:p>
          </table:table-cell>
          <table:table-cell table:style-name="ce28" table:formula="of:=[.B28]/[.$C$8]" office:value-type="float" office:value="8.57142857142857" calcext:value-type="float">
            <text:p>8,57</text:p>
          </table:table-cell>
          <table:table-cell table:style-name="ce30" table:formula="of:=[.C28]/[.$C$5]" office:value-type="percentage" office:value="0.857142857142857" calcext:value-type="percentage">
            <text:p>86 %</text:p>
          </table:table-cell>
          <table:table-cell table:style-name="ce33" table:formula="of:=ERLANGC_ENQ([.C28];[.$C$5])" office:value-type="float" office:value="3.29152996607996" calcext:value-type="float">
            <text:p>3,29</text:p>
          </table:table-cell>
          <table:table-cell table:style-name="ce33" table:formula="of:=ERLANGC_EN([.C28];[.$C$5])" office:value-type="float" office:value="11.8629585375085" calcext:value-type="float">
            <text:p>11,86</text:p>
          </table:table-cell>
          <table:table-cell table:style-name="ce33" table:formula="of:=ERLANGC_EW([.B28];[.$C$8];[.$C$5])" office:value-type="float" office:value="115.203548812799" calcext:value-type="float">
            <text:p>115,20</text:p>
          </table:table-cell>
          <table:table-cell table:style-name="ce33" table:formula="of:=ERLANGC_EV([.B28];[.$C$8];[.$C$5])" office:value-type="float" office:value="415.203548812799" calcext:value-type="float">
            <text:p>415,20</text:p>
          </table:table-cell>
          <table:table-cell table:number-columns-repeated="16376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5" table:formula="of:=1/[.A29]" office:value-type="float" office:value="0.0294117647058824" calcext:value-type="float">
            <text:p>0,0294</text:p>
          </table:table-cell>
          <table:table-cell table:style-name="ce28" table:formula="of:=[.B29]/[.$C$8]" office:value-type="float" office:value="8.82352941176471" calcext:value-type="float">
            <text:p>8,82</text:p>
          </table:table-cell>
          <table:table-cell table:style-name="ce30" table:formula="of:=[.C29]/[.$C$5]" office:value-type="percentage" office:value="0.882352941176471" calcext:value-type="percentage">
            <text:p>88 %</text:p>
          </table:table-cell>
          <table:table-cell table:style-name="ce33" table:formula="of:=ERLANGC_ENQ([.C29];[.$C$5])" office:value-type="float" office:value="4.63236878970535" calcext:value-type="float">
            <text:p>4,63</text:p>
          </table:table-cell>
          <table:table-cell table:style-name="ce33" table:formula="of:=ERLANGC_EN([.C29];[.$C$5])" office:value-type="float" office:value="13.4558982014701" calcext:value-type="float">
            <text:p>13,46</text:p>
          </table:table-cell>
          <table:table-cell table:style-name="ce33" table:formula="of:=ERLANGC_EW([.B29];[.$C$8];[.$C$5])" office:value-type="float" office:value="157.500538849982" calcext:value-type="float">
            <text:p>157,50</text:p>
          </table:table-cell>
          <table:table-cell table:style-name="ce33" table:formula="of:=ERLANGC_EV([.B29];[.$C$8];[.$C$5])" office:value-type="float" office:value="457.500538849982" calcext:value-type="float">
            <text:p>457,50</text:p>
          </table:table-cell>
          <table:table-cell table:number-columns-repeated="16376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5" table:formula="of:=1/[.A30]" office:value-type="float" office:value="0.0303030303030303" calcext:value-type="float">
            <text:p>0,0303</text:p>
          </table:table-cell>
          <table:table-cell table:style-name="ce28" table:formula="of:=[.B30]/[.$C$8]" office:value-type="float" office:value="9.09090909090909" calcext:value-type="float">
            <text:p>9,09</text:p>
          </table:table-cell>
          <table:table-cell table:style-name="ce30" table:formula="of:=[.C30]/[.$C$5]" office:value-type="percentage" office:value="0.909090909090909" calcext:value-type="percentage">
            <text:p>91 %</text:p>
          </table:table-cell>
          <table:table-cell table:style-name="ce33" table:formula="of:=ERLANGC_ENQ([.C30];[.$C$5])" office:value-type="float" office:value="6.95922661915124" calcext:value-type="float">
            <text:p>6,96</text:p>
          </table:table-cell>
          <table:table-cell table:style-name="ce33" table:formula="of:=ERLANGC_EN([.C30];[.$C$5])" office:value-type="float" office:value="16.0501357100603" calcext:value-type="float">
            <text:p>16,05</text:p>
          </table:table-cell>
          <table:table-cell table:style-name="ce33" table:formula="of:=ERLANGC_EW([.B30];[.$C$8];[.$C$5])" office:value-type="float" office:value="229.654478431991" calcext:value-type="float">
            <text:p>229,65</text:p>
          </table:table-cell>
          <table:table-cell table:style-name="ce33" table:formula="of:=ERLANGC_EV([.B30];[.$C$8];[.$C$5])" office:value-type="float" office:value="529.654478431991" calcext:value-type="float">
            <text:p>529,65</text:p>
          </table:table-cell>
          <table:table-cell table:number-columns-repeated="16376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5" table:formula="of:=1/[.A31]" office:value-type="float" office:value="0.03125" calcext:value-type="float">
            <text:p>0,0313</text:p>
          </table:table-cell>
          <table:table-cell table:style-name="ce28" table:formula="of:=[.B31]/[.$C$8]" office:value-type="float" office:value="9.375" calcext:value-type="float">
            <text:p>9,38</text:p>
          </table:table-cell>
          <table:table-cell table:style-name="ce30" table:formula="of:=[.C31]/[.$C$5]" office:value-type="percentage" office:value="0.9375" calcext:value-type="percentage">
            <text:p>94 %</text:p>
          </table:table-cell>
          <table:table-cell table:style-name="ce33" table:formula="of:=ERLANGC_ENQ([.C31];[.$C$5])" office:value-type="float" office:value="11.7705912300271" calcext:value-type="float">
            <text:p>11,77</text:p>
          </table:table-cell>
          <table:table-cell table:style-name="ce33" table:formula="of:=ERLANGC_EN([.C31];[.$C$5])" office:value-type="float" office:value="21.1455912300271" calcext:value-type="float">
            <text:p>21,15</text:p>
          </table:table-cell>
          <table:table-cell table:style-name="ce33" table:formula="of:=ERLANGC_EW([.B31];[.$C$8];[.$C$5])" office:value-type="float" office:value="376.658919360868" calcext:value-type="float">
            <text:p>376,66</text:p>
          </table:table-cell>
          <table:table-cell table:style-name="ce33" table:formula="of:=ERLANGC_EV([.B31];[.$C$8];[.$C$5])" office:value-type="float" office:value="676.658919360868" calcext:value-type="float">
            <text:p>676,66</text:p>
          </table:table-cell>
          <table:table-cell table:number-columns-repeated="16376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5" table:formula="of:=1/[.A32]" office:value-type="float" office:value="0.032258064516129" calcext:value-type="float">
            <text:p>0,0323</text:p>
          </table:table-cell>
          <table:table-cell table:style-name="ce28" table:formula="of:=[.B32]/[.$C$8]" office:value-type="float" office:value="9.67741935483871" calcext:value-type="float">
            <text:p>9,68</text:p>
          </table:table-cell>
          <table:table-cell table:style-name="ce30" table:formula="of:=[.C32]/[.$C$5]" office:value-type="percentage" office:value="0.967741935483871" calcext:value-type="percentage">
            <text:p>97 %</text:p>
          </table:table-cell>
          <table:table-cell table:style-name="ce33" table:formula="of:=ERLANGC_ENQ([.C32];[.$C$5])" office:value-type="float" office:value="26.5647550842331" calcext:value-type="float">
            <text:p>26,56</text:p>
          </table:table-cell>
          <table:table-cell table:style-name="ce33" table:formula="of:=ERLANGC_EN([.C32];[.$C$5])" office:value-type="float" office:value="36.2421744390718" calcext:value-type="float">
            <text:p>36,24</text:p>
          </table:table-cell>
          <table:table-cell table:style-name="ce33" table:formula="of:=ERLANGC_EW([.B32];[.$C$8];[.$C$5])" office:value-type="float" office:value="823.507407611229" calcext:value-type="float">
            <text:p>823,51</text:p>
          </table:table-cell>
          <table:table-cell table:style-name="ce33" table:formula="of:=ERLANGC_EV([.B32];[.$C$8];[.$C$5])" office:value-type="float" office:value="1123.50740761123" calcext:value-type="float">
            <text:p>1123,51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(in Sekunden)</text:p>
          </table:table-cell>
          <table:table-cell table:style-name="ce22" office:value-type="string" calcext:value-type="string">
            <text:p>(in 1/Sekunden)</text:p>
          </table:table-cell>
          <table:table-cell/>
          <table:table-cell table:style-name="ce31"/>
          <table:table-cell table:number-columns-repeated="2"/>
          <table:table-cell table:number-columns-repeated="2" table:style-name="ce22" office:value-type="string" calcext:value-type="string">
            <text:p>(in Sekunden)</text:p>
          </table:table-cell>
          <table:table-cell table:number-columns-repeated="16376"/>
        </table:table-row>
        <table:table-row table:style-name="ro2">
          <table:table-cell/>
          <table:table-cell table:style-name="ce26"/>
          <table:table-cell/>
          <table:table-cell table:style-name="ce31"/>
          <table:table-cell table:number-columns-repeated="16380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KM example (en)" table:style-name="ta1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M/M/c/K/M example</text:p>
          </table:table-cell>
          <table:covered-table-cell table:number-columns-repeated="11" table:style-name="ce5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 table:number-columns-spanned="3" table:number-rows-spanned="1">
            <text:p>Input</text:p>
          </table:table-cell>
          <table:covered-table-cell table:number-columns-repeated="2"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Average waiting time tolerance</text:p>
          </table:table-cell>
          <table:table-cell office:value-type="string" calcext:value-type="string">
            <text:p>E[WT]=</text:p>
          </table:table-cell>
          <table:table-cell table:style-name="ce21" office:value-type="float" office:value="600" calcext:value-type="float">
            <text:p>600</text:p>
          </table:table-cell>
          <table:table-cell table:style-name="ce29" office:value-type="string" calcext:value-type="string">
            <text:p>(in seconds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style-name="ce17" office:value-type="string" calcext:value-type="string">
            <text:p>Average service time</text:p>
          </table:table-cell>
          <table:table-cell office:value-type="string" calcext:value-type="string">
            <text:p>E[S]=</text:p>
          </table:table-cell>
          <table:table-cell table:style-name="ce21" office:value-type="float" office:value="300" calcext:value-type="float">
            <text:p>300</text:p>
          </table:table-cell>
          <table:table-cell table:style-name="ce29" office:value-type="string" calcext:value-type="string">
            <text:p>(in seconds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style-name="ce17" office:value-type="string" calcext:value-type="string">
            <text:p>Number of operators</text:p>
          </table:table-cell>
          <table:table-cell office:value-type="string" calcext:value-type="string">
            <text:p>c=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System size</text:p>
          </table:table-cell>
          <table:table-cell office:value-type="string" calcext:value-type="string">
            <text:p>K=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 table:number-columns-spanned="3" table:number-rows-spanned="1">
            <text:p>Calculated</text:p>
          </table:table-cell>
          <table:covered-table-cell table:number-columns-repeated="2" table:style-name="ce24"/>
          <table:table-cell table:number-columns-repeated="16381"/>
        </table:table-row>
        <table:table-row table:style-name="ro2">
          <table:table-cell table:style-name="ce17" office:value-type="string" calcext:value-type="string">
            <text:p>Cancelation rate</text:p>
          </table:table-cell>
          <table:table-cell office:value-type="string" calcext:value-type="string">
            <text:p>nu=</text:p>
          </table:table-cell>
          <table:table-cell table:style-name="ce27" table:formula="of:=1/[.C4]" office:value-type="float" office:value="0.00166666666666667" calcext:value-type="float">
            <text:p>0,002</text:p>
          </table:table-cell>
          <table:table-cell table:style-name="ce29" office:value-type="string" calcext:value-type="string">
            <text:p>(in 1/seconds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style-name="ce17" office:value-type="string" calcext:value-type="string">
            <text:p>Service rate</text:p>
          </table:table-cell>
          <table:table-cell office:value-type="string" calcext:value-type="string">
            <text:p>mu=</text:p>
          </table:table-cell>
          <table:table-cell table:style-name="ce27" table:formula="of:=1/[.C5]" office:value-type="float" office:value="0.00333333333333333" calcext:value-type="float">
            <text:p>0,003</text:p>
          </table:table-cell>
          <table:table-cell table:style-name="ce29" office:value-type="string" calcext:value-type="string">
            <text:p>(in 1/seconds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number-columns-repeated="13"/>
          <table:table-cell>
            <draw:frame table:end-cell-address="'MMcKM example (en)'.W35" table:end-x="0.017cm" table:end-y="0.475cm" draw:z-index="0" draw:name="Diagramm 1" draw:style-name="gr1" draw:text-style-name="P1" svg:width="18.423cm" svg:height="11.543cm" svg:x="0.009cm" svg:y="0.494cm">
              <draw:object draw:notify-on-update-of-ranges="'MMcKM example (en)'.A16:'MMcKM example (en)'.A35 'MMcKM example (en)'.I16:'MMcKM example (en)'.I35 'MMcKM example (en)'.J16:'MMcKM example (en)'.J35 'MMcKM example (en)'.K16:'MMcKM example (en)'.K3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Input</text:p>
          </table:table-cell>
          <table:table-cell table:style-name="ce18" office:value-type="string" calcext:value-type="string" table:number-columns-spanned="3" table:number-rows-spanned="1">
            <text:p>Calculated</text:p>
          </table:table-cell>
          <table:covered-table-cell table:number-columns-repeated="2" table:style-name="ce24"/>
          <table:table-cell table:style-name="ce35" office:value-type="string" calcext:value-type="string">
            <text:p>Extended Erlang C results</text:p>
          </table:table-cell>
          <table:table-cell table:style-name="ce35" table:number-columns-repeated="7"/>
          <table:table-cell table:number-columns-repeated="16372"/>
        </table:table-row>
        <table:table-row table:style-name="ro2">
          <table:table-cell table:style-name="ce20" office:value-type="string" calcext:value-type="string">
            <text:p>Average inter-arrival time</text:p>
          </table:table-cell>
          <table:table-cell table:style-name="ce17" office:value-type="string" calcext:value-type="string">
            <text:p>Arrival rate</text:p>
          </table:table-cell>
          <table:table-cell table:style-name="ce17" office:value-type="string" calcext:value-type="string">
            <text:p>Workload (Input)</text:p>
          </table:table-cell>
          <table:table-cell table:style-name="ce17" office:value-type="string" calcext:value-type="string">
            <text:p>Utilization (Input)</text:p>
          </table:table-cell>
          <table:table-cell table:style-name="ce17" office:value-type="string" calcext:value-type="string">
            <text:p>Rejection</text:p>
          </table:table-cell>
          <table:table-cell table:style-name="ce17" office:value-type="string" calcext:value-type="string">
            <text:p>Cancelation probab.</text:p>
          </table:table-cell>
          <table:table-cell table:style-name="ce17" office:value-type="string" calcext:value-type="string">
            <text:p>Real av. inter-arr.</text:p>
          </table:table-cell>
          <table:table-cell table:style-name="ce17" office:value-type="string" calcext:value-type="string">
            <text:p>Real utilization</text:p>
          </table:table-cell>
          <table:table-cell table:style-name="ce17" office:value-type="string" calcext:value-type="string">
            <text:p>Av. queue length</text:p>
          </table:table-cell>
          <table:table-cell table:style-name="ce17" office:value-type="string" calcext:value-type="string">
            <text:p>Av. number in sys.</text:p>
          </table:table-cell>
          <table:table-cell table:style-name="ce17" office:value-type="string" calcext:value-type="string">
            <text:p>Av. waiting time</text:p>
          </table:table-cell>
          <table:table-cell table:style-name="ce17" office:value-type="string" calcext:value-type="string">
            <text:p>Av. residence tim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E[I]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(N=K)</text:p>
          </table:table-cell>
          <table:table-cell office:value-type="string" calcext:value-type="string">
            <text:p>P(A)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E[NQ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E[W]</text:p>
          </table:table-cell>
          <table:table-cell office:value-type="string" calcext:value-type="string">
            <text:p>E[V]</text:p>
          </table:table-cell>
          <table:table-cell table:number-columns-repeated="16372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5" table:formula="of:=1/[.A16]" office:value-type="float" office:value="0.02" calcext:value-type="float">
            <text:p>0,0200</text:p>
          </table:table-cell>
          <table:table-cell table:style-name="ce28" table:formula="of:=[.B16]/[.$C$11]" office:value-type="float" office:value="6" calcext:value-type="float">
            <text:p>6,00</text:p>
          </table:table-cell>
          <table:table-cell table:style-name="ce30" table:formula="of:=[.C16]/[.$C$6]" office:value-type="percentage" office:value="0.6" calcext:value-type="percentage">
            <text:p>60 %</text:p>
          </table:table-cell>
          <table:table-cell table:style-name="ce36" table:formula="of:=MMCKMZUSTANDSP([.B16];[.$C$11];[.$C$10];[.$C$6];[.$C$7];[.$C$7])" office:value-type="percentage" office:value="0.0000232969506870244" calcext:value-type="percentage">
            <text:p>0,00 %</text:p>
          </table:table-cell>
          <table:table-cell table:style-name="ce36" table:formula="of:=ERWERLANGC_PA([.B16];[.$C$11];[.$C$10];[.$C$6];[.$C$7])" office:value-type="percentage" office:value="0.00824939221524038" calcext:value-type="percentage">
            <text:p>0,82 %</text:p>
          </table:table-cell>
          <table:table-cell table:style-name="ce37" table:formula="of:=[.B16]*(1-[.E16])*(1-[.F16])" office:value-type="float" office:value="0.0198345500603951" calcext:value-type="float">
            <text:p>0,0198</text:p>
          </table:table-cell>
          <table:table-cell table:style-name="ce38" table:formula="of:=[.G16]/[.$C$11]/[.$C$6]" office:value-type="percentage" office:value="0.595036501811854" calcext:value-type="percentage">
            <text:p>60 %</text:p>
          </table:table-cell>
          <table:table-cell table:style-name="ce33" table:formula="of:=ERWERLANGC_ENQ([.B16];[.$C$11];[.$C$10];[.$C$6];[.$C$7])" office:value-type="float" office:value="0.0989904003546809" calcext:value-type="float">
            <text:p>0,10</text:p>
          </table:table-cell>
          <table:table-cell table:style-name="ce33" table:formula="of:=ERWERLANGC_EN([.B16];[.$C$11];[.$C$10];[.$C$6];[.$C$7])" office:value-type="float" office:value="6.04935541847322" calcext:value-type="float">
            <text:p>6,05</text:p>
          </table:table-cell>
          <table:table-cell table:style-name="ce33" table:formula="of:=ERWERLANGC_EW([.B16];[.$C$11];[.$C$10];[.$C$6];[.$C$7])" office:value-type="float" office:value="4.94952001773404" calcext:value-type="float">
            <text:p>4,95</text:p>
          </table:table-cell>
          <table:table-cell table:style-name="ce33" table:formula="of:=ERWERLANGC_EV([.B16];[.$C$11];[.$C$10];[.$C$6];[.$C$7])" office:value-type="float" office:value="302.467770923661" calcext:value-type="float">
            <text:p>302,47</text:p>
          </table:table-cell>
          <table:table-cell table:number-columns-repeated="16372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5" table:formula="of:=1/[.A17]" office:value-type="float" office:value="0.0204081632653061" calcext:value-type="float">
            <text:p>0,0204</text:p>
          </table:table-cell>
          <table:table-cell table:style-name="ce28" table:formula="of:=[.B17]/[.$C$11]" office:value-type="float" office:value="6.12244897959184" calcext:value-type="float">
            <text:p>6,12</text:p>
          </table:table-cell>
          <table:table-cell table:style-name="ce30" table:formula="of:=[.C17]/[.$C$6]" office:value-type="percentage" office:value="0.612244897959184" calcext:value-type="percentage">
            <text:p>61 %</text:p>
          </table:table-cell>
          <table:table-cell table:style-name="ce36" table:formula="of:=MMCKMZUSTANDSP([.B17];[.$C$11];[.$C$10];[.$C$6];[.$C$7];[.$C$7])" office:value-type="percentage" office:value="0.0000308414260528567" calcext:value-type="percentage">
            <text:p>0,00 %</text:p>
          </table:table-cell>
          <table:table-cell table:style-name="ce36" table:formula="of:=ERWERLANGC_PA([.B17];[.$C$11];[.$C$10];[.$C$6];[.$C$7])" office:value-type="percentage" office:value="0.00927760877705025" calcext:value-type="percentage">
            <text:p>0,93 %</text:p>
          </table:table-cell>
          <table:table-cell table:style-name="ce37" table:formula="of:=[.B17]*(1-[.E17])*(1-[.F17])" office:value-type="float" office:value="0.0202182007332976" calcext:value-type="float">
            <text:p>0,0202</text:p>
          </table:table-cell>
          <table:table-cell table:style-name="ce38" table:formula="of:=[.G17]/[.$C$11]/[.$C$6]" office:value-type="percentage" office:value="0.606546021998928" calcext:value-type="percentage">
            <text:p>61 %</text:p>
          </table:table-cell>
          <table:table-cell table:style-name="ce33" table:formula="of:=ERWERLANGC_ENQ([.B17];[.$C$11];[.$C$10];[.$C$6];[.$C$7])" office:value-type="float" office:value="0.113599869090186" calcext:value-type="float">
            <text:p>0,11</text:p>
          </table:table-cell>
          <table:table-cell table:style-name="ce33" table:formula="of:=ERWERLANGC_EN([.B17];[.$C$11];[.$C$10];[.$C$6];[.$C$7])" office:value-type="float" office:value="6.17906008907946" calcext:value-type="float">
            <text:p>6,18</text:p>
          </table:table-cell>
          <table:table-cell table:style-name="ce33" table:formula="of:=ERWERLANGC_EW([.B17];[.$C$11];[.$C$10];[.$C$6];[.$C$7])" office:value-type="float" office:value="5.56639358541912" calcext:value-type="float">
            <text:p>5,57</text:p>
          </table:table-cell>
          <table:table-cell table:style-name="ce33" table:formula="of:=ERWERLANGC_EV([.B17];[.$C$11];[.$C$10];[.$C$6];[.$C$7])" office:value-type="float" office:value="302.773944364894" calcext:value-type="float">
            <text:p>302,77</text:p>
          </table:table-cell>
          <table:table-cell table:number-columns-repeated="16372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5" table:formula="of:=1/[.A18]" office:value-type="float" office:value="0.0208333333333333" calcext:value-type="float">
            <text:p>0,0208</text:p>
          </table:table-cell>
          <table:table-cell table:style-name="ce28" table:formula="of:=[.B18]/[.$C$11]" office:value-type="float" office:value="6.25" calcext:value-type="float">
            <text:p>6,25</text:p>
          </table:table-cell>
          <table:table-cell table:style-name="ce30" table:formula="of:=[.C18]/[.$C$6]" office:value-type="percentage" office:value="0.625" calcext:value-type="percentage">
            <text:p>62 %</text:p>
          </table:table-cell>
          <table:table-cell table:style-name="ce36" table:formula="of:=MMCKMZUSTANDSP([.B18];[.$C$11];[.$C$10];[.$C$6];[.$C$7];[.$C$7])" office:value-type="percentage" office:value="0.0000409536682157076" calcext:value-type="percentage">
            <text:p>0,00 %</text:p>
          </table:table-cell>
          <table:table-cell table:style-name="ce36" table:formula="of:=ERWERLANGC_PA([.B18];[.$C$11];[.$C$10];[.$C$6];[.$C$7])" office:value-type="percentage" office:value="0.0104444811417733" calcext:value-type="percentage">
            <text:p>1,04 %</text:p>
          </table:table-cell>
          <table:table-cell table:style-name="ce37" table:formula="of:=[.B18]*(1-[.E18])*(1-[.F18])" office:value-type="float" office:value="0.020614895686038" calcext:value-type="float">
            <text:p>0,0206</text:p>
          </table:table-cell>
          <table:table-cell table:style-name="ce38" table:formula="of:=[.G18]/[.$C$11]/[.$C$6]" office:value-type="percentage" office:value="0.618446870581141" calcext:value-type="percentage">
            <text:p>62 %</text:p>
          </table:table-cell>
          <table:table-cell table:style-name="ce33" table:formula="of:=ERWERLANGC_ENQ([.B18];[.$C$11];[.$C$10];[.$C$6];[.$C$7])" office:value-type="float" office:value="0.130550667524475" calcext:value-type="float">
            <text:p>0,13</text:p>
          </table:table-cell>
          <table:table-cell table:style-name="ce33" table:formula="of:=ERWERLANGC_EN([.B18];[.$C$11];[.$C$10];[.$C$6];[.$C$7])" office:value-type="float" office:value="6.31501937333589" calcext:value-type="float">
            <text:p>6,32</text:p>
          </table:table-cell>
          <table:table-cell table:style-name="ce33" table:formula="of:=ERWERLANGC_EW([.B18];[.$C$11];[.$C$10];[.$C$6];[.$C$7])" office:value-type="float" office:value="6.26643204117479" calcext:value-type="float">
            <text:p>6,27</text:p>
          </table:table-cell>
          <table:table-cell table:style-name="ce33" table:formula="of:=ERWERLANGC_EV([.B18];[.$C$11];[.$C$10];[.$C$6];[.$C$7])" office:value-type="float" office:value="303.120929920123" calcext:value-type="float">
            <text:p>303,12</text:p>
          </table:table-cell>
          <table:table-cell table:number-columns-repeated="16372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5" table:formula="of:=1/[.A19]" office:value-type="float" office:value="0.0212765957446809" calcext:value-type="float">
            <text:p>0,0213</text:p>
          </table:table-cell>
          <table:table-cell table:style-name="ce28" table:formula="of:=[.B19]/[.$C$11]" office:value-type="float" office:value="6.38297872340425" calcext:value-type="float">
            <text:p>6,38</text:p>
          </table:table-cell>
          <table:table-cell table:style-name="ce30" table:formula="of:=[.C19]/[.$C$6]" office:value-type="percentage" office:value="0.638297872340426" calcext:value-type="percentage">
            <text:p>64 %</text:p>
          </table:table-cell>
          <table:table-cell table:style-name="ce36" table:formula="of:=MMCKMZUSTANDSP([.B19];[.$C$11];[.$C$10];[.$C$6];[.$C$7];[.$C$7])" office:value-type="percentage" office:value="0.000054546932068398" calcext:value-type="percentage">
            <text:p>0,01 %</text:p>
          </table:table-cell>
          <table:table-cell table:style-name="ce36" table:formula="of:=ERWERLANGC_PA([.B19];[.$C$11];[.$C$10];[.$C$6];[.$C$7])" office:value-type="percentage" office:value="0.011769799144785" calcext:value-type="percentage">
            <text:p>1,18 %</text:p>
          </table:table-cell>
          <table:table-cell table:style-name="ce37" table:formula="of:=[.B19]*(1-[.E19])*(1-[.F19])" office:value-type="float" office:value="0.0210250275729698" calcext:value-type="float">
            <text:p>0,0210</text:p>
          </table:table-cell>
          <table:table-cell table:style-name="ce38" table:formula="of:=[.G19]/[.$C$11]/[.$C$6]" office:value-type="percentage" office:value="0.630750827189094" calcext:value-type="percentage">
            <text:p>63 %</text:p>
          </table:table-cell>
          <table:table-cell table:style-name="ce33" table:formula="of:=ERWERLANGC_ENQ([.B19];[.$C$11];[.$C$10];[.$C$6];[.$C$7])" office:value-type="float" office:value="0.150244559212987" calcext:value-type="float">
            <text:p>0,15</text:p>
          </table:table-cell>
          <table:table-cell table:style-name="ce33" table:formula="of:=ERWERLANGC_EN([.B19];[.$C$11];[.$C$10];[.$C$6];[.$C$7])" office:value-type="float" office:value="6.45775283110393" calcext:value-type="float">
            <text:p>6,46</text:p>
          </table:table-cell>
          <table:table-cell table:style-name="ce33" table:formula="of:=ERWERLANGC_EW([.B19];[.$C$11];[.$C$10];[.$C$6];[.$C$7])" office:value-type="float" office:value="7.06149428301038" calcext:value-type="float">
            <text:p>7,06</text:p>
          </table:table-cell>
          <table:table-cell table:style-name="ce33" table:formula="of:=ERWERLANGC_EV([.B19];[.$C$11];[.$C$10];[.$C$6];[.$C$7])" office:value-type="float" office:value="303.514383061885" calcext:value-type="float">
            <text:p>303,51</text:p>
          </table:table-cell>
          <table:table-cell table:number-columns-repeated="16372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5" table:formula="of:=1/[.A20]" office:value-type="float" office:value="0.0217391304347826" calcext:value-type="float">
            <text:p>0,0217</text:p>
          </table:table-cell>
          <table:table-cell table:style-name="ce28" table:formula="of:=[.B20]/[.$C$11]" office:value-type="float" office:value="6.52173913043478" calcext:value-type="float">
            <text:p>6,52</text:p>
          </table:table-cell>
          <table:table-cell table:style-name="ce30" table:formula="of:=[.C20]/[.$C$6]" office:value-type="percentage" office:value="0.652173913043478" calcext:value-type="percentage">
            <text:p>65 %</text:p>
          </table:table-cell>
          <table:table-cell table:style-name="ce36" table:formula="of:=MMCKMZUSTANDSP([.B20];[.$C$11];[.$C$10];[.$C$6];[.$C$7];[.$C$7])" office:value-type="percentage" office:value="0.0000728715172456188" calcext:value-type="percentage">
            <text:p>0,01 %</text:p>
          </table:table-cell>
          <table:table-cell table:style-name="ce36" table:formula="of:=ERWERLANGC_PA([.B20];[.$C$11];[.$C$10];[.$C$6];[.$C$7])" office:value-type="percentage" office:value="0.0132762289125497" calcext:value-type="percentage">
            <text:p>1,33 %</text:p>
          </table:table-cell>
          <table:table-cell table:style-name="ce37" table:formula="of:=[.B20]*(1-[.E20])*(1-[.F20])" office:value-type="float" office:value="0.0214489536310685" calcext:value-type="float">
            <text:p>0,0214</text:p>
          </table:table-cell>
          <table:table-cell table:style-name="ce38" table:formula="of:=[.G20]/[.$C$11]/[.$C$6]" office:value-type="percentage" office:value="0.643468608932054" calcext:value-type="percentage">
            <text:p>64 %</text:p>
          </table:table-cell>
          <table:table-cell table:style-name="ce33" table:formula="of:=ERWERLANGC_ENQ([.B20];[.$C$11];[.$C$10];[.$C$6];[.$C$7])" office:value-type="float" office:value="0.173155584177463" calcext:value-type="float">
            <text:p>0,17</text:p>
          </table:table-cell>
          <table:table-cell table:style-name="ce33" table:formula="of:=ERWERLANGC_EN([.B20];[.$C$11];[.$C$10];[.$C$6];[.$C$7])" office:value-type="float" office:value="6.607841673498" calcext:value-type="float">
            <text:p>6,61</text:p>
          </table:table-cell>
          <table:table-cell table:style-name="ce33" table:formula="of:=ERWERLANGC_EW([.B20];[.$C$11];[.$C$10];[.$C$6];[.$C$7])" office:value-type="float" office:value="7.9651568721633" calcext:value-type="float">
            <text:p>7,97</text:p>
          </table:table-cell>
          <table:table-cell table:style-name="ce33" table:formula="of:=ERWERLANGC_EV([.B20];[.$C$11];[.$C$10];[.$C$6];[.$C$7])" office:value-type="float" office:value="303.960716980908" calcext:value-type="float">
            <text:p>303,96</text:p>
          </table:table-cell>
          <table:table-cell table:number-columns-repeated="16372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5" table:formula="of:=1/[.A21]" office:value-type="float" office:value="0.0222222222222222" calcext:value-type="float">
            <text:p>0,0222</text:p>
          </table:table-cell>
          <table:table-cell table:style-name="ce28" table:formula="of:=[.B21]/[.$C$11]" office:value-type="float" office:value="6.66666666666667" calcext:value-type="float">
            <text:p>6,67</text:p>
          </table:table-cell>
          <table:table-cell table:style-name="ce30" table:formula="of:=[.C21]/[.$C$6]" office:value-type="percentage" office:value="0.666666666666667" calcext:value-type="percentage">
            <text:p>67 %</text:p>
          </table:table-cell>
          <table:table-cell table:style-name="ce36" table:formula="of:=MMCKMZUSTANDSP([.B21];[.$C$11];[.$C$10];[.$C$6];[.$C$7];[.$C$7])" office:value-type="percentage" office:value="0.000097642652278741" calcext:value-type="percentage">
            <text:p>0,01 %</text:p>
          </table:table-cell>
          <table:table-cell table:style-name="ce36" table:formula="of:=ERWERLANGC_PA([.B21];[.$C$11];[.$C$10];[.$C$6];[.$C$7])" office:value-type="percentage" office:value="0.014989700061147" calcext:value-type="percentage">
            <text:p>1,50 %</text:p>
          </table:table-cell>
          <table:table-cell table:style-name="ce37" table:formula="of:=[.B21]*(1-[.E21])*(1-[.F21])" office:value-type="float" office:value="0.0218869804649032" calcext:value-type="float">
            <text:p>0,0219</text:p>
          </table:table-cell>
          <table:table-cell table:style-name="ce38" table:formula="of:=[.G21]/[.$C$11]/[.$C$6]" office:value-type="percentage" office:value="0.656609413947097" calcext:value-type="percentage">
            <text:p>66 %</text:p>
          </table:table-cell>
          <table:table-cell table:style-name="ce33" table:formula="of:=ERWERLANGC_ENQ([.B21];[.$C$11];[.$C$10];[.$C$6];[.$C$7])" office:value-type="float" office:value="0.199843152361016" calcext:value-type="float">
            <text:p>0,20</text:p>
          </table:table-cell>
          <table:table-cell table:style-name="ce33" table:formula="of:=ERWERLANGC_EN([.B21];[.$C$11];[.$C$10];[.$C$6];[.$C$7])" office:value-type="float" office:value="6.76593729183198" calcext:value-type="float">
            <text:p>6,77</text:p>
          </table:table-cell>
          <table:table-cell table:style-name="ce33" table:formula="of:=ERWERLANGC_EW([.B21];[.$C$11];[.$C$10];[.$C$6];[.$C$7])" office:value-type="float" office:value="8.99294185624572" calcext:value-type="float">
            <text:p>8,99</text:p>
          </table:table-cell>
          <table:table-cell table:style-name="ce33" table:formula="of:=ERWERLANGC_EV([.B21];[.$C$11];[.$C$10];[.$C$6];[.$C$7])" office:value-type="float" office:value="304.467178132439" calcext:value-type="float">
            <text:p>304,47</text:p>
          </table:table-cell>
          <table:table-cell table:number-columns-repeated="16372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5" table:formula="of:=1/[.A22]" office:value-type="float" office:value="0.0227272727272727" calcext:value-type="float">
            <text:p>0,0227</text:p>
          </table:table-cell>
          <table:table-cell table:style-name="ce28" table:formula="of:=[.B22]/[.$C$11]" office:value-type="float" office:value="6.81818181818182" calcext:value-type="float">
            <text:p>6,82</text:p>
          </table:table-cell>
          <table:table-cell table:style-name="ce30" table:formula="of:=[.C22]/[.$C$6]" office:value-type="percentage" office:value="0.681818181818182" calcext:value-type="percentage">
            <text:p>68 %</text:p>
          </table:table-cell>
          <table:table-cell table:style-name="ce36" table:formula="of:=MMCKMZUSTANDSP([.B22];[.$C$11];[.$C$10];[.$C$6];[.$C$7];[.$C$7])" office:value-type="percentage" office:value="0.000131217605913326" calcext:value-type="percentage">
            <text:p>0,01 %</text:p>
          </table:table-cell>
          <table:table-cell table:style-name="ce36" table:formula="of:=ERWERLANGC_PA([.B22];[.$C$11];[.$C$10];[.$C$6];[.$C$7])" office:value-type="percentage" office:value="0.0169398243262721" calcext:value-type="percentage">
            <text:p>1,69 %</text:p>
          </table:table-cell>
          <table:table-cell table:style-name="ce37" table:formula="of:=[.B22]*(1-[.E22])*(1-[.F22])" office:value-type="float" office:value="0.0223393450197956" calcext:value-type="float">
            <text:p>0,0223</text:p>
          </table:table-cell>
          <table:table-cell table:style-name="ce38" table:formula="of:=[.G22]/[.$C$11]/[.$C$6]" office:value-type="percentage" office:value="0.670180350593869" calcext:value-type="percentage">
            <text:p>67 %</text:p>
          </table:table-cell>
          <table:table-cell table:style-name="ce33" table:formula="of:=ERWERLANGC_ENQ([.B22];[.$C$11];[.$C$10];[.$C$6];[.$C$7])" office:value-type="float" office:value="0.230967293496537" calcext:value-type="float">
            <text:p>0,23</text:p>
          </table:table-cell>
          <table:table-cell table:style-name="ce33" table:formula="of:=ERWERLANGC_EN([.B22];[.$C$11];[.$C$10];[.$C$6];[.$C$7])" office:value-type="float" office:value="6.93277079943522" calcext:value-type="float">
            <text:p>6,93</text:p>
          </table:table-cell>
          <table:table-cell table:style-name="ce33" table:formula="of:=ERWERLANGC_EW([.B22];[.$C$11];[.$C$10];[.$C$6];[.$C$7])" office:value-type="float" office:value="10.1625609138476" calcext:value-type="float">
            <text:p>10,16</text:p>
          </table:table-cell>
          <table:table-cell table:style-name="ce33" table:formula="of:=ERWERLANGC_EV([.B22];[.$C$11];[.$C$10];[.$C$6];[.$C$7])" office:value-type="float" office:value="305.04191517515" calcext:value-type="float">
            <text:p>305,04</text:p>
          </table:table-cell>
          <table:table-cell table:number-columns-repeated="16372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5" table:formula="of:=1/[.A23]" office:value-type="float" office:value="0.0232558139534884" calcext:value-type="float">
            <text:p>0,0233</text:p>
          </table:table-cell>
          <table:table-cell table:style-name="ce28" table:formula="of:=[.B23]/[.$C$11]" office:value-type="float" office:value="6.97674418604651" calcext:value-type="float">
            <text:p>6,98</text:p>
          </table:table-cell>
          <table:table-cell table:style-name="ce30" table:formula="of:=[.C23]/[.$C$6]" office:value-type="percentage" office:value="0.697674418604651" calcext:value-type="percentage">
            <text:p>70 %</text:p>
          </table:table-cell>
          <table:table-cell table:style-name="ce36" table:formula="of:=MMCKMZUSTANDSP([.B23];[.$C$11];[.$C$10];[.$C$6];[.$C$7];[.$C$7])" office:value-type="percentage" office:value="0.00017684084760852" calcext:value-type="percentage">
            <text:p>0,02 %</text:p>
          </table:table-cell>
          <table:table-cell table:style-name="ce36" table:formula="of:=ERWERLANGC_PA([.B23];[.$C$11];[.$C$10];[.$C$6];[.$C$7])" office:value-type="percentage" office:value="0.0191603370419156" calcext:value-type="percentage">
            <text:p>1,92 %</text:p>
          </table:table-cell>
          <table:table-cell table:style-name="ce37" table:formula="of:=[.B23]*(1-[.E23])*(1-[.F23])" office:value-type="float" office:value="0.0228061909404818" calcext:value-type="float">
            <text:p>0,0228</text:p>
          </table:table-cell>
          <table:table-cell table:style-name="ce38" table:formula="of:=[.G23]/[.$C$11]/[.$C$6]" office:value-type="percentage" office:value="0.684185728214455" calcext:value-type="percentage">
            <text:p>68 %</text:p>
          </table:table-cell>
          <table:table-cell table:style-name="ce33" table:formula="of:=ERWERLANGC_ENQ([.B23];[.$C$11];[.$C$10];[.$C$6];[.$C$7])" office:value-type="float" office:value="0.267306261093106" calcext:value-type="float">
            <text:p>0,27</text:p>
          </table:table-cell>
          <table:table-cell table:style-name="ce33" table:formula="of:=ERWERLANGC_EN([.B23];[.$C$11];[.$C$10];[.$C$6];[.$C$7])" office:value-type="float" office:value="7.10916354323766" calcext:value-type="float">
            <text:p>7,11</text:p>
          </table:table-cell>
          <table:table-cell table:style-name="ce33" table:formula="of:=ERWERLANGC_EW([.B23];[.$C$11];[.$C$10];[.$C$6];[.$C$7])" office:value-type="float" office:value="11.4941692270036" calcext:value-type="float">
            <text:p>11,49</text:p>
          </table:table-cell>
          <table:table-cell table:style-name="ce33" table:formula="of:=ERWERLANGC_EV([.B23];[.$C$11];[.$C$10];[.$C$6];[.$C$7])" office:value-type="float" office:value="305.694032359219" calcext:value-type="float">
            <text:p>305,69</text:p>
          </table:table-cell>
          <table:table-cell table:number-columns-repeated="16372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5" table:formula="of:=1/[.A24]" office:value-type="float" office:value="0.0238095238095238" calcext:value-type="float">
            <text:p>0,0238</text:p>
          </table:table-cell>
          <table:table-cell table:style-name="ce28" table:formula="of:=[.B24]/[.$C$11]" office:value-type="float" office:value="7.14285714285714" calcext:value-type="float">
            <text:p>7,14</text:p>
          </table:table-cell>
          <table:table-cell table:style-name="ce30" table:formula="of:=[.C24]/[.$C$6]" office:value-type="percentage" office:value="0.714285714285714" calcext:value-type="percentage">
            <text:p>71 %</text:p>
          </table:table-cell>
          <table:table-cell table:style-name="ce36" table:formula="of:=MMCKMZUSTANDSP([.B24];[.$C$11];[.$C$10];[.$C$6];[.$C$7];[.$C$7])" office:value-type="percentage" office:value="0.000238982955069669" calcext:value-type="percentage">
            <text:p>0,02 %</text:p>
          </table:table-cell>
          <table:table-cell table:style-name="ce36" table:formula="of:=ERWERLANGC_PA([.B24];[.$C$11];[.$C$10];[.$C$6];[.$C$7])" office:value-type="percentage" office:value="0.0216895458327911" calcext:value-type="percentage">
            <text:p>2,17 %</text:p>
          </table:table-cell>
          <table:table-cell table:style-name="ce37" table:formula="of:=[.B24]*(1-[.E24])*(1-[.F24])" office:value-type="float" office:value="0.0232875393962833" calcext:value-type="float">
            <text:p>0,0233</text:p>
          </table:table-cell>
          <table:table-cell table:style-name="ce38" table:formula="of:=[.G24]/[.$C$11]/[.$C$6]" office:value-type="percentage" office:value="0.698626181888497" calcext:value-type="percentage">
            <text:p>70 %</text:p>
          </table:table-cell>
          <table:table-cell table:style-name="ce33" table:formula="of:=ERWERLANGC_ENQ([.B24];[.$C$11];[.$C$10];[.$C$6];[.$C$7])" office:value-type="float" office:value="0.309776605729054" calcext:value-type="float">
            <text:p>0,31</text:p>
          </table:table-cell>
          <table:table-cell table:style-name="ce33" table:formula="of:=ERWERLANGC_EN([.B24];[.$C$11];[.$C$10];[.$C$6];[.$C$7])" office:value-type="float" office:value="7.29603842461403" calcext:value-type="float">
            <text:p>7,30</text:p>
          </table:table-cell>
          <table:table-cell table:style-name="ce33" table:formula="of:=ERWERLANGC_EW([.B24];[.$C$11];[.$C$10];[.$C$6];[.$C$7])" office:value-type="float" office:value="13.0106174406203" calcext:value-type="float">
            <text:p>13,01</text:p>
          </table:table-cell>
          <table:table-cell table:style-name="ce33" table:formula="of:=ERWERLANGC_EV([.B24];[.$C$11];[.$C$10];[.$C$6];[.$C$7])" office:value-type="float" office:value="306.433613833789" calcext:value-type="float">
            <text:p>306,43</text:p>
          </table:table-cell>
          <table:table-cell table:number-columns-repeated="16372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5" table:formula="of:=1/[.A25]" office:value-type="float" office:value="0.024390243902439" calcext:value-type="float">
            <text:p>0,0244</text:p>
          </table:table-cell>
          <table:table-cell table:style-name="ce28" table:formula="of:=[.B25]/[.$C$11]" office:value-type="float" office:value="7.31707317073171" calcext:value-type="float">
            <text:p>7,32</text:p>
          </table:table-cell>
          <table:table-cell table:style-name="ce30" table:formula="of:=[.C25]/[.$C$6]" office:value-type="percentage" office:value="0.731707317073171" calcext:value-type="percentage">
            <text:p>73 %</text:p>
          </table:table-cell>
          <table:table-cell table:style-name="ce36" table:formula="of:=MMCKMZUSTANDSP([.B25];[.$C$11];[.$C$10];[.$C$6];[.$C$7];[.$C$7])" office:value-type="percentage" office:value="0.000323808034304874" calcext:value-type="percentage">
            <text:p>0,03 %</text:p>
          </table:table-cell>
          <table:table-cell table:style-name="ce36" table:formula="of:=ERWERLANGC_PA([.B25];[.$C$11];[.$C$10];[.$C$6];[.$C$7])" office:value-type="percentage" office:value="0.0245707606355312" calcext:value-type="percentage">
            <text:p>2,46 %</text:p>
          </table:table-cell>
          <table:table-cell table:style-name="ce37" table:formula="of:=[.B25]*(1-[.E25])*(1-[.F25])" office:value-type="float" office:value="0.0237832533546309" calcext:value-type="float">
            <text:p>0,0238</text:p>
          </table:table-cell>
          <table:table-cell table:style-name="ce38" table:formula="of:=[.G25]/[.$C$11]/[.$C$6]" office:value-type="percentage" office:value="0.713497600638927" calcext:value-type="percentage">
            <text:p>71 %</text:p>
          </table:table-cell>
          <table:table-cell table:style-name="ce33" table:formula="of:=ERWERLANGC_ENQ([.B25];[.$C$11];[.$C$10];[.$C$6];[.$C$7])" office:value-type="float" office:value="0.359455674524319" calcext:value-type="float">
            <text:p>0,36</text:p>
          </table:table-cell>
          <table:table-cell table:style-name="ce33" table:formula="of:=ERWERLANGC_EN([.B25];[.$C$11];[.$C$10];[.$C$6];[.$C$7])" office:value-type="float" office:value="7.49443168091359" calcext:value-type="float">
            <text:p>7,49</text:p>
          </table:table-cell>
          <table:table-cell table:style-name="ce33" table:formula="of:=ERWERLANGC_EW([.B25];[.$C$11];[.$C$10];[.$C$6];[.$C$7])" office:value-type="float" office:value="14.7376826554971" calcext:value-type="float">
            <text:p>14,74</text:p>
          </table:table-cell>
          <table:table-cell table:style-name="ce33" table:formula="of:=ERWERLANGC_EV([.B25];[.$C$11];[.$C$10];[.$C$6];[.$C$7])" office:value-type="float" office:value="307.271698917457" calcext:value-type="float">
            <text:p>307,27</text:p>
          </table:table-cell>
          <table:table-cell table:number-columns-repeated="16372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5" table:formula="of:=1/[.A26]" office:value-type="float" office:value="0.025" calcext:value-type="float">
            <text:p>0,0250</text:p>
          </table:table-cell>
          <table:table-cell table:style-name="ce28" table:formula="of:=[.B26]/[.$C$11]" office:value-type="float" office:value="7.5" calcext:value-type="float">
            <text:p>7,50</text:p>
          </table:table-cell>
          <table:table-cell table:style-name="ce30" table:formula="of:=[.C26]/[.$C$6]" office:value-type="percentage" office:value="0.75" calcext:value-type="percentage">
            <text:p>75 %</text:p>
          </table:table-cell>
          <table:table-cell table:style-name="ce36" table:formula="of:=MMCKMZUSTANDSP([.B26];[.$C$11];[.$C$10];[.$C$6];[.$C$7];[.$C$7])" office:value-type="percentage" office:value="0.000439816100308475" calcext:value-type="percentage">
            <text:p>0,04 %</text:p>
          </table:table-cell>
          <table:table-cell table:style-name="ce36" table:formula="of:=ERWERLANGC_PA([.B26];[.$C$11];[.$C$10];[.$C$6];[.$C$7])" office:value-type="percentage" office:value="0.0278526646739094" calcext:value-type="percentage">
            <text:p>2,79 %</text:p>
          </table:table-cell>
          <table:table-cell table:style-name="ce37" table:formula="of:=[.B26]*(1-[.E26])*(1-[.F26])" office:value-type="float" office:value="0.0242929942319036" calcext:value-type="float">
            <text:p>0,0243</text:p>
          </table:table-cell>
          <table:table-cell table:style-name="ce38" table:formula="of:=[.G26]/[.$C$11]/[.$C$6]" office:value-type="percentage" office:value="0.728789826957107" calcext:value-type="percentage">
            <text:p>73 %</text:p>
          </table:table-cell>
          <table:table-cell table:style-name="ce33" table:formula="of:=ERWERLANGC_ENQ([.B26];[.$C$11];[.$C$10];[.$C$6];[.$C$7])" office:value-type="float" office:value="0.417606219353239" calcext:value-type="float">
            <text:p>0,42</text:p>
          </table:table-cell>
          <table:table-cell table:style-name="ce33" table:formula="of:=ERWERLANGC_EN([.B26];[.$C$11];[.$C$10];[.$C$6];[.$C$7])" office:value-type="float" office:value="7.70550448892431" calcext:value-type="float">
            <text:p>7,71</text:p>
          </table:table-cell>
          <table:table-cell table:style-name="ce33" table:formula="of:=ERWERLANGC_EW([.B26];[.$C$11];[.$C$10];[.$C$6];[.$C$7])" office:value-type="float" office:value="16.7042487741296" calcext:value-type="float">
            <text:p>16,70</text:p>
          </table:table-cell>
          <table:table-cell table:style-name="ce33" table:formula="of:=ERWERLANGC_EV([.B26];[.$C$11];[.$C$10];[.$C$6];[.$C$7])" office:value-type="float" office:value="308.220179556972" calcext:value-type="float">
            <text:p>308,22</text:p>
          </table:table-cell>
          <table:table-cell table:number-columns-repeated="16372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5" table:formula="of:=1/[.A27]" office:value-type="float" office:value="0.0256410256410256" calcext:value-type="float">
            <text:p>0,0256</text:p>
          </table:table-cell>
          <table:table-cell table:style-name="ce28" table:formula="of:=[.B27]/[.$C$11]" office:value-type="float" office:value="7.69230769230769" calcext:value-type="float">
            <text:p>7,69</text:p>
          </table:table-cell>
          <table:table-cell table:style-name="ce30" table:formula="of:=[.C27]/[.$C$6]" office:value-type="percentage" office:value="0.769230769230769" calcext:value-type="percentage">
            <text:p>77 %</text:p>
          </table:table-cell>
          <table:table-cell table:style-name="ce36" table:formula="of:=MMCKMZUSTANDSP([.B27];[.$C$11];[.$C$10];[.$C$6];[.$C$7];[.$C$7])" office:value-type="percentage" office:value="0.000598721422662597" calcext:value-type="percentage">
            <text:p>0,06 %</text:p>
          </table:table-cell>
          <table:table-cell table:style-name="ce36" table:formula="of:=ERWERLANGC_PA([.B27];[.$C$11];[.$C$10];[.$C$6];[.$C$7])" office:value-type="percentage" office:value="0.0315895661292182" calcext:value-type="percentage">
            <text:p>3,16 %</text:p>
          </table:table-cell>
          <table:table-cell table:style-name="ce37" table:formula="of:=[.B27]*(1-[.E27])*(1-[.F27])" office:value-type="float" office:value="0.0248161698922588" calcext:value-type="float">
            <text:p>0,0248</text:p>
          </table:table-cell>
          <table:table-cell table:style-name="ce38" table:formula="of:=[.G27]/[.$C$11]/[.$C$6]" office:value-type="percentage" office:value="0.744485096767764" calcext:value-type="percentage">
            <text:p>74 %</text:p>
          </table:table-cell>
          <table:table-cell table:style-name="ce33" table:formula="of:=ERWERLANGC_ENQ([.B27];[.$C$11];[.$C$10];[.$C$6];[.$C$7])" office:value-type="float" office:value="0.485702350449908" calcext:value-type="float">
            <text:p>0,49</text:p>
          </table:table-cell>
          <table:table-cell table:style-name="ce33" table:formula="of:=ERWERLANGC_EN([.B27];[.$C$11];[.$C$10];[.$C$6];[.$C$7])" office:value-type="float" office:value="7.93055331812755" calcext:value-type="float">
            <text:p>7,93</text:p>
          </table:table-cell>
          <table:table-cell table:style-name="ce33" table:formula="of:=ERWERLANGC_EW([.B27];[.$C$11];[.$C$10];[.$C$6];[.$C$7])" office:value-type="float" office:value="18.9423916675464" calcext:value-type="float">
            <text:p>18,94</text:p>
          </table:table-cell>
          <table:table-cell table:style-name="ce33" table:formula="of:=ERWERLANGC_EV([.B27];[.$C$11];[.$C$10];[.$C$6];[.$C$7])" office:value-type="float" office:value="309.291579406975" calcext:value-type="float">
            <text:p>309,29</text:p>
          </table:table-cell>
          <table:table-cell table:number-columns-repeated="16372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5" table:formula="of:=1/[.A28]" office:value-type="float" office:value="0.0263157894736842" calcext:value-type="float">
            <text:p>0,0263</text:p>
          </table:table-cell>
          <table:table-cell table:style-name="ce28" table:formula="of:=[.B28]/[.$C$11]" office:value-type="float" office:value="7.89473684210526" calcext:value-type="float">
            <text:p>7,89</text:p>
          </table:table-cell>
          <table:table-cell table:style-name="ce30" table:formula="of:=[.C28]/[.$C$6]" office:value-type="percentage" office:value="0.789473684210526" calcext:value-type="percentage">
            <text:p>79 %</text:p>
          </table:table-cell>
          <table:table-cell table:style-name="ce36" table:formula="of:=MMCKMZUSTANDSP([.B28];[.$C$11];[.$C$10];[.$C$6];[.$C$7];[.$C$7])" office:value-type="percentage" office:value="0.000816645085099258" calcext:value-type="percentage">
            <text:p>0,08 %</text:p>
          </table:table-cell>
          <table:table-cell table:style-name="ce36" table:formula="of:=ERWERLANGC_PA([.B28];[.$C$11];[.$C$10];[.$C$6];[.$C$7])" office:value-type="percentage" office:value="0.0358414438935468" calcext:value-type="percentage">
            <text:p>3,58 %</text:p>
          </table:table-cell>
          <table:table-cell table:style-name="ce37" table:formula="of:=[.B28]*(1-[.E28])*(1-[.F28])" office:value-type="float" office:value="0.025351873177904" calcext:value-type="float">
            <text:p>0,0254</text:p>
          </table:table-cell>
          <table:table-cell table:style-name="ce38" table:formula="of:=[.G28]/[.$C$11]/[.$C$6]" office:value-type="percentage" office:value="0.76055619533712" calcext:value-type="percentage">
            <text:p>76 %</text:p>
          </table:table-cell>
          <table:table-cell table:style-name="ce33" table:formula="of:=ERWERLANGC_ENQ([.B28];[.$C$11];[.$C$10];[.$C$6];[.$C$7])" office:value-type="float" office:value="0.565455381387604" calcext:value-type="float">
            <text:p>0,57</text:p>
          </table:table-cell>
          <table:table-cell table:style-name="ce33" table:formula="of:=ERWERLANGC_EN([.B28];[.$C$11];[.$C$10];[.$C$6];[.$C$7])" office:value-type="float" office:value="8.1710173347588" calcext:value-type="float">
            <text:p>8,17</text:p>
          </table:table-cell>
          <table:table-cell table:style-name="ce33" table:formula="of:=ERWERLANGC_EW([.B28];[.$C$11];[.$C$10];[.$C$6];[.$C$7])" office:value-type="float" office:value="21.487304492729" calcext:value-type="float">
            <text:p>21,49</text:p>
          </table:table-cell>
          <table:table-cell table:style-name="ce33" table:formula="of:=ERWERLANGC_EV([.B28];[.$C$11];[.$C$10];[.$C$6];[.$C$7])" office:value-type="float" office:value="310.498658720835" calcext:value-type="float">
            <text:p>310,50</text:p>
          </table:table-cell>
          <table:table-cell table:number-columns-repeated="16372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5" table:formula="of:=1/[.A29]" office:value-type="float" office:value="0.027027027027027" calcext:value-type="float">
            <text:p>0,0270</text:p>
          </table:table-cell>
          <table:table-cell table:style-name="ce28" table:formula="of:=[.B29]/[.$C$11]" office:value-type="float" office:value="8.10810810810811" calcext:value-type="float">
            <text:p>8,11</text:p>
          </table:table-cell>
          <table:table-cell table:style-name="ce30" table:formula="of:=[.C29]/[.$C$6]" office:value-type="percentage" office:value="0.810810810810811" calcext:value-type="percentage">
            <text:p>81 %</text:p>
          </table:table-cell>
          <table:table-cell table:style-name="ce36" table:formula="of:=MMCKMZUSTANDSP([.B29];[.$C$11];[.$C$10];[.$C$6];[.$C$7];[.$C$7])" office:value-type="percentage" office:value="0.0011157188189645" calcext:value-type="percentage">
            <text:p>0,11 %</text:p>
          </table:table-cell>
          <table:table-cell table:style-name="ce36" table:formula="of:=ERWERLANGC_PA([.B29];[.$C$11];[.$C$10];[.$C$6];[.$C$7])" office:value-type="percentage" office:value="0.0406736673844486" calcext:value-type="percentage">
            <text:p>4,07 %</text:p>
          </table:table-cell>
          <table:table-cell table:style-name="ce37" table:formula="of:=[.B29]*(1-[.E29])*(1-[.F29])" office:value-type="float" office:value="0.0258988106533169" calcext:value-type="float">
            <text:p>0,0259</text:p>
          </table:table-cell>
          <table:table-cell table:style-name="ce38" table:formula="of:=[.G29]/[.$C$11]/[.$C$6]" office:value-type="percentage" office:value="0.776964319599506" calcext:value-type="percentage">
            <text:p>78 %</text:p>
          </table:table-cell>
          <table:table-cell table:style-name="ce33" table:formula="of:=ERWERLANGC_ENQ([.B29];[.$C$11];[.$C$10];[.$C$6];[.$C$7])" office:value-type="float" office:value="0.658837086621267" calcext:value-type="float">
            <text:p>0,66</text:p>
          </table:table-cell>
          <table:table-cell table:style-name="ce33" table:formula="of:=ERWERLANGC_EN([.B29];[.$C$11];[.$C$10];[.$C$6];[.$C$7])" office:value-type="float" office:value="8.42848028261633" calcext:value-type="float">
            <text:p>8,43</text:p>
          </table:table-cell>
          <table:table-cell table:style-name="ce33" table:formula="of:=ERWERLANGC_EW([.B29];[.$C$11];[.$C$10];[.$C$6];[.$C$7])" office:value-type="float" office:value="24.3769722049869" calcext:value-type="float">
            <text:p>24,38</text:p>
          </table:table-cell>
          <table:table-cell table:style-name="ce33" table:formula="of:=ERWERLANGC_EV([.B29];[.$C$11];[.$C$10];[.$C$6];[.$C$7])" office:value-type="float" office:value="311.853770456804" calcext:value-type="float">
            <text:p>311,85</text:p>
          </table:table-cell>
          <table:table-cell table:number-columns-repeated="16372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5" table:formula="of:=1/[.A30]" office:value-type="float" office:value="0.0277777777777778" calcext:value-type="float">
            <text:p>0,0278</text:p>
          </table:table-cell>
          <table:table-cell table:style-name="ce28" table:formula="of:=[.B30]/[.$C$11]" office:value-type="float" office:value="8.33333333333333" calcext:value-type="float">
            <text:p>8,33</text:p>
          </table:table-cell>
          <table:table-cell table:style-name="ce30" table:formula="of:=[.C30]/[.$C$6]" office:value-type="percentage" office:value="0.833333333333333" calcext:value-type="percentage">
            <text:p>83 %</text:p>
          </table:table-cell>
          <table:table-cell table:style-name="ce36" table:formula="of:=MMCKMZUSTANDSP([.B30];[.$C$11];[.$C$10];[.$C$6];[.$C$7];[.$C$7])" office:value-type="percentage" office:value="0.00152621468143099" calcext:value-type="percentage">
            <text:p>0,15 %</text:p>
          </table:table-cell>
          <table:table-cell table:style-name="ce36" table:formula="of:=ERWERLANGC_PA([.B30];[.$C$11];[.$C$10];[.$C$6];[.$C$7])" office:value-type="percentage" office:value="0.0461562305899597" calcext:value-type="percentage">
            <text:p>4,62 %</text:p>
          </table:table-cell>
          <table:table-cell table:style-name="ce37" table:formula="of:=[.B30]*(1-[.E30])*(1-[.F30])" office:value-type="float" office:value="0.0264552221957049" calcext:value-type="float">
            <text:p>0,0265</text:p>
          </table:table-cell>
          <table:table-cell table:style-name="ce38" table:formula="of:=[.G30]/[.$C$11]/[.$C$6]" office:value-type="percentage" office:value="0.793656665871146" calcext:value-type="percentage">
            <text:p>79 %</text:p>
          </table:table-cell>
          <table:table-cell table:style-name="ce33" table:formula="of:=ERWERLANGC_ENQ([.B30];[.$C$11];[.$C$10];[.$C$6];[.$C$7])" office:value-type="float" office:value="0.768096437886564" calcext:value-type="float">
            <text:p>0,77</text:p>
          </table:table-cell>
          <table:table-cell table:style-name="ce33" table:formula="of:=ERWERLANGC_EN([.B30];[.$C$11];[.$C$10];[.$C$6];[.$C$7])" office:value-type="float" office:value="8.70466309659802" calcext:value-type="float">
            <text:p>8,70</text:p>
          </table:table-cell>
          <table:table-cell table:style-name="ce33" table:formula="of:=ERWERLANGC_EW([.B30];[.$C$11];[.$C$10];[.$C$6];[.$C$7])" office:value-type="float" office:value="27.6514717639163" calcext:value-type="float">
            <text:p>27,65</text:p>
          </table:table-cell>
          <table:table-cell table:style-name="ce33" table:formula="of:=ERWERLANGC_EV([.B30];[.$C$11];[.$C$10];[.$C$6];[.$C$7])" office:value-type="float" office:value="313.367871477529" calcext:value-type="float">
            <text:p>313,37</text:p>
          </table:table-cell>
          <table:table-cell table:number-columns-repeated="16372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5" table:formula="of:=1/[.A31]" office:value-type="float" office:value="0.0285714285714286" calcext:value-type="float">
            <text:p>0,0286</text:p>
          </table:table-cell>
          <table:table-cell table:style-name="ce28" table:formula="of:=[.B31]/[.$C$11]" office:value-type="float" office:value="8.57142857142857" calcext:value-type="float">
            <text:p>8,57</text:p>
          </table:table-cell>
          <table:table-cell table:style-name="ce30" table:formula="of:=[.C31]/[.$C$6]" office:value-type="percentage" office:value="0.857142857142857" calcext:value-type="percentage">
            <text:p>86 %</text:p>
          </table:table-cell>
          <table:table-cell table:style-name="ce36" table:formula="of:=MMCKMZUSTANDSP([.B31];[.$C$11];[.$C$10];[.$C$6];[.$C$7];[.$C$7])" office:value-type="percentage" office:value="0.00208932554673763" calcext:value-type="percentage">
            <text:p>0,21 %</text:p>
          </table:table-cell>
          <table:table-cell table:style-name="ce36" table:formula="of:=ERWERLANGC_PA([.B31];[.$C$11];[.$C$10];[.$C$6];[.$C$7])" office:value-type="percentage" office:value="0.0523622974474719" calcext:value-type="percentage">
            <text:p>5,24 %</text:p>
          </table:table-cell>
          <table:table-cell table:style-name="ce37" table:formula="of:=[.B31]*(1-[.E31])*(1-[.F31])" office:value-type="float" office:value="0.0270187936826152" calcext:value-type="float">
            <text:p>0,0270</text:p>
          </table:table-cell>
          <table:table-cell table:style-name="ce38" table:formula="of:=[.G31]/[.$C$11]/[.$C$6]" office:value-type="percentage" office:value="0.810563810478457" calcext:value-type="percentage">
            <text:p>81 %</text:p>
          </table:table-cell>
          <table:table-cell table:style-name="ce33" table:formula="of:=ERWERLANGC_ENQ([.B31];[.$C$11];[.$C$10];[.$C$6];[.$C$7])" office:value-type="float" office:value="0.895763923915354" calcext:value-type="float">
            <text:p>0,90</text:p>
          </table:table-cell>
          <table:table-cell table:style-name="ce33" table:formula="of:=ERWERLANGC_EN([.B31];[.$C$11];[.$C$10];[.$C$6];[.$C$7])" office:value-type="float" office:value="9.00140202869993" calcext:value-type="float">
            <text:p>9,00</text:p>
          </table:table-cell>
          <table:table-cell table:style-name="ce33" table:formula="of:=ERWERLANGC_EW([.B31];[.$C$11];[.$C$10];[.$C$6];[.$C$7])" office:value-type="float" office:value="31.3517373370374" calcext:value-type="float">
            <text:p>31,35</text:p>
          </table:table-cell>
          <table:table-cell table:style-name="ce33" table:formula="of:=ERWERLANGC_EV([.B31];[.$C$11];[.$C$10];[.$C$6];[.$C$7])" office:value-type="float" office:value="315.049071004497" calcext:value-type="float">
            <text:p>315,05</text:p>
          </table:table-cell>
          <table:table-cell table:number-columns-repeated="16372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5" table:formula="of:=1/[.A32]" office:value-type="float" office:value="0.0294117647058824" calcext:value-type="float">
            <text:p>0,0294</text:p>
          </table:table-cell>
          <table:table-cell table:style-name="ce28" table:formula="of:=[.B32]/[.$C$11]" office:value-type="float" office:value="8.82352941176471" calcext:value-type="float">
            <text:p>8,82</text:p>
          </table:table-cell>
          <table:table-cell table:style-name="ce30" table:formula="of:=[.C32]/[.$C$6]" office:value-type="percentage" office:value="0.882352941176471" calcext:value-type="percentage">
            <text:p>88 %</text:p>
          </table:table-cell>
          <table:table-cell table:style-name="ce36" table:formula="of:=MMCKMZUSTANDSP([.B32];[.$C$11];[.$C$10];[.$C$6];[.$C$7];[.$C$7])" office:value-type="percentage" office:value="0.00286071431427349" calcext:value-type="percentage">
            <text:p>0,29 %</text:p>
          </table:table-cell>
          <table:table-cell table:style-name="ce36" table:formula="of:=ERWERLANGC_PA([.B32];[.$C$11];[.$C$10];[.$C$6];[.$C$7])" office:value-type="percentage" office:value="0.0593658168123714" calcext:value-type="percentage">
            <text:p>5,94 %</text:p>
          </table:table-cell>
          <table:table-cell table:style-name="ce37" table:formula="of:=[.B32]*(1-[.E32])*(1-[.F32])" office:value-type="float" office:value="0.0275865675739791" calcext:value-type="float">
            <text:p>0,0276</text:p>
          </table:table-cell>
          <table:table-cell table:style-name="ce38" table:formula="of:=[.G32]/[.$C$11]/[.$C$6]" office:value-type="percentage" office:value="0.827597027219372" calcext:value-type="percentage">
            <text:p>83 %</text:p>
          </table:table-cell>
          <table:table-cell table:style-name="ce33" table:formula="of:=ERWERLANGC_ENQ([.B32];[.$C$11];[.$C$10];[.$C$6];[.$C$7])" office:value-type="float" office:value="1.04463508536067" calcext:value-type="float">
            <text:p>1,04</text:p>
          </table:table-cell>
          <table:table-cell table:style-name="ce33" table:formula="of:=ERWERLANGC_EN([.B32];[.$C$11];[.$C$10];[.$C$6];[.$C$7])" office:value-type="float" office:value="9.32060535755439" calcext:value-type="float">
            <text:p>9,32</text:p>
          </table:table-cell>
          <table:table-cell table:style-name="ce33" table:formula="of:=ERWERLANGC_EW([.B32];[.$C$11];[.$C$10];[.$C$6];[.$C$7])" office:value-type="float" office:value="35.5175929022626" calcext:value-type="float">
            <text:p>35,52</text:p>
          </table:table-cell>
          <table:table-cell table:style-name="ce33" table:formula="of:=ERWERLANGC_EV([.B32];[.$C$11];[.$C$10];[.$C$6];[.$C$7])" office:value-type="float" office:value="316.900582156849" calcext:value-type="float">
            <text:p>316,90</text:p>
          </table:table-cell>
          <table:table-cell table:number-columns-repeated="16372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5" table:formula="of:=1/[.A33]" office:value-type="float" office:value="0.0303030303030303" calcext:value-type="float">
            <text:p>0,0303</text:p>
          </table:table-cell>
          <table:table-cell table:style-name="ce28" table:formula="of:=[.B33]/[.$C$11]" office:value-type="float" office:value="9.09090909090909" calcext:value-type="float">
            <text:p>9,09</text:p>
          </table:table-cell>
          <table:table-cell table:style-name="ce30" table:formula="of:=[.C33]/[.$C$6]" office:value-type="percentage" office:value="0.909090909090909" calcext:value-type="percentage">
            <text:p>91 %</text:p>
          </table:table-cell>
          <table:table-cell table:style-name="ce36" table:formula="of:=MMCKMZUSTANDSP([.B33];[.$C$11];[.$C$10];[.$C$6];[.$C$7];[.$C$7])" office:value-type="percentage" office:value="0.00391490864871292" calcext:value-type="percentage">
            <text:p>0,39 %</text:p>
          </table:table-cell>
          <table:table-cell table:style-name="ce36" table:formula="of:=ERWERLANGC_PA([.B33];[.$C$11];[.$C$10];[.$C$6];[.$C$7])" office:value-type="percentage" office:value="0.0672379447788363" calcext:value-type="percentage">
            <text:p>6,72 %</text:p>
          </table:table-cell>
          <table:table-cell table:style-name="ce37" table:formula="of:=[.B33]*(1-[.E33])*(1-[.F33])" office:value-type="float" office:value="0.0281548599086057" calcext:value-type="float">
            <text:p>0,0282</text:p>
          </table:table-cell>
          <table:table-cell table:style-name="ce38" table:formula="of:=[.G33]/[.$C$11]/[.$C$6]" office:value-type="percentage" office:value="0.84464579725817" calcext:value-type="percentage">
            <text:p>84 %</text:p>
          </table:table-cell>
          <table:table-cell table:style-name="ce33" table:formula="of:=ERWERLANGC_ENQ([.B33];[.$C$11];[.$C$10];[.$C$6];[.$C$7])" office:value-type="float" office:value="1.21772207940545" calcext:value-type="float">
            <text:p>1,22</text:p>
          </table:table-cell>
          <table:table-cell table:style-name="ce33" table:formula="of:=ERWERLANGC_EN([.B33];[.$C$11];[.$C$10];[.$C$6];[.$C$7])" office:value-type="float" office:value="9.66418005198715" calcext:value-type="float">
            <text:p>9,66</text:p>
          </table:table-cell>
          <table:table-cell table:style-name="ce33" table:formula="of:=ERWERLANGC_EW([.B33];[.$C$11];[.$C$10];[.$C$6];[.$C$7])" office:value-type="float" office:value="40.18482862038" calcext:value-type="float">
            <text:p>40,18</text:p>
          </table:table-cell>
          <table:table-cell table:style-name="ce33" table:formula="of:=ERWERLANGC_EV([.B33];[.$C$11];[.$C$10];[.$C$6];[.$C$7])" office:value-type="float" office:value="318.917941715576" calcext:value-type="float">
            <text:p>318,92</text:p>
          </table:table-cell>
          <table:table-cell table:number-columns-repeated="16372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5" table:formula="of:=1/[.A34]" office:value-type="float" office:value="0.03125" calcext:value-type="float">
            <text:p>0,0313</text:p>
          </table:table-cell>
          <table:table-cell table:style-name="ce28" table:formula="of:=[.B34]/[.$C$11]" office:value-type="float" office:value="9.375" calcext:value-type="float">
            <text:p>9,38</text:p>
          </table:table-cell>
          <table:table-cell table:style-name="ce30" table:formula="of:=[.C34]/[.$C$6]" office:value-type="percentage" office:value="0.9375" calcext:value-type="percentage">
            <text:p>94 %</text:p>
          </table:table-cell>
          <table:table-cell table:style-name="ce36" table:formula="of:=MMCKMZUSTANDSP([.B34];[.$C$11];[.$C$10];[.$C$6];[.$C$7];[.$C$7])" office:value-type="percentage" office:value="0.00535051929696518" calcext:value-type="percentage">
            <text:p>0,54 %</text:p>
          </table:table-cell>
          <table:table-cell table:style-name="ce36" table:formula="of:=ERWERLANGC_PA([.B34];[.$C$11];[.$C$10];[.$C$6];[.$C$7])" office:value-type="percentage" office:value="0.0760420330027057" calcext:value-type="percentage">
            <text:p>7,60 %</text:p>
          </table:table-cell>
          <table:table-cell table:style-name="ce37" table:formula="of:=[.B34]*(1-[.E34])*(1-[.F34])" office:value-type="float" office:value="0.0287191972520403" calcext:value-type="float">
            <text:p>0,0287</text:p>
          </table:table-cell>
          <table:table-cell table:style-name="ce38" table:formula="of:=[.G34]/[.$C$11]/[.$C$6]" office:value-type="percentage" office:value="0.86157591756121" calcext:value-type="percentage">
            <text:p>86 %</text:p>
          </table:table-cell>
          <table:table-cell table:style-name="ce33" table:formula="of:=ERWERLANGC_ENQ([.B34];[.$C$11];[.$C$10];[.$C$6];[.$C$7])" office:value-type="float" office:value="1.4181594119577" calcext:value-type="float">
            <text:p>1,42</text:p>
          </table:table-cell>
          <table:table-cell table:style-name="ce33" table:formula="of:=ERWERLANGC_EN([.B34];[.$C$11];[.$C$10];[.$C$6];[.$C$7])" office:value-type="float" office:value="10.0339185875698" calcext:value-type="float">
            <text:p>10,03</text:p>
          </table:table-cell>
          <table:table-cell table:style-name="ce33" table:formula="of:=ERWERLANGC_EW([.B34];[.$C$11];[.$C$10];[.$C$6];[.$C$7])" office:value-type="float" office:value="45.3811011826465" calcext:value-type="float">
            <text:p>45,38</text:p>
          </table:table-cell>
          <table:table-cell table:style-name="ce33" table:formula="of:=ERWERLANGC_EV([.B34];[.$C$11];[.$C$10];[.$C$6];[.$C$7])" office:value-type="float" office:value="321.085394802234" calcext:value-type="float">
            <text:p>321,09</text:p>
          </table:table-cell>
          <table:table-cell table:number-columns-repeated="16372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5" table:formula="of:=1/[.A35]" office:value-type="float" office:value="0.032258064516129" calcext:value-type="float">
            <text:p>0,0323</text:p>
          </table:table-cell>
          <table:table-cell table:style-name="ce28" table:formula="of:=[.B35]/[.$C$11]" office:value-type="float" office:value="9.67741935483871" calcext:value-type="float">
            <text:p>9,68</text:p>
          </table:table-cell>
          <table:table-cell table:style-name="ce30" table:formula="of:=[.C35]/[.$C$6]" office:value-type="percentage" office:value="0.967741935483871" calcext:value-type="percentage">
            <text:p>97 %</text:p>
          </table:table-cell>
          <table:table-cell table:style-name="ce36" table:formula="of:=MMCKMZUSTANDSP([.B35];[.$C$11];[.$C$10];[.$C$6];[.$C$7];[.$C$7])" office:value-type="percentage" office:value="0.00729607464520799" calcext:value-type="percentage">
            <text:p>0,73 %</text:p>
          </table:table-cell>
          <table:table-cell table:style-name="ce36" table:formula="of:=ERWERLANGC_PA([.B35];[.$C$11];[.$C$10];[.$C$6];[.$C$7])" office:value-type="percentage" office:value="0.0858270364675347" calcext:value-type="percentage">
            <text:p>8,58 %</text:p>
          </table:table-cell>
          <table:table-cell table:style-name="ce37" table:formula="of:=[.B35]*(1-[.E35])*(1-[.F35])" office:value-type="float" office:value="0.0292742932049" calcext:value-type="float">
            <text:p>0,0293</text:p>
          </table:table-cell>
          <table:table-cell table:style-name="ce38" table:formula="of:=[.G35]/[.$C$11]/[.$C$6]" office:value-type="percentage" office:value="0.878228796147001" calcext:value-type="percentage">
            <text:p>88 %</text:p>
          </table:table-cell>
          <table:table-cell table:style-name="ce33" table:formula="of:=ERWERLANGC_ENQ([.B35];[.$C$11];[.$C$10];[.$C$6];[.$C$7])" office:value-type="float" office:value="1.64904843876562" calcext:value-type="float">
            <text:p>1,65</text:p>
          </table:table-cell>
          <table:table-cell table:style-name="ce33" table:formula="of:=ERWERLANGC_EN([.B35];[.$C$11];[.$C$10];[.$C$6];[.$C$7])" office:value-type="float" office:value="10.4313364002356" calcext:value-type="float">
            <text:p>10,43</text:p>
          </table:table-cell>
          <table:table-cell table:style-name="ce33" table:formula="of:=ERWERLANGC_EW([.B35];[.$C$11];[.$C$10];[.$C$6];[.$C$7])" office:value-type="float" office:value="51.1205016017344" calcext:value-type="float">
            <text:p>51,12</text:p>
          </table:table-cell>
          <table:table-cell table:style-name="ce33" table:formula="of:=ERWERLANGC_EV([.B35];[.$C$11];[.$C$10];[.$C$6];[.$C$7])" office:value-type="float" office:value="323.371428407305" calcext:value-type="float">
            <text:p>323,37</text:p>
          </table:table-cell>
          <table:table-cell table:number-columns-repeated="16372"/>
        </table:table-row>
        <table:table-row table:style-name="ro2">
          <table:table-cell table:style-name="ce21" office:value-type="float" office:value="30" calcext:value-type="float">
            <text:p>30</text:p>
          </table:table-cell>
          <table:table-cell table:style-name="ce25" table:formula="of:=1/[.A36]" office:value-type="float" office:value="0.0333333333333333" calcext:value-type="float">
            <text:p>0,0333</text:p>
          </table:table-cell>
          <table:table-cell table:style-name="ce28" table:formula="of:=[.B36]/[.$C$11]" office:value-type="float" office:value="10" calcext:value-type="float">
            <text:p>10,00</text:p>
          </table:table-cell>
          <table:table-cell table:style-name="ce30" table:formula="of:=[.C36]/[.$C$6]" office:value-type="percentage" office:value="1" calcext:value-type="percentage">
            <text:p>100 %</text:p>
          </table:table-cell>
          <table:table-cell table:style-name="ce36" table:formula="of:=MMCKMZUSTANDSP([.B36];[.$C$11];[.$C$10];[.$C$6];[.$C$7];[.$C$7])" office:value-type="percentage" office:value="0.0099159657319701" calcext:value-type="percentage">
            <text:p>0,99 %</text:p>
          </table:table-cell>
          <table:table-cell table:style-name="ce36" table:formula="of:=ERWERLANGC_PA([.B36];[.$C$11];[.$C$10];[.$C$6];[.$C$7])" office:value-type="percentage" office:value="0.0966194010009937" calcext:value-type="percentage">
            <text:p>9,66 %</text:p>
          </table:table-cell>
          <table:table-cell table:style-name="ce37" table:formula="of:=[.B36]*(1-[.E36])*(1-[.F36])" office:value-type="float" office:value="0.0298140902645468" calcext:value-type="float">
            <text:p>0,0298</text:p>
          </table:table-cell>
          <table:table-cell table:style-name="ce38" table:formula="of:=[.G36]/[.$C$11]/[.$C$6]" office:value-type="percentage" office:value="0.894422707936405" calcext:value-type="percentage">
            <text:p>89 %</text:p>
          </table:table-cell>
          <table:table-cell table:style-name="ce33" table:formula="of:=ERWERLANGC_ENQ([.B36];[.$C$11];[.$C$10];[.$C$6];[.$C$7])" office:value-type="float" office:value="1.91322652663249" calcext:value-type="float">
            <text:p>1,91</text:p>
          </table:table-cell>
          <table:table-cell table:style-name="ce33" table:formula="of:=ERWERLANGC_EN([.B36];[.$C$11];[.$C$10];[.$C$6];[.$C$7])" office:value-type="float" office:value="10.8574536059965" calcext:value-type="float">
            <text:p>10,86</text:p>
          </table:table-cell>
          <table:table-cell table:style-name="ce33" table:formula="of:=ERWERLANGC_EW([.B36];[.$C$11];[.$C$10];[.$C$6];[.$C$7])" office:value-type="float" office:value="57.3967957989746" calcext:value-type="float">
            <text:p>57,40</text:p>
          </table:table-cell>
          <table:table-cell table:style-name="ce33" table:formula="of:=ERWERLANGC_EV([.B36];[.$C$11];[.$C$10];[.$C$6];[.$C$7])" office:value-type="float" office:value="325.723608179896" calcext:value-type="float">
            <text:p>325,72</text:p>
          </table:table-cell>
          <table:table-cell table:number-columns-repeated="16372"/>
        </table:table-row>
        <table:table-row table:style-name="ro2">
          <table:table-cell table:style-name="ce21" office:value-type="float" office:value="29" calcext:value-type="float">
            <text:p>29</text:p>
          </table:table-cell>
          <table:table-cell table:style-name="ce25" table:formula="of:=1/[.A37]" office:value-type="float" office:value="0.0344827586206897" calcext:value-type="float">
            <text:p>0,0345</text:p>
          </table:table-cell>
          <table:table-cell table:style-name="ce28" table:formula="of:=[.B37]/[.$C$11]" office:value-type="float" office:value="10.3448275862069" calcext:value-type="float">
            <text:p>10,34</text:p>
          </table:table-cell>
          <table:table-cell table:style-name="ce30" table:formula="of:=[.C37]/[.$C$6]" office:value-type="percentage" office:value="1.03448275862069" calcext:value-type="percentage">
            <text:p>103 %</text:p>
          </table:table-cell>
          <table:table-cell table:style-name="ce36" table:formula="of:=MMCKMZUSTANDSP([.B37];[.$C$11];[.$C$10];[.$C$6];[.$C$7];[.$C$7])" office:value-type="percentage" office:value="0.0134155781003104" calcext:value-type="percentage">
            <text:p>1,34 %</text:p>
          </table:table-cell>
          <table:table-cell table:style-name="ce36" table:formula="of:=ERWERLANGC_PA([.B37];[.$C$11];[.$C$10];[.$C$6];[.$C$7])" office:value-type="percentage" office:value="0.108413841357687" calcext:value-type="percentage">
            <text:p>10,84 %</text:p>
          </table:table-cell>
          <table:table-cell table:style-name="ce37" table:formula="of:=[.B37]*(1-[.E37])*(1-[.F37])" office:value-type="float" office:value="0.0303318970654445" calcext:value-type="float">
            <text:p>0,0303</text:p>
          </table:table-cell>
          <table:table-cell table:style-name="ce38" table:formula="of:=[.G37]/[.$C$11]/[.$C$6]" office:value-type="percentage" office:value="0.909956911963336" calcext:value-type="percentage">
            <text:p>91 %</text:p>
          </table:table-cell>
          <table:table-cell table:style-name="ce33" table:formula="of:=ERWERLANGC_ENQ([.B37];[.$C$11];[.$C$10];[.$C$6];[.$C$7])" office:value-type="float" office:value="2.21295324831307" calcext:value-type="float">
            <text:p>2,21</text:p>
          </table:table-cell>
          <table:table-cell table:style-name="ce33" table:formula="of:=ERWERLANGC_EN([.B37];[.$C$11];[.$C$10];[.$C$6];[.$C$7])" office:value-type="float" office:value="11.3125223679464" calcext:value-type="float">
            <text:p>11,31</text:p>
          </table:table-cell>
          <table:table-cell table:style-name="ce33" table:formula="of:=ERWERLANGC_EW([.B37];[.$C$11];[.$C$10];[.$C$6];[.$C$7])" office:value-type="float" office:value="64.175644201079" calcext:value-type="float">
            <text:p>64,18</text:p>
          </table:table-cell>
          <table:table-cell table:style-name="ce33" table:formula="of:=ERWERLANGC_EV([.B37];[.$C$11];[.$C$10];[.$C$6];[.$C$7])" office:value-type="float" office:value="328.063148670446" calcext:value-type="float">
            <text:p>328,06</text:p>
          </table:table-cell>
          <table:table-cell/>
          <table:table-cell>
            <draw:frame table:end-cell-address="'MMcKM example (en)'.W60" table:end-x="0.043cm" table:end-y="0.034cm" draw:z-index="1" draw:name="Diagramm 2" draw:style-name="gr1" draw:text-style-name="P1" svg:width="18.423cm" svg:height="11.543cm" svg:x="0.035cm" svg:y="0.053cm">
              <draw:object draw:notify-on-update-of-ranges="'MMcKM example (en)'.D16:'MMcKM example (en)'.D50 'MMcKM example (en)'.H16:'MMcKM example (en)'.H50 'MMcKM example (en)'.F16:'MMcKM example (en)'.F50 'MMcKM example (en)'.E16:'MMcKM example (en)'.E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0"/>
        </table:table-row>
        <table:table-row table:style-name="ro2">
          <table:table-cell table:style-name="ce21" office:value-type="float" office:value="28" calcext:value-type="float">
            <text:p>28</text:p>
          </table:table-cell>
          <table:table-cell table:style-name="ce25" table:formula="of:=1/[.A38]" office:value-type="float" office:value="0.0357142857142857" calcext:value-type="float">
            <text:p>0,0357</text:p>
          </table:table-cell>
          <table:table-cell table:style-name="ce28" table:formula="of:=[.B38]/[.$C$11]" office:value-type="float" office:value="10.7142857142857" calcext:value-type="float">
            <text:p>10,71</text:p>
          </table:table-cell>
          <table:table-cell table:style-name="ce30" table:formula="of:=[.C38]/[.$C$6]" office:value-type="percentage" office:value="1.07142857142857" calcext:value-type="percentage">
            <text:p>107 %</text:p>
          </table:table-cell>
          <table:table-cell table:style-name="ce36" table:formula="of:=MMCKMZUSTANDSP([.B38];[.$C$11];[.$C$10];[.$C$6];[.$C$7];[.$C$7])" office:value-type="percentage" office:value="0.0180441931980079" calcext:value-type="percentage">
            <text:p>1,80 %</text:p>
          </table:table-cell>
          <table:table-cell table:style-name="ce36" table:formula="of:=ERWERLANGC_PA([.B38];[.$C$11];[.$C$10];[.$C$6];[.$C$7])" office:value-type="percentage" office:value="0.121163915825961" calcext:value-type="percentage">
            <text:p>12,12 %</text:p>
          </table:table-cell>
          <table:table-cell table:style-name="ce37" table:formula="of:=[.B38]*(1-[.E38])*(1-[.F38])" office:value-type="float" office:value="0.0308206498600651" calcext:value-type="float">
            <text:p>0,0308</text:p>
          </table:table-cell>
          <table:table-cell table:style-name="ce38" table:formula="of:=[.G38]/[.$C$11]/[.$C$6]" office:value-type="percentage" office:value="0.924619495801952" calcext:value-type="percentage">
            <text:p>92 %</text:p>
          </table:table-cell>
          <table:table-cell table:style-name="ce33" table:formula="of:=ERWERLANGC_ENQ([.B38];[.$C$11];[.$C$10];[.$C$6];[.$C$7])" office:value-type="float" office:value="2.54952022971793" calcext:value-type="float">
            <text:p>2,55</text:p>
          </table:table-cell>
          <table:table-cell table:style-name="ce33" table:formula="of:=ERWERLANGC_EN([.B38];[.$C$11];[.$C$10];[.$C$6];[.$C$7])" office:value-type="float" office:value="11.7957151877375" calcext:value-type="float">
            <text:p>11,80</text:p>
          </table:table-cell>
          <table:table-cell table:style-name="ce33" table:formula="of:=ERWERLANGC_EW([.B38];[.$C$11];[.$C$10];[.$C$6];[.$C$7])" office:value-type="float" office:value="71.3865664321022" calcext:value-type="float">
            <text:p>71,39</text:p>
          </table:table-cell>
          <table:table-cell table:style-name="ce33" table:formula="of:=ERWERLANGC_EV([.B38];[.$C$11];[.$C$10];[.$C$6];[.$C$7])" office:value-type="float" office:value="330.280025256649" calcext:value-type="float">
            <text:p>330,28</text:p>
          </table:table-cell>
          <table:table-cell table:number-columns-repeated="16372"/>
        </table:table-row>
        <table:table-row table:style-name="ro2">
          <table:table-cell table:style-name="ce21" office:value-type="float" office:value="27" calcext:value-type="float">
            <text:p>27</text:p>
          </table:table-cell>
          <table:table-cell table:style-name="ce25" table:formula="of:=1/[.A39]" office:value-type="float" office:value="0.037037037037037" calcext:value-type="float">
            <text:p>0,0370</text:p>
          </table:table-cell>
          <table:table-cell table:style-name="ce28" table:formula="of:=[.B39]/[.$C$11]" office:value-type="float" office:value="11.1111111111111" calcext:value-type="float">
            <text:p>11,11</text:p>
          </table:table-cell>
          <table:table-cell table:style-name="ce30" table:formula="of:=[.C39]/[.$C$6]" office:value-type="percentage" office:value="1.11111111111111" calcext:value-type="percentage">
            <text:p>111 %</text:p>
          </table:table-cell>
          <table:table-cell table:style-name="ce36" table:formula="of:=MMCKMZUSTANDSP([.B39];[.$C$11];[.$C$10];[.$C$6];[.$C$7];[.$C$7])" office:value-type="percentage" office:value="0.0240938020950232" calcext:value-type="percentage">
            <text:p>2,41 %</text:p>
          </table:table-cell>
          <table:table-cell table:style-name="ce36" table:formula="of:=ERWERLANGC_PA([.B39];[.$C$11];[.$C$10];[.$C$6];[.$C$7])" office:value-type="percentage" office:value="0.13477387951688" calcext:value-type="percentage">
            <text:p>13,48 %</text:p>
          </table:table-cell>
          <table:table-cell table:style-name="ce37" table:formula="of:=[.B39]*(1-[.E39])*(1-[.F39])" office:value-type="float" office:value="0.0312733160581021" calcext:value-type="float">
            <text:p>0,0313</text:p>
          </table:table-cell>
          <table:table-cell table:style-name="ce38" table:formula="of:=[.G39]/[.$C$11]/[.$C$6]" office:value-type="percentage" office:value="0.938199481743062" calcext:value-type="percentage">
            <text:p>94 %</text:p>
          </table:table-cell>
          <table:table-cell table:style-name="ce33" table:formula="of:=ERWERLANGC_ENQ([.B39];[.$C$11];[.$C$10];[.$C$6];[.$C$7])" office:value-type="float" office:value="2.92281476302714" calcext:value-type="float">
            <text:p>2,92</text:p>
          </table:table-cell>
          <table:table-cell table:style-name="ce33" table:formula="of:=ERWERLANGC_EN([.B39];[.$C$11];[.$C$10];[.$C$6];[.$C$7])" office:value-type="float" office:value="12.3048095804578" calcext:value-type="float">
            <text:p>12,30</text:p>
          </table:table-cell>
          <table:table-cell table:style-name="ce33" table:formula="of:=ERWERLANGC_EW([.B39];[.$C$11];[.$C$10];[.$C$6];[.$C$7])" office:value-type="float" office:value="78.9159986017328" calcext:value-type="float">
            <text:p>78,92</text:p>
          </table:table-cell>
          <table:table-cell table:style-name="ce33" table:formula="of:=ERWERLANGC_EV([.B39];[.$C$11];[.$C$10];[.$C$6];[.$C$7])" office:value-type="float" office:value="332.229858672359" calcext:value-type="float">
            <text:p>332,23</text:p>
          </table:table-cell>
          <table:table-cell table:number-columns-repeated="16372"/>
        </table:table-row>
        <table:table-row table:style-name="ro2">
          <table:table-cell table:style-name="ce21" office:value-type="float" office:value="26" calcext:value-type="float">
            <text:p>26</text:p>
          </table:table-cell>
          <table:table-cell table:style-name="ce25" table:formula="of:=1/[.A40]" office:value-type="float" office:value="0.0384615384615385" calcext:value-type="float">
            <text:p>0,0385</text:p>
          </table:table-cell>
          <table:table-cell table:style-name="ce28" table:formula="of:=[.B40]/[.$C$11]" office:value-type="float" office:value="11.5384615384615" calcext:value-type="float">
            <text:p>11,54</text:p>
          </table:table-cell>
          <table:table-cell table:style-name="ce30" table:formula="of:=[.C40]/[.$C$6]" office:value-type="percentage" office:value="1.15384615384615" calcext:value-type="percentage">
            <text:p>115 %</text:p>
          </table:table-cell>
          <table:table-cell table:style-name="ce36" table:formula="of:=MMCKMZUSTANDSP([.B40];[.$C$11];[.$C$10];[.$C$6];[.$C$7];[.$C$7])" office:value-type="percentage" office:value="0.0318918246449633" calcext:value-type="percentage">
            <text:p>3,19 %</text:p>
          </table:table-cell>
          <table:table-cell table:style-name="ce36" table:formula="of:=ERWERLANGC_PA([.B40];[.$C$11];[.$C$10];[.$C$6];[.$C$7])" office:value-type="percentage" office:value="0.149093796936258" calcext:value-type="percentage">
            <text:p>14,91 %</text:p>
          </table:table-cell>
          <table:table-cell table:style-name="ce37" table:formula="of:=[.B40]*(1-[.E40])*(1-[.F40])" office:value-type="float" office:value="0.0316834327556277" calcext:value-type="float">
            <text:p>0,0317</text:p>
          </table:table-cell>
          <table:table-cell table:style-name="ce38" table:formula="of:=[.G40]/[.$C$11]/[.$C$6]" office:value-type="percentage" office:value="0.950502982668832" calcext:value-type="percentage">
            <text:p>95 %</text:p>
          </table:table-cell>
          <table:table-cell table:style-name="ce33" table:formula="of:=ERWERLANGC_ENQ([.B40];[.$C$11];[.$C$10];[.$C$6];[.$C$7])" office:value-type="float" office:value="3.3308982394319" calcext:value-type="float">
            <text:p>3,33</text:p>
          </table:table-cell>
          <table:table-cell table:style-name="ce33" table:formula="of:=ERWERLANGC_EN([.B40];[.$C$11];[.$C$10];[.$C$6];[.$C$7])" office:value-type="float" office:value="12.8359280661202" calcext:value-type="float">
            <text:p>12,84</text:p>
          </table:table-cell>
          <table:table-cell table:style-name="ce33" table:formula="of:=ERWERLANGC_EW([.B40];[.$C$11];[.$C$10];[.$C$6];[.$C$7])" office:value-type="float" office:value="86.6033542252293" calcext:value-type="float">
            <text:p>86,60</text:p>
          </table:table-cell>
          <table:table-cell table:style-name="ce33" table:formula="of:=ERWERLANGC_EV([.B40];[.$C$11];[.$C$10];[.$C$6];[.$C$7])" office:value-type="float" office:value="333.734129719126" calcext:value-type="float">
            <text:p>333,73</text:p>
          </table:table-cell>
          <table:table-cell table:number-columns-repeated="16372"/>
        </table:table-row>
        <table:table-row table:style-name="ro2">
          <table:table-cell table:style-name="ce21" office:value-type="float" office:value="25" calcext:value-type="float">
            <text:p>25</text:p>
          </table:table-cell>
          <table:table-cell table:style-name="ce25" table:formula="of:=1/[.A41]" office:value-type="float" office:value="0.04" calcext:value-type="float">
            <text:p>0,0400</text:p>
          </table:table-cell>
          <table:table-cell table:style-name="ce28" table:formula="of:=[.B41]/[.$C$11]" office:value-type="float" office:value="12" calcext:value-type="float">
            <text:p>12,00</text:p>
          </table:table-cell>
          <table:table-cell table:style-name="ce30" table:formula="of:=[.C41]/[.$C$6]" office:value-type="percentage" office:value="1.2" calcext:value-type="percentage">
            <text:p>120 %</text:p>
          </table:table-cell>
          <table:table-cell table:style-name="ce36" table:formula="of:=MMCKMZUSTANDSP([.B41];[.$C$11];[.$C$10];[.$C$6];[.$C$7];[.$C$7])" office:value-type="percentage" office:value="0.0417861764244574" calcext:value-type="percentage">
            <text:p>4,18 %</text:p>
          </table:table-cell>
          <table:table-cell table:style-name="ce36" table:formula="of:=ERWERLANGC_PA([.B41];[.$C$11];[.$C$10];[.$C$6];[.$C$7])" office:value-type="percentage" office:value="0.163920062583332" calcext:value-type="percentage">
            <text:p>16,39 %</text:p>
          </table:table-cell>
          <table:table-cell table:style-name="ce37" table:formula="of:=[.B41]*(1-[.E41])*(1-[.F41])" office:value-type="float" office:value="0.032045734145873" calcext:value-type="float">
            <text:p>0,0320</text:p>
          </table:table-cell>
          <table:table-cell table:style-name="ce38" table:formula="of:=[.G41]/[.$C$11]/[.$C$6]" office:value-type="percentage" office:value="0.961372024376191" calcext:value-type="percentage">
            <text:p>96 %</text:p>
          </table:table-cell>
          <table:table-cell table:style-name="ce33" table:formula="of:=ERWERLANGC_ENQ([.B41];[.$C$11];[.$C$10];[.$C$6];[.$C$7])" office:value-type="float" office:value="3.76969127828921" calcext:value-type="float">
            <text:p>3,77</text:p>
          </table:table-cell>
          <table:table-cell table:style-name="ce33" table:formula="of:=ERWERLANGC_EN([.B41];[.$C$11];[.$C$10];[.$C$6];[.$C$7])" office:value-type="float" office:value="13.3834115220511" calcext:value-type="float">
            <text:p>13,38</text:p>
          </table:table-cell>
          <table:table-cell table:style-name="ce33" table:formula="of:=ERWERLANGC_EW([.B41];[.$C$11];[.$C$10];[.$C$6];[.$C$7])" office:value-type="float" office:value="94.2422819572302" calcext:value-type="float">
            <text:p>94,24</text:p>
          </table:table-cell>
          <table:table-cell table:style-name="ce33" table:formula="of:=ERWERLANGC_EV([.B41];[.$C$11];[.$C$10];[.$C$6];[.$C$7])" office:value-type="float" office:value="334.585288051278" calcext:value-type="float">
            <text:p>334,59</text:p>
          </table:table-cell>
          <table:table-cell table:number-columns-repeated="16372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5" table:formula="of:=1/[.A42]" office:value-type="float" office:value="0.0416666666666667" calcext:value-type="float">
            <text:p>0,0417</text:p>
          </table:table-cell>
          <table:table-cell table:style-name="ce28" table:formula="of:=[.B42]/[.$C$11]" office:value-type="float" office:value="12.5" calcext:value-type="float">
            <text:p>12,50</text:p>
          </table:table-cell>
          <table:table-cell table:style-name="ce30" table:formula="of:=[.C42]/[.$C$6]" office:value-type="percentage" office:value="1.25" calcext:value-type="percentage">
            <text:p>125 %</text:p>
          </table:table-cell>
          <table:table-cell table:style-name="ce36" table:formula="of:=MMCKMZUSTANDSP([.B42];[.$C$11];[.$C$10];[.$C$6];[.$C$7];[.$C$7])" office:value-type="percentage" office:value="0.0541224212040563" calcext:value-type="percentage">
            <text:p>5,41 %</text:p>
          </table:table-cell>
          <table:table-cell table:style-name="ce36" table:formula="of:=ERWERLANGC_PA([.B42];[.$C$11];[.$C$10];[.$C$6];[.$C$7])" office:value-type="percentage" office:value="0.179003039276042" calcext:value-type="percentage">
            <text:p>17,90 %</text:p>
          </table:table-cell>
          <table:table-cell table:style-name="ce37" table:formula="of:=[.B42]*(1-[.E42])*(1-[.F42])" office:value-type="float" office:value="0.0323567757253503" calcext:value-type="float">
            <text:p>0,0324</text:p>
          </table:table-cell>
          <table:table-cell table:style-name="ce38" table:formula="of:=[.G42]/[.$C$11]/[.$C$6]" office:value-type="percentage" office:value="0.970703271760508" calcext:value-type="percentage">
            <text:p>97 %</text:p>
          </table:table-cell>
          <table:table-cell table:style-name="ce33" table:formula="of:=ERWERLANGC_ENQ([.B42];[.$C$11];[.$C$10];[.$C$6];[.$C$7])" office:value-type="float" office:value="4.23287403468843" calcext:value-type="float">
            <text:p>4,23</text:p>
          </table:table-cell>
          <table:table-cell table:style-name="ce33" table:formula="of:=ERWERLANGC_EN([.B42];[.$C$11];[.$C$10];[.$C$6];[.$C$7])" office:value-type="float" office:value="13.9399067522935" calcext:value-type="float">
            <text:p>13,94</text:p>
          </table:table-cell>
          <table:table-cell table:style-name="ce33" table:formula="of:=ERWERLANGC_EW([.B42];[.$C$11];[.$C$10];[.$C$6];[.$C$7])" office:value-type="float" office:value="101.588976832522" calcext:value-type="float">
            <text:p>101,59</text:p>
          </table:table-cell>
          <table:table-cell table:style-name="ce33" table:formula="of:=ERWERLANGC_EV([.B42];[.$C$11];[.$C$10];[.$C$6];[.$C$7])" office:value-type="float" office:value="334.557762055044" calcext:value-type="float">
            <text:p>334,56</text:p>
          </table:table-cell>
          <table:table-cell table:number-columns-repeated="16372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5" table:formula="of:=1/[.A43]" office:value-type="float" office:value="0.0434782608695652" calcext:value-type="float">
            <text:p>0,0435</text:p>
          </table:table-cell>
          <table:table-cell table:style-name="ce28" table:formula="of:=[.B43]/[.$C$11]" office:value-type="float" office:value="13.0434782608696" calcext:value-type="float">
            <text:p>13,04</text:p>
          </table:table-cell>
          <table:table-cell table:style-name="ce30" table:formula="of:=[.C43]/[.$C$6]" office:value-type="percentage" office:value="1.30434782608696" calcext:value-type="percentage">
            <text:p>130 %</text:p>
          </table:table-cell>
          <table:table-cell table:style-name="ce36" table:formula="of:=MMCKMZUSTANDSP([.B43];[.$C$11];[.$C$10];[.$C$6];[.$C$7];[.$C$7])" office:value-type="percentage" office:value="0.0692148496892815" calcext:value-type="percentage">
            <text:p>6,92 %</text:p>
          </table:table-cell>
          <table:table-cell table:style-name="ce36" table:formula="of:=ERWERLANGC_PA([.B43];[.$C$11];[.$C$10];[.$C$6];[.$C$7])" office:value-type="percentage" office:value="0.194062325675558" calcext:value-type="percentage">
            <text:p>19,41 %</text:p>
          </table:table-cell>
          <table:table-cell table:style-name="ce37" table:formula="of:=[.B43]*(1-[.E43])*(1-[.F43])" office:value-type="float" office:value="0.032615426927702" calcext:value-type="float">
            <text:p>0,0326</text:p>
          </table:table-cell>
          <table:table-cell table:style-name="ce38" table:formula="of:=[.G43]/[.$C$11]/[.$C$6]" office:value-type="percentage" office:value="0.978462807831061" calcext:value-type="percentage">
            <text:p>98 %</text:p>
          </table:table-cell>
          <table:table-cell table:style-name="ce33" table:formula="of:=ERWERLANGC_ENQ([.B43];[.$C$11];[.$C$10];[.$C$6];[.$C$7])" office:value-type="float" office:value="4.71209559061491" calcext:value-type="float">
            <text:p>4,71</text:p>
          </table:table-cell>
          <table:table-cell table:style-name="ce33" table:formula="of:=ERWERLANGC_EN([.B43];[.$C$11];[.$C$10];[.$C$6];[.$C$7])" office:value-type="float" office:value="14.4967236689255" calcext:value-type="float">
            <text:p>14,50</text:p>
          </table:table-cell>
          <table:table-cell table:style-name="ce33" table:formula="of:=ERWERLANGC_EW([.B43];[.$C$11];[.$C$10];[.$C$6];[.$C$7])" office:value-type="float" office:value="108.378198584143" calcext:value-type="float">
            <text:p>108,38</text:p>
          </table:table-cell>
          <table:table-cell table:style-name="ce33" table:formula="of:=ERWERLANGC_EV([.B43];[.$C$11];[.$C$10];[.$C$6];[.$C$7])" office:value-type="float" office:value="333.424644385287" calcext:value-type="float">
            <text:p>333,42</text:p>
          </table:table-cell>
          <table:table-cell table:number-columns-repeated="16372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5" table:formula="of:=1/[.A44]" office:value-type="float" office:value="0.0454545454545455" calcext:value-type="float">
            <text:p>0,0455</text:p>
          </table:table-cell>
          <table:table-cell table:style-name="ce28" table:formula="of:=[.B44]/[.$C$11]" office:value-type="float" office:value="13.6363636363636" calcext:value-type="float">
            <text:p>13,64</text:p>
          </table:table-cell>
          <table:table-cell table:style-name="ce30" table:formula="of:=[.C44]/[.$C$6]" office:value-type="percentage" office:value="1.36363636363636" calcext:value-type="percentage">
            <text:p>136 %</text:p>
          </table:table-cell>
          <table:table-cell table:style-name="ce36" table:formula="of:=MMCKMZUSTANDSP([.B44];[.$C$11];[.$C$10];[.$C$6];[.$C$7];[.$C$7])" office:value-type="percentage" office:value="0.0873157099110143" calcext:value-type="percentage">
            <text:p>8,73 %</text:p>
          </table:table-cell>
          <table:table-cell table:style-name="ce36" table:formula="of:=ERWERLANGC_PA([.B44];[.$C$11];[.$C$10];[.$C$6];[.$C$7])" office:value-type="percentage" office:value="0.208808355911529" calcext:value-type="percentage">
            <text:p>20,88 %</text:p>
          </table:table-cell>
          <table:table-cell table:style-name="ce37" table:formula="of:=[.B44]*(1-[.E44])*(1-[.F44])" office:value-type="float" office:value="0.0328230992731465" calcext:value-type="float">
            <text:p>0,0328</text:p>
          </table:table-cell>
          <table:table-cell table:style-name="ce38" table:formula="of:=[.G44]/[.$C$11]/[.$C$6]" office:value-type="percentage" office:value="0.984692978194396" calcext:value-type="percentage">
            <text:p>98 %</text:p>
          </table:table-cell>
          <table:table-cell table:style-name="ce33" table:formula="of:=ERWERLANGC_ENQ([.B44];[.$C$11];[.$C$10];[.$C$6];[.$C$7])" office:value-type="float" office:value="5.19753016581169" calcext:value-type="float">
            <text:p>5,20</text:p>
          </table:table-cell>
          <table:table-cell table:style-name="ce33" table:formula="of:=ERWERLANGC_EN([.B44];[.$C$11];[.$C$10];[.$C$6];[.$C$7])" office:value-type="float" office:value="15.0444599477557" calcext:value-type="float">
            <text:p>15,04</text:p>
          </table:table-cell>
          <table:table-cell table:style-name="ce33" table:formula="of:=ERWERLANGC_EW([.B44];[.$C$11];[.$C$10];[.$C$6];[.$C$7])" office:value-type="float" office:value="114.345663647857" calcext:value-type="float">
            <text:p>114,35</text:p>
          </table:table-cell>
          <table:table-cell table:style-name="ce33" table:formula="of:=ERWERLANGC_EV([.B44];[.$C$11];[.$C$10];[.$C$6];[.$C$7])" office:value-type="float" office:value="330.978118850624" calcext:value-type="float">
            <text:p>330,98</text:p>
          </table:table-cell>
          <table:table-cell table:number-columns-repeated="16372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5" table:formula="of:=1/[.A45]" office:value-type="float" office:value="0.0476190476190476" calcext:value-type="float">
            <text:p>0,0476</text:p>
          </table:table-cell>
          <table:table-cell table:style-name="ce28" table:formula="of:=[.B45]/[.$C$11]" office:value-type="float" office:value="14.2857142857143" calcext:value-type="float">
            <text:p>14,29</text:p>
          </table:table-cell>
          <table:table-cell table:style-name="ce30" table:formula="of:=[.C45]/[.$C$6]" office:value-type="percentage" office:value="1.42857142857143" calcext:value-type="percentage">
            <text:p>143 %</text:p>
          </table:table-cell>
          <table:table-cell table:style-name="ce36" table:formula="of:=MMCKMZUSTANDSP([.B45];[.$C$11];[.$C$10];[.$C$6];[.$C$7];[.$C$7])" office:value-type="percentage" office:value="0.108588502870591" calcext:value-type="percentage">
            <text:p>10,86 %</text:p>
          </table:table-cell>
          <table:table-cell table:style-name="ce36" table:formula="of:=ERWERLANGC_PA([.B45];[.$C$11];[.$C$10];[.$C$6];[.$C$7])" office:value-type="percentage" office:value="0.22296714075873" calcext:value-type="percentage">
            <text:p>22,30 %</text:p>
          </table:table-cell>
          <table:table-cell table:style-name="ce37" table:formula="of:=[.B45]*(1-[.E45])*(1-[.F45])" office:value-type="float" office:value="0.0329836202083336" calcext:value-type="float">
            <text:p>0,0330</text:p>
          </table:table-cell>
          <table:table-cell table:style-name="ce38" table:formula="of:=[.G45]/[.$C$11]/[.$C$6]" office:value-type="percentage" office:value="0.989508606250008" calcext:value-type="percentage">
            <text:p>99 %</text:p>
          </table:table-cell>
          <table:table-cell table:style-name="ce33" table:formula="of:=ERWERLANGC_ENQ([.B45];[.$C$11];[.$C$10];[.$C$6];[.$C$7])" office:value-type="float" office:value="5.67872779298295" calcext:value-type="float">
            <text:p>5,68</text:p>
          </table:table-cell>
          <table:table-cell table:style-name="ce33" table:formula="of:=ERWERLANGC_EN([.B45];[.$C$11];[.$C$10];[.$C$6];[.$C$7])" office:value-type="float" office:value="15.573813855483" calcext:value-type="float">
            <text:p>15,57</text:p>
          </table:table-cell>
          <table:table-cell table:style-name="ce33" table:formula="of:=ERWERLANGC_EW([.B45];[.$C$11];[.$C$10];[.$C$6];[.$C$7])" office:value-type="float" office:value="119.253283652642" calcext:value-type="float">
            <text:p>119,25</text:p>
          </table:table-cell>
          <table:table-cell table:style-name="ce33" table:formula="of:=ERWERLANGC_EV([.B45];[.$C$11];[.$C$10];[.$C$6];[.$C$7])" office:value-type="float" office:value="327.050090965144" calcext:value-type="float">
            <text:p>327,05</text:p>
          </table:table-cell>
          <table:table-cell table:number-columns-repeated="16372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5" table:formula="of:=1/[.A46]" office:value-type="float" office:value="0.05" calcext:value-type="float">
            <text:p>0,0500</text:p>
          </table:table-cell>
          <table:table-cell table:style-name="ce28" table:formula="of:=[.B46]/[.$C$11]" office:value-type="float" office:value="15" calcext:value-type="float">
            <text:p>15,00</text:p>
          </table:table-cell>
          <table:table-cell table:style-name="ce30" table:formula="of:=[.C46]/[.$C$6]" office:value-type="percentage" office:value="1.5" calcext:value-type="percentage">
            <text:p>150 %</text:p>
          </table:table-cell>
          <table:table-cell table:style-name="ce36" table:formula="of:=MMCKMZUSTANDSP([.B46];[.$C$11];[.$C$10];[.$C$6];[.$C$7];[.$C$7])" office:value-type="percentage" office:value="0.133091239175969" calcext:value-type="percentage">
            <text:p>13,31 %</text:p>
          </table:table-cell>
          <table:table-cell table:style-name="ce36" table:formula="of:=ERWERLANGC_PA([.B46];[.$C$11];[.$C$10];[.$C$6];[.$C$7])" office:value-type="percentage" office:value="0.236303732533443" calcext:value-type="percentage">
            <text:p>23,63 %</text:p>
          </table:table-cell>
          <table:table-cell table:style-name="ce37" table:formula="of:=[.B46]*(1-[.E46])*(1-[.F46])" office:value-type="float" office:value="0.0331027492437686" calcext:value-type="float">
            <text:p>0,0331</text:p>
          </table:table-cell>
          <table:table-cell table:style-name="ce38" table:formula="of:=[.G46]/[.$C$11]/[.$C$6]" office:value-type="percentage" office:value="0.993082477313057" calcext:value-type="percentage">
            <text:p>99 %</text:p>
          </table:table-cell>
          <table:table-cell table:style-name="ce33" table:formula="of:=ERWERLANGC_ENQ([.B46];[.$C$11];[.$C$10];[.$C$6];[.$C$7])" office:value-type="float" office:value="6.1456132784598" calcext:value-type="float">
            <text:p>6,15</text:p>
          </table:table-cell>
          <table:table-cell table:style-name="ce33" table:formula="of:=ERWERLANGC_EN([.B46];[.$C$11];[.$C$10];[.$C$6];[.$C$7])" office:value-type="float" office:value="16.0764380515904" calcext:value-type="float">
            <text:p>16,08</text:p>
          </table:table-cell>
          <table:table-cell table:style-name="ce33" table:formula="of:=ERWERLANGC_EW([.B46];[.$C$11];[.$C$10];[.$C$6];[.$C$7])" office:value-type="float" office:value="122.912265569196" calcext:value-type="float">
            <text:p>122,91</text:p>
          </table:table-cell>
          <table:table-cell table:style-name="ce33" table:formula="of:=ERWERLANGC_EV([.B46];[.$C$11];[.$C$10];[.$C$6];[.$C$7])" office:value-type="float" office:value="321.528761031807" calcext:value-type="float">
            <text:p>321,53</text:p>
          </table:table-cell>
          <table:table-cell table:number-columns-repeated="16372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5" table:formula="of:=1/[.A47]" office:value-type="float" office:value="0.0526315789473684" calcext:value-type="float">
            <text:p>0,0526</text:p>
          </table:table-cell>
          <table:table-cell table:style-name="ce28" table:formula="of:=[.B47]/[.$C$11]" office:value-type="float" office:value="15.7894736842105" calcext:value-type="float">
            <text:p>15,79</text:p>
          </table:table-cell>
          <table:table-cell table:style-name="ce30" table:formula="of:=[.C47]/[.$C$6]" office:value-type="percentage" office:value="1.57894736842105" calcext:value-type="percentage">
            <text:p>158 %</text:p>
          </table:table-cell>
          <table:table-cell table:style-name="ce36" table:formula="of:=MMCKMZUSTANDSP([.B47];[.$C$11];[.$C$10];[.$C$6];[.$C$7];[.$C$7])" office:value-type="percentage" office:value="0.160773443265778" calcext:value-type="percentage">
            <text:p>16,08 %</text:p>
          </table:table-cell>
          <table:table-cell table:style-name="ce36" table:formula="of:=ERWERLANGC_PA([.B47];[.$C$11];[.$C$10];[.$C$6];[.$C$7])" office:value-type="percentage" office:value="0.248640042500653" calcext:value-type="percentage">
            <text:p>24,86 %</text:p>
          </table:table-cell>
          <table:table-cell table:style-name="ce37" table:formula="of:=[.B47]*(1-[.E47])*(1-[.F47])" office:value-type="float" office:value="0.0331874331579026" calcext:value-type="float">
            <text:p>0,0332</text:p>
          </table:table-cell>
          <table:table-cell table:style-name="ce38" table:formula="of:=[.G47]/[.$C$11]/[.$C$6]" office:value-type="percentage" office:value="0.995622994737077" calcext:value-type="percentage">
            <text:p>100 %</text:p>
          </table:table-cell>
          <table:table-cell table:style-name="ce33" table:formula="of:=ERWERLANGC_ENQ([.B47];[.$C$11];[.$C$10];[.$C$6];[.$C$7])" office:value-type="float" office:value="6.58943137054969" calcext:value-type="float">
            <text:p>6,59</text:p>
          </table:table-cell>
          <table:table-cell table:style-name="ce33" table:formula="of:=ERWERLANGC_EN([.B47];[.$C$11];[.$C$10];[.$C$6];[.$C$7])" office:value-type="float" office:value="16.5456613179205" calcext:value-type="float">
            <text:p>16,55</text:p>
          </table:table-cell>
          <table:table-cell table:style-name="ce33" table:formula="of:=ERWERLANGC_EW([.B47];[.$C$11];[.$C$10];[.$C$6];[.$C$7])" office:value-type="float" office:value="125.199196040444" calcext:value-type="float">
            <text:p>125,20</text:p>
          </table:table-cell>
          <table:table-cell table:style-name="ce33" table:formula="of:=ERWERLANGC_EV([.B47];[.$C$11];[.$C$10];[.$C$6];[.$C$7])" office:value-type="float" office:value="314.367565040489" calcext:value-type="float">
            <text:p>314,37</text:p>
          </table:table-cell>
          <table:table-cell table:number-columns-repeated="16372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5" table:formula="of:=1/[.A48]" office:value-type="float" office:value="0.0555555555555556" calcext:value-type="float">
            <text:p>0,0556</text:p>
          </table:table-cell>
          <table:table-cell table:style-name="ce28" table:formula="of:=[.B48]/[.$C$11]" office:value-type="float" office:value="16.6666666666667" calcext:value-type="float">
            <text:p>16,67</text:p>
          </table:table-cell>
          <table:table-cell table:style-name="ce30" table:formula="of:=[.C48]/[.$C$6]" office:value-type="percentage" office:value="1.66666666666667" calcext:value-type="percentage">
            <text:p>167 %</text:p>
          </table:table-cell>
          <table:table-cell table:style-name="ce36" table:formula="of:=MMCKMZUSTANDSP([.B48];[.$C$11];[.$C$10];[.$C$6];[.$C$7];[.$C$7])" office:value-type="percentage" office:value="0.191487146815573" calcext:value-type="percentage">
            <text:p>19,15 %</text:p>
          </table:table-cell>
          <table:table-cell table:style-name="ce36" table:formula="of:=ERWERLANGC_PA([.B48];[.$C$11];[.$C$10];[.$C$6];[.$C$7])" office:value-type="percentage" office:value="0.259864048332114" calcext:value-type="percentage">
            <text:p>25,99 %</text:p>
          </table:table-cell>
          <table:table-cell table:style-name="ce37" table:formula="of:=[.B48]*(1-[.E48])*(1-[.F48])" office:value-type="float" office:value="0.0332449683348541" calcext:value-type="float">
            <text:p>0,0332</text:p>
          </table:table-cell>
          <table:table-cell table:style-name="ce38" table:formula="of:=[.G48]/[.$C$11]/[.$C$6]" office:value-type="percentage" office:value="0.997349050045623" calcext:value-type="percentage">
            <text:p>100 %</text:p>
          </table:table-cell>
          <table:table-cell table:style-name="ce33" table:formula="of:=ERWERLANGC_ENQ([.B48];[.$C$11];[.$C$10];[.$C$6];[.$C$7])" office:value-type="float" office:value="7.00344743856843" calcext:value-type="float">
            <text:p>7,00</text:p>
          </table:table-cell>
          <table:table-cell table:style-name="ce33" table:formula="of:=ERWERLANGC_EN([.B48];[.$C$11];[.$C$10];[.$C$6];[.$C$7])" office:value-type="float" office:value="16.9769379390247" calcext:value-type="float">
            <text:p>16,98</text:p>
          </table:table-cell>
          <table:table-cell table:style-name="ce33" table:formula="of:=ERWERLANGC_EW([.B48];[.$C$11];[.$C$10];[.$C$6];[.$C$7])" office:value-type="float" office:value="126.062053894232" calcext:value-type="float">
            <text:p>126,06</text:p>
          </table:table-cell>
          <table:table-cell table:style-name="ce33" table:formula="of:=ERWERLANGC_EV([.B48];[.$C$11];[.$C$10];[.$C$6];[.$C$7])" office:value-type="float" office:value="305.584882902444" calcext:value-type="float">
            <text:p>305,58</text:p>
          </table:table-cell>
          <table:table-cell table:number-columns-repeated="16372"/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5" table:formula="of:=1/[.A49]" office:value-type="float" office:value="0.0588235294117647" calcext:value-type="float">
            <text:p>0,0588</text:p>
          </table:table-cell>
          <table:table-cell table:style-name="ce28" table:formula="of:=[.B49]/[.$C$11]" office:value-type="float" office:value="17.6470588235294" calcext:value-type="float">
            <text:p>17,65</text:p>
          </table:table-cell>
          <table:table-cell table:style-name="ce30" table:formula="of:=[.C49]/[.$C$6]" office:value-type="percentage" office:value="1.76470588235294" calcext:value-type="percentage">
            <text:p>176 %</text:p>
          </table:table-cell>
          <table:table-cell table:style-name="ce36" table:formula="of:=MMCKMZUSTANDSP([.B49];[.$C$11];[.$C$10];[.$C$6];[.$C$7];[.$C$7])" office:value-type="percentage" office:value="0.225008575760933" calcext:value-type="percentage">
            <text:p>22,50 %</text:p>
          </table:table-cell>
          <table:table-cell table:style-name="ce36" table:formula="of:=ERWERLANGC_PA([.B49];[.$C$11];[.$C$10];[.$C$6];[.$C$7])" office:value-type="percentage" office:value="0.269929668191777" calcext:value-type="percentage">
            <text:p>26,99 %</text:p>
          </table:table-cell>
          <table:table-cell table:style-name="ce37" table:formula="of:=[.B49]*(1-[.E49])*(1-[.F49])" office:value-type="float" office:value="0.0332822497789849" calcext:value-type="float">
            <text:p>0,0333</text:p>
          </table:table-cell>
          <table:table-cell table:style-name="ce38" table:formula="of:=[.G49]/[.$C$11]/[.$C$6]" office:value-type="percentage" office:value="0.998467493369545" calcext:value-type="percentage">
            <text:p>100 %</text:p>
          </table:table-cell>
          <table:table-cell table:style-name="ce33" table:formula="of:=ERWERLANGC_ENQ([.B49];[.$C$11];[.$C$10];[.$C$6];[.$C$7])" office:value-type="float" office:value="7.38328863516439" calcext:value-type="float">
            <text:p>7,38</text:p>
          </table:table-cell>
          <table:table-cell table:style-name="ce33" table:formula="of:=ERWERLANGC_EN([.B49];[.$C$11];[.$C$10];[.$C$6];[.$C$7])" office:value-type="float" office:value="17.3679635688598" calcext:value-type="float">
            <text:p>17,37</text:p>
          </table:table-cell>
          <table:table-cell table:style-name="ce33" table:formula="of:=ERWERLANGC_EW([.B49];[.$C$11];[.$C$10];[.$C$6];[.$C$7])" office:value-type="float" office:value="125.515906797795" calcext:value-type="float">
            <text:p>125,52</text:p>
          </table:table-cell>
          <table:table-cell table:style-name="ce33" table:formula="of:=ERWERLANGC_EV([.B49];[.$C$11];[.$C$10];[.$C$6];[.$C$7])" office:value-type="float" office:value="295.255380670617" calcext:value-type="float">
            <text:p>295,26</text:p>
          </table:table-cell>
          <table:table-cell table:number-columns-repeated="16372"/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5" table:formula="of:=1/[.A50]" office:value-type="float" office:value="0.0625" calcext:value-type="float">
            <text:p>0,0625</text:p>
          </table:table-cell>
          <table:table-cell table:style-name="ce28" table:formula="of:=[.B50]/[.$C$11]" office:value-type="float" office:value="18.75" calcext:value-type="float">
            <text:p>18,75</text:p>
          </table:table-cell>
          <table:table-cell table:style-name="ce30" table:formula="of:=[.C50]/[.$C$6]" office:value-type="percentage" office:value="1.875" calcext:value-type="percentage">
            <text:p>188 %</text:p>
          </table:table-cell>
          <table:table-cell table:style-name="ce36" table:formula="of:=MMCKMZUSTANDSP([.B50];[.$C$11];[.$C$10];[.$C$6];[.$C$7];[.$C$7])" office:value-type="percentage" office:value="0.261065112531326" calcext:value-type="percentage">
            <text:p>26,11 %</text:p>
          </table:table-cell>
          <table:table-cell table:style-name="ce36" table:formula="of:=ERWERLANGC_PA([.B50];[.$C$11];[.$C$10];[.$C$6];[.$C$7])" office:value-type="percentage" office:value="0.278848774544409" calcext:value-type="percentage">
            <text:p>27,88 %</text:p>
          </table:table-cell>
          <table:table-cell table:style-name="ce37" table:formula="of:=[.B50]*(1-[.E50])*(1-[.F50])" office:value-type="float" office:value="0.0333052374768702" calcext:value-type="float">
            <text:p>0,0333</text:p>
          </table:table-cell>
          <table:table-cell table:style-name="ce38" table:formula="of:=[.G50]/[.$C$11]/[.$C$6]" office:value-type="percentage" office:value="0.999157124306106" calcext:value-type="percentage">
            <text:p>100 %</text:p>
          </table:table-cell>
          <table:table-cell table:style-name="ce33" table:formula="of:=ERWERLANGC_ENQ([.B50];[.$C$11];[.$C$10];[.$C$6];[.$C$7])" office:value-type="float" office:value="7.72691579395315" calcext:value-type="float">
            <text:p>7,73</text:p>
          </table:table-cell>
          <table:table-cell table:style-name="ce33" table:formula="of:=ERWERLANGC_EN([.B50];[.$C$11];[.$C$10];[.$C$6];[.$C$7])" office:value-type="float" office:value="17.7184870370142" calcext:value-type="float">
            <text:p>17,72</text:p>
          </table:table-cell>
          <table:table-cell table:style-name="ce33" table:formula="of:=ERWERLANGC_EW([.B50];[.$C$11];[.$C$10];[.$C$6];[.$C$7])" office:value-type="float" office:value="123.63065270325" calcext:value-type="float">
            <text:p>123,63</text:p>
          </table:table-cell>
          <table:table-cell table:style-name="ce33" table:formula="of:=ERWERLANGC_EV([.B50];[.$C$11];[.$C$10];[.$C$6];[.$C$7])" office:value-type="float" office:value="283.495792592228" calcext:value-type="float">
            <text:p>283,50</text:p>
          </table:table-cell>
          <table:table-cell table:number-columns-repeated="16372"/>
        </table:table-row>
        <table:table-row table:style-name="ro2">
          <table:table-cell table:style-name="ce22" office:value-type="string" calcext:value-type="string">
            <text:p>(in seconds)</text:p>
          </table:table-cell>
          <table:table-cell table:style-name="ce22" office:value-type="string" calcext:value-type="string">
            <text:p>(in 1/seconds)</text:p>
          </table:table-cell>
          <table:table-cell table:number-columns-repeated="8"/>
          <table:table-cell table:number-columns-repeated="2" table:style-name="ce22" office:value-type="string" calcext:value-type="string">
            <text:p>(in seconds)</text:p>
          </table:table-cell>
          <table:table-cell table:number-columns-repeated="16372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McKM example (de)" table:style-name="ta12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M/M/c/K/M-Beispiel</text:p>
          </table:table-cell>
          <table:covered-table-cell table:number-columns-repeated="11" table:style-name="ce5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 table:number-columns-spanned="3" table:number-rows-spanned="1">
            <text:p>Parameter</text:p>
          </table:table-cell>
          <table:covered-table-cell table:number-columns-repeated="2"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Mittlere Wartezeittoleranz</text:p>
          </table:table-cell>
          <table:table-cell office:value-type="string" calcext:value-type="string">
            <text:p>E[WT]=</text:p>
          </table:table-cell>
          <table:table-cell table:style-name="ce21" office:value-type="float" office:value="600" calcext:value-type="float">
            <text:p>600</text:p>
          </table:table-cell>
          <table:table-cell table:style-name="ce29" office:value-type="string" calcext:value-type="string">
            <text:p>(in Sekunden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style-name="ce17" office:value-type="string" calcext:value-type="string">
            <text:p>Mittlere Bediendauer</text:p>
          </table:table-cell>
          <table:table-cell office:value-type="string" calcext:value-type="string">
            <text:p>E[S]=</text:p>
          </table:table-cell>
          <table:table-cell table:style-name="ce21" office:value-type="float" office:value="300" calcext:value-type="float">
            <text:p>300</text:p>
          </table:table-cell>
          <table:table-cell table:style-name="ce29" office:value-type="string" calcext:value-type="string">
            <text:p>(in Sekunden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style-name="ce17" office:value-type="string" calcext:value-type="string">
            <text:p>Anzahl an Bedienern</text:p>
          </table:table-cell>
          <table:table-cell office:value-type="string" calcext:value-type="string">
            <text:p>c=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Systemgröße</text:p>
          </table:table-cell>
          <table:table-cell office:value-type="string" calcext:value-type="string">
            <text:p>K=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 table:number-columns-spanned="3" table:number-rows-spanned="1">
            <text:p>Berechnet</text:p>
          </table:table-cell>
          <table:covered-table-cell table:number-columns-repeated="2" table:style-name="ce24"/>
          <table:table-cell table:number-columns-repeated="16381"/>
        </table:table-row>
        <table:table-row table:style-name="ro2">
          <table:table-cell table:style-name="ce17" office:value-type="string" calcext:value-type="string">
            <text:p>Abbruchrate</text:p>
          </table:table-cell>
          <table:table-cell office:value-type="string" calcext:value-type="string">
            <text:p>nu=</text:p>
          </table:table-cell>
          <table:table-cell table:style-name="ce27" table:formula="of:=1/[.C4]" office:value-type="float" office:value="0.00166666666666667" calcext:value-type="float">
            <text:p>0,002</text:p>
          </table:table-cell>
          <table:table-cell table:style-name="ce29" office:value-type="string" calcext:value-type="string">
            <text:p>(in 1/Sekunden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style-name="ce17" office:value-type="string" calcext:value-type="string">
            <text:p>Bedienrate</text:p>
          </table:table-cell>
          <table:table-cell office:value-type="string" calcext:value-type="string">
            <text:p>mu=</text:p>
          </table:table-cell>
          <table:table-cell table:style-name="ce27" table:formula="of:=1/[.C5]" office:value-type="float" office:value="0.00333333333333333" calcext:value-type="float">
            <text:p>0,003</text:p>
          </table:table-cell>
          <table:table-cell table:style-name="ce29" office:value-type="string" calcext:value-type="string">
            <text:p>(in 1/Sekunden)</text:p>
          </table:table-cell>
          <table:table-cell table:style-name="ce29" table:number-columns-repeated="4"/>
          <table:table-cell table:number-columns-repeated="16376"/>
        </table:table-row>
        <table:table-row table:style-name="ro2">
          <table:table-cell table:number-columns-repeated="13"/>
          <table:table-cell>
            <draw:frame table:end-cell-address="'MMcKM example (de)'.W35" table:end-x="0.017cm" table:end-y="0.475cm" draw:z-index="0" draw:name="Diagramm 1" draw:style-name="gr1" draw:text-style-name="P1" svg:width="18.423cm" svg:height="11.543cm" svg:x="0.009cm" svg:y="0.494cm">
              <draw:object draw:notify-on-update-of-ranges="'MMcKM example (de)'.A16:'MMcKM example (de)'.A35 'MMcKM example (de)'.I16:'MMcKM example (de)'.I35 'MMcKM example (de)'.J16:'MMcKM example (de)'.J35 'MMcKM example (de)'.K16:'MMcKM example (de)'.K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0"/>
        </table:table-row>
        <table:table-row table:style-name="ro2">
          <table:table-cell table:style-name="ce19" office:value-type="string" calcext:value-type="string">
            <text:p>Input</text:p>
          </table:table-cell>
          <table:table-cell table:style-name="ce18" office:value-type="string" calcext:value-type="string" table:number-columns-spanned="3" table:number-rows-spanned="1">
            <text:p>Berechnet</text:p>
          </table:table-cell>
          <table:covered-table-cell table:number-columns-repeated="2" table:style-name="ce24"/>
          <table:table-cell table:style-name="ce35" office:value-type="string" calcext:value-type="string">
            <text:p>Erweiterte Erlang C-Ergebnisse</text:p>
          </table:table-cell>
          <table:table-cell table:style-name="ce35" table:number-columns-repeated="7"/>
          <table:table-cell table:number-columns-repeated="16372"/>
        </table:table-row>
        <table:table-row table:style-name="ro2">
          <table:table-cell table:style-name="ce20" office:value-type="string" calcext:value-type="string">
            <text:p>Mittlere Zwischenankunfts.</text:p>
          </table:table-cell>
          <table:table-cell table:style-name="ce17" office:value-type="string" calcext:value-type="string">
            <text:p>Ankunftsrate</text:p>
          </table:table-cell>
          <table:table-cell table:style-name="ce17" office:value-type="string" calcext:value-type="string">
            <text:p>Arbeitslast (Eingang)</text:p>
          </table:table-cell>
          <table:table-cell table:style-name="ce17" office:value-type="string" calcext:value-type="string">
            <text:p>Auslastung (Eingang)</text:p>
          </table:table-cell>
          <table:table-cell table:style-name="ce17" office:value-type="string" calcext:value-type="string">
            <text:p>Zurückweisung</text:p>
          </table:table-cell>
          <table:table-cell table:style-name="ce17" office:value-type="string" calcext:value-type="string">
            <text:p>Abbruchwahrschei.</text:p>
          </table:table-cell>
          <table:table-cell table:style-name="ce17" office:value-type="string" calcext:value-type="string">
            <text:p>Reale mittlere Zwis.</text:p>
          </table:table-cell>
          <table:table-cell table:style-name="ce17" office:value-type="string" calcext:value-type="string">
            <text:p>Reale Auslastung</text:p>
          </table:table-cell>
          <table:table-cell table:style-name="ce17" office:value-type="string" calcext:value-type="string">
            <text:p>M. Warteschlangenl.</text:p>
          </table:table-cell>
          <table:table-cell table:style-name="ce17" office:value-type="string" calcext:value-type="string">
            <text:p>M. Anz. Kunden im S.</text:p>
          </table:table-cell>
          <table:table-cell table:style-name="ce17" office:value-type="string" calcext:value-type="string">
            <text:p>Mittlere Wartezeit</text:p>
          </table:table-cell>
          <table:table-cell table:style-name="ce17" office:value-type="string" calcext:value-type="string">
            <text:p>Mittlere Verweilz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E[I]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(N=K)</text:p>
          </table:table-cell>
          <table:table-cell office:value-type="string" calcext:value-type="string">
            <text:p>P(A)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E[NQ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E[W]</text:p>
          </table:table-cell>
          <table:table-cell office:value-type="string" calcext:value-type="string">
            <text:p>E[V]</text:p>
          </table:table-cell>
          <table:table-cell table:number-columns-repeated="16372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5" table:formula="of:=1/[.A16]" office:value-type="float" office:value="0.02" calcext:value-type="float">
            <text:p>0,0200</text:p>
          </table:table-cell>
          <table:table-cell table:style-name="ce28" table:formula="of:=[.B16]/[.$C$11]" office:value-type="float" office:value="6" calcext:value-type="float">
            <text:p>6,00</text:p>
          </table:table-cell>
          <table:table-cell table:style-name="ce30" table:formula="of:=[.C16]/[.$C$6]" office:value-type="percentage" office:value="0.6" calcext:value-type="percentage">
            <text:p>60 %</text:p>
          </table:table-cell>
          <table:table-cell table:style-name="ce36" table:formula="of:=MMCKMZUSTANDSP([.B16];[.$C$11];[.$C$10];[.$C$6];[.$C$7];[.$C$7])" office:value-type="percentage" office:value="0.0000232969506870244" calcext:value-type="percentage">
            <text:p>0,00 %</text:p>
          </table:table-cell>
          <table:table-cell table:style-name="ce36" table:formula="of:=ERWERLANGC_PA([.B16];[.$C$11];[.$C$10];[.$C$6];[.$C$7])" office:value-type="percentage" office:value="0.00824939221524038" calcext:value-type="percentage">
            <text:p>0,82 %</text:p>
          </table:table-cell>
          <table:table-cell table:style-name="ce37" table:formula="of:=[.B16]*(1-[.E16])*(1-[.F16])" office:value-type="float" office:value="0.0198345500603951" calcext:value-type="float">
            <text:p>0,0198</text:p>
          </table:table-cell>
          <table:table-cell table:style-name="ce38" table:formula="of:=[.G16]/[.$C$11]/[.$C$6]" office:value-type="percentage" office:value="0.595036501811854" calcext:value-type="percentage">
            <text:p>60 %</text:p>
          </table:table-cell>
          <table:table-cell table:style-name="ce33" table:formula="of:=ERWERLANGC_ENQ([.B16];[.$C$11];[.$C$10];[.$C$6];[.$C$7])" office:value-type="float" office:value="0.0989904003546809" calcext:value-type="float">
            <text:p>0,10</text:p>
          </table:table-cell>
          <table:table-cell table:style-name="ce33" table:formula="of:=ERWERLANGC_EN([.B16];[.$C$11];[.$C$10];[.$C$6];[.$C$7])" office:value-type="float" office:value="6.04935541847322" calcext:value-type="float">
            <text:p>6,05</text:p>
          </table:table-cell>
          <table:table-cell table:style-name="ce33" table:formula="of:=ERWERLANGC_EW([.B16];[.$C$11];[.$C$10];[.$C$6];[.$C$7])" office:value-type="float" office:value="4.94952001773404" calcext:value-type="float">
            <text:p>4,95</text:p>
          </table:table-cell>
          <table:table-cell table:style-name="ce33" table:formula="of:=ERWERLANGC_EV([.B16];[.$C$11];[.$C$10];[.$C$6];[.$C$7])" office:value-type="float" office:value="302.467770923661" calcext:value-type="float">
            <text:p>302,47</text:p>
          </table:table-cell>
          <table:table-cell table:number-columns-repeated="16372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5" table:formula="of:=1/[.A17]" office:value-type="float" office:value="0.0204081632653061" calcext:value-type="float">
            <text:p>0,0204</text:p>
          </table:table-cell>
          <table:table-cell table:style-name="ce28" table:formula="of:=[.B17]/[.$C$11]" office:value-type="float" office:value="6.12244897959184" calcext:value-type="float">
            <text:p>6,12</text:p>
          </table:table-cell>
          <table:table-cell table:style-name="ce30" table:formula="of:=[.C17]/[.$C$6]" office:value-type="percentage" office:value="0.612244897959184" calcext:value-type="percentage">
            <text:p>61 %</text:p>
          </table:table-cell>
          <table:table-cell table:style-name="ce36" table:formula="of:=MMCKMZUSTANDSP([.B17];[.$C$11];[.$C$10];[.$C$6];[.$C$7];[.$C$7])" office:value-type="percentage" office:value="0.0000308414260528567" calcext:value-type="percentage">
            <text:p>0,00 %</text:p>
          </table:table-cell>
          <table:table-cell table:style-name="ce36" table:formula="of:=ERWERLANGC_PA([.B17];[.$C$11];[.$C$10];[.$C$6];[.$C$7])" office:value-type="percentage" office:value="0.00927760877705025" calcext:value-type="percentage">
            <text:p>0,93 %</text:p>
          </table:table-cell>
          <table:table-cell table:style-name="ce37" table:formula="of:=[.B17]*(1-[.E17])*(1-[.F17])" office:value-type="float" office:value="0.0202182007332976" calcext:value-type="float">
            <text:p>0,0202</text:p>
          </table:table-cell>
          <table:table-cell table:style-name="ce38" table:formula="of:=[.G17]/[.$C$11]/[.$C$6]" office:value-type="percentage" office:value="0.606546021998928" calcext:value-type="percentage">
            <text:p>61 %</text:p>
          </table:table-cell>
          <table:table-cell table:style-name="ce33" table:formula="of:=ERWERLANGC_ENQ([.B17];[.$C$11];[.$C$10];[.$C$6];[.$C$7])" office:value-type="float" office:value="0.113599869090186" calcext:value-type="float">
            <text:p>0,11</text:p>
          </table:table-cell>
          <table:table-cell table:style-name="ce33" table:formula="of:=ERWERLANGC_EN([.B17];[.$C$11];[.$C$10];[.$C$6];[.$C$7])" office:value-type="float" office:value="6.17906008907946" calcext:value-type="float">
            <text:p>6,18</text:p>
          </table:table-cell>
          <table:table-cell table:style-name="ce33" table:formula="of:=ERWERLANGC_EW([.B17];[.$C$11];[.$C$10];[.$C$6];[.$C$7])" office:value-type="float" office:value="5.56639358541912" calcext:value-type="float">
            <text:p>5,57</text:p>
          </table:table-cell>
          <table:table-cell table:style-name="ce33" table:formula="of:=ERWERLANGC_EV([.B17];[.$C$11];[.$C$10];[.$C$6];[.$C$7])" office:value-type="float" office:value="302.773944364894" calcext:value-type="float">
            <text:p>302,77</text:p>
          </table:table-cell>
          <table:table-cell table:number-columns-repeated="16372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5" table:formula="of:=1/[.A18]" office:value-type="float" office:value="0.0208333333333333" calcext:value-type="float">
            <text:p>0,0208</text:p>
          </table:table-cell>
          <table:table-cell table:style-name="ce28" table:formula="of:=[.B18]/[.$C$11]" office:value-type="float" office:value="6.25" calcext:value-type="float">
            <text:p>6,25</text:p>
          </table:table-cell>
          <table:table-cell table:style-name="ce30" table:formula="of:=[.C18]/[.$C$6]" office:value-type="percentage" office:value="0.625" calcext:value-type="percentage">
            <text:p>62 %</text:p>
          </table:table-cell>
          <table:table-cell table:style-name="ce36" table:formula="of:=MMCKMZUSTANDSP([.B18];[.$C$11];[.$C$10];[.$C$6];[.$C$7];[.$C$7])" office:value-type="percentage" office:value="0.0000409536682157076" calcext:value-type="percentage">
            <text:p>0,00 %</text:p>
          </table:table-cell>
          <table:table-cell table:style-name="ce36" table:formula="of:=ERWERLANGC_PA([.B18];[.$C$11];[.$C$10];[.$C$6];[.$C$7])" office:value-type="percentage" office:value="0.0104444811417733" calcext:value-type="percentage">
            <text:p>1,04 %</text:p>
          </table:table-cell>
          <table:table-cell table:style-name="ce37" table:formula="of:=[.B18]*(1-[.E18])*(1-[.F18])" office:value-type="float" office:value="0.020614895686038" calcext:value-type="float">
            <text:p>0,0206</text:p>
          </table:table-cell>
          <table:table-cell table:style-name="ce38" table:formula="of:=[.G18]/[.$C$11]/[.$C$6]" office:value-type="percentage" office:value="0.618446870581141" calcext:value-type="percentage">
            <text:p>62 %</text:p>
          </table:table-cell>
          <table:table-cell table:style-name="ce33" table:formula="of:=ERWERLANGC_ENQ([.B18];[.$C$11];[.$C$10];[.$C$6];[.$C$7])" office:value-type="float" office:value="0.130550667524475" calcext:value-type="float">
            <text:p>0,13</text:p>
          </table:table-cell>
          <table:table-cell table:style-name="ce33" table:formula="of:=ERWERLANGC_EN([.B18];[.$C$11];[.$C$10];[.$C$6];[.$C$7])" office:value-type="float" office:value="6.31501937333589" calcext:value-type="float">
            <text:p>6,32</text:p>
          </table:table-cell>
          <table:table-cell table:style-name="ce33" table:formula="of:=ERWERLANGC_EW([.B18];[.$C$11];[.$C$10];[.$C$6];[.$C$7])" office:value-type="float" office:value="6.26643204117479" calcext:value-type="float">
            <text:p>6,27</text:p>
          </table:table-cell>
          <table:table-cell table:style-name="ce33" table:formula="of:=ERWERLANGC_EV([.B18];[.$C$11];[.$C$10];[.$C$6];[.$C$7])" office:value-type="float" office:value="303.120929920123" calcext:value-type="float">
            <text:p>303,12</text:p>
          </table:table-cell>
          <table:table-cell table:number-columns-repeated="16372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5" table:formula="of:=1/[.A19]" office:value-type="float" office:value="0.0212765957446809" calcext:value-type="float">
            <text:p>0,0213</text:p>
          </table:table-cell>
          <table:table-cell table:style-name="ce28" table:formula="of:=[.B19]/[.$C$11]" office:value-type="float" office:value="6.38297872340425" calcext:value-type="float">
            <text:p>6,38</text:p>
          </table:table-cell>
          <table:table-cell table:style-name="ce30" table:formula="of:=[.C19]/[.$C$6]" office:value-type="percentage" office:value="0.638297872340426" calcext:value-type="percentage">
            <text:p>64 %</text:p>
          </table:table-cell>
          <table:table-cell table:style-name="ce36" table:formula="of:=MMCKMZUSTANDSP([.B19];[.$C$11];[.$C$10];[.$C$6];[.$C$7];[.$C$7])" office:value-type="percentage" office:value="0.000054546932068398" calcext:value-type="percentage">
            <text:p>0,01 %</text:p>
          </table:table-cell>
          <table:table-cell table:style-name="ce36" table:formula="of:=ERWERLANGC_PA([.B19];[.$C$11];[.$C$10];[.$C$6];[.$C$7])" office:value-type="percentage" office:value="0.011769799144785" calcext:value-type="percentage">
            <text:p>1,18 %</text:p>
          </table:table-cell>
          <table:table-cell table:style-name="ce37" table:formula="of:=[.B19]*(1-[.E19])*(1-[.F19])" office:value-type="float" office:value="0.0210250275729698" calcext:value-type="float">
            <text:p>0,0210</text:p>
          </table:table-cell>
          <table:table-cell table:style-name="ce38" table:formula="of:=[.G19]/[.$C$11]/[.$C$6]" office:value-type="percentage" office:value="0.630750827189094" calcext:value-type="percentage">
            <text:p>63 %</text:p>
          </table:table-cell>
          <table:table-cell table:style-name="ce33" table:formula="of:=ERWERLANGC_ENQ([.B19];[.$C$11];[.$C$10];[.$C$6];[.$C$7])" office:value-type="float" office:value="0.150244559212987" calcext:value-type="float">
            <text:p>0,15</text:p>
          </table:table-cell>
          <table:table-cell table:style-name="ce33" table:formula="of:=ERWERLANGC_EN([.B19];[.$C$11];[.$C$10];[.$C$6];[.$C$7])" office:value-type="float" office:value="6.45775283110393" calcext:value-type="float">
            <text:p>6,46</text:p>
          </table:table-cell>
          <table:table-cell table:style-name="ce33" table:formula="of:=ERWERLANGC_EW([.B19];[.$C$11];[.$C$10];[.$C$6];[.$C$7])" office:value-type="float" office:value="7.06149428301038" calcext:value-type="float">
            <text:p>7,06</text:p>
          </table:table-cell>
          <table:table-cell table:style-name="ce33" table:formula="of:=ERWERLANGC_EV([.B19];[.$C$11];[.$C$10];[.$C$6];[.$C$7])" office:value-type="float" office:value="303.514383061885" calcext:value-type="float">
            <text:p>303,51</text:p>
          </table:table-cell>
          <table:table-cell table:number-columns-repeated="16372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5" table:formula="of:=1/[.A20]" office:value-type="float" office:value="0.0217391304347826" calcext:value-type="float">
            <text:p>0,0217</text:p>
          </table:table-cell>
          <table:table-cell table:style-name="ce28" table:formula="of:=[.B20]/[.$C$11]" office:value-type="float" office:value="6.52173913043478" calcext:value-type="float">
            <text:p>6,52</text:p>
          </table:table-cell>
          <table:table-cell table:style-name="ce30" table:formula="of:=[.C20]/[.$C$6]" office:value-type="percentage" office:value="0.652173913043478" calcext:value-type="percentage">
            <text:p>65 %</text:p>
          </table:table-cell>
          <table:table-cell table:style-name="ce36" table:formula="of:=MMCKMZUSTANDSP([.B20];[.$C$11];[.$C$10];[.$C$6];[.$C$7];[.$C$7])" office:value-type="percentage" office:value="0.0000728715172456188" calcext:value-type="percentage">
            <text:p>0,01 %</text:p>
          </table:table-cell>
          <table:table-cell table:style-name="ce36" table:formula="of:=ERWERLANGC_PA([.B20];[.$C$11];[.$C$10];[.$C$6];[.$C$7])" office:value-type="percentage" office:value="0.0132762289125497" calcext:value-type="percentage">
            <text:p>1,33 %</text:p>
          </table:table-cell>
          <table:table-cell table:style-name="ce37" table:formula="of:=[.B20]*(1-[.E20])*(1-[.F20])" office:value-type="float" office:value="0.0214489536310685" calcext:value-type="float">
            <text:p>0,0214</text:p>
          </table:table-cell>
          <table:table-cell table:style-name="ce38" table:formula="of:=[.G20]/[.$C$11]/[.$C$6]" office:value-type="percentage" office:value="0.643468608932054" calcext:value-type="percentage">
            <text:p>64 %</text:p>
          </table:table-cell>
          <table:table-cell table:style-name="ce33" table:formula="of:=ERWERLANGC_ENQ([.B20];[.$C$11];[.$C$10];[.$C$6];[.$C$7])" office:value-type="float" office:value="0.173155584177463" calcext:value-type="float">
            <text:p>0,17</text:p>
          </table:table-cell>
          <table:table-cell table:style-name="ce33" table:formula="of:=ERWERLANGC_EN([.B20];[.$C$11];[.$C$10];[.$C$6];[.$C$7])" office:value-type="float" office:value="6.607841673498" calcext:value-type="float">
            <text:p>6,61</text:p>
          </table:table-cell>
          <table:table-cell table:style-name="ce33" table:formula="of:=ERWERLANGC_EW([.B20];[.$C$11];[.$C$10];[.$C$6];[.$C$7])" office:value-type="float" office:value="7.9651568721633" calcext:value-type="float">
            <text:p>7,97</text:p>
          </table:table-cell>
          <table:table-cell table:style-name="ce33" table:formula="of:=ERWERLANGC_EV([.B20];[.$C$11];[.$C$10];[.$C$6];[.$C$7])" office:value-type="float" office:value="303.960716980908" calcext:value-type="float">
            <text:p>303,96</text:p>
          </table:table-cell>
          <table:table-cell table:number-columns-repeated="16372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5" table:formula="of:=1/[.A21]" office:value-type="float" office:value="0.0222222222222222" calcext:value-type="float">
            <text:p>0,0222</text:p>
          </table:table-cell>
          <table:table-cell table:style-name="ce28" table:formula="of:=[.B21]/[.$C$11]" office:value-type="float" office:value="6.66666666666667" calcext:value-type="float">
            <text:p>6,67</text:p>
          </table:table-cell>
          <table:table-cell table:style-name="ce30" table:formula="of:=[.C21]/[.$C$6]" office:value-type="percentage" office:value="0.666666666666667" calcext:value-type="percentage">
            <text:p>67 %</text:p>
          </table:table-cell>
          <table:table-cell table:style-name="ce36" table:formula="of:=MMCKMZUSTANDSP([.B21];[.$C$11];[.$C$10];[.$C$6];[.$C$7];[.$C$7])" office:value-type="percentage" office:value="0.000097642652278741" calcext:value-type="percentage">
            <text:p>0,01 %</text:p>
          </table:table-cell>
          <table:table-cell table:style-name="ce36" table:formula="of:=ERWERLANGC_PA([.B21];[.$C$11];[.$C$10];[.$C$6];[.$C$7])" office:value-type="percentage" office:value="0.014989700061147" calcext:value-type="percentage">
            <text:p>1,50 %</text:p>
          </table:table-cell>
          <table:table-cell table:style-name="ce37" table:formula="of:=[.B21]*(1-[.E21])*(1-[.F21])" office:value-type="float" office:value="0.0218869804649032" calcext:value-type="float">
            <text:p>0,0219</text:p>
          </table:table-cell>
          <table:table-cell table:style-name="ce38" table:formula="of:=[.G21]/[.$C$11]/[.$C$6]" office:value-type="percentage" office:value="0.656609413947097" calcext:value-type="percentage">
            <text:p>66 %</text:p>
          </table:table-cell>
          <table:table-cell table:style-name="ce33" table:formula="of:=ERWERLANGC_ENQ([.B21];[.$C$11];[.$C$10];[.$C$6];[.$C$7])" office:value-type="float" office:value="0.199843152361016" calcext:value-type="float">
            <text:p>0,20</text:p>
          </table:table-cell>
          <table:table-cell table:style-name="ce33" table:formula="of:=ERWERLANGC_EN([.B21];[.$C$11];[.$C$10];[.$C$6];[.$C$7])" office:value-type="float" office:value="6.76593729183198" calcext:value-type="float">
            <text:p>6,77</text:p>
          </table:table-cell>
          <table:table-cell table:style-name="ce33" table:formula="of:=ERWERLANGC_EW([.B21];[.$C$11];[.$C$10];[.$C$6];[.$C$7])" office:value-type="float" office:value="8.99294185624572" calcext:value-type="float">
            <text:p>8,99</text:p>
          </table:table-cell>
          <table:table-cell table:style-name="ce33" table:formula="of:=ERWERLANGC_EV([.B21];[.$C$11];[.$C$10];[.$C$6];[.$C$7])" office:value-type="float" office:value="304.467178132439" calcext:value-type="float">
            <text:p>304,47</text:p>
          </table:table-cell>
          <table:table-cell table:number-columns-repeated="16372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5" table:formula="of:=1/[.A22]" office:value-type="float" office:value="0.0227272727272727" calcext:value-type="float">
            <text:p>0,0227</text:p>
          </table:table-cell>
          <table:table-cell table:style-name="ce28" table:formula="of:=[.B22]/[.$C$11]" office:value-type="float" office:value="6.81818181818182" calcext:value-type="float">
            <text:p>6,82</text:p>
          </table:table-cell>
          <table:table-cell table:style-name="ce30" table:formula="of:=[.C22]/[.$C$6]" office:value-type="percentage" office:value="0.681818181818182" calcext:value-type="percentage">
            <text:p>68 %</text:p>
          </table:table-cell>
          <table:table-cell table:style-name="ce36" table:formula="of:=MMCKMZUSTANDSP([.B22];[.$C$11];[.$C$10];[.$C$6];[.$C$7];[.$C$7])" office:value-type="percentage" office:value="0.000131217605913326" calcext:value-type="percentage">
            <text:p>0,01 %</text:p>
          </table:table-cell>
          <table:table-cell table:style-name="ce36" table:formula="of:=ERWERLANGC_PA([.B22];[.$C$11];[.$C$10];[.$C$6];[.$C$7])" office:value-type="percentage" office:value="0.0169398243262721" calcext:value-type="percentage">
            <text:p>1,69 %</text:p>
          </table:table-cell>
          <table:table-cell table:style-name="ce37" table:formula="of:=[.B22]*(1-[.E22])*(1-[.F22])" office:value-type="float" office:value="0.0223393450197956" calcext:value-type="float">
            <text:p>0,0223</text:p>
          </table:table-cell>
          <table:table-cell table:style-name="ce38" table:formula="of:=[.G22]/[.$C$11]/[.$C$6]" office:value-type="percentage" office:value="0.670180350593869" calcext:value-type="percentage">
            <text:p>67 %</text:p>
          </table:table-cell>
          <table:table-cell table:style-name="ce33" table:formula="of:=ERWERLANGC_ENQ([.B22];[.$C$11];[.$C$10];[.$C$6];[.$C$7])" office:value-type="float" office:value="0.230967293496537" calcext:value-type="float">
            <text:p>0,23</text:p>
          </table:table-cell>
          <table:table-cell table:style-name="ce33" table:formula="of:=ERWERLANGC_EN([.B22];[.$C$11];[.$C$10];[.$C$6];[.$C$7])" office:value-type="float" office:value="6.93277079943522" calcext:value-type="float">
            <text:p>6,93</text:p>
          </table:table-cell>
          <table:table-cell table:style-name="ce33" table:formula="of:=ERWERLANGC_EW([.B22];[.$C$11];[.$C$10];[.$C$6];[.$C$7])" office:value-type="float" office:value="10.1625609138476" calcext:value-type="float">
            <text:p>10,16</text:p>
          </table:table-cell>
          <table:table-cell table:style-name="ce33" table:formula="of:=ERWERLANGC_EV([.B22];[.$C$11];[.$C$10];[.$C$6];[.$C$7])" office:value-type="float" office:value="305.04191517515" calcext:value-type="float">
            <text:p>305,04</text:p>
          </table:table-cell>
          <table:table-cell table:number-columns-repeated="16372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5" table:formula="of:=1/[.A23]" office:value-type="float" office:value="0.0232558139534884" calcext:value-type="float">
            <text:p>0,0233</text:p>
          </table:table-cell>
          <table:table-cell table:style-name="ce28" table:formula="of:=[.B23]/[.$C$11]" office:value-type="float" office:value="6.97674418604651" calcext:value-type="float">
            <text:p>6,98</text:p>
          </table:table-cell>
          <table:table-cell table:style-name="ce30" table:formula="of:=[.C23]/[.$C$6]" office:value-type="percentage" office:value="0.697674418604651" calcext:value-type="percentage">
            <text:p>70 %</text:p>
          </table:table-cell>
          <table:table-cell table:style-name="ce36" table:formula="of:=MMCKMZUSTANDSP([.B23];[.$C$11];[.$C$10];[.$C$6];[.$C$7];[.$C$7])" office:value-type="percentage" office:value="0.00017684084760852" calcext:value-type="percentage">
            <text:p>0,02 %</text:p>
          </table:table-cell>
          <table:table-cell table:style-name="ce36" table:formula="of:=ERWERLANGC_PA([.B23];[.$C$11];[.$C$10];[.$C$6];[.$C$7])" office:value-type="percentage" office:value="0.0191603370419156" calcext:value-type="percentage">
            <text:p>1,92 %</text:p>
          </table:table-cell>
          <table:table-cell table:style-name="ce37" table:formula="of:=[.B23]*(1-[.E23])*(1-[.F23])" office:value-type="float" office:value="0.0228061909404818" calcext:value-type="float">
            <text:p>0,0228</text:p>
          </table:table-cell>
          <table:table-cell table:style-name="ce38" table:formula="of:=[.G23]/[.$C$11]/[.$C$6]" office:value-type="percentage" office:value="0.684185728214455" calcext:value-type="percentage">
            <text:p>68 %</text:p>
          </table:table-cell>
          <table:table-cell table:style-name="ce33" table:formula="of:=ERWERLANGC_ENQ([.B23];[.$C$11];[.$C$10];[.$C$6];[.$C$7])" office:value-type="float" office:value="0.267306261093106" calcext:value-type="float">
            <text:p>0,27</text:p>
          </table:table-cell>
          <table:table-cell table:style-name="ce33" table:formula="of:=ERWERLANGC_EN([.B23];[.$C$11];[.$C$10];[.$C$6];[.$C$7])" office:value-type="float" office:value="7.10916354323766" calcext:value-type="float">
            <text:p>7,11</text:p>
          </table:table-cell>
          <table:table-cell table:style-name="ce33" table:formula="of:=ERWERLANGC_EW([.B23];[.$C$11];[.$C$10];[.$C$6];[.$C$7])" office:value-type="float" office:value="11.4941692270036" calcext:value-type="float">
            <text:p>11,49</text:p>
          </table:table-cell>
          <table:table-cell table:style-name="ce33" table:formula="of:=ERWERLANGC_EV([.B23];[.$C$11];[.$C$10];[.$C$6];[.$C$7])" office:value-type="float" office:value="305.694032359219" calcext:value-type="float">
            <text:p>305,69</text:p>
          </table:table-cell>
          <table:table-cell table:number-columns-repeated="16372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5" table:formula="of:=1/[.A24]" office:value-type="float" office:value="0.0238095238095238" calcext:value-type="float">
            <text:p>0,0238</text:p>
          </table:table-cell>
          <table:table-cell table:style-name="ce28" table:formula="of:=[.B24]/[.$C$11]" office:value-type="float" office:value="7.14285714285714" calcext:value-type="float">
            <text:p>7,14</text:p>
          </table:table-cell>
          <table:table-cell table:style-name="ce30" table:formula="of:=[.C24]/[.$C$6]" office:value-type="percentage" office:value="0.714285714285714" calcext:value-type="percentage">
            <text:p>71 %</text:p>
          </table:table-cell>
          <table:table-cell table:style-name="ce36" table:formula="of:=MMCKMZUSTANDSP([.B24];[.$C$11];[.$C$10];[.$C$6];[.$C$7];[.$C$7])" office:value-type="percentage" office:value="0.000238982955069669" calcext:value-type="percentage">
            <text:p>0,02 %</text:p>
          </table:table-cell>
          <table:table-cell table:style-name="ce36" table:formula="of:=ERWERLANGC_PA([.B24];[.$C$11];[.$C$10];[.$C$6];[.$C$7])" office:value-type="percentage" office:value="0.0216895458327911" calcext:value-type="percentage">
            <text:p>2,17 %</text:p>
          </table:table-cell>
          <table:table-cell table:style-name="ce37" table:formula="of:=[.B24]*(1-[.E24])*(1-[.F24])" office:value-type="float" office:value="0.0232875393962833" calcext:value-type="float">
            <text:p>0,0233</text:p>
          </table:table-cell>
          <table:table-cell table:style-name="ce38" table:formula="of:=[.G24]/[.$C$11]/[.$C$6]" office:value-type="percentage" office:value="0.698626181888497" calcext:value-type="percentage">
            <text:p>70 %</text:p>
          </table:table-cell>
          <table:table-cell table:style-name="ce33" table:formula="of:=ERWERLANGC_ENQ([.B24];[.$C$11];[.$C$10];[.$C$6];[.$C$7])" office:value-type="float" office:value="0.309776605729054" calcext:value-type="float">
            <text:p>0,31</text:p>
          </table:table-cell>
          <table:table-cell table:style-name="ce33" table:formula="of:=ERWERLANGC_EN([.B24];[.$C$11];[.$C$10];[.$C$6];[.$C$7])" office:value-type="float" office:value="7.29603842461403" calcext:value-type="float">
            <text:p>7,30</text:p>
          </table:table-cell>
          <table:table-cell table:style-name="ce33" table:formula="of:=ERWERLANGC_EW([.B24];[.$C$11];[.$C$10];[.$C$6];[.$C$7])" office:value-type="float" office:value="13.0106174406203" calcext:value-type="float">
            <text:p>13,01</text:p>
          </table:table-cell>
          <table:table-cell table:style-name="ce33" table:formula="of:=ERWERLANGC_EV([.B24];[.$C$11];[.$C$10];[.$C$6];[.$C$7])" office:value-type="float" office:value="306.433613833789" calcext:value-type="float">
            <text:p>306,43</text:p>
          </table:table-cell>
          <table:table-cell table:number-columns-repeated="16372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5" table:formula="of:=1/[.A25]" office:value-type="float" office:value="0.024390243902439" calcext:value-type="float">
            <text:p>0,0244</text:p>
          </table:table-cell>
          <table:table-cell table:style-name="ce28" table:formula="of:=[.B25]/[.$C$11]" office:value-type="float" office:value="7.31707317073171" calcext:value-type="float">
            <text:p>7,32</text:p>
          </table:table-cell>
          <table:table-cell table:style-name="ce30" table:formula="of:=[.C25]/[.$C$6]" office:value-type="percentage" office:value="0.731707317073171" calcext:value-type="percentage">
            <text:p>73 %</text:p>
          </table:table-cell>
          <table:table-cell table:style-name="ce36" table:formula="of:=MMCKMZUSTANDSP([.B25];[.$C$11];[.$C$10];[.$C$6];[.$C$7];[.$C$7])" office:value-type="percentage" office:value="0.000323808034304874" calcext:value-type="percentage">
            <text:p>0,03 %</text:p>
          </table:table-cell>
          <table:table-cell table:style-name="ce36" table:formula="of:=ERWERLANGC_PA([.B25];[.$C$11];[.$C$10];[.$C$6];[.$C$7])" office:value-type="percentage" office:value="0.0245707606355312" calcext:value-type="percentage">
            <text:p>2,46 %</text:p>
          </table:table-cell>
          <table:table-cell table:style-name="ce37" table:formula="of:=[.B25]*(1-[.E25])*(1-[.F25])" office:value-type="float" office:value="0.0237832533546309" calcext:value-type="float">
            <text:p>0,0238</text:p>
          </table:table-cell>
          <table:table-cell table:style-name="ce38" table:formula="of:=[.G25]/[.$C$11]/[.$C$6]" office:value-type="percentage" office:value="0.713497600638927" calcext:value-type="percentage">
            <text:p>71 %</text:p>
          </table:table-cell>
          <table:table-cell table:style-name="ce33" table:formula="of:=ERWERLANGC_ENQ([.B25];[.$C$11];[.$C$10];[.$C$6];[.$C$7])" office:value-type="float" office:value="0.359455674524319" calcext:value-type="float">
            <text:p>0,36</text:p>
          </table:table-cell>
          <table:table-cell table:style-name="ce33" table:formula="of:=ERWERLANGC_EN([.B25];[.$C$11];[.$C$10];[.$C$6];[.$C$7])" office:value-type="float" office:value="7.49443168091359" calcext:value-type="float">
            <text:p>7,49</text:p>
          </table:table-cell>
          <table:table-cell table:style-name="ce33" table:formula="of:=ERWERLANGC_EW([.B25];[.$C$11];[.$C$10];[.$C$6];[.$C$7])" office:value-type="float" office:value="14.7376826554971" calcext:value-type="float">
            <text:p>14,74</text:p>
          </table:table-cell>
          <table:table-cell table:style-name="ce33" table:formula="of:=ERWERLANGC_EV([.B25];[.$C$11];[.$C$10];[.$C$6];[.$C$7])" office:value-type="float" office:value="307.271698917457" calcext:value-type="float">
            <text:p>307,27</text:p>
          </table:table-cell>
          <table:table-cell table:number-columns-repeated="16372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5" table:formula="of:=1/[.A26]" office:value-type="float" office:value="0.025" calcext:value-type="float">
            <text:p>0,0250</text:p>
          </table:table-cell>
          <table:table-cell table:style-name="ce28" table:formula="of:=[.B26]/[.$C$11]" office:value-type="float" office:value="7.5" calcext:value-type="float">
            <text:p>7,50</text:p>
          </table:table-cell>
          <table:table-cell table:style-name="ce30" table:formula="of:=[.C26]/[.$C$6]" office:value-type="percentage" office:value="0.75" calcext:value-type="percentage">
            <text:p>75 %</text:p>
          </table:table-cell>
          <table:table-cell table:style-name="ce36" table:formula="of:=MMCKMZUSTANDSP([.B26];[.$C$11];[.$C$10];[.$C$6];[.$C$7];[.$C$7])" office:value-type="percentage" office:value="0.000439816100308475" calcext:value-type="percentage">
            <text:p>0,04 %</text:p>
          </table:table-cell>
          <table:table-cell table:style-name="ce36" table:formula="of:=ERWERLANGC_PA([.B26];[.$C$11];[.$C$10];[.$C$6];[.$C$7])" office:value-type="percentage" office:value="0.0278526646739094" calcext:value-type="percentage">
            <text:p>2,79 %</text:p>
          </table:table-cell>
          <table:table-cell table:style-name="ce37" table:formula="of:=[.B26]*(1-[.E26])*(1-[.F26])" office:value-type="float" office:value="0.0242929942319036" calcext:value-type="float">
            <text:p>0,0243</text:p>
          </table:table-cell>
          <table:table-cell table:style-name="ce38" table:formula="of:=[.G26]/[.$C$11]/[.$C$6]" office:value-type="percentage" office:value="0.728789826957107" calcext:value-type="percentage">
            <text:p>73 %</text:p>
          </table:table-cell>
          <table:table-cell table:style-name="ce33" table:formula="of:=ERWERLANGC_ENQ([.B26];[.$C$11];[.$C$10];[.$C$6];[.$C$7])" office:value-type="float" office:value="0.417606219353239" calcext:value-type="float">
            <text:p>0,42</text:p>
          </table:table-cell>
          <table:table-cell table:style-name="ce33" table:formula="of:=ERWERLANGC_EN([.B26];[.$C$11];[.$C$10];[.$C$6];[.$C$7])" office:value-type="float" office:value="7.70550448892431" calcext:value-type="float">
            <text:p>7,71</text:p>
          </table:table-cell>
          <table:table-cell table:style-name="ce33" table:formula="of:=ERWERLANGC_EW([.B26];[.$C$11];[.$C$10];[.$C$6];[.$C$7])" office:value-type="float" office:value="16.7042487741296" calcext:value-type="float">
            <text:p>16,70</text:p>
          </table:table-cell>
          <table:table-cell table:style-name="ce33" table:formula="of:=ERWERLANGC_EV([.B26];[.$C$11];[.$C$10];[.$C$6];[.$C$7])" office:value-type="float" office:value="308.220179556972" calcext:value-type="float">
            <text:p>308,22</text:p>
          </table:table-cell>
          <table:table-cell table:number-columns-repeated="16372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5" table:formula="of:=1/[.A27]" office:value-type="float" office:value="0.0256410256410256" calcext:value-type="float">
            <text:p>0,0256</text:p>
          </table:table-cell>
          <table:table-cell table:style-name="ce28" table:formula="of:=[.B27]/[.$C$11]" office:value-type="float" office:value="7.69230769230769" calcext:value-type="float">
            <text:p>7,69</text:p>
          </table:table-cell>
          <table:table-cell table:style-name="ce30" table:formula="of:=[.C27]/[.$C$6]" office:value-type="percentage" office:value="0.769230769230769" calcext:value-type="percentage">
            <text:p>77 %</text:p>
          </table:table-cell>
          <table:table-cell table:style-name="ce36" table:formula="of:=MMCKMZUSTANDSP([.B27];[.$C$11];[.$C$10];[.$C$6];[.$C$7];[.$C$7])" office:value-type="percentage" office:value="0.000598721422662597" calcext:value-type="percentage">
            <text:p>0,06 %</text:p>
          </table:table-cell>
          <table:table-cell table:style-name="ce36" table:formula="of:=ERWERLANGC_PA([.B27];[.$C$11];[.$C$10];[.$C$6];[.$C$7])" office:value-type="percentage" office:value="0.0315895661292182" calcext:value-type="percentage">
            <text:p>3,16 %</text:p>
          </table:table-cell>
          <table:table-cell table:style-name="ce37" table:formula="of:=[.B27]*(1-[.E27])*(1-[.F27])" office:value-type="float" office:value="0.0248161698922588" calcext:value-type="float">
            <text:p>0,0248</text:p>
          </table:table-cell>
          <table:table-cell table:style-name="ce38" table:formula="of:=[.G27]/[.$C$11]/[.$C$6]" office:value-type="percentage" office:value="0.744485096767764" calcext:value-type="percentage">
            <text:p>74 %</text:p>
          </table:table-cell>
          <table:table-cell table:style-name="ce33" table:formula="of:=ERWERLANGC_ENQ([.B27];[.$C$11];[.$C$10];[.$C$6];[.$C$7])" office:value-type="float" office:value="0.485702350449908" calcext:value-type="float">
            <text:p>0,49</text:p>
          </table:table-cell>
          <table:table-cell table:style-name="ce33" table:formula="of:=ERWERLANGC_EN([.B27];[.$C$11];[.$C$10];[.$C$6];[.$C$7])" office:value-type="float" office:value="7.93055331812755" calcext:value-type="float">
            <text:p>7,93</text:p>
          </table:table-cell>
          <table:table-cell table:style-name="ce33" table:formula="of:=ERWERLANGC_EW([.B27];[.$C$11];[.$C$10];[.$C$6];[.$C$7])" office:value-type="float" office:value="18.9423916675464" calcext:value-type="float">
            <text:p>18,94</text:p>
          </table:table-cell>
          <table:table-cell table:style-name="ce33" table:formula="of:=ERWERLANGC_EV([.B27];[.$C$11];[.$C$10];[.$C$6];[.$C$7])" office:value-type="float" office:value="309.291579406975" calcext:value-type="float">
            <text:p>309,29</text:p>
          </table:table-cell>
          <table:table-cell table:number-columns-repeated="16372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5" table:formula="of:=1/[.A28]" office:value-type="float" office:value="0.0263157894736842" calcext:value-type="float">
            <text:p>0,0263</text:p>
          </table:table-cell>
          <table:table-cell table:style-name="ce28" table:formula="of:=[.B28]/[.$C$11]" office:value-type="float" office:value="7.89473684210526" calcext:value-type="float">
            <text:p>7,89</text:p>
          </table:table-cell>
          <table:table-cell table:style-name="ce30" table:formula="of:=[.C28]/[.$C$6]" office:value-type="percentage" office:value="0.789473684210526" calcext:value-type="percentage">
            <text:p>79 %</text:p>
          </table:table-cell>
          <table:table-cell table:style-name="ce36" table:formula="of:=MMCKMZUSTANDSP([.B28];[.$C$11];[.$C$10];[.$C$6];[.$C$7];[.$C$7])" office:value-type="percentage" office:value="0.000816645085099258" calcext:value-type="percentage">
            <text:p>0,08 %</text:p>
          </table:table-cell>
          <table:table-cell table:style-name="ce36" table:formula="of:=ERWERLANGC_PA([.B28];[.$C$11];[.$C$10];[.$C$6];[.$C$7])" office:value-type="percentage" office:value="0.0358414438935468" calcext:value-type="percentage">
            <text:p>3,58 %</text:p>
          </table:table-cell>
          <table:table-cell table:style-name="ce37" table:formula="of:=[.B28]*(1-[.E28])*(1-[.F28])" office:value-type="float" office:value="0.025351873177904" calcext:value-type="float">
            <text:p>0,0254</text:p>
          </table:table-cell>
          <table:table-cell table:style-name="ce38" table:formula="of:=[.G28]/[.$C$11]/[.$C$6]" office:value-type="percentage" office:value="0.76055619533712" calcext:value-type="percentage">
            <text:p>76 %</text:p>
          </table:table-cell>
          <table:table-cell table:style-name="ce33" table:formula="of:=ERWERLANGC_ENQ([.B28];[.$C$11];[.$C$10];[.$C$6];[.$C$7])" office:value-type="float" office:value="0.565455381387604" calcext:value-type="float">
            <text:p>0,57</text:p>
          </table:table-cell>
          <table:table-cell table:style-name="ce33" table:formula="of:=ERWERLANGC_EN([.B28];[.$C$11];[.$C$10];[.$C$6];[.$C$7])" office:value-type="float" office:value="8.1710173347588" calcext:value-type="float">
            <text:p>8,17</text:p>
          </table:table-cell>
          <table:table-cell table:style-name="ce33" table:formula="of:=ERWERLANGC_EW([.B28];[.$C$11];[.$C$10];[.$C$6];[.$C$7])" office:value-type="float" office:value="21.487304492729" calcext:value-type="float">
            <text:p>21,49</text:p>
          </table:table-cell>
          <table:table-cell table:style-name="ce33" table:formula="of:=ERWERLANGC_EV([.B28];[.$C$11];[.$C$10];[.$C$6];[.$C$7])" office:value-type="float" office:value="310.498658720835" calcext:value-type="float">
            <text:p>310,50</text:p>
          </table:table-cell>
          <table:table-cell table:number-columns-repeated="16372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5" table:formula="of:=1/[.A29]" office:value-type="float" office:value="0.027027027027027" calcext:value-type="float">
            <text:p>0,0270</text:p>
          </table:table-cell>
          <table:table-cell table:style-name="ce28" table:formula="of:=[.B29]/[.$C$11]" office:value-type="float" office:value="8.10810810810811" calcext:value-type="float">
            <text:p>8,11</text:p>
          </table:table-cell>
          <table:table-cell table:style-name="ce30" table:formula="of:=[.C29]/[.$C$6]" office:value-type="percentage" office:value="0.810810810810811" calcext:value-type="percentage">
            <text:p>81 %</text:p>
          </table:table-cell>
          <table:table-cell table:style-name="ce36" table:formula="of:=MMCKMZUSTANDSP([.B29];[.$C$11];[.$C$10];[.$C$6];[.$C$7];[.$C$7])" office:value-type="percentage" office:value="0.0011157188189645" calcext:value-type="percentage">
            <text:p>0,11 %</text:p>
          </table:table-cell>
          <table:table-cell table:style-name="ce36" table:formula="of:=ERWERLANGC_PA([.B29];[.$C$11];[.$C$10];[.$C$6];[.$C$7])" office:value-type="percentage" office:value="0.0406736673844486" calcext:value-type="percentage">
            <text:p>4,07 %</text:p>
          </table:table-cell>
          <table:table-cell table:style-name="ce37" table:formula="of:=[.B29]*(1-[.E29])*(1-[.F29])" office:value-type="float" office:value="0.0258988106533169" calcext:value-type="float">
            <text:p>0,0259</text:p>
          </table:table-cell>
          <table:table-cell table:style-name="ce38" table:formula="of:=[.G29]/[.$C$11]/[.$C$6]" office:value-type="percentage" office:value="0.776964319599506" calcext:value-type="percentage">
            <text:p>78 %</text:p>
          </table:table-cell>
          <table:table-cell table:style-name="ce33" table:formula="of:=ERWERLANGC_ENQ([.B29];[.$C$11];[.$C$10];[.$C$6];[.$C$7])" office:value-type="float" office:value="0.658837086621267" calcext:value-type="float">
            <text:p>0,66</text:p>
          </table:table-cell>
          <table:table-cell table:style-name="ce33" table:formula="of:=ERWERLANGC_EN([.B29];[.$C$11];[.$C$10];[.$C$6];[.$C$7])" office:value-type="float" office:value="8.42848028261633" calcext:value-type="float">
            <text:p>8,43</text:p>
          </table:table-cell>
          <table:table-cell table:style-name="ce33" table:formula="of:=ERWERLANGC_EW([.B29];[.$C$11];[.$C$10];[.$C$6];[.$C$7])" office:value-type="float" office:value="24.3769722049869" calcext:value-type="float">
            <text:p>24,38</text:p>
          </table:table-cell>
          <table:table-cell table:style-name="ce33" table:formula="of:=ERWERLANGC_EV([.B29];[.$C$11];[.$C$10];[.$C$6];[.$C$7])" office:value-type="float" office:value="311.853770456804" calcext:value-type="float">
            <text:p>311,85</text:p>
          </table:table-cell>
          <table:table-cell table:number-columns-repeated="16372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5" table:formula="of:=1/[.A30]" office:value-type="float" office:value="0.0277777777777778" calcext:value-type="float">
            <text:p>0,0278</text:p>
          </table:table-cell>
          <table:table-cell table:style-name="ce28" table:formula="of:=[.B30]/[.$C$11]" office:value-type="float" office:value="8.33333333333333" calcext:value-type="float">
            <text:p>8,33</text:p>
          </table:table-cell>
          <table:table-cell table:style-name="ce30" table:formula="of:=[.C30]/[.$C$6]" office:value-type="percentage" office:value="0.833333333333333" calcext:value-type="percentage">
            <text:p>83 %</text:p>
          </table:table-cell>
          <table:table-cell table:style-name="ce36" table:formula="of:=MMCKMZUSTANDSP([.B30];[.$C$11];[.$C$10];[.$C$6];[.$C$7];[.$C$7])" office:value-type="percentage" office:value="0.00152621468143099" calcext:value-type="percentage">
            <text:p>0,15 %</text:p>
          </table:table-cell>
          <table:table-cell table:style-name="ce36" table:formula="of:=ERWERLANGC_PA([.B30];[.$C$11];[.$C$10];[.$C$6];[.$C$7])" office:value-type="percentage" office:value="0.0461562305899597" calcext:value-type="percentage">
            <text:p>4,62 %</text:p>
          </table:table-cell>
          <table:table-cell table:style-name="ce37" table:formula="of:=[.B30]*(1-[.E30])*(1-[.F30])" office:value-type="float" office:value="0.0264552221957049" calcext:value-type="float">
            <text:p>0,0265</text:p>
          </table:table-cell>
          <table:table-cell table:style-name="ce38" table:formula="of:=[.G30]/[.$C$11]/[.$C$6]" office:value-type="percentage" office:value="0.793656665871146" calcext:value-type="percentage">
            <text:p>79 %</text:p>
          </table:table-cell>
          <table:table-cell table:style-name="ce33" table:formula="of:=ERWERLANGC_ENQ([.B30];[.$C$11];[.$C$10];[.$C$6];[.$C$7])" office:value-type="float" office:value="0.768096437886564" calcext:value-type="float">
            <text:p>0,77</text:p>
          </table:table-cell>
          <table:table-cell table:style-name="ce33" table:formula="of:=ERWERLANGC_EN([.B30];[.$C$11];[.$C$10];[.$C$6];[.$C$7])" office:value-type="float" office:value="8.70466309659802" calcext:value-type="float">
            <text:p>8,70</text:p>
          </table:table-cell>
          <table:table-cell table:style-name="ce33" table:formula="of:=ERWERLANGC_EW([.B30];[.$C$11];[.$C$10];[.$C$6];[.$C$7])" office:value-type="float" office:value="27.6514717639163" calcext:value-type="float">
            <text:p>27,65</text:p>
          </table:table-cell>
          <table:table-cell table:style-name="ce33" table:formula="of:=ERWERLANGC_EV([.B30];[.$C$11];[.$C$10];[.$C$6];[.$C$7])" office:value-type="float" office:value="313.367871477529" calcext:value-type="float">
            <text:p>313,37</text:p>
          </table:table-cell>
          <table:table-cell table:number-columns-repeated="16372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5" table:formula="of:=1/[.A31]" office:value-type="float" office:value="0.0285714285714286" calcext:value-type="float">
            <text:p>0,0286</text:p>
          </table:table-cell>
          <table:table-cell table:style-name="ce28" table:formula="of:=[.B31]/[.$C$11]" office:value-type="float" office:value="8.57142857142857" calcext:value-type="float">
            <text:p>8,57</text:p>
          </table:table-cell>
          <table:table-cell table:style-name="ce30" table:formula="of:=[.C31]/[.$C$6]" office:value-type="percentage" office:value="0.857142857142857" calcext:value-type="percentage">
            <text:p>86 %</text:p>
          </table:table-cell>
          <table:table-cell table:style-name="ce36" table:formula="of:=MMCKMZUSTANDSP([.B31];[.$C$11];[.$C$10];[.$C$6];[.$C$7];[.$C$7])" office:value-type="percentage" office:value="0.00208932554673763" calcext:value-type="percentage">
            <text:p>0,21 %</text:p>
          </table:table-cell>
          <table:table-cell table:style-name="ce36" table:formula="of:=ERWERLANGC_PA([.B31];[.$C$11];[.$C$10];[.$C$6];[.$C$7])" office:value-type="percentage" office:value="0.0523622974474719" calcext:value-type="percentage">
            <text:p>5,24 %</text:p>
          </table:table-cell>
          <table:table-cell table:style-name="ce37" table:formula="of:=[.B31]*(1-[.E31])*(1-[.F31])" office:value-type="float" office:value="0.0270187936826152" calcext:value-type="float">
            <text:p>0,0270</text:p>
          </table:table-cell>
          <table:table-cell table:style-name="ce38" table:formula="of:=[.G31]/[.$C$11]/[.$C$6]" office:value-type="percentage" office:value="0.810563810478457" calcext:value-type="percentage">
            <text:p>81 %</text:p>
          </table:table-cell>
          <table:table-cell table:style-name="ce33" table:formula="of:=ERWERLANGC_ENQ([.B31];[.$C$11];[.$C$10];[.$C$6];[.$C$7])" office:value-type="float" office:value="0.895763923915354" calcext:value-type="float">
            <text:p>0,90</text:p>
          </table:table-cell>
          <table:table-cell table:style-name="ce33" table:formula="of:=ERWERLANGC_EN([.B31];[.$C$11];[.$C$10];[.$C$6];[.$C$7])" office:value-type="float" office:value="9.00140202869993" calcext:value-type="float">
            <text:p>9,00</text:p>
          </table:table-cell>
          <table:table-cell table:style-name="ce33" table:formula="of:=ERWERLANGC_EW([.B31];[.$C$11];[.$C$10];[.$C$6];[.$C$7])" office:value-type="float" office:value="31.3517373370374" calcext:value-type="float">
            <text:p>31,35</text:p>
          </table:table-cell>
          <table:table-cell table:style-name="ce33" table:formula="of:=ERWERLANGC_EV([.B31];[.$C$11];[.$C$10];[.$C$6];[.$C$7])" office:value-type="float" office:value="315.049071004497" calcext:value-type="float">
            <text:p>315,05</text:p>
          </table:table-cell>
          <table:table-cell table:number-columns-repeated="16372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5" table:formula="of:=1/[.A32]" office:value-type="float" office:value="0.0294117647058824" calcext:value-type="float">
            <text:p>0,0294</text:p>
          </table:table-cell>
          <table:table-cell table:style-name="ce28" table:formula="of:=[.B32]/[.$C$11]" office:value-type="float" office:value="8.82352941176471" calcext:value-type="float">
            <text:p>8,82</text:p>
          </table:table-cell>
          <table:table-cell table:style-name="ce30" table:formula="of:=[.C32]/[.$C$6]" office:value-type="percentage" office:value="0.882352941176471" calcext:value-type="percentage">
            <text:p>88 %</text:p>
          </table:table-cell>
          <table:table-cell table:style-name="ce36" table:formula="of:=MMCKMZUSTANDSP([.B32];[.$C$11];[.$C$10];[.$C$6];[.$C$7];[.$C$7])" office:value-type="percentage" office:value="0.00286071431427349" calcext:value-type="percentage">
            <text:p>0,29 %</text:p>
          </table:table-cell>
          <table:table-cell table:style-name="ce36" table:formula="of:=ERWERLANGC_PA([.B32];[.$C$11];[.$C$10];[.$C$6];[.$C$7])" office:value-type="percentage" office:value="0.0593658168123714" calcext:value-type="percentage">
            <text:p>5,94 %</text:p>
          </table:table-cell>
          <table:table-cell table:style-name="ce37" table:formula="of:=[.B32]*(1-[.E32])*(1-[.F32])" office:value-type="float" office:value="0.0275865675739791" calcext:value-type="float">
            <text:p>0,0276</text:p>
          </table:table-cell>
          <table:table-cell table:style-name="ce38" table:formula="of:=[.G32]/[.$C$11]/[.$C$6]" office:value-type="percentage" office:value="0.827597027219372" calcext:value-type="percentage">
            <text:p>83 %</text:p>
          </table:table-cell>
          <table:table-cell table:style-name="ce33" table:formula="of:=ERWERLANGC_ENQ([.B32];[.$C$11];[.$C$10];[.$C$6];[.$C$7])" office:value-type="float" office:value="1.04463508536067" calcext:value-type="float">
            <text:p>1,04</text:p>
          </table:table-cell>
          <table:table-cell table:style-name="ce33" table:formula="of:=ERWERLANGC_EN([.B32];[.$C$11];[.$C$10];[.$C$6];[.$C$7])" office:value-type="float" office:value="9.32060535755439" calcext:value-type="float">
            <text:p>9,32</text:p>
          </table:table-cell>
          <table:table-cell table:style-name="ce33" table:formula="of:=ERWERLANGC_EW([.B32];[.$C$11];[.$C$10];[.$C$6];[.$C$7])" office:value-type="float" office:value="35.5175929022626" calcext:value-type="float">
            <text:p>35,52</text:p>
          </table:table-cell>
          <table:table-cell table:style-name="ce33" table:formula="of:=ERWERLANGC_EV([.B32];[.$C$11];[.$C$10];[.$C$6];[.$C$7])" office:value-type="float" office:value="316.900582156849" calcext:value-type="float">
            <text:p>316,90</text:p>
          </table:table-cell>
          <table:table-cell table:number-columns-repeated="16372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5" table:formula="of:=1/[.A33]" office:value-type="float" office:value="0.0303030303030303" calcext:value-type="float">
            <text:p>0,0303</text:p>
          </table:table-cell>
          <table:table-cell table:style-name="ce28" table:formula="of:=[.B33]/[.$C$11]" office:value-type="float" office:value="9.09090909090909" calcext:value-type="float">
            <text:p>9,09</text:p>
          </table:table-cell>
          <table:table-cell table:style-name="ce30" table:formula="of:=[.C33]/[.$C$6]" office:value-type="percentage" office:value="0.909090909090909" calcext:value-type="percentage">
            <text:p>91 %</text:p>
          </table:table-cell>
          <table:table-cell table:style-name="ce36" table:formula="of:=MMCKMZUSTANDSP([.B33];[.$C$11];[.$C$10];[.$C$6];[.$C$7];[.$C$7])" office:value-type="percentage" office:value="0.00391490864871292" calcext:value-type="percentage">
            <text:p>0,39 %</text:p>
          </table:table-cell>
          <table:table-cell table:style-name="ce36" table:formula="of:=ERWERLANGC_PA([.B33];[.$C$11];[.$C$10];[.$C$6];[.$C$7])" office:value-type="percentage" office:value="0.0672379447788363" calcext:value-type="percentage">
            <text:p>6,72 %</text:p>
          </table:table-cell>
          <table:table-cell table:style-name="ce37" table:formula="of:=[.B33]*(1-[.E33])*(1-[.F33])" office:value-type="float" office:value="0.0281548599086057" calcext:value-type="float">
            <text:p>0,0282</text:p>
          </table:table-cell>
          <table:table-cell table:style-name="ce38" table:formula="of:=[.G33]/[.$C$11]/[.$C$6]" office:value-type="percentage" office:value="0.84464579725817" calcext:value-type="percentage">
            <text:p>84 %</text:p>
          </table:table-cell>
          <table:table-cell table:style-name="ce33" table:formula="of:=ERWERLANGC_ENQ([.B33];[.$C$11];[.$C$10];[.$C$6];[.$C$7])" office:value-type="float" office:value="1.21772207940545" calcext:value-type="float">
            <text:p>1,22</text:p>
          </table:table-cell>
          <table:table-cell table:style-name="ce33" table:formula="of:=ERWERLANGC_EN([.B33];[.$C$11];[.$C$10];[.$C$6];[.$C$7])" office:value-type="float" office:value="9.66418005198715" calcext:value-type="float">
            <text:p>9,66</text:p>
          </table:table-cell>
          <table:table-cell table:style-name="ce33" table:formula="of:=ERWERLANGC_EW([.B33];[.$C$11];[.$C$10];[.$C$6];[.$C$7])" office:value-type="float" office:value="40.18482862038" calcext:value-type="float">
            <text:p>40,18</text:p>
          </table:table-cell>
          <table:table-cell table:style-name="ce33" table:formula="of:=ERWERLANGC_EV([.B33];[.$C$11];[.$C$10];[.$C$6];[.$C$7])" office:value-type="float" office:value="318.917941715576" calcext:value-type="float">
            <text:p>318,92</text:p>
          </table:table-cell>
          <table:table-cell table:number-columns-repeated="16372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5" table:formula="of:=1/[.A34]" office:value-type="float" office:value="0.03125" calcext:value-type="float">
            <text:p>0,0313</text:p>
          </table:table-cell>
          <table:table-cell table:style-name="ce28" table:formula="of:=[.B34]/[.$C$11]" office:value-type="float" office:value="9.375" calcext:value-type="float">
            <text:p>9,38</text:p>
          </table:table-cell>
          <table:table-cell table:style-name="ce30" table:formula="of:=[.C34]/[.$C$6]" office:value-type="percentage" office:value="0.9375" calcext:value-type="percentage">
            <text:p>94 %</text:p>
          </table:table-cell>
          <table:table-cell table:style-name="ce36" table:formula="of:=MMCKMZUSTANDSP([.B34];[.$C$11];[.$C$10];[.$C$6];[.$C$7];[.$C$7])" office:value-type="percentage" office:value="0.00535051929696518" calcext:value-type="percentage">
            <text:p>0,54 %</text:p>
          </table:table-cell>
          <table:table-cell table:style-name="ce36" table:formula="of:=ERWERLANGC_PA([.B34];[.$C$11];[.$C$10];[.$C$6];[.$C$7])" office:value-type="percentage" office:value="0.0760420330027057" calcext:value-type="percentage">
            <text:p>7,60 %</text:p>
          </table:table-cell>
          <table:table-cell table:style-name="ce37" table:formula="of:=[.B34]*(1-[.E34])*(1-[.F34])" office:value-type="float" office:value="0.0287191972520403" calcext:value-type="float">
            <text:p>0,0287</text:p>
          </table:table-cell>
          <table:table-cell table:style-name="ce38" table:formula="of:=[.G34]/[.$C$11]/[.$C$6]" office:value-type="percentage" office:value="0.86157591756121" calcext:value-type="percentage">
            <text:p>86 %</text:p>
          </table:table-cell>
          <table:table-cell table:style-name="ce33" table:formula="of:=ERWERLANGC_ENQ([.B34];[.$C$11];[.$C$10];[.$C$6];[.$C$7])" office:value-type="float" office:value="1.4181594119577" calcext:value-type="float">
            <text:p>1,42</text:p>
          </table:table-cell>
          <table:table-cell table:style-name="ce33" table:formula="of:=ERWERLANGC_EN([.B34];[.$C$11];[.$C$10];[.$C$6];[.$C$7])" office:value-type="float" office:value="10.0339185875698" calcext:value-type="float">
            <text:p>10,03</text:p>
          </table:table-cell>
          <table:table-cell table:style-name="ce33" table:formula="of:=ERWERLANGC_EW([.B34];[.$C$11];[.$C$10];[.$C$6];[.$C$7])" office:value-type="float" office:value="45.3811011826465" calcext:value-type="float">
            <text:p>45,38</text:p>
          </table:table-cell>
          <table:table-cell table:style-name="ce33" table:formula="of:=ERWERLANGC_EV([.B34];[.$C$11];[.$C$10];[.$C$6];[.$C$7])" office:value-type="float" office:value="321.085394802234" calcext:value-type="float">
            <text:p>321,09</text:p>
          </table:table-cell>
          <table:table-cell table:number-columns-repeated="16372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5" table:formula="of:=1/[.A35]" office:value-type="float" office:value="0.032258064516129" calcext:value-type="float">
            <text:p>0,0323</text:p>
          </table:table-cell>
          <table:table-cell table:style-name="ce28" table:formula="of:=[.B35]/[.$C$11]" office:value-type="float" office:value="9.67741935483871" calcext:value-type="float">
            <text:p>9,68</text:p>
          </table:table-cell>
          <table:table-cell table:style-name="ce30" table:formula="of:=[.C35]/[.$C$6]" office:value-type="percentage" office:value="0.967741935483871" calcext:value-type="percentage">
            <text:p>97 %</text:p>
          </table:table-cell>
          <table:table-cell table:style-name="ce36" table:formula="of:=MMCKMZUSTANDSP([.B35];[.$C$11];[.$C$10];[.$C$6];[.$C$7];[.$C$7])" office:value-type="percentage" office:value="0.00729607464520799" calcext:value-type="percentage">
            <text:p>0,73 %</text:p>
          </table:table-cell>
          <table:table-cell table:style-name="ce36" table:formula="of:=ERWERLANGC_PA([.B35];[.$C$11];[.$C$10];[.$C$6];[.$C$7])" office:value-type="percentage" office:value="0.0858270364675347" calcext:value-type="percentage">
            <text:p>8,58 %</text:p>
          </table:table-cell>
          <table:table-cell table:style-name="ce37" table:formula="of:=[.B35]*(1-[.E35])*(1-[.F35])" office:value-type="float" office:value="0.0292742932049" calcext:value-type="float">
            <text:p>0,0293</text:p>
          </table:table-cell>
          <table:table-cell table:style-name="ce38" table:formula="of:=[.G35]/[.$C$11]/[.$C$6]" office:value-type="percentage" office:value="0.878228796147001" calcext:value-type="percentage">
            <text:p>88 %</text:p>
          </table:table-cell>
          <table:table-cell table:style-name="ce33" table:formula="of:=ERWERLANGC_ENQ([.B35];[.$C$11];[.$C$10];[.$C$6];[.$C$7])" office:value-type="float" office:value="1.64904843876562" calcext:value-type="float">
            <text:p>1,65</text:p>
          </table:table-cell>
          <table:table-cell table:style-name="ce33" table:formula="of:=ERWERLANGC_EN([.B35];[.$C$11];[.$C$10];[.$C$6];[.$C$7])" office:value-type="float" office:value="10.4313364002356" calcext:value-type="float">
            <text:p>10,43</text:p>
          </table:table-cell>
          <table:table-cell table:style-name="ce33" table:formula="of:=ERWERLANGC_EW([.B35];[.$C$11];[.$C$10];[.$C$6];[.$C$7])" office:value-type="float" office:value="51.1205016017344" calcext:value-type="float">
            <text:p>51,12</text:p>
          </table:table-cell>
          <table:table-cell table:style-name="ce33" table:formula="of:=ERWERLANGC_EV([.B35];[.$C$11];[.$C$10];[.$C$6];[.$C$7])" office:value-type="float" office:value="323.371428407305" calcext:value-type="float">
            <text:p>323,37</text:p>
          </table:table-cell>
          <table:table-cell table:number-columns-repeated="16372"/>
        </table:table-row>
        <table:table-row table:style-name="ro2">
          <table:table-cell table:style-name="ce21" office:value-type="float" office:value="30" calcext:value-type="float">
            <text:p>30</text:p>
          </table:table-cell>
          <table:table-cell table:style-name="ce25" table:formula="of:=1/[.A36]" office:value-type="float" office:value="0.0333333333333333" calcext:value-type="float">
            <text:p>0,0333</text:p>
          </table:table-cell>
          <table:table-cell table:style-name="ce28" table:formula="of:=[.B36]/[.$C$11]" office:value-type="float" office:value="10" calcext:value-type="float">
            <text:p>10,00</text:p>
          </table:table-cell>
          <table:table-cell table:style-name="ce30" table:formula="of:=[.C36]/[.$C$6]" office:value-type="percentage" office:value="1" calcext:value-type="percentage">
            <text:p>100 %</text:p>
          </table:table-cell>
          <table:table-cell table:style-name="ce36" table:formula="of:=MMCKMZUSTANDSP([.B36];[.$C$11];[.$C$10];[.$C$6];[.$C$7];[.$C$7])" office:value-type="percentage" office:value="0.0099159657319701" calcext:value-type="percentage">
            <text:p>0,99 %</text:p>
          </table:table-cell>
          <table:table-cell table:style-name="ce36" table:formula="of:=ERWERLANGC_PA([.B36];[.$C$11];[.$C$10];[.$C$6];[.$C$7])" office:value-type="percentage" office:value="0.0966194010009937" calcext:value-type="percentage">
            <text:p>9,66 %</text:p>
          </table:table-cell>
          <table:table-cell table:style-name="ce37" table:formula="of:=[.B36]*(1-[.E36])*(1-[.F36])" office:value-type="float" office:value="0.0298140902645468" calcext:value-type="float">
            <text:p>0,0298</text:p>
          </table:table-cell>
          <table:table-cell table:style-name="ce38" table:formula="of:=[.G36]/[.$C$11]/[.$C$6]" office:value-type="percentage" office:value="0.894422707936405" calcext:value-type="percentage">
            <text:p>89 %</text:p>
          </table:table-cell>
          <table:table-cell table:style-name="ce33" table:formula="of:=ERWERLANGC_ENQ([.B36];[.$C$11];[.$C$10];[.$C$6];[.$C$7])" office:value-type="float" office:value="1.91322652663249" calcext:value-type="float">
            <text:p>1,91</text:p>
          </table:table-cell>
          <table:table-cell table:style-name="ce33" table:formula="of:=ERWERLANGC_EN([.B36];[.$C$11];[.$C$10];[.$C$6];[.$C$7])" office:value-type="float" office:value="10.8574536059965" calcext:value-type="float">
            <text:p>10,86</text:p>
          </table:table-cell>
          <table:table-cell table:style-name="ce33" table:formula="of:=ERWERLANGC_EW([.B36];[.$C$11];[.$C$10];[.$C$6];[.$C$7])" office:value-type="float" office:value="57.3967957989746" calcext:value-type="float">
            <text:p>57,40</text:p>
          </table:table-cell>
          <table:table-cell table:style-name="ce33" table:formula="of:=ERWERLANGC_EV([.B36];[.$C$11];[.$C$10];[.$C$6];[.$C$7])" office:value-type="float" office:value="325.723608179896" calcext:value-type="float">
            <text:p>325,72</text:p>
          </table:table-cell>
          <table:table-cell table:number-columns-repeated="16372"/>
        </table:table-row>
        <table:table-row table:style-name="ro2">
          <table:table-cell table:style-name="ce21" office:value-type="float" office:value="29" calcext:value-type="float">
            <text:p>29</text:p>
          </table:table-cell>
          <table:table-cell table:style-name="ce25" table:formula="of:=1/[.A37]" office:value-type="float" office:value="0.0344827586206897" calcext:value-type="float">
            <text:p>0,0345</text:p>
          </table:table-cell>
          <table:table-cell table:style-name="ce28" table:formula="of:=[.B37]/[.$C$11]" office:value-type="float" office:value="10.3448275862069" calcext:value-type="float">
            <text:p>10,34</text:p>
          </table:table-cell>
          <table:table-cell table:style-name="ce30" table:formula="of:=[.C37]/[.$C$6]" office:value-type="percentage" office:value="1.03448275862069" calcext:value-type="percentage">
            <text:p>103 %</text:p>
          </table:table-cell>
          <table:table-cell table:style-name="ce36" table:formula="of:=MMCKMZUSTANDSP([.B37];[.$C$11];[.$C$10];[.$C$6];[.$C$7];[.$C$7])" office:value-type="percentage" office:value="0.0134155781003104" calcext:value-type="percentage">
            <text:p>1,34 %</text:p>
          </table:table-cell>
          <table:table-cell table:style-name="ce36" table:formula="of:=ERWERLANGC_PA([.B37];[.$C$11];[.$C$10];[.$C$6];[.$C$7])" office:value-type="percentage" office:value="0.108413841357687" calcext:value-type="percentage">
            <text:p>10,84 %</text:p>
          </table:table-cell>
          <table:table-cell table:style-name="ce37" table:formula="of:=[.B37]*(1-[.E37])*(1-[.F37])" office:value-type="float" office:value="0.0303318970654445" calcext:value-type="float">
            <text:p>0,0303</text:p>
          </table:table-cell>
          <table:table-cell table:style-name="ce38" table:formula="of:=[.G37]/[.$C$11]/[.$C$6]" office:value-type="percentage" office:value="0.909956911963336" calcext:value-type="percentage">
            <text:p>91 %</text:p>
          </table:table-cell>
          <table:table-cell table:style-name="ce33" table:formula="of:=ERWERLANGC_ENQ([.B37];[.$C$11];[.$C$10];[.$C$6];[.$C$7])" office:value-type="float" office:value="2.21295324831307" calcext:value-type="float">
            <text:p>2,21</text:p>
          </table:table-cell>
          <table:table-cell table:style-name="ce33" table:formula="of:=ERWERLANGC_EN([.B37];[.$C$11];[.$C$10];[.$C$6];[.$C$7])" office:value-type="float" office:value="11.3125223679464" calcext:value-type="float">
            <text:p>11,31</text:p>
          </table:table-cell>
          <table:table-cell table:style-name="ce33" table:formula="of:=ERWERLANGC_EW([.B37];[.$C$11];[.$C$10];[.$C$6];[.$C$7])" office:value-type="float" office:value="64.175644201079" calcext:value-type="float">
            <text:p>64,18</text:p>
          </table:table-cell>
          <table:table-cell table:style-name="ce33" table:formula="of:=ERWERLANGC_EV([.B37];[.$C$11];[.$C$10];[.$C$6];[.$C$7])" office:value-type="float" office:value="328.063148670446" calcext:value-type="float">
            <text:p>328,06</text:p>
          </table:table-cell>
          <table:table-cell/>
          <table:table-cell>
            <draw:frame table:end-cell-address="'MMcKM example (de)'.W60" table:end-x="0.043cm" table:end-y="0.034cm" draw:z-index="1" draw:name="Diagramm 2" draw:style-name="gr1" draw:text-style-name="P1" svg:width="18.423cm" svg:height="11.543cm" svg:x="0.035cm" svg:y="0.053cm">
              <draw:object draw:notify-on-update-of-ranges="'MMcKM example (de)'.D16:'MMcKM example (de)'.D50 'MMcKM example (de)'.H16:'MMcKM example (de)'.H50 'MMcKM example (de)'.F16:'MMcKM example (de)'.F50 'MMcKM example (de)'.E16:'MMcKM example (de)'.E5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0"/>
        </table:table-row>
        <table:table-row table:style-name="ro2">
          <table:table-cell table:style-name="ce21" office:value-type="float" office:value="28" calcext:value-type="float">
            <text:p>28</text:p>
          </table:table-cell>
          <table:table-cell table:style-name="ce25" table:formula="of:=1/[.A38]" office:value-type="float" office:value="0.0357142857142857" calcext:value-type="float">
            <text:p>0,0357</text:p>
          </table:table-cell>
          <table:table-cell table:style-name="ce28" table:formula="of:=[.B38]/[.$C$11]" office:value-type="float" office:value="10.7142857142857" calcext:value-type="float">
            <text:p>10,71</text:p>
          </table:table-cell>
          <table:table-cell table:style-name="ce30" table:formula="of:=[.C38]/[.$C$6]" office:value-type="percentage" office:value="1.07142857142857" calcext:value-type="percentage">
            <text:p>107 %</text:p>
          </table:table-cell>
          <table:table-cell table:style-name="ce36" table:formula="of:=MMCKMZUSTANDSP([.B38];[.$C$11];[.$C$10];[.$C$6];[.$C$7];[.$C$7])" office:value-type="percentage" office:value="0.0180441931980079" calcext:value-type="percentage">
            <text:p>1,80 %</text:p>
          </table:table-cell>
          <table:table-cell table:style-name="ce36" table:formula="of:=ERWERLANGC_PA([.B38];[.$C$11];[.$C$10];[.$C$6];[.$C$7])" office:value-type="percentage" office:value="0.121163915825961" calcext:value-type="percentage">
            <text:p>12,12 %</text:p>
          </table:table-cell>
          <table:table-cell table:style-name="ce37" table:formula="of:=[.B38]*(1-[.E38])*(1-[.F38])" office:value-type="float" office:value="0.0308206498600651" calcext:value-type="float">
            <text:p>0,0308</text:p>
          </table:table-cell>
          <table:table-cell table:style-name="ce38" table:formula="of:=[.G38]/[.$C$11]/[.$C$6]" office:value-type="percentage" office:value="0.924619495801952" calcext:value-type="percentage">
            <text:p>92 %</text:p>
          </table:table-cell>
          <table:table-cell table:style-name="ce33" table:formula="of:=ERWERLANGC_ENQ([.B38];[.$C$11];[.$C$10];[.$C$6];[.$C$7])" office:value-type="float" office:value="2.54952022971793" calcext:value-type="float">
            <text:p>2,55</text:p>
          </table:table-cell>
          <table:table-cell table:style-name="ce33" table:formula="of:=ERWERLANGC_EN([.B38];[.$C$11];[.$C$10];[.$C$6];[.$C$7])" office:value-type="float" office:value="11.7957151877375" calcext:value-type="float">
            <text:p>11,80</text:p>
          </table:table-cell>
          <table:table-cell table:style-name="ce33" table:formula="of:=ERWERLANGC_EW([.B38];[.$C$11];[.$C$10];[.$C$6];[.$C$7])" office:value-type="float" office:value="71.3865664321022" calcext:value-type="float">
            <text:p>71,39</text:p>
          </table:table-cell>
          <table:table-cell table:style-name="ce33" table:formula="of:=ERWERLANGC_EV([.B38];[.$C$11];[.$C$10];[.$C$6];[.$C$7])" office:value-type="float" office:value="330.280025256649" calcext:value-type="float">
            <text:p>330,28</text:p>
          </table:table-cell>
          <table:table-cell table:number-columns-repeated="16372"/>
        </table:table-row>
        <table:table-row table:style-name="ro2">
          <table:table-cell table:style-name="ce21" office:value-type="float" office:value="27" calcext:value-type="float">
            <text:p>27</text:p>
          </table:table-cell>
          <table:table-cell table:style-name="ce25" table:formula="of:=1/[.A39]" office:value-type="float" office:value="0.037037037037037" calcext:value-type="float">
            <text:p>0,0370</text:p>
          </table:table-cell>
          <table:table-cell table:style-name="ce28" table:formula="of:=[.B39]/[.$C$11]" office:value-type="float" office:value="11.1111111111111" calcext:value-type="float">
            <text:p>11,11</text:p>
          </table:table-cell>
          <table:table-cell table:style-name="ce30" table:formula="of:=[.C39]/[.$C$6]" office:value-type="percentage" office:value="1.11111111111111" calcext:value-type="percentage">
            <text:p>111 %</text:p>
          </table:table-cell>
          <table:table-cell table:style-name="ce36" table:formula="of:=MMCKMZUSTANDSP([.B39];[.$C$11];[.$C$10];[.$C$6];[.$C$7];[.$C$7])" office:value-type="percentage" office:value="0.0240938020950232" calcext:value-type="percentage">
            <text:p>2,41 %</text:p>
          </table:table-cell>
          <table:table-cell table:style-name="ce36" table:formula="of:=ERWERLANGC_PA([.B39];[.$C$11];[.$C$10];[.$C$6];[.$C$7])" office:value-type="percentage" office:value="0.13477387951688" calcext:value-type="percentage">
            <text:p>13,48 %</text:p>
          </table:table-cell>
          <table:table-cell table:style-name="ce37" table:formula="of:=[.B39]*(1-[.E39])*(1-[.F39])" office:value-type="float" office:value="0.0312733160581021" calcext:value-type="float">
            <text:p>0,0313</text:p>
          </table:table-cell>
          <table:table-cell table:style-name="ce38" table:formula="of:=[.G39]/[.$C$11]/[.$C$6]" office:value-type="percentage" office:value="0.938199481743062" calcext:value-type="percentage">
            <text:p>94 %</text:p>
          </table:table-cell>
          <table:table-cell table:style-name="ce33" table:formula="of:=ERWERLANGC_ENQ([.B39];[.$C$11];[.$C$10];[.$C$6];[.$C$7])" office:value-type="float" office:value="2.92281476302714" calcext:value-type="float">
            <text:p>2,92</text:p>
          </table:table-cell>
          <table:table-cell table:style-name="ce33" table:formula="of:=ERWERLANGC_EN([.B39];[.$C$11];[.$C$10];[.$C$6];[.$C$7])" office:value-type="float" office:value="12.3048095804578" calcext:value-type="float">
            <text:p>12,30</text:p>
          </table:table-cell>
          <table:table-cell table:style-name="ce33" table:formula="of:=ERWERLANGC_EW([.B39];[.$C$11];[.$C$10];[.$C$6];[.$C$7])" office:value-type="float" office:value="78.9159986017328" calcext:value-type="float">
            <text:p>78,92</text:p>
          </table:table-cell>
          <table:table-cell table:style-name="ce33" table:formula="of:=ERWERLANGC_EV([.B39];[.$C$11];[.$C$10];[.$C$6];[.$C$7])" office:value-type="float" office:value="332.229858672359" calcext:value-type="float">
            <text:p>332,23</text:p>
          </table:table-cell>
          <table:table-cell table:number-columns-repeated="16372"/>
        </table:table-row>
        <table:table-row table:style-name="ro2">
          <table:table-cell table:style-name="ce21" office:value-type="float" office:value="26" calcext:value-type="float">
            <text:p>26</text:p>
          </table:table-cell>
          <table:table-cell table:style-name="ce25" table:formula="of:=1/[.A40]" office:value-type="float" office:value="0.0384615384615385" calcext:value-type="float">
            <text:p>0,0385</text:p>
          </table:table-cell>
          <table:table-cell table:style-name="ce28" table:formula="of:=[.B40]/[.$C$11]" office:value-type="float" office:value="11.5384615384615" calcext:value-type="float">
            <text:p>11,54</text:p>
          </table:table-cell>
          <table:table-cell table:style-name="ce30" table:formula="of:=[.C40]/[.$C$6]" office:value-type="percentage" office:value="1.15384615384615" calcext:value-type="percentage">
            <text:p>115 %</text:p>
          </table:table-cell>
          <table:table-cell table:style-name="ce36" table:formula="of:=MMCKMZUSTANDSP([.B40];[.$C$11];[.$C$10];[.$C$6];[.$C$7];[.$C$7])" office:value-type="percentage" office:value="0.0318918246449633" calcext:value-type="percentage">
            <text:p>3,19 %</text:p>
          </table:table-cell>
          <table:table-cell table:style-name="ce36" table:formula="of:=ERWERLANGC_PA([.B40];[.$C$11];[.$C$10];[.$C$6];[.$C$7])" office:value-type="percentage" office:value="0.149093796936258" calcext:value-type="percentage">
            <text:p>14,91 %</text:p>
          </table:table-cell>
          <table:table-cell table:style-name="ce37" table:formula="of:=[.B40]*(1-[.E40])*(1-[.F40])" office:value-type="float" office:value="0.0316834327556277" calcext:value-type="float">
            <text:p>0,0317</text:p>
          </table:table-cell>
          <table:table-cell table:style-name="ce38" table:formula="of:=[.G40]/[.$C$11]/[.$C$6]" office:value-type="percentage" office:value="0.950502982668832" calcext:value-type="percentage">
            <text:p>95 %</text:p>
          </table:table-cell>
          <table:table-cell table:style-name="ce33" table:formula="of:=ERWERLANGC_ENQ([.B40];[.$C$11];[.$C$10];[.$C$6];[.$C$7])" office:value-type="float" office:value="3.3308982394319" calcext:value-type="float">
            <text:p>3,33</text:p>
          </table:table-cell>
          <table:table-cell table:style-name="ce33" table:formula="of:=ERWERLANGC_EN([.B40];[.$C$11];[.$C$10];[.$C$6];[.$C$7])" office:value-type="float" office:value="12.8359280661202" calcext:value-type="float">
            <text:p>12,84</text:p>
          </table:table-cell>
          <table:table-cell table:style-name="ce33" table:formula="of:=ERWERLANGC_EW([.B40];[.$C$11];[.$C$10];[.$C$6];[.$C$7])" office:value-type="float" office:value="86.6033542252293" calcext:value-type="float">
            <text:p>86,60</text:p>
          </table:table-cell>
          <table:table-cell table:style-name="ce33" table:formula="of:=ERWERLANGC_EV([.B40];[.$C$11];[.$C$10];[.$C$6];[.$C$7])" office:value-type="float" office:value="333.734129719126" calcext:value-type="float">
            <text:p>333,73</text:p>
          </table:table-cell>
          <table:table-cell table:number-columns-repeated="16372"/>
        </table:table-row>
        <table:table-row table:style-name="ro2">
          <table:table-cell table:style-name="ce21" office:value-type="float" office:value="25" calcext:value-type="float">
            <text:p>25</text:p>
          </table:table-cell>
          <table:table-cell table:style-name="ce25" table:formula="of:=1/[.A41]" office:value-type="float" office:value="0.04" calcext:value-type="float">
            <text:p>0,0400</text:p>
          </table:table-cell>
          <table:table-cell table:style-name="ce28" table:formula="of:=[.B41]/[.$C$11]" office:value-type="float" office:value="12" calcext:value-type="float">
            <text:p>12,00</text:p>
          </table:table-cell>
          <table:table-cell table:style-name="ce30" table:formula="of:=[.C41]/[.$C$6]" office:value-type="percentage" office:value="1.2" calcext:value-type="percentage">
            <text:p>120 %</text:p>
          </table:table-cell>
          <table:table-cell table:style-name="ce36" table:formula="of:=MMCKMZUSTANDSP([.B41];[.$C$11];[.$C$10];[.$C$6];[.$C$7];[.$C$7])" office:value-type="percentage" office:value="0.0417861764244574" calcext:value-type="percentage">
            <text:p>4,18 %</text:p>
          </table:table-cell>
          <table:table-cell table:style-name="ce36" table:formula="of:=ERWERLANGC_PA([.B41];[.$C$11];[.$C$10];[.$C$6];[.$C$7])" office:value-type="percentage" office:value="0.163920062583332" calcext:value-type="percentage">
            <text:p>16,39 %</text:p>
          </table:table-cell>
          <table:table-cell table:style-name="ce37" table:formula="of:=[.B41]*(1-[.E41])*(1-[.F41])" office:value-type="float" office:value="0.032045734145873" calcext:value-type="float">
            <text:p>0,0320</text:p>
          </table:table-cell>
          <table:table-cell table:style-name="ce38" table:formula="of:=[.G41]/[.$C$11]/[.$C$6]" office:value-type="percentage" office:value="0.961372024376191" calcext:value-type="percentage">
            <text:p>96 %</text:p>
          </table:table-cell>
          <table:table-cell table:style-name="ce33" table:formula="of:=ERWERLANGC_ENQ([.B41];[.$C$11];[.$C$10];[.$C$6];[.$C$7])" office:value-type="float" office:value="3.76969127828921" calcext:value-type="float">
            <text:p>3,77</text:p>
          </table:table-cell>
          <table:table-cell table:style-name="ce33" table:formula="of:=ERWERLANGC_EN([.B41];[.$C$11];[.$C$10];[.$C$6];[.$C$7])" office:value-type="float" office:value="13.3834115220511" calcext:value-type="float">
            <text:p>13,38</text:p>
          </table:table-cell>
          <table:table-cell table:style-name="ce33" table:formula="of:=ERWERLANGC_EW([.B41];[.$C$11];[.$C$10];[.$C$6];[.$C$7])" office:value-type="float" office:value="94.2422819572302" calcext:value-type="float">
            <text:p>94,24</text:p>
          </table:table-cell>
          <table:table-cell table:style-name="ce33" table:formula="of:=ERWERLANGC_EV([.B41];[.$C$11];[.$C$10];[.$C$6];[.$C$7])" office:value-type="float" office:value="334.585288051278" calcext:value-type="float">
            <text:p>334,59</text:p>
          </table:table-cell>
          <table:table-cell table:number-columns-repeated="16372"/>
        </table:table-row>
        <table:table-row table:style-name="ro2">
          <table:table-cell table:style-name="ce21" office:value-type="float" office:value="24" calcext:value-type="float">
            <text:p>24</text:p>
          </table:table-cell>
          <table:table-cell table:style-name="ce25" table:formula="of:=1/[.A42]" office:value-type="float" office:value="0.0416666666666667" calcext:value-type="float">
            <text:p>0,0417</text:p>
          </table:table-cell>
          <table:table-cell table:style-name="ce28" table:formula="of:=[.B42]/[.$C$11]" office:value-type="float" office:value="12.5" calcext:value-type="float">
            <text:p>12,50</text:p>
          </table:table-cell>
          <table:table-cell table:style-name="ce30" table:formula="of:=[.C42]/[.$C$6]" office:value-type="percentage" office:value="1.25" calcext:value-type="percentage">
            <text:p>125 %</text:p>
          </table:table-cell>
          <table:table-cell table:style-name="ce36" table:formula="of:=MMCKMZUSTANDSP([.B42];[.$C$11];[.$C$10];[.$C$6];[.$C$7];[.$C$7])" office:value-type="percentage" office:value="0.0541224212040563" calcext:value-type="percentage">
            <text:p>5,41 %</text:p>
          </table:table-cell>
          <table:table-cell table:style-name="ce36" table:formula="of:=ERWERLANGC_PA([.B42];[.$C$11];[.$C$10];[.$C$6];[.$C$7])" office:value-type="percentage" office:value="0.179003039276042" calcext:value-type="percentage">
            <text:p>17,90 %</text:p>
          </table:table-cell>
          <table:table-cell table:style-name="ce37" table:formula="of:=[.B42]*(1-[.E42])*(1-[.F42])" office:value-type="float" office:value="0.0323567757253503" calcext:value-type="float">
            <text:p>0,0324</text:p>
          </table:table-cell>
          <table:table-cell table:style-name="ce38" table:formula="of:=[.G42]/[.$C$11]/[.$C$6]" office:value-type="percentage" office:value="0.970703271760508" calcext:value-type="percentage">
            <text:p>97 %</text:p>
          </table:table-cell>
          <table:table-cell table:style-name="ce33" table:formula="of:=ERWERLANGC_ENQ([.B42];[.$C$11];[.$C$10];[.$C$6];[.$C$7])" office:value-type="float" office:value="4.23287403468843" calcext:value-type="float">
            <text:p>4,23</text:p>
          </table:table-cell>
          <table:table-cell table:style-name="ce33" table:formula="of:=ERWERLANGC_EN([.B42];[.$C$11];[.$C$10];[.$C$6];[.$C$7])" office:value-type="float" office:value="13.9399067522935" calcext:value-type="float">
            <text:p>13,94</text:p>
          </table:table-cell>
          <table:table-cell table:style-name="ce33" table:formula="of:=ERWERLANGC_EW([.B42];[.$C$11];[.$C$10];[.$C$6];[.$C$7])" office:value-type="float" office:value="101.588976832522" calcext:value-type="float">
            <text:p>101,59</text:p>
          </table:table-cell>
          <table:table-cell table:style-name="ce33" table:formula="of:=ERWERLANGC_EV([.B42];[.$C$11];[.$C$10];[.$C$6];[.$C$7])" office:value-type="float" office:value="334.557762055044" calcext:value-type="float">
            <text:p>334,56</text:p>
          </table:table-cell>
          <table:table-cell table:number-columns-repeated="16372"/>
        </table:table-row>
        <table:table-row table:style-name="ro2">
          <table:table-cell table:style-name="ce21" office:value-type="float" office:value="23" calcext:value-type="float">
            <text:p>23</text:p>
          </table:table-cell>
          <table:table-cell table:style-name="ce25" table:formula="of:=1/[.A43]" office:value-type="float" office:value="0.0434782608695652" calcext:value-type="float">
            <text:p>0,0435</text:p>
          </table:table-cell>
          <table:table-cell table:style-name="ce28" table:formula="of:=[.B43]/[.$C$11]" office:value-type="float" office:value="13.0434782608696" calcext:value-type="float">
            <text:p>13,04</text:p>
          </table:table-cell>
          <table:table-cell table:style-name="ce30" table:formula="of:=[.C43]/[.$C$6]" office:value-type="percentage" office:value="1.30434782608696" calcext:value-type="percentage">
            <text:p>130 %</text:p>
          </table:table-cell>
          <table:table-cell table:style-name="ce36" table:formula="of:=MMCKMZUSTANDSP([.B43];[.$C$11];[.$C$10];[.$C$6];[.$C$7];[.$C$7])" office:value-type="percentage" office:value="0.0692148496892815" calcext:value-type="percentage">
            <text:p>6,92 %</text:p>
          </table:table-cell>
          <table:table-cell table:style-name="ce36" table:formula="of:=ERWERLANGC_PA([.B43];[.$C$11];[.$C$10];[.$C$6];[.$C$7])" office:value-type="percentage" office:value="0.194062325675558" calcext:value-type="percentage">
            <text:p>19,41 %</text:p>
          </table:table-cell>
          <table:table-cell table:style-name="ce37" table:formula="of:=[.B43]*(1-[.E43])*(1-[.F43])" office:value-type="float" office:value="0.032615426927702" calcext:value-type="float">
            <text:p>0,0326</text:p>
          </table:table-cell>
          <table:table-cell table:style-name="ce38" table:formula="of:=[.G43]/[.$C$11]/[.$C$6]" office:value-type="percentage" office:value="0.978462807831061" calcext:value-type="percentage">
            <text:p>98 %</text:p>
          </table:table-cell>
          <table:table-cell table:style-name="ce33" table:formula="of:=ERWERLANGC_ENQ([.B43];[.$C$11];[.$C$10];[.$C$6];[.$C$7])" office:value-type="float" office:value="4.71209559061491" calcext:value-type="float">
            <text:p>4,71</text:p>
          </table:table-cell>
          <table:table-cell table:style-name="ce33" table:formula="of:=ERWERLANGC_EN([.B43];[.$C$11];[.$C$10];[.$C$6];[.$C$7])" office:value-type="float" office:value="14.4967236689255" calcext:value-type="float">
            <text:p>14,50</text:p>
          </table:table-cell>
          <table:table-cell table:style-name="ce33" table:formula="of:=ERWERLANGC_EW([.B43];[.$C$11];[.$C$10];[.$C$6];[.$C$7])" office:value-type="float" office:value="108.378198584143" calcext:value-type="float">
            <text:p>108,38</text:p>
          </table:table-cell>
          <table:table-cell table:style-name="ce33" table:formula="of:=ERWERLANGC_EV([.B43];[.$C$11];[.$C$10];[.$C$6];[.$C$7])" office:value-type="float" office:value="333.424644385287" calcext:value-type="float">
            <text:p>333,42</text:p>
          </table:table-cell>
          <table:table-cell table:number-columns-repeated="16372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5" table:formula="of:=1/[.A44]" office:value-type="float" office:value="0.0454545454545455" calcext:value-type="float">
            <text:p>0,0455</text:p>
          </table:table-cell>
          <table:table-cell table:style-name="ce28" table:formula="of:=[.B44]/[.$C$11]" office:value-type="float" office:value="13.6363636363636" calcext:value-type="float">
            <text:p>13,64</text:p>
          </table:table-cell>
          <table:table-cell table:style-name="ce30" table:formula="of:=[.C44]/[.$C$6]" office:value-type="percentage" office:value="1.36363636363636" calcext:value-type="percentage">
            <text:p>136 %</text:p>
          </table:table-cell>
          <table:table-cell table:style-name="ce36" table:formula="of:=MMCKMZUSTANDSP([.B44];[.$C$11];[.$C$10];[.$C$6];[.$C$7];[.$C$7])" office:value-type="percentage" office:value="0.0873157099110143" calcext:value-type="percentage">
            <text:p>8,73 %</text:p>
          </table:table-cell>
          <table:table-cell table:style-name="ce36" table:formula="of:=ERWERLANGC_PA([.B44];[.$C$11];[.$C$10];[.$C$6];[.$C$7])" office:value-type="percentage" office:value="0.208808355911529" calcext:value-type="percentage">
            <text:p>20,88 %</text:p>
          </table:table-cell>
          <table:table-cell table:style-name="ce37" table:formula="of:=[.B44]*(1-[.E44])*(1-[.F44])" office:value-type="float" office:value="0.0328230992731465" calcext:value-type="float">
            <text:p>0,0328</text:p>
          </table:table-cell>
          <table:table-cell table:style-name="ce38" table:formula="of:=[.G44]/[.$C$11]/[.$C$6]" office:value-type="percentage" office:value="0.984692978194396" calcext:value-type="percentage">
            <text:p>98 %</text:p>
          </table:table-cell>
          <table:table-cell table:style-name="ce33" table:formula="of:=ERWERLANGC_ENQ([.B44];[.$C$11];[.$C$10];[.$C$6];[.$C$7])" office:value-type="float" office:value="5.19753016581169" calcext:value-type="float">
            <text:p>5,20</text:p>
          </table:table-cell>
          <table:table-cell table:style-name="ce33" table:formula="of:=ERWERLANGC_EN([.B44];[.$C$11];[.$C$10];[.$C$6];[.$C$7])" office:value-type="float" office:value="15.0444599477557" calcext:value-type="float">
            <text:p>15,04</text:p>
          </table:table-cell>
          <table:table-cell table:style-name="ce33" table:formula="of:=ERWERLANGC_EW([.B44];[.$C$11];[.$C$10];[.$C$6];[.$C$7])" office:value-type="float" office:value="114.345663647857" calcext:value-type="float">
            <text:p>114,35</text:p>
          </table:table-cell>
          <table:table-cell table:style-name="ce33" table:formula="of:=ERWERLANGC_EV([.B44];[.$C$11];[.$C$10];[.$C$6];[.$C$7])" office:value-type="float" office:value="330.978118850624" calcext:value-type="float">
            <text:p>330,98</text:p>
          </table:table-cell>
          <table:table-cell table:number-columns-repeated="16372"/>
        </table:table-row>
        <table:table-row table:style-name="ro2">
          <table:table-cell table:style-name="ce21" office:value-type="float" office:value="21" calcext:value-type="float">
            <text:p>21</text:p>
          </table:table-cell>
          <table:table-cell table:style-name="ce25" table:formula="of:=1/[.A45]" office:value-type="float" office:value="0.0476190476190476" calcext:value-type="float">
            <text:p>0,0476</text:p>
          </table:table-cell>
          <table:table-cell table:style-name="ce28" table:formula="of:=[.B45]/[.$C$11]" office:value-type="float" office:value="14.2857142857143" calcext:value-type="float">
            <text:p>14,29</text:p>
          </table:table-cell>
          <table:table-cell table:style-name="ce30" table:formula="of:=[.C45]/[.$C$6]" office:value-type="percentage" office:value="1.42857142857143" calcext:value-type="percentage">
            <text:p>143 %</text:p>
          </table:table-cell>
          <table:table-cell table:style-name="ce36" table:formula="of:=MMCKMZUSTANDSP([.B45];[.$C$11];[.$C$10];[.$C$6];[.$C$7];[.$C$7])" office:value-type="percentage" office:value="0.108588502870591" calcext:value-type="percentage">
            <text:p>10,86 %</text:p>
          </table:table-cell>
          <table:table-cell table:style-name="ce36" table:formula="of:=ERWERLANGC_PA([.B45];[.$C$11];[.$C$10];[.$C$6];[.$C$7])" office:value-type="percentage" office:value="0.22296714075873" calcext:value-type="percentage">
            <text:p>22,30 %</text:p>
          </table:table-cell>
          <table:table-cell table:style-name="ce37" table:formula="of:=[.B45]*(1-[.E45])*(1-[.F45])" office:value-type="float" office:value="0.0329836202083336" calcext:value-type="float">
            <text:p>0,0330</text:p>
          </table:table-cell>
          <table:table-cell table:style-name="ce38" table:formula="of:=[.G45]/[.$C$11]/[.$C$6]" office:value-type="percentage" office:value="0.989508606250008" calcext:value-type="percentage">
            <text:p>99 %</text:p>
          </table:table-cell>
          <table:table-cell table:style-name="ce33" table:formula="of:=ERWERLANGC_ENQ([.B45];[.$C$11];[.$C$10];[.$C$6];[.$C$7])" office:value-type="float" office:value="5.67872779298295" calcext:value-type="float">
            <text:p>5,68</text:p>
          </table:table-cell>
          <table:table-cell table:style-name="ce33" table:formula="of:=ERWERLANGC_EN([.B45];[.$C$11];[.$C$10];[.$C$6];[.$C$7])" office:value-type="float" office:value="15.573813855483" calcext:value-type="float">
            <text:p>15,57</text:p>
          </table:table-cell>
          <table:table-cell table:style-name="ce33" table:formula="of:=ERWERLANGC_EW([.B45];[.$C$11];[.$C$10];[.$C$6];[.$C$7])" office:value-type="float" office:value="119.253283652642" calcext:value-type="float">
            <text:p>119,25</text:p>
          </table:table-cell>
          <table:table-cell table:style-name="ce33" table:formula="of:=ERWERLANGC_EV([.B45];[.$C$11];[.$C$10];[.$C$6];[.$C$7])" office:value-type="float" office:value="327.050090965144" calcext:value-type="float">
            <text:p>327,05</text:p>
          </table:table-cell>
          <table:table-cell table:number-columns-repeated="16372"/>
        </table:table-row>
        <table:table-row table:style-name="ro2">
          <table:table-cell table:style-name="ce21" office:value-type="float" office:value="20" calcext:value-type="float">
            <text:p>20</text:p>
          </table:table-cell>
          <table:table-cell table:style-name="ce25" table:formula="of:=1/[.A46]" office:value-type="float" office:value="0.05" calcext:value-type="float">
            <text:p>0,0500</text:p>
          </table:table-cell>
          <table:table-cell table:style-name="ce28" table:formula="of:=[.B46]/[.$C$11]" office:value-type="float" office:value="15" calcext:value-type="float">
            <text:p>15,00</text:p>
          </table:table-cell>
          <table:table-cell table:style-name="ce30" table:formula="of:=[.C46]/[.$C$6]" office:value-type="percentage" office:value="1.5" calcext:value-type="percentage">
            <text:p>150 %</text:p>
          </table:table-cell>
          <table:table-cell table:style-name="ce36" table:formula="of:=MMCKMZUSTANDSP([.B46];[.$C$11];[.$C$10];[.$C$6];[.$C$7];[.$C$7])" office:value-type="percentage" office:value="0.133091239175969" calcext:value-type="percentage">
            <text:p>13,31 %</text:p>
          </table:table-cell>
          <table:table-cell table:style-name="ce36" table:formula="of:=ERWERLANGC_PA([.B46];[.$C$11];[.$C$10];[.$C$6];[.$C$7])" office:value-type="percentage" office:value="0.236303732533443" calcext:value-type="percentage">
            <text:p>23,63 %</text:p>
          </table:table-cell>
          <table:table-cell table:style-name="ce37" table:formula="of:=[.B46]*(1-[.E46])*(1-[.F46])" office:value-type="float" office:value="0.0331027492437686" calcext:value-type="float">
            <text:p>0,0331</text:p>
          </table:table-cell>
          <table:table-cell table:style-name="ce38" table:formula="of:=[.G46]/[.$C$11]/[.$C$6]" office:value-type="percentage" office:value="0.993082477313057" calcext:value-type="percentage">
            <text:p>99 %</text:p>
          </table:table-cell>
          <table:table-cell table:style-name="ce33" table:formula="of:=ERWERLANGC_ENQ([.B46];[.$C$11];[.$C$10];[.$C$6];[.$C$7])" office:value-type="float" office:value="6.1456132784598" calcext:value-type="float">
            <text:p>6,15</text:p>
          </table:table-cell>
          <table:table-cell table:style-name="ce33" table:formula="of:=ERWERLANGC_EN([.B46];[.$C$11];[.$C$10];[.$C$6];[.$C$7])" office:value-type="float" office:value="16.0764380515904" calcext:value-type="float">
            <text:p>16,08</text:p>
          </table:table-cell>
          <table:table-cell table:style-name="ce33" table:formula="of:=ERWERLANGC_EW([.B46];[.$C$11];[.$C$10];[.$C$6];[.$C$7])" office:value-type="float" office:value="122.912265569196" calcext:value-type="float">
            <text:p>122,91</text:p>
          </table:table-cell>
          <table:table-cell table:style-name="ce33" table:formula="of:=ERWERLANGC_EV([.B46];[.$C$11];[.$C$10];[.$C$6];[.$C$7])" office:value-type="float" office:value="321.528761031807" calcext:value-type="float">
            <text:p>321,53</text:p>
          </table:table-cell>
          <table:table-cell table:number-columns-repeated="16372"/>
        </table:table-row>
        <table:table-row table:style-name="ro2">
          <table:table-cell table:style-name="ce21" office:value-type="float" office:value="19" calcext:value-type="float">
            <text:p>19</text:p>
          </table:table-cell>
          <table:table-cell table:style-name="ce25" table:formula="of:=1/[.A47]" office:value-type="float" office:value="0.0526315789473684" calcext:value-type="float">
            <text:p>0,0526</text:p>
          </table:table-cell>
          <table:table-cell table:style-name="ce28" table:formula="of:=[.B47]/[.$C$11]" office:value-type="float" office:value="15.7894736842105" calcext:value-type="float">
            <text:p>15,79</text:p>
          </table:table-cell>
          <table:table-cell table:style-name="ce30" table:formula="of:=[.C47]/[.$C$6]" office:value-type="percentage" office:value="1.57894736842105" calcext:value-type="percentage">
            <text:p>158 %</text:p>
          </table:table-cell>
          <table:table-cell table:style-name="ce36" table:formula="of:=MMCKMZUSTANDSP([.B47];[.$C$11];[.$C$10];[.$C$6];[.$C$7];[.$C$7])" office:value-type="percentage" office:value="0.160773443265778" calcext:value-type="percentage">
            <text:p>16,08 %</text:p>
          </table:table-cell>
          <table:table-cell table:style-name="ce36" table:formula="of:=ERWERLANGC_PA([.B47];[.$C$11];[.$C$10];[.$C$6];[.$C$7])" office:value-type="percentage" office:value="0.248640042500653" calcext:value-type="percentage">
            <text:p>24,86 %</text:p>
          </table:table-cell>
          <table:table-cell table:style-name="ce37" table:formula="of:=[.B47]*(1-[.E47])*(1-[.F47])" office:value-type="float" office:value="0.0331874331579026" calcext:value-type="float">
            <text:p>0,0332</text:p>
          </table:table-cell>
          <table:table-cell table:style-name="ce38" table:formula="of:=[.G47]/[.$C$11]/[.$C$6]" office:value-type="percentage" office:value="0.995622994737077" calcext:value-type="percentage">
            <text:p>100 %</text:p>
          </table:table-cell>
          <table:table-cell table:style-name="ce33" table:formula="of:=ERWERLANGC_ENQ([.B47];[.$C$11];[.$C$10];[.$C$6];[.$C$7])" office:value-type="float" office:value="6.58943137054969" calcext:value-type="float">
            <text:p>6,59</text:p>
          </table:table-cell>
          <table:table-cell table:style-name="ce33" table:formula="of:=ERWERLANGC_EN([.B47];[.$C$11];[.$C$10];[.$C$6];[.$C$7])" office:value-type="float" office:value="16.5456613179205" calcext:value-type="float">
            <text:p>16,55</text:p>
          </table:table-cell>
          <table:table-cell table:style-name="ce33" table:formula="of:=ERWERLANGC_EW([.B47];[.$C$11];[.$C$10];[.$C$6];[.$C$7])" office:value-type="float" office:value="125.199196040444" calcext:value-type="float">
            <text:p>125,20</text:p>
          </table:table-cell>
          <table:table-cell table:style-name="ce33" table:formula="of:=ERWERLANGC_EV([.B47];[.$C$11];[.$C$10];[.$C$6];[.$C$7])" office:value-type="float" office:value="314.367565040489" calcext:value-type="float">
            <text:p>314,37</text:p>
          </table:table-cell>
          <table:table-cell table:number-columns-repeated="16372"/>
        </table:table-row>
        <table:table-row table:style-name="ro2">
          <table:table-cell table:style-name="ce21" office:value-type="float" office:value="18" calcext:value-type="float">
            <text:p>18</text:p>
          </table:table-cell>
          <table:table-cell table:style-name="ce25" table:formula="of:=1/[.A48]" office:value-type="float" office:value="0.0555555555555556" calcext:value-type="float">
            <text:p>0,0556</text:p>
          </table:table-cell>
          <table:table-cell table:style-name="ce28" table:formula="of:=[.B48]/[.$C$11]" office:value-type="float" office:value="16.6666666666667" calcext:value-type="float">
            <text:p>16,67</text:p>
          </table:table-cell>
          <table:table-cell table:style-name="ce30" table:formula="of:=[.C48]/[.$C$6]" office:value-type="percentage" office:value="1.66666666666667" calcext:value-type="percentage">
            <text:p>167 %</text:p>
          </table:table-cell>
          <table:table-cell table:style-name="ce36" table:formula="of:=MMCKMZUSTANDSP([.B48];[.$C$11];[.$C$10];[.$C$6];[.$C$7];[.$C$7])" office:value-type="percentage" office:value="0.191487146815573" calcext:value-type="percentage">
            <text:p>19,15 %</text:p>
          </table:table-cell>
          <table:table-cell table:style-name="ce36" table:formula="of:=ERWERLANGC_PA([.B48];[.$C$11];[.$C$10];[.$C$6];[.$C$7])" office:value-type="percentage" office:value="0.259864048332114" calcext:value-type="percentage">
            <text:p>25,99 %</text:p>
          </table:table-cell>
          <table:table-cell table:style-name="ce37" table:formula="of:=[.B48]*(1-[.E48])*(1-[.F48])" office:value-type="float" office:value="0.0332449683348541" calcext:value-type="float">
            <text:p>0,0332</text:p>
          </table:table-cell>
          <table:table-cell table:style-name="ce38" table:formula="of:=[.G48]/[.$C$11]/[.$C$6]" office:value-type="percentage" office:value="0.997349050045623" calcext:value-type="percentage">
            <text:p>100 %</text:p>
          </table:table-cell>
          <table:table-cell table:style-name="ce33" table:formula="of:=ERWERLANGC_ENQ([.B48];[.$C$11];[.$C$10];[.$C$6];[.$C$7])" office:value-type="float" office:value="7.00344743856843" calcext:value-type="float">
            <text:p>7,00</text:p>
          </table:table-cell>
          <table:table-cell table:style-name="ce33" table:formula="of:=ERWERLANGC_EN([.B48];[.$C$11];[.$C$10];[.$C$6];[.$C$7])" office:value-type="float" office:value="16.9769379390247" calcext:value-type="float">
            <text:p>16,98</text:p>
          </table:table-cell>
          <table:table-cell table:style-name="ce33" table:formula="of:=ERWERLANGC_EW([.B48];[.$C$11];[.$C$10];[.$C$6];[.$C$7])" office:value-type="float" office:value="126.062053894232" calcext:value-type="float">
            <text:p>126,06</text:p>
          </table:table-cell>
          <table:table-cell table:style-name="ce33" table:formula="of:=ERWERLANGC_EV([.B48];[.$C$11];[.$C$10];[.$C$6];[.$C$7])" office:value-type="float" office:value="305.584882902444" calcext:value-type="float">
            <text:p>305,58</text:p>
          </table:table-cell>
          <table:table-cell table:number-columns-repeated="16372"/>
        </table:table-row>
        <table:table-row table:style-name="ro2">
          <table:table-cell table:style-name="ce21" office:value-type="float" office:value="17" calcext:value-type="float">
            <text:p>17</text:p>
          </table:table-cell>
          <table:table-cell table:style-name="ce25" table:formula="of:=1/[.A49]" office:value-type="float" office:value="0.0588235294117647" calcext:value-type="float">
            <text:p>0,0588</text:p>
          </table:table-cell>
          <table:table-cell table:style-name="ce28" table:formula="of:=[.B49]/[.$C$11]" office:value-type="float" office:value="17.6470588235294" calcext:value-type="float">
            <text:p>17,65</text:p>
          </table:table-cell>
          <table:table-cell table:style-name="ce30" table:formula="of:=[.C49]/[.$C$6]" office:value-type="percentage" office:value="1.76470588235294" calcext:value-type="percentage">
            <text:p>176 %</text:p>
          </table:table-cell>
          <table:table-cell table:style-name="ce36" table:formula="of:=MMCKMZUSTANDSP([.B49];[.$C$11];[.$C$10];[.$C$6];[.$C$7];[.$C$7])" office:value-type="percentage" office:value="0.225008575760933" calcext:value-type="percentage">
            <text:p>22,50 %</text:p>
          </table:table-cell>
          <table:table-cell table:style-name="ce36" table:formula="of:=ERWERLANGC_PA([.B49];[.$C$11];[.$C$10];[.$C$6];[.$C$7])" office:value-type="percentage" office:value="0.269929668191777" calcext:value-type="percentage">
            <text:p>26,99 %</text:p>
          </table:table-cell>
          <table:table-cell table:style-name="ce37" table:formula="of:=[.B49]*(1-[.E49])*(1-[.F49])" office:value-type="float" office:value="0.0332822497789849" calcext:value-type="float">
            <text:p>0,0333</text:p>
          </table:table-cell>
          <table:table-cell table:style-name="ce38" table:formula="of:=[.G49]/[.$C$11]/[.$C$6]" office:value-type="percentage" office:value="0.998467493369545" calcext:value-type="percentage">
            <text:p>100 %</text:p>
          </table:table-cell>
          <table:table-cell table:style-name="ce33" table:formula="of:=ERWERLANGC_ENQ([.B49];[.$C$11];[.$C$10];[.$C$6];[.$C$7])" office:value-type="float" office:value="7.38328863516439" calcext:value-type="float">
            <text:p>7,38</text:p>
          </table:table-cell>
          <table:table-cell table:style-name="ce33" table:formula="of:=ERWERLANGC_EN([.B49];[.$C$11];[.$C$10];[.$C$6];[.$C$7])" office:value-type="float" office:value="17.3679635688598" calcext:value-type="float">
            <text:p>17,37</text:p>
          </table:table-cell>
          <table:table-cell table:style-name="ce33" table:formula="of:=ERWERLANGC_EW([.B49];[.$C$11];[.$C$10];[.$C$6];[.$C$7])" office:value-type="float" office:value="125.515906797795" calcext:value-type="float">
            <text:p>125,52</text:p>
          </table:table-cell>
          <table:table-cell table:style-name="ce33" table:formula="of:=ERWERLANGC_EV([.B49];[.$C$11];[.$C$10];[.$C$6];[.$C$7])" office:value-type="float" office:value="295.255380670617" calcext:value-type="float">
            <text:p>295,26</text:p>
          </table:table-cell>
          <table:table-cell table:number-columns-repeated="16372"/>
        </table:table-row>
        <table:table-row table:style-name="ro2">
          <table:table-cell table:style-name="ce21" office:value-type="float" office:value="16" calcext:value-type="float">
            <text:p>16</text:p>
          </table:table-cell>
          <table:table-cell table:style-name="ce25" table:formula="of:=1/[.A50]" office:value-type="float" office:value="0.0625" calcext:value-type="float">
            <text:p>0,0625</text:p>
          </table:table-cell>
          <table:table-cell table:style-name="ce28" table:formula="of:=[.B50]/[.$C$11]" office:value-type="float" office:value="18.75" calcext:value-type="float">
            <text:p>18,75</text:p>
          </table:table-cell>
          <table:table-cell table:style-name="ce30" table:formula="of:=[.C50]/[.$C$6]" office:value-type="percentage" office:value="1.875" calcext:value-type="percentage">
            <text:p>188 %</text:p>
          </table:table-cell>
          <table:table-cell table:style-name="ce36" table:formula="of:=MMCKMZUSTANDSP([.B50];[.$C$11];[.$C$10];[.$C$6];[.$C$7];[.$C$7])" office:value-type="percentage" office:value="0.261065112531326" calcext:value-type="percentage">
            <text:p>26,11 %</text:p>
          </table:table-cell>
          <table:table-cell table:style-name="ce36" table:formula="of:=ERWERLANGC_PA([.B50];[.$C$11];[.$C$10];[.$C$6];[.$C$7])" office:value-type="percentage" office:value="0.278848774544409" calcext:value-type="percentage">
            <text:p>27,88 %</text:p>
          </table:table-cell>
          <table:table-cell table:style-name="ce37" table:formula="of:=[.B50]*(1-[.E50])*(1-[.F50])" office:value-type="float" office:value="0.0333052374768702" calcext:value-type="float">
            <text:p>0,0333</text:p>
          </table:table-cell>
          <table:table-cell table:style-name="ce38" table:formula="of:=[.G50]/[.$C$11]/[.$C$6]" office:value-type="percentage" office:value="0.999157124306106" calcext:value-type="percentage">
            <text:p>100 %</text:p>
          </table:table-cell>
          <table:table-cell table:style-name="ce33" table:formula="of:=ERWERLANGC_ENQ([.B50];[.$C$11];[.$C$10];[.$C$6];[.$C$7])" office:value-type="float" office:value="7.72691579395315" calcext:value-type="float">
            <text:p>7,73</text:p>
          </table:table-cell>
          <table:table-cell table:style-name="ce33" table:formula="of:=ERWERLANGC_EN([.B50];[.$C$11];[.$C$10];[.$C$6];[.$C$7])" office:value-type="float" office:value="17.7184870370142" calcext:value-type="float">
            <text:p>17,72</text:p>
          </table:table-cell>
          <table:table-cell table:style-name="ce33" table:formula="of:=ERWERLANGC_EW([.B50];[.$C$11];[.$C$10];[.$C$6];[.$C$7])" office:value-type="float" office:value="123.63065270325" calcext:value-type="float">
            <text:p>123,63</text:p>
          </table:table-cell>
          <table:table-cell table:style-name="ce33" table:formula="of:=ERWERLANGC_EV([.B50];[.$C$11];[.$C$10];[.$C$6];[.$C$7])" office:value-type="float" office:value="283.495792592228" calcext:value-type="float">
            <text:p>283,50</text:p>
          </table:table-cell>
          <table:table-cell table:number-columns-repeated="16372"/>
        </table:table-row>
        <table:table-row table:style-name="ro2">
          <table:table-cell table:style-name="ce22" office:value-type="string" calcext:value-type="string">
            <text:p>(in Sekunden)</text:p>
          </table:table-cell>
          <table:table-cell table:style-name="ce22" office:value-type="string" calcext:value-type="string">
            <text:p>(in 1/Sekunden)</text:p>
          </table:table-cell>
          <table:table-cell/>
          <table:table-cell table:style-name="ce31"/>
          <table:table-cell table:number-columns-repeated="6"/>
          <table:table-cell table:number-columns-repeated="2" table:style-name="ce22" office:value-type="string" calcext:value-type="string">
            <text:p>(in Sekunden)</text:p>
          </table:table-cell>
          <table:table-cell table:number-columns-repeated="16372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number number:decimal-places="1" number:min-decimal-places="1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percentage-style style:name="N139">
      <number:number number:decimal-places="0" number:min-decimal-places="0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Mc_20_example_20__28_en_29_" style:display-name="PageStyle_MMc example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-Beispiel_20__28_de_29_" style:display-name="PageStyle_MMc-Beispiel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c_20__28_en_29_" style:display-name="PageStyle_MMcc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_20__28_de_29_" style:display-name="PageStyle_MMc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c_20__28_de_29_" style:display-name="PageStyle_MMcc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KM_20_example_20__28_de_29_" style:display-name="PageStyle_MMcKM example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KM_20_example_20__28_en_29_" style:display-name="PageStyle_MMcKM example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1_20__28_de_29_" style:display-name="PageStyle_MM1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KM_20__28_en_29_" style:display-name="PageStyle_MMcKM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1_20__28_en_29_" style:display-name="PageStyle_MM1 (en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_20__28_en_29_" style:display-name="PageStyle_MMc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KM_20__28_de_29_" style:display-name="PageStyle_MMcKM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er Herzog</meta:initial-creator>
    <meta:print-date>2016-09-19T07:33:34</meta:print-date>
    <meta:creation-date>2016-09-15T06:14:56</meta:creation-date>
    <dc:date>2024-04-14T14:09:31.805000000</dc:date>
    <meta:editing-duration>PT54S</meta:editing-duration>
    <meta:generator>LibreOffice/7.6.2.1$Windows_X86_64 LibreOffice_project/56f7684011345957bbf33a7ee678afaf4d2ba333</meta:generator>
    <meta:editing-cycles>1</meta:editing-cycles>
    <meta:document-statistic meta:table-count="12" meta:cell-count="2472" meta:object-count="6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Function PotenzFakultaet(x As Double, ByVal n As Double) As Double
  ' Calculates x^n/n!
  ' Berechnet x^n/n!
  Dim Ergebnis As Double
  Ergebnis = 1
    
  For i = 1 To CInt(n)
    Ergebnis = Ergebnis * x / i
  Next i
    
  PotenzFakultaet = Ergebnis
End Function

Public Function MMcZustandsP0(a As Double, ByVal c As Double) As Double
  ' Calculates p0 for a M/M/c system
  ' Berechnet p0 für ein M/M/c-System
  Dim Ergebnis As Double
  Ergebnis = 0
    
  For K = 0 To CInt(c) - 1
    Ergebnis = Ergebnis + PotenzFakultaet(a, K)
  Next K
    
  Ergebnis = Ergebnis + PotenzFakultaet(a, c) * c / (c - a)

If Ergebnis &gt; 0 Then
  MMcZustandsP0 = 1 / Ergebnis
  Else
    MMcZustandsP0 = 0
  End If
End Function

Public Function MMcZustandsP(a As Double, ByVal c As Double, ByVal n As Double) As Double
  ' Calculates pn for a M/M/c system
  ' Berechnet pn für ein M/M/c-System
  If CInt(n) = 0 Then
    MMcZustandsP = MMcZustandsP0(a, c)
  Else
    If n &lt;= c Then
      MMcZustandsP = PotenzFakultaet(a, n) * MMcZustandsP0(a, c)
    Else
      MMcZustandsP = PotenzFakultaet(a, c) * (a / c) ^ (n - c) * MMcZustandsP0(a, c)
    End If
  End If
End Function

Public Function ErlangC_P1(a As Double, ByVal c As Double) As Double
  ' Calculates P1 for a M/M/c system
  ' Berechnet P1 für ein M/M/c-System
  ErlangC_P1 = PotenzFakultaet(a, c) * c / (c - a) * MMcZustandsP0(a, c)
End Function

Public Function ErlangC(lambda As Double, mu As Double, ByVal c As Double, t As Double) As Double
  ' Calculates P(W&lt;=t) for a M/M/c system (this means the Erlang C formula)
  ' Berechnet P(W&lt;=t) für ein M/M/c-System (also die Erlang-C-Formel)
  Dim a As Double
  a = lambda / mu
  If (a &gt;= c) Then
  ErlangC = 0
  Else
  ErlangC = 1 - ErlangC_P1(a, c) * Exp(-(c - a) * mu * t)
  End If
End Function

Public Function ErlangC_ENQ(ByVal a As Double, ByVal c As Double) As Double
  ' Calculates E[NQ] for a M/M/c system
  ' Berechnet E[NQ] für ein M/M/c-System
  ErlangC_ENQ = ErlangC_P1(a, c) * a / (c - a)
End Function

Public Function ErlangC_EN(ByVal a As Double, ByVal c As Double) As Double
  ' Calculates E[N] for a M/M/c system
  ' Berechnet E[N] für ein M/M/c-System
  ErlangC_EN = ErlangC_P1(a, c) * a / (c - a) + a
End Function

Public Function ErlangC_EW(ByVal lambda As Double, ByVal mu As Double, ByVal c As Double) As Double
  ' Calculates E[W] for a M/M/c system
  ' Berechnet E[W] für ein M/M/c-System
  ErlangC_EW = ErlangC_P1(lambda / mu, c) / (c * mu - lambda)
End Function

Public Function ErlangC_EV(ByVal lambda As Double, ByVal mu As Double, ByVal c As Double) As Double
  ' Calculates E[V] for a M/M/c system
  ' Berechnet E[V] für ein M/M/c-System
  ErlangC_EV = ErlangC_P1(lambda / mu, c) / (c * mu - lambda) + 1 / mu
End Function

Public Function ErlangB(a As Double, ByVal c As Double) As Double
  ' Calculation of P1 for a M/M/c/c system
  ' (i.e. calculation of the Erlang B formula)
  ' Berechnung von P1 für ein M/M/c/c-System
  ' (d.h. Berechnung der Erlang-B-Formel)
  Dim Summe As Double
  Summe = 0

  For n = 0 To CInt(c)
    Summe = Summe + PotenzFakultaet(a, n)
  Next n
    
  ErlangB = PotenzFakultaet(a, c) / Summe
End Function

Function MMcKMCn(lambda As Double, mu As Double, nu As Double, ByVal c As Double, n As Integer) As Double
  ' Calculation of Cn for a M/M/c/K+M system
  ' Berechnung von Cn für ein M/M/c/K+M-System
  Dim Ergebnis As Double
  If (n &lt;= c) Then
    MMcKMCn = PotenzFakultaet(lambda / mu, n)
  Else
    Ergebnis = PotenzFakultaet(lambda / mu, c)
    For i = 1 To n - CInt(c)
      Ergebnis = Ergebnis * lambda / (c * mu + i * nu)
    Next i
    MMcKMCn = Ergebnis
  End If
End Function

Public Function MMcKMZustandsP(lambda As Double, mu As Double, nu As Double, ByVal c As Double, ByVal K As Double, ByVal n As Double) As Double
  ' Calculation of pn for a M/M/c/K+M system
  ' Berechnet pn für ein M/M/c/K+M-System
  Dim p0 As Double
  p0 = 0
  For i = 0 To CInt(K)
    p0 = p0 + MMcKMCn(lambda, mu, nu, c, CInt(i))
  Next i
  p0 = 1 / p0
  
  If n = 0 Then
    MMcKMZustandsP = p0
  Else
    If n &gt; K Then
      MMcKMZustandsP = 0
    Else
      MMcKMZustandsP = MMcKMCn(lambda, mu, nu, c, CInt(n)) * p0
    End If
  End If
End Function

Public Function ErwErlangC_PA(lambda As Double, mu As Double, nu As Double, ByVal c As Double, ByVal K As Double) As Double
  ' Calculates P(A) for a M/M/c/K+M system
  ' Berechnet P(A) für ein M/M/c/K+M-System
  Dim inputReject As Double
  inputReject = MMcKMZustandsP(lambda, mu, nu, c, K, K)
  Dim p0 As Double
  p0 = MMcKMZustandsP(lambda, mu, nu, c, K, 0)
  Dim Summe As Double
  Summe = 0
  For n = CInt(c) + 1 To CInt(K)
    Summe = Summe + nu / (lambda * (1 - inputReject)) * (n - c) * p0 * MMcKMCn(lambda, mu, nu, c, CInt(n))
  Next n
  ErwErlangC_PA = Summe
End Function

Public Function ErwErlangC(lambda As Double, mu As Double, nu As Double, ByVal c As Double, ByVal K As Double, t As Double) As Double
  ' Calculation of P(W&lt;=t) for a M/M/c/K+M system
  ' (i.e. the extended Erlang C formula)
  ' Berechnung von P(W&lt;=t) für ein M/M/c/K+M-System
  ' (also die erweiterte Erlang-C-Formel)
  Dim pi0 As Double
  p0 = MMcKMZustandsP(lambda, mu, nu, c, K, 0)
  
  Dim p As Double
  If p0 = 0 Then
    p = 1
  Else
    p = 1 - p0 * MMcKMCn(lambda, mu, nu, c, CInt(K))
  End If
  
  Dim g As Double
  Dim x As Double
  Dim n As Integer
  For n = CInt(c) To CInt(K) - 1
    x = (c * mu + nu) * t
    ' Regularized incomplete Gamma function = 1-GAMMA.VERT(x,a,1,1)
    ' Regularisierte unvollständige Gamma-Funktion = 1-GAMMA.VERT(x,a,1,1)
    ' Excel: g = 1 - WorksheetFunction.Gamma_Dist(x, n - c + 1, 1, 1)
    g = 1 - Application.GammaDist(x, n - c + 1, 1, 1)
    p = p - p0 * MMcKMCn(lambda, mu, nu, c, n) * g
  Next n
    
  ErwErlangC = p

End Function

Public Function ErwErlangC_ENQ(lambda As Double, mu As Double, nu As Double, ByVal c As Double, ByVal K As Double) As Double
  ' Calculates E[NQ] for a M/M/c/K+M system
  ' Berechnet E[NQ] für ein M/M/c/K+M-System
  
  Dim pi0 As Double
  p0 = MMcKMZustandsP(lambda, mu, nu, c, K, 0)
  
  Dim Summe As Double
  Summe = 0
  For n = CInt(c) + 1 To CInt(K)
    Summe = Summe + p0 * (n - c) * MMcKMCn(lambda, mu, nu, c, CInt(n))
  Next n
  
  ErwErlangC_ENQ = Summe
End Function

Public Function ErwErlangC_EN(lambda As Double, mu As Double, nu As Double, ByVal c As Double, ByVal K As Double) As Double
  ' Calculates E[N] for a M/M/c/K+M system
  ' Berechnet E[N] für ein M/M/c/K+M-System
  Dim pi0 As Double
  p0 = MMcKMZustandsP(lambda, mu, nu, c, K, 0)
  
  Dim Summe As Double
  Summe = 0
  For n = 1 To CInt(K)
    Summe = Summe + p0 * n * MMcKMCn(lambda, mu, nu, c, CInt(n))
  Next n
  
  ErwErlangC_EN = Summe
End Function

Public Function ErwErlangC_EW(lambda As Double, mu As Double, nu As Double, ByVal c As Double, ByVal K As Double) As Double
  ' Calculates E[W] for a M/M/c/K+M system
  ' Berechnet E[W] für ein M/M/c/K+M-System
  ErwErlangC_EW = ErwErlangC_ENQ(lambda, mu, nu, c, K) / lambda
End Function

Public Function ErwErlangC_EV(lambda As Double, mu As Double, nu As Double, ByVal c As Double, ByVal K As Double) As Double
  ' Calculates E[V] for a M/M/c/K+M system
  ' Berechnet E[V] für ein M/M/c/K+M-System
  ErwErlangC_EV = ErwErlangC_EN(lambda, mu, nu, c, K) / lambda
End Function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10.xml><?xml version="1.0" encoding="utf-8"?>
<!DOCTYPE module  PUBLIC '-//OpenOffice.org//DTD OfficeDocument 1.0//EN'  'module.dtd'>
<script:module xmlns:script="http://openoffice.org/2000/script" script:name="Tabelle10" script:language="StarBasic" script:moduleType="document">Rem Attribute VBA_ModuleType=VBADocumentModule
Option VBASupport 1

</script:module>
</file>

<file path=Basic/VBAProject/Tabelle12.xml><?xml version="1.0" encoding="utf-8"?>
<!DOCTYPE module  PUBLIC '-//OpenOffice.org//DTD OfficeDocument 1.0//EN'  'module.dtd'>
<script:module xmlns:script="http://openoffice.org/2000/script" script:name="Tabelle12" script:language="StarBasic" script:moduleType="document">Rem Attribute VBA_ModuleType=VBADocumentModule
Option VBASupport 1

</script:module>
</file>

<file path=Basic/VBAProject/Tabelle13.xml><?xml version="1.0" encoding="utf-8"?>
<!DOCTYPE module  PUBLIC '-//OpenOffice.org//DTD OfficeDocument 1.0//EN'  'module.dtd'>
<script:module xmlns:script="http://openoffice.org/2000/script" script:name="Tabelle13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Tabelle3.xml><?xml version="1.0" encoding="utf-8"?>
<!DOCTYPE module  PUBLIC '-//OpenOffice.org//DTD OfficeDocument 1.0//EN'  'module.dtd'>
<script:module xmlns:script="http://openoffice.org/2000/script" script:name="Tabelle3" script:language="StarBasic" script:moduleType="document">Rem Attribute VBA_ModuleType=VBADocumentModule
Option VBASupport 1

</script:module>
</file>

<file path=Basic/VBAProject/Tabelle4.xml><?xml version="1.0" encoding="utf-8"?>
<!DOCTYPE module  PUBLIC '-//OpenOffice.org//DTD OfficeDocument 1.0//EN'  'module.dtd'>
<script:module xmlns:script="http://openoffice.org/2000/script" script:name="Tabelle4" script:language="StarBasic" script:moduleType="document">Rem Attribute VBA_ModuleType=VBADocumentModule
Option VBASupport 1

</script:module>
</file>

<file path=Basic/VBAProject/Tabelle5.xml><?xml version="1.0" encoding="utf-8"?>
<!DOCTYPE module  PUBLIC '-//OpenOffice.org//DTD OfficeDocument 1.0//EN'  'module.dtd'>
<script:module xmlns:script="http://openoffice.org/2000/script" script:name="Tabelle5" script:language="StarBasic" script:moduleType="document">Rem Attribute VBA_ModuleType=VBADocumentModule
Option VBASupport 1

</script:module>
</file>

<file path=Basic/VBAProject/Tabelle6.xml><?xml version="1.0" encoding="utf-8"?>
<!DOCTYPE module  PUBLIC '-//OpenOffice.org//DTD OfficeDocument 1.0//EN'  'module.dtd'>
<script:module xmlns:script="http://openoffice.org/2000/script" script:name="Tabelle6" script:language="StarBasic" script:moduleType="document">Rem Attribute VBA_ModuleType=VBADocumentModule
Option VBASupport 1

</script:module>
</file>

<file path=Basic/VBAProject/Tabelle7.xml><?xml version="1.0" encoding="utf-8"?>
<!DOCTYPE module  PUBLIC '-//OpenOffice.org//DTD OfficeDocument 1.0//EN'  'module.dtd'>
<script:module xmlns:script="http://openoffice.org/2000/script" script:name="Tabelle7" script:language="StarBasic" script:moduleType="document">Rem Attribute VBA_ModuleType=VBADocumentModule
Option VBASupport 1

</script:module>
</file>

<file path=Basic/VBAProject/Tabelle8.xml><?xml version="1.0" encoding="utf-8"?>
<!DOCTYPE module  PUBLIC '-//OpenOffice.org//DTD OfficeDocument 1.0//EN'  'module.dtd'>
<script:module xmlns:script="http://openoffice.org/2000/script" script:name="Tabelle8" script:language="StarBasic" script:moduleType="document">Rem Attribute VBA_ModuleType=VBADocumentModule
Option VBASupport 1

</script:module>
</file>

<file path=Basic/VBAProject/Tabelle9.xml><?xml version="1.0" encoding="utf-8"?>
<!DOCTYPE module  PUBLIC '-//OpenOffice.org//DTD OfficeDocument 1.0//EN'  'module.dtd'>
<script:module xmlns:script="http://openoffice.org/2000/script" script:name="Tabelle9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Modul1"/>
  <library:element library:name="Tabelle1"/>
  <library:element library:name="Tabelle10"/>
  <library:element library:name="Tabelle12"/>
  <library:element library:name="Tabelle13"/>
  <library:element library:name="Tabelle2"/>
  <library:element library:name="Tabelle3"/>
  <library:element library:name="Tabelle4"/>
  <library:element library:name="Tabelle5"/>
  <library:element library:name="Tabelle6"/>
  <library:element library:name="Tabelle7"/>
  <library:element library:name="Tabelle8"/>
  <library:element library:name="Tabelle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7030a0" style:text-position="0% 100%" fo:font-family="Calibri" fo:font-size="10pt" fo:language="de" fo:country="DE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1">
      <style:chart-properties chart:display-label="true" chart:logarithmic="false" chart:maximum="900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755cm" svg:y="0.365cm" chart:style-name="ch2">
          <text:p>Effects of the change in the arrival rate (and thus the utilization)</text:p>
        </chart:title>
        <chart:legend chart:legend-position="bottom" svg:x="2.724cm" svg:y="10.571cm" style:legend-expansion="wide" chart:style-name="ch3"/>
        <chart:plot-area chart:style-name="ch4" table:cell-range-address="'MMc example (en)'.A13:'MMc example (en)'.A32 'MMc example (en)'.E13:'MMc example (en)'.H32" chart:data-source-has-labels="both" svg:x="1.384cm" svg:y="1.386cm" svg:width="15.738cm" svg:height="7.785cm">
          <chart:coordinate-region svg:x="1.803cm" svg:y="1.554cm" svg:width="14.591cm" svg:height="7.182cm"/>
          <chart:axis chart:dimension="x" chart:name="primary-x" chart:style-name="ch5" chartooo:axis-type="auto">
            <chartooo:date-scale/>
            <chart:title svg:x="6.102cm" svg:y="9.402cm" chart:style-name="ch6">
              <text:p>Average inter-arrival time E[I] (in seconds)</text:p>
            </chart:title>
            <chart:categories table:cell-range-address="'MMc example (en)'.A13:'MMc example (en)'.A32"/>
          </chart:axis>
          <chart:axis chart:dimension="x" chart:name="secondary-x" chart:style-name="ch7"/>
          <chart:axis chart:dimension="y" chart:name="primary-y" chart:style-name="ch8">
            <chart:title svg:x="0.451cm" svg:y="9.108cm" chart:style-name="ch9">
              <text:p>Average number of customers in queue / in system</text:p>
            </chart:title>
            <chart:grid chart:style-name="ch10" chart:class="major"/>
          </chart:axis>
          <chart:axis chart:dimension="y" chart:name="secondary-y" chart:style-name="ch11">
            <chart:title svg:x="17.491cm" svg:y="8.667cm" chart:style-name="ch12">
              <text:p>Average waiting / residence time (in seconds)</text:p>
            </chart:title>
          </chart:axis>
          <chart:series chart:attached-axis="primary-y" chart:style-name="ch13" chart:values-cell-range-address="'MMc example (en)'.E13:'MMc example (en)'.E32" loext:label-string="&quot;Average queue length E[NQ]&quot;" chart:class="chart:line">
            <chart:data-point chart:repeated="20"/>
          </chart:series>
          <chart:series chart:attached-axis="primary-y" chart:style-name="ch14" chart:values-cell-range-address="'MMc example (en)'.F13:'MMc example (en)'.F32" loext:label-string="&quot;Average number in system E[N]&quot;" chart:class="chart:line">
            <chart:data-point chart:repeated="20"/>
          </chart:series>
          <chart:series chart:attached-axis="secondary-y" chart:style-name="ch15" chart:values-cell-range-address="'MMc example (en)'.G13:'MMc example (en)'.G32" loext:label-string="&quot;Average waiting time E[W] (in sec.)&quot;" chart:class="chart:line">
            <chart:data-point chart:repeated="20"/>
          </chart:series>
          <chart:series chart:attached-axis="secondary-y" chart:style-name="ch16" chart:values-cell-range-address="'MMc example (en)'.H13:'MMc example (en)'.H32" loext:label-string="&quot;Average residence time E[V] (in sec.)&quot;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E[NQ]</text:p>
              </table:table-cell>
              <table:table-cell office:value-type="string">
                <text:p>Average number in system E[N]</text:p>
              </table:table-cell>
              <table:table-cell office:value-type="string">
                <text:p>Average waiting time E[W] (in sec.)</text:p>
              </table:table-cell>
              <table:table-cell office:value-type="string">
                <text:p>Average residence time E[V] (in sec.)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MMc example (en)'.A13:'MMc example (en)'.A32</svg:desc>
                </draw:g>
              </table:table-cell>
              <table:table-cell office:value-type="float" office:value="0.151948864031126">
                <text:p>0.151948864031126</text:p>
                <draw:g>
                  <svg:desc>'MMc example (en)'.E13:'MMc example (en)'.E32</svg:desc>
                </draw:g>
              </table:table-cell>
              <table:table-cell office:value-type="float" office:value="6.15194886403113">
                <text:p>6.15194886403113</text:p>
                <draw:g>
                  <svg:desc>'MMc example (en)'.F13:'MMc example (en)'.F32</svg:desc>
                </draw:g>
              </table:table-cell>
              <table:table-cell office:value-type="float" office:value="7.59744320155631">
                <text:p>7.59744320155631</text:p>
                <draw:g>
                  <svg:desc>'MMc example (en)'.G13:'MMc example (en)'.G32</svg:desc>
                </draw:g>
              </table:table-cell>
              <table:table-cell office:value-type="float" office:value="307.597443201556">
                <text:p>307.597443201556</text:p>
                <draw:g>
                  <svg:desc>'MMc example (en)'.H13:'MMc example (en)'.H32</svg:desc>
                </draw:g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78070475554737">
                <text:p>0.178070475554737</text:p>
              </table:table-cell>
              <table:table-cell office:value-type="float" office:value="6.30051945514657">
                <text:p>6.30051945514657</text:p>
              </table:table-cell>
              <table:table-cell office:value-type="float" office:value="8.72545330218211">
                <text:p>8.72545330218211</text:p>
              </table:table-cell>
              <table:table-cell office:value-type="float" office:value="308.725453302182">
                <text:p>308.7254533021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09421788987484">
                <text:p>0.209421788987484</text:p>
              </table:table-cell>
              <table:table-cell office:value-type="float" office:value="6.45942178898748">
                <text:p>6.45942178898748</text:p>
              </table:table-cell>
              <table:table-cell office:value-type="float" office:value="10.0522458713992">
                <text:p>10.0522458713992</text:p>
              </table:table-cell>
              <table:table-cell office:value-type="float" office:value="310.052245871399">
                <text:p>310.0522458713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47243375981493">
                <text:p>0.247243375981493</text:p>
              </table:table-cell>
              <table:table-cell office:value-type="float" office:value="6.63022209938575">
                <text:p>6.63022209938575</text:p>
              </table:table-cell>
              <table:table-cell office:value-type="float" office:value="11.6204386711302">
                <text:p>11.6204386711302</text:p>
              </table:table-cell>
              <table:table-cell office:value-type="float" office:value="311.62043867113">
                <text:p>311.620438671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93131561469778">
                <text:p>0.293131561469778</text:p>
              </table:table-cell>
              <table:table-cell office:value-type="float" office:value="6.81487069190456">
                <text:p>6.81487069190456</text:p>
              </table:table-cell>
              <table:table-cell office:value-type="float" office:value="13.4840518276098">
                <text:p>13.4840518276098</text:p>
              </table:table-cell>
              <table:table-cell office:value-type="float" office:value="313.48405182761">
                <text:p>313.484051827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49163847476026">
                <text:p>0.349163847476026</text:p>
              </table:table-cell>
              <table:table-cell office:value-type="float" office:value="7.01583051414269">
                <text:p>7.01583051414269</text:p>
              </table:table-cell>
              <table:table-cell office:value-type="float" office:value="15.7123731364212">
                <text:p>15.7123731364212</text:p>
              </table:table-cell>
              <table:table-cell office:value-type="float" office:value="315.712373136421">
                <text:p>315.7123731364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1807916224273">
                <text:p>0.41807916224273</text:p>
              </table:table-cell>
              <table:table-cell office:value-type="float" office:value="7.23626098042455">
                <text:p>7.23626098042455</text:p>
              </table:table-cell>
              <table:table-cell office:value-type="float" office:value="18.3954831386801">
                <text:p>18.3954831386801</text:p>
              </table:table-cell>
              <table:table-cell office:value-type="float" office:value="318.39548313868">
                <text:p>318.3954831386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03542634982387">
                <text:p>0.503542634982387</text:p>
              </table:table-cell>
              <table:table-cell office:value-type="float" office:value="7.4802868210289">
                <text:p>7.4802868210289</text:p>
              </table:table-cell>
              <table:table-cell office:value-type="float" office:value="21.6523333042427">
                <text:p>21.6523333042427</text:p>
              </table:table-cell>
              <table:table-cell office:value-type="float" office:value="321.652333304243">
                <text:p>321.6523333042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0544430095353">
                <text:p>0.610544430095353</text:p>
              </table:table-cell>
              <table:table-cell office:value-type="float" office:value="7.7534015729525">
                <text:p>7.7534015729525</text:p>
              </table:table-cell>
              <table:table-cell office:value-type="float" office:value="25.6428660640048">
                <text:p>25.6428660640048</text:p>
              </table:table-cell>
              <table:table-cell office:value-type="float" office:value="325.642866064005">
                <text:p>325.6428660640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46018243097078">
                <text:p>0.746018243097078</text:p>
              </table:table-cell>
              <table:table-cell office:value-type="float" office:value="8.06309141382879">
                <text:p>8.06309141382879</text:p>
              </table:table-cell>
              <table:table-cell office:value-type="float" office:value="30.5867479669802">
                <text:p>30.5867479669802</text:p>
              </table:table-cell>
              <table:table-cell office:value-type="float" office:value="330.58674796698">
                <text:p>330.586747966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83360066389">
                <text:p>0.91983360066389</text:p>
              </table:table-cell>
              <table:table-cell office:value-type="float" office:value="8.41983360066389">
                <text:p>8.41983360066389</text:p>
              </table:table-cell>
              <table:table-cell office:value-type="float" office:value="36.7933440265556">
                <text:p>36.7933440265556</text:p>
              </table:table-cell>
              <table:table-cell office:value-type="float" office:value="336.793344026556">
                <text:p>336.7933440265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46453201831">
                <text:p>1.146453201831</text:p>
              </table:table-cell>
              <table:table-cell office:value-type="float" office:value="8.83876089413869">
                <text:p>8.83876089413869</text:p>
              </table:table-cell>
              <table:table-cell office:value-type="float" office:value="44.7116748714091">
                <text:p>44.7116748714091</text:p>
              </table:table-cell>
              <table:table-cell office:value-type="float" office:value="344.711674871409">
                <text:p>344.7116748714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44783788385958">
                <text:p>1.44783788385958</text:p>
              </table:table-cell>
              <table:table-cell office:value-type="float" office:value="9.34257472596484">
                <text:p>9.34257472596484</text:p>
              </table:table-cell>
              <table:table-cell office:value-type="float" office:value="55.017839586664">
                <text:p>55.017839586664</text:p>
              </table:table-cell>
              <table:table-cell office:value-type="float" office:value="355.017839586664">
                <text:p>355.0178395866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85884776091613">
                <text:p>1.85884776091613</text:p>
              </table:table-cell>
              <table:table-cell office:value-type="float" office:value="9.96695586902424">
                <text:p>9.96695586902424</text:p>
              </table:table-cell>
              <table:table-cell office:value-type="float" office:value="68.7773671538968">
                <text:p>68.7773671538968</text:p>
              </table:table-cell>
              <table:table-cell office:value-type="float" office:value="368.777367153897">
                <text:p>368.7773671538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.43805304002965">
                <text:p>2.43805304002965</text:p>
              </table:table-cell>
              <table:table-cell office:value-type="float" office:value="10.771386373363">
                <text:p>10.771386373363</text:p>
              </table:table-cell>
              <table:table-cell office:value-type="float" office:value="87.7699094410673">
                <text:p>87.7699094410673</text:p>
              </table:table-cell>
              <table:table-cell office:value-type="float" office:value="387.769909441067">
                <text:p>387.7699094410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29152996607996">
                <text:p>3.29152996607996</text:p>
              </table:table-cell>
              <table:table-cell office:value-type="float" office:value="11.8629585375085">
                <text:p>11.8629585375085</text:p>
              </table:table-cell>
              <table:table-cell office:value-type="float" office:value="115.203548812799">
                <text:p>115.203548812799</text:p>
              </table:table-cell>
              <table:table-cell office:value-type="float" office:value="415.203548812799">
                <text:p>415.2035488127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63236878970535">
                <text:p>4.63236878970535</text:p>
              </table:table-cell>
              <table:table-cell office:value-type="float" office:value="13.4558982014701">
                <text:p>13.4558982014701</text:p>
              </table:table-cell>
              <table:table-cell office:value-type="float" office:value="157.500538849982">
                <text:p>157.500538849982</text:p>
              </table:table-cell>
              <table:table-cell office:value-type="float" office:value="457.500538849982">
                <text:p>457.50053884998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95922661915124">
                <text:p>6.95922661915124</text:p>
              </table:table-cell>
              <table:table-cell office:value-type="float" office:value="16.0501357100603">
                <text:p>16.0501357100603</text:p>
              </table:table-cell>
              <table:table-cell office:value-type="float" office:value="229.654478431991">
                <text:p>229.654478431991</text:p>
              </table:table-cell>
              <table:table-cell office:value-type="float" office:value="529.654478431991">
                <text:p>529.6544784319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7705912300271">
                <text:p>11.7705912300271</text:p>
              </table:table-cell>
              <table:table-cell office:value-type="float" office:value="21.1455912300271">
                <text:p>21.1455912300271</text:p>
              </table:table-cell>
              <table:table-cell office:value-type="float" office:value="376.658919360868">
                <text:p>376.658919360868</text:p>
              </table:table-cell>
              <table:table-cell office:value-type="float" office:value="676.658919360868">
                <text:p>676.6589193608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.5647550842331">
                <text:p>26.5647550842331</text:p>
              </table:table-cell>
              <table:table-cell office:value-type="float" office:value="36.2421744390718">
                <text:p>36.2421744390718</text:p>
              </table:table-cell>
              <table:table-cell office:value-type="float" office:value="823.507407611229">
                <text:p>823.507407611229</text:p>
              </table:table-cell>
              <table:table-cell office:value-type="float" office:value="1123.50740761123">
                <text:p>1123.50740761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2" draw:display-name="msLineDash 2" draw:style="round" draw:dots1="1" draw:dots1-length="201%" draw:distance="1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7030a0" style:text-position="0% 100%" fo:font-family="Calibri" fo:font-size="10pt" fo:language="de" fo:country="DE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1">
      <style:chart-properties chart:display-label="true" chart:logarithmic="false" chart:maximum="900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252cm" svg:y="0.365cm" chart:style-name="ch2">
          <text:p>Auswirkungen der Variation der Ankunftsrate (und damit der Auslastung)</text:p>
        </chart:title>
        <chart:legend chart:legend-position="bottom" svg:x="2.248cm" svg:y="10.571cm" style:legend-expansion="wide" chart:style-name="ch3"/>
        <chart:plot-area chart:style-name="ch4" table:cell-range-address="'MMc-Beispiel (de)'.A13:'MMc-Beispiel (de)'.A32 'MMc-Beispiel (de)'.E13:'MMc-Beispiel (de)'.H32" chart:data-source-has-labels="both" svg:x="1.384cm" svg:y="1.88cm" svg:width="15.738cm" svg:height="7.291cm">
          <chart:coordinate-region svg:x="1.803cm" svg:y="2.048cm" svg:width="14.591cm" svg:height="6.688cm"/>
          <chart:axis chart:dimension="x" chart:name="primary-x" chart:style-name="ch5" chartooo:axis-type="auto">
            <chartooo:date-scale/>
            <chart:title svg:x="5.643cm" svg:y="9.402cm" chart:style-name="ch6">
              <text:p>Mittlere Zwischenankunftszeit E[I] (in Sekunden)</text:p>
            </chart:title>
            <chart:categories table:cell-range-address="'MMc-Beispiel (de)'.A13:'MMc-Beispiel (de)'.A32"/>
          </chart:axis>
          <chart:axis chart:dimension="x" chart:name="secondary-x" chart:style-name="ch7"/>
          <chart:axis chart:dimension="y" chart:name="primary-y" chart:style-name="ch8">
            <chart:title svg:x="0.451cm" svg:y="10.087cm" chart:style-name="ch9">
              <text:p>Mittlere Anzahl an Kunden in der Warteschlange / im System</text:p>
            </chart:title>
            <chart:grid chart:style-name="ch10" chart:class="major"/>
          </chart:axis>
          <chart:axis chart:dimension="y" chart:name="secondary-y" chart:style-name="ch11">
            <chart:title svg:x="17.491cm" svg:y="9.602cm" chart:style-name="ch12">
              <text:p>Mittlere Wartezeit / mittlere Verweilzeit (in Sekunden)</text:p>
            </chart:title>
          </chart:axis>
          <chart:series chart:attached-axis="primary-y" chart:style-name="ch13" chart:values-cell-range-address="'MMc-Beispiel (de)'.E13:'MMc-Beispiel (de)'.E32" loext:label-string="&quot;Mittlere Warteschlangenlänge E[NQ]&quot;" chart:class="chart:line">
            <chart:data-point chart:repeated="20"/>
          </chart:series>
          <chart:series chart:attached-axis="primary-y" chart:style-name="ch14" chart:values-cell-range-address="'MMc-Beispiel (de)'.F13:'MMc-Beispiel (de)'.F32" loext:label-string="&quot;Mittlere Anzahl an Kunden im System E[N]&quot;" chart:class="chart:line">
            <chart:data-point chart:repeated="20"/>
          </chart:series>
          <chart:series chart:attached-axis="secondary-y" chart:style-name="ch15" chart:values-cell-range-address="'MMc-Beispiel (de)'.G13:'MMc-Beispiel (de)'.G32" loext:label-string="&quot;Mittlere Warezeit E[W] (in Sek.)&quot;" chart:class="chart:line">
            <chart:data-point chart:repeated="20"/>
          </chart:series>
          <chart:series chart:attached-axis="secondary-y" chart:style-name="ch16" chart:values-cell-range-address="'MMc-Beispiel (de)'.H13:'MMc-Beispiel (de)'.H32" loext:label-string="&quot;Mittlere Verweilzeit E[V] (in Sek.)&quot;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lere Warteschlangenlänge E[NQ]</text:p>
              </table:table-cell>
              <table:table-cell office:value-type="string">
                <text:p>Mittlere Anzahl an Kunden im System E[N]</text:p>
              </table:table-cell>
              <table:table-cell office:value-type="string">
                <text:p>Mittlere Warezeit E[W] (in Sek.)</text:p>
              </table:table-cell>
              <table:table-cell office:value-type="string">
                <text:p>Mittlere Verweilzeit E[V] (in Sek.)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MMc-Beispiel (de)'.A13:'MMc-Beispiel (de)'.A32</svg:desc>
                </draw:g>
              </table:table-cell>
              <table:table-cell office:value-type="float" office:value="0.151948864031126">
                <text:p>0.151948864031126</text:p>
                <draw:g>
                  <svg:desc>'MMc-Beispiel (de)'.E13:'MMc-Beispiel (de)'.E32</svg:desc>
                </draw:g>
              </table:table-cell>
              <table:table-cell office:value-type="float" office:value="6.15194886403113">
                <text:p>6.15194886403113</text:p>
                <draw:g>
                  <svg:desc>'MMc-Beispiel (de)'.F13:'MMc-Beispiel (de)'.F32</svg:desc>
                </draw:g>
              </table:table-cell>
              <table:table-cell office:value-type="float" office:value="7.59744320155631">
                <text:p>7.59744320155631</text:p>
                <draw:g>
                  <svg:desc>'MMc-Beispiel (de)'.G13:'MMc-Beispiel (de)'.G32</svg:desc>
                </draw:g>
              </table:table-cell>
              <table:table-cell office:value-type="float" office:value="307.597443201556">
                <text:p>307.597443201556</text:p>
                <draw:g>
                  <svg:desc>'MMc-Beispiel (de)'.H13:'MMc-Beispiel (de)'.H32</svg:desc>
                </draw:g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78070475554737">
                <text:p>0.178070475554737</text:p>
              </table:table-cell>
              <table:table-cell office:value-type="float" office:value="6.30051945514657">
                <text:p>6.30051945514657</text:p>
              </table:table-cell>
              <table:table-cell office:value-type="float" office:value="8.72545330218211">
                <text:p>8.72545330218211</text:p>
              </table:table-cell>
              <table:table-cell office:value-type="float" office:value="308.725453302182">
                <text:p>308.7254533021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09421788987484">
                <text:p>0.209421788987484</text:p>
              </table:table-cell>
              <table:table-cell office:value-type="float" office:value="6.45942178898748">
                <text:p>6.45942178898748</text:p>
              </table:table-cell>
              <table:table-cell office:value-type="float" office:value="10.0522458713992">
                <text:p>10.0522458713992</text:p>
              </table:table-cell>
              <table:table-cell office:value-type="float" office:value="310.052245871399">
                <text:p>310.0522458713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47243375981493">
                <text:p>0.247243375981493</text:p>
              </table:table-cell>
              <table:table-cell office:value-type="float" office:value="6.63022209938575">
                <text:p>6.63022209938575</text:p>
              </table:table-cell>
              <table:table-cell office:value-type="float" office:value="11.6204386711302">
                <text:p>11.6204386711302</text:p>
              </table:table-cell>
              <table:table-cell office:value-type="float" office:value="311.62043867113">
                <text:p>311.620438671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93131561469778">
                <text:p>0.293131561469778</text:p>
              </table:table-cell>
              <table:table-cell office:value-type="float" office:value="6.81487069190456">
                <text:p>6.81487069190456</text:p>
              </table:table-cell>
              <table:table-cell office:value-type="float" office:value="13.4840518276098">
                <text:p>13.4840518276098</text:p>
              </table:table-cell>
              <table:table-cell office:value-type="float" office:value="313.48405182761">
                <text:p>313.484051827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49163847476026">
                <text:p>0.349163847476026</text:p>
              </table:table-cell>
              <table:table-cell office:value-type="float" office:value="7.01583051414269">
                <text:p>7.01583051414269</text:p>
              </table:table-cell>
              <table:table-cell office:value-type="float" office:value="15.7123731364212">
                <text:p>15.7123731364212</text:p>
              </table:table-cell>
              <table:table-cell office:value-type="float" office:value="315.712373136421">
                <text:p>315.7123731364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1807916224273">
                <text:p>0.41807916224273</text:p>
              </table:table-cell>
              <table:table-cell office:value-type="float" office:value="7.23626098042455">
                <text:p>7.23626098042455</text:p>
              </table:table-cell>
              <table:table-cell office:value-type="float" office:value="18.3954831386801">
                <text:p>18.3954831386801</text:p>
              </table:table-cell>
              <table:table-cell office:value-type="float" office:value="318.39548313868">
                <text:p>318.3954831386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03542634982387">
                <text:p>0.503542634982387</text:p>
              </table:table-cell>
              <table:table-cell office:value-type="float" office:value="7.4802868210289">
                <text:p>7.4802868210289</text:p>
              </table:table-cell>
              <table:table-cell office:value-type="float" office:value="21.6523333042427">
                <text:p>21.6523333042427</text:p>
              </table:table-cell>
              <table:table-cell office:value-type="float" office:value="321.652333304243">
                <text:p>321.6523333042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0544430095353">
                <text:p>0.610544430095353</text:p>
              </table:table-cell>
              <table:table-cell office:value-type="float" office:value="7.7534015729525">
                <text:p>7.7534015729525</text:p>
              </table:table-cell>
              <table:table-cell office:value-type="float" office:value="25.6428660640048">
                <text:p>25.6428660640048</text:p>
              </table:table-cell>
              <table:table-cell office:value-type="float" office:value="325.642866064005">
                <text:p>325.6428660640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46018243097078">
                <text:p>0.746018243097078</text:p>
              </table:table-cell>
              <table:table-cell office:value-type="float" office:value="8.06309141382879">
                <text:p>8.06309141382879</text:p>
              </table:table-cell>
              <table:table-cell office:value-type="float" office:value="30.5867479669802">
                <text:p>30.5867479669802</text:p>
              </table:table-cell>
              <table:table-cell office:value-type="float" office:value="330.58674796698">
                <text:p>330.586747966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1983360066389">
                <text:p>0.91983360066389</text:p>
              </table:table-cell>
              <table:table-cell office:value-type="float" office:value="8.41983360066389">
                <text:p>8.41983360066389</text:p>
              </table:table-cell>
              <table:table-cell office:value-type="float" office:value="36.7933440265556">
                <text:p>36.7933440265556</text:p>
              </table:table-cell>
              <table:table-cell office:value-type="float" office:value="336.793344026556">
                <text:p>336.7933440265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46453201831">
                <text:p>1.146453201831</text:p>
              </table:table-cell>
              <table:table-cell office:value-type="float" office:value="8.83876089413869">
                <text:p>8.83876089413869</text:p>
              </table:table-cell>
              <table:table-cell office:value-type="float" office:value="44.7116748714091">
                <text:p>44.7116748714091</text:p>
              </table:table-cell>
              <table:table-cell office:value-type="float" office:value="344.711674871409">
                <text:p>344.7116748714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44783788385958">
                <text:p>1.44783788385958</text:p>
              </table:table-cell>
              <table:table-cell office:value-type="float" office:value="9.34257472596484">
                <text:p>9.34257472596484</text:p>
              </table:table-cell>
              <table:table-cell office:value-type="float" office:value="55.017839586664">
                <text:p>55.017839586664</text:p>
              </table:table-cell>
              <table:table-cell office:value-type="float" office:value="355.017839586664">
                <text:p>355.0178395866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85884776091613">
                <text:p>1.85884776091613</text:p>
              </table:table-cell>
              <table:table-cell office:value-type="float" office:value="9.96695586902424">
                <text:p>9.96695586902424</text:p>
              </table:table-cell>
              <table:table-cell office:value-type="float" office:value="68.7773671538968">
                <text:p>68.7773671538968</text:p>
              </table:table-cell>
              <table:table-cell office:value-type="float" office:value="368.777367153897">
                <text:p>368.7773671538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.43805304002965">
                <text:p>2.43805304002965</text:p>
              </table:table-cell>
              <table:table-cell office:value-type="float" office:value="10.771386373363">
                <text:p>10.771386373363</text:p>
              </table:table-cell>
              <table:table-cell office:value-type="float" office:value="87.7699094410673">
                <text:p>87.7699094410673</text:p>
              </table:table-cell>
              <table:table-cell office:value-type="float" office:value="387.769909441067">
                <text:p>387.7699094410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29152996607996">
                <text:p>3.29152996607996</text:p>
              </table:table-cell>
              <table:table-cell office:value-type="float" office:value="11.8629585375085">
                <text:p>11.8629585375085</text:p>
              </table:table-cell>
              <table:table-cell office:value-type="float" office:value="115.203548812799">
                <text:p>115.203548812799</text:p>
              </table:table-cell>
              <table:table-cell office:value-type="float" office:value="415.203548812799">
                <text:p>415.2035488127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63236878970535">
                <text:p>4.63236878970535</text:p>
              </table:table-cell>
              <table:table-cell office:value-type="float" office:value="13.4558982014701">
                <text:p>13.4558982014701</text:p>
              </table:table-cell>
              <table:table-cell office:value-type="float" office:value="157.500538849982">
                <text:p>157.500538849982</text:p>
              </table:table-cell>
              <table:table-cell office:value-type="float" office:value="457.500538849982">
                <text:p>457.50053884998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95922661915124">
                <text:p>6.95922661915124</text:p>
              </table:table-cell>
              <table:table-cell office:value-type="float" office:value="16.0501357100603">
                <text:p>16.0501357100603</text:p>
              </table:table-cell>
              <table:table-cell office:value-type="float" office:value="229.654478431991">
                <text:p>229.654478431991</text:p>
              </table:table-cell>
              <table:table-cell office:value-type="float" office:value="529.654478431991">
                <text:p>529.6544784319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7705912300271">
                <text:p>11.7705912300271</text:p>
              </table:table-cell>
              <table:table-cell office:value-type="float" office:value="21.1455912300271">
                <text:p>21.1455912300271</text:p>
              </table:table-cell>
              <table:table-cell office:value-type="float" office:value="376.658919360868">
                <text:p>376.658919360868</text:p>
              </table:table-cell>
              <table:table-cell office:value-type="float" office:value="676.658919360868">
                <text:p>676.6589193608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.5647550842331">
                <text:p>26.5647550842331</text:p>
              </table:table-cell>
              <table:table-cell office:value-type="float" office:value="36.2421744390718">
                <text:p>36.2421744390718</text:p>
              </table:table-cell>
              <table:table-cell office:value-type="float" office:value="823.507407611229">
                <text:p>823.507407611229</text:p>
              </table:table-cell>
              <table:table-cell office:value-type="float" office:value="1123.50740761123">
                <text:p>1123.50740761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2" draw:display-name="msLineDash 2" draw:style="round" draw:dots1="1" draw:dots1-length="201%" draw:distance="1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7030a0" style:text-position="0% 100%" fo:font-family="Calibri" fo:font-size="10pt" fo:language="de" fo:country="DE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755cm" svg:y="0.365cm" chart:style-name="ch2">
          <text:p>Effects of the change in the arrival rate (and thus the utilization)</text:p>
        </chart:title>
        <chart:legend chart:legend-position="bottom" svg:x="3.05cm" svg:y="10.571cm" style:legend-expansion="wide" chart:style-name="ch3"/>
        <chart:plot-area chart:style-name="ch4" table:cell-range-address="'MMcKM example (en)'.A16:'MMcKM example (en)'.A35 'MMcKM example (en)'.I16:'MMcKM example (en)'.K35" chart:data-source-has-labels="both" svg:x="1.384cm" svg:y="1.386cm" svg:width="15.738cm" svg:height="7.785cm">
          <chart:coordinate-region svg:x="1.803cm" svg:y="1.554cm" svg:width="14.749cm" svg:height="7.182cm"/>
          <chart:axis chart:dimension="x" chart:name="primary-x" chart:style-name="ch5" chartooo:axis-type="auto">
            <chartooo:date-scale/>
            <chart:title svg:x="6.102cm" svg:y="9.402cm" chart:style-name="ch6">
              <text:p>Average inter-arrival time E[I] (in seconds)</text:p>
            </chart:title>
            <chart:categories table:cell-range-address="'MMcKM example (en)'.A16:'MMcKM example (en)'.A35"/>
          </chart:axis>
          <chart:axis chart:dimension="x" chart:name="secondary-x" chart:style-name="ch7"/>
          <chart:axis chart:dimension="y" chart:name="primary-y" chart:style-name="ch8">
            <chart:title svg:x="0.451cm" svg:y="9.108cm" chart:style-name="ch9">
              <text:p>Average number of customers in queue / in system</text:p>
            </chart:title>
            <chart:grid chart:style-name="ch10" chart:class="major"/>
          </chart:axis>
          <chart:axis chart:dimension="y" chart:name="secondary-y" chart:style-name="ch11">
            <chart:title svg:x="17.491cm" svg:y="7.847cm" chart:style-name="ch12">
              <text:p>Average waiting  time (in seconds)</text:p>
            </chart:title>
          </chart:axis>
          <chart:series chart:attached-axis="primary-y" chart:style-name="ch13" chart:values-cell-range-address="'MMcKM example (en)'.I16:'MMcKM example (en)'.I35" loext:label-string="&quot;Average queue length E[NQ]&quot;" chart:class="chart:line">
            <chart:data-point chart:repeated="20"/>
          </chart:series>
          <chart:series chart:attached-axis="primary-y" chart:style-name="ch14" chart:values-cell-range-address="'MMcKM example (en)'.J16:'MMcKM example (en)'.J35" loext:label-string="&quot;Average number in system E[N]&quot;" chart:class="chart:line">
            <chart:data-point chart:repeated="20"/>
          </chart:series>
          <chart:series chart:attached-axis="secondary-y" chart:style-name="ch15" chart:values-cell-range-address="'MMcKM example (en)'.K16:'MMcKM example (en)'.K35" loext:label-string="&quot;Average waiting time E[W] (in sec.)&quot;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E[NQ]</text:p>
              </table:table-cell>
              <table:table-cell office:value-type="string">
                <text:p>Average number in system E[N]</text:p>
              </table:table-cell>
              <table:table-cell office:value-type="string">
                <text:p>Average waiting time E[W] (in sec.)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MMcKM example (en)'.A16:'MMcKM example (en)'.A35</svg:desc>
                </draw:g>
              </table:table-cell>
              <table:table-cell office:value-type="float" office:value="0.0989904003546809">
                <text:p>0.0989904003546809</text:p>
                <draw:g>
                  <svg:desc>'MMcKM example (en)'.I16:'MMcKM example (en)'.I35</svg:desc>
                </draw:g>
              </table:table-cell>
              <table:table-cell office:value-type="float" office:value="6.04935541847322">
                <text:p>6.04935541847322</text:p>
                <draw:g>
                  <svg:desc>'MMcKM example (en)'.J16:'MMcKM example (en)'.J35</svg:desc>
                </draw:g>
              </table:table-cell>
              <table:table-cell office:value-type="float" office:value="4.94952001773404">
                <text:p>4.94952001773404</text:p>
                <draw:g>
                  <svg:desc>'MMcKM example (en)'.K16:'MMcKM example (en)'.K35</svg:desc>
                </draw:g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3599869090186">
                <text:p>0.113599869090186</text:p>
              </table:table-cell>
              <table:table-cell office:value-type="float" office:value="6.17906008907946">
                <text:p>6.17906008907946</text:p>
              </table:table-cell>
              <table:table-cell office:value-type="float" office:value="5.56639358541912">
                <text:p>5.566393585419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30550667524475">
                <text:p>0.130550667524475</text:p>
              </table:table-cell>
              <table:table-cell office:value-type="float" office:value="6.31501937333589">
                <text:p>6.31501937333589</text:p>
              </table:table-cell>
              <table:table-cell office:value-type="float" office:value="6.26643204117479">
                <text:p>6.2664320411747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50244559212987">
                <text:p>0.150244559212987</text:p>
              </table:table-cell>
              <table:table-cell office:value-type="float" office:value="6.45775283110393">
                <text:p>6.45775283110393</text:p>
              </table:table-cell>
              <table:table-cell office:value-type="float" office:value="7.06149428301038">
                <text:p>7.061494283010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73155584177463">
                <text:p>0.173155584177463</text:p>
              </table:table-cell>
              <table:table-cell office:value-type="float" office:value="6.607841673498">
                <text:p>6.607841673498</text:p>
              </table:table-cell>
              <table:table-cell office:value-type="float" office:value="7.9651568721633">
                <text:p>7.96515687216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99843152361016">
                <text:p>0.199843152361016</text:p>
              </table:table-cell>
              <table:table-cell office:value-type="float" office:value="6.76593729183198">
                <text:p>6.76593729183198</text:p>
              </table:table-cell>
              <table:table-cell office:value-type="float" office:value="8.99294185624572">
                <text:p>8.9929418562457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30967293496537">
                <text:p>0.230967293496537</text:p>
              </table:table-cell>
              <table:table-cell office:value-type="float" office:value="6.93277079943522">
                <text:p>6.93277079943522</text:p>
              </table:table-cell>
              <table:table-cell office:value-type="float" office:value="10.1625609138476">
                <text:p>10.16256091384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67306261093106">
                <text:p>0.267306261093106</text:p>
              </table:table-cell>
              <table:table-cell office:value-type="float" office:value="7.10916354323766">
                <text:p>7.10916354323766</text:p>
              </table:table-cell>
              <table:table-cell office:value-type="float" office:value="11.4941692270036">
                <text:p>11.49416922700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776605729054">
                <text:p>0.309776605729054</text:p>
              </table:table-cell>
              <table:table-cell office:value-type="float" office:value="7.29603842461403">
                <text:p>7.29603842461403</text:p>
              </table:table-cell>
              <table:table-cell office:value-type="float" office:value="13.0106174406203">
                <text:p>13.01061744062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59455674524319">
                <text:p>0.359455674524319</text:p>
              </table:table-cell>
              <table:table-cell office:value-type="float" office:value="7.49443168091359">
                <text:p>7.49443168091359</text:p>
              </table:table-cell>
              <table:table-cell office:value-type="float" office:value="14.7376826554971">
                <text:p>14.73768265549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17606219353239">
                <text:p>0.417606219353239</text:p>
              </table:table-cell>
              <table:table-cell office:value-type="float" office:value="7.70550448892431">
                <text:p>7.70550448892431</text:p>
              </table:table-cell>
              <table:table-cell office:value-type="float" office:value="16.7042487741296">
                <text:p>16.70424877412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85702350449908">
                <text:p>0.485702350449908</text:p>
              </table:table-cell>
              <table:table-cell office:value-type="float" office:value="7.93055331812755">
                <text:p>7.93055331812755</text:p>
              </table:table-cell>
              <table:table-cell office:value-type="float" office:value="18.9423916675464">
                <text:p>18.94239166754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65455381387604">
                <text:p>0.565455381387604</text:p>
              </table:table-cell>
              <table:table-cell office:value-type="float" office:value="8.1710173347588">
                <text:p>8.1710173347588</text:p>
              </table:table-cell>
              <table:table-cell office:value-type="float" office:value="21.487304492729">
                <text:p>21.4873044927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58837086621267">
                <text:p>0.658837086621267</text:p>
              </table:table-cell>
              <table:table-cell office:value-type="float" office:value="8.42848028261633">
                <text:p>8.42848028261633</text:p>
              </table:table-cell>
              <table:table-cell office:value-type="float" office:value="24.3769722049869">
                <text:p>24.37697220498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68096437886564">
                <text:p>0.768096437886564</text:p>
              </table:table-cell>
              <table:table-cell office:value-type="float" office:value="8.70466309659802">
                <text:p>8.70466309659802</text:p>
              </table:table-cell>
              <table:table-cell office:value-type="float" office:value="27.6514717639163">
                <text:p>27.65147176391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95763923915354">
                <text:p>0.895763923915354</text:p>
              </table:table-cell>
              <table:table-cell office:value-type="float" office:value="9.00140202869993">
                <text:p>9.00140202869993</text:p>
              </table:table-cell>
              <table:table-cell office:value-type="float" office:value="31.3517373370374">
                <text:p>31.35173733703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4463508536067">
                <text:p>1.04463508536067</text:p>
              </table:table-cell>
              <table:table-cell office:value-type="float" office:value="9.32060535755439">
                <text:p>9.32060535755439</text:p>
              </table:table-cell>
              <table:table-cell office:value-type="float" office:value="35.5175929022626">
                <text:p>35.51759290226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21772207940545">
                <text:p>1.21772207940545</text:p>
              </table:table-cell>
              <table:table-cell office:value-type="float" office:value="9.66418005198715">
                <text:p>9.66418005198715</text:p>
              </table:table-cell>
              <table:table-cell office:value-type="float" office:value="40.18482862038">
                <text:p>40.184828620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181594119577">
                <text:p>1.4181594119577</text:p>
              </table:table-cell>
              <table:table-cell office:value-type="float" office:value="10.0339185875698">
                <text:p>10.0339185875698</text:p>
              </table:table-cell>
              <table:table-cell office:value-type="float" office:value="45.3811011826465">
                <text:p>45.38110118264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64904843876562">
                <text:p>1.64904843876562</text:p>
              </table:table-cell>
              <table:table-cell office:value-type="float" office:value="10.4313364002356">
                <text:p>10.4313364002356</text:p>
              </table:table-cell>
              <table:table-cell office:value-type="float" office:value="51.1205016017344">
                <text:p>51.1205016017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2" draw:display-name="msLineDash 2" draw:style="round" draw:dots1="1" draw:dots1-length="201%" draw:distance="199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39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139">
      <style:chart-properties chart:display-label="true" chart:tick-marks-major-inner="false" chart:tick-marks-major-outer="fals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de" fo:country="DE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755cm" svg:y="0.365cm" chart:style-name="ch2">
          <text:p>Effects of the change in the arrival rate (and thus the utilization)</text:p>
        </chart:title>
        <chart:legend chart:legend-position="bottom" svg:x="1.372cm" svg:y="11.007cm" style:legend-expansion="wide" chart:style-name="ch3"/>
        <chart:plot-area chart:style-name="ch4" table:cell-range-address="'MMcKM example (en)'.D16:'MMcKM example (en)'.F50 'MMcKM example (en)'.H16:'MMcKM example (en)'.H50" chart:data-source-has-labels="row" svg:x="1.384cm" svg:y="1.386cm" svg:width="16.672cm" svg:height="8.221cm">
          <chart:coordinate-region svg:x="2.191cm" svg:y="1.554cm" svg:width="15.865cm" svg:height="7.618cm"/>
          <chart:axis chart:dimension="x" chart:name="primary-x" chart:style-name="ch5">
            <chart:title svg:x="6.569cm" svg:y="9.838cm" chart:style-name="ch6">
              <text:p>Average inter-arrival time E[I] (in seconds)</text:p>
            </chart:title>
          </chart:axis>
          <chart:axis chart:dimension="y" chart:name="primary-y" chart:style-name="ch7">
            <chart:title svg:x="0.451cm" svg:y="7.271cm" chart:style-name="ch8">
              <text:p>Probability / Utilization</text:p>
            </chart:title>
            <chart:grid chart:style-name="ch9" chart:class="major"/>
          </chart:axis>
          <chart:series chart:style-name="ch10" chart:values-cell-range-address="'MMcKM example (en)'.D16:'MMcKM example (en)'.D50" loext:label-string="&quot;Utilization (system entry)&quot;" chart:class="chart:line">
            <chart:data-point chart:repeated="35"/>
          </chart:series>
          <chart:series chart:style-name="ch11" chart:values-cell-range-address="'MMcKM example (en)'.H16:'MMcKM example (en)'.H50" loext:label-string="&quot;Utilization (real)&quot;" chart:class="chart:line">
            <chart:data-point chart:repeated="35"/>
          </chart:series>
          <chart:series chart:style-name="ch12" chart:values-cell-range-address="'MMcKM example (en)'.F16:'MMcKM example (en)'.F50" loext:label-string="&quot;Waiting cancelation rate&quot;" chart:class="chart:line">
            <chart:data-point chart:repeated="35"/>
          </chart:series>
          <chart:series chart:style-name="ch13" chart:values-cell-range-address="'MMcKM example (en)'.E16:'MMcKM example (en)'.E50" loext:label-string="&quot;System entry rejection&quot;" chart:class="chart:line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ation (system entry)</text:p>
              </table:table-cell>
              <table:table-cell office:value-type="string">
                <text:p>Utilization (real)</text:p>
              </table:table-cell>
              <table:table-cell office:value-type="string">
                <text:p>Waiting cancelation rate</text:p>
              </table:table-cell>
              <table:table-cell office:value-type="string">
                <text:p>System entry reje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'MMcKM example (en)'.D16:'MMcKM example (en)'.D50</svg:desc>
                </draw:g>
              </table:table-cell>
              <table:table-cell office:value-type="float" office:value="0.595036501811854">
                <text:p>0.595036501811854</text:p>
                <draw:g>
                  <svg:desc>'MMcKM example (en)'.H16:'MMcKM example (en)'.H50</svg:desc>
                </draw:g>
              </table:table-cell>
              <table:table-cell office:value-type="float" office:value="0.00824939221524038">
                <text:p>0.00824939221524038</text:p>
                <draw:g>
                  <svg:desc>'MMcKM example (en)'.F16:'MMcKM example (en)'.F50</svg:desc>
                </draw:g>
              </table:table-cell>
              <table:table-cell office:value-type="float" office:value="0.0000232969506870244">
                <text:p>0.0000232969506870244</text:p>
                <draw:g>
                  <svg:desc>'MMcKM example (en)'.E16:'MMcKM example (en)'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0.606546021998928">
                <text:p>0.606546021998928</text:p>
              </table:table-cell>
              <table:table-cell office:value-type="float" office:value="0.00927760877705025">
                <text:p>0.00927760877705025</text:p>
              </table:table-cell>
              <table:table-cell office:value-type="float" office:value="0.0000308414260528567">
                <text:p>0.0000308414260528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618446870581141">
                <text:p>0.618446870581141</text:p>
              </table:table-cell>
              <table:table-cell office:value-type="float" office:value="0.0104444811417733">
                <text:p>0.0104444811417733</text:p>
              </table:table-cell>
              <table:table-cell office:value-type="float" office:value="0.0000409536682157076">
                <text:p>0.0000409536682157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0.630750827189094">
                <text:p>0.630750827189094</text:p>
              </table:table-cell>
              <table:table-cell office:value-type="float" office:value="0.011769799144785">
                <text:p>0.011769799144785</text:p>
              </table:table-cell>
              <table:table-cell office:value-type="float" office:value="0.000054546932068398">
                <text:p>0.000054546932068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43468608932054">
                <text:p>0.643468608932054</text:p>
              </table:table-cell>
              <table:table-cell office:value-type="float" office:value="0.0132762289125497">
                <text:p>0.0132762289125497</text:p>
              </table:table-cell>
              <table:table-cell office:value-type="float" office:value="0.0000728715172456188">
                <text:p>0.0000728715172456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6609413947097">
                <text:p>0.656609413947097</text:p>
              </table:table-cell>
              <table:table-cell office:value-type="float" office:value="0.014989700061147">
                <text:p>0.014989700061147</text:p>
              </table:table-cell>
              <table:table-cell office:value-type="float" office:value="0.000097642652278741">
                <text:p>0.000097642652278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670180350593869">
                <text:p>0.670180350593869</text:p>
              </table:table-cell>
              <table:table-cell office:value-type="float" office:value="0.0169398243262721">
                <text:p>0.0169398243262721</text:p>
              </table:table-cell>
              <table:table-cell office:value-type="float" office:value="0.000131217605913326">
                <text:p>0.00013121760591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684185728214455">
                <text:p>0.684185728214455</text:p>
              </table:table-cell>
              <table:table-cell office:value-type="float" office:value="0.0191603370419156">
                <text:p>0.0191603370419156</text:p>
              </table:table-cell>
              <table:table-cell office:value-type="float" office:value="0.00017684084760852">
                <text:p>0.00017684084760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98626181888497">
                <text:p>0.698626181888497</text:p>
              </table:table-cell>
              <table:table-cell office:value-type="float" office:value="0.0216895458327911">
                <text:p>0.0216895458327911</text:p>
              </table:table-cell>
              <table:table-cell office:value-type="float" office:value="0.000238982955069669">
                <text:p>0.000238982955069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1707317073171">
                <text:p>0.731707317073171</text:p>
              </table:table-cell>
              <table:table-cell office:value-type="float" office:value="0.713497600638927">
                <text:p>0.713497600638927</text:p>
              </table:table-cell>
              <table:table-cell office:value-type="float" office:value="0.0245707606355312">
                <text:p>0.0245707606355312</text:p>
              </table:table-cell>
              <table:table-cell office:value-type="float" office:value="0.000323808034304874">
                <text:p>0.000323808034304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">
                <text:p>0.75</text:p>
              </table:table-cell>
              <table:table-cell office:value-type="float" office:value="0.728789826957107">
                <text:p>0.728789826957107</text:p>
              </table:table-cell>
              <table:table-cell office:value-type="float" office:value="0.0278526646739094">
                <text:p>0.0278526646739094</text:p>
              </table:table-cell>
              <table:table-cell office:value-type="float" office:value="0.000439816100308475">
                <text:p>0.00043981610030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44485096767764">
                <text:p>0.744485096767764</text:p>
              </table:table-cell>
              <table:table-cell office:value-type="float" office:value="0.0315895661292182">
                <text:p>0.0315895661292182</text:p>
              </table:table-cell>
              <table:table-cell office:value-type="float" office:value="0.000598721422662597">
                <text:p>0.000598721422662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76055619533712">
                <text:p>0.76055619533712</text:p>
              </table:table-cell>
              <table:table-cell office:value-type="float" office:value="0.0358414438935468">
                <text:p>0.0358414438935468</text:p>
              </table:table-cell>
              <table:table-cell office:value-type="float" office:value="0.000816645085099258">
                <text:p>0.000816645085099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776964319599506">
                <text:p>0.776964319599506</text:p>
              </table:table-cell>
              <table:table-cell office:value-type="float" office:value="0.0406736673844486">
                <text:p>0.0406736673844486</text:p>
              </table:table-cell>
              <table:table-cell office:value-type="float" office:value="0.0011157188189645">
                <text:p>0.0011157188189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656665871146">
                <text:p>0.793656665871146</text:p>
              </table:table-cell>
              <table:table-cell office:value-type="float" office:value="0.0461562305899597">
                <text:p>0.0461562305899597</text:p>
              </table:table-cell>
              <table:table-cell office:value-type="float" office:value="0.00152621468143099">
                <text:p>0.00152621468143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0563810478457">
                <text:p>0.810563810478457</text:p>
              </table:table-cell>
              <table:table-cell office:value-type="float" office:value="0.0523622974474719">
                <text:p>0.0523622974474719</text:p>
              </table:table-cell>
              <table:table-cell office:value-type="float" office:value="0.00208932554673763">
                <text:p>0.00208932554673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827597027219372">
                <text:p>0.827597027219372</text:p>
              </table:table-cell>
              <table:table-cell office:value-type="float" office:value="0.0593658168123714">
                <text:p>0.0593658168123714</text:p>
              </table:table-cell>
              <table:table-cell office:value-type="float" office:value="0.00286071431427349">
                <text:p>0.00286071431427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4464579725817">
                <text:p>0.84464579725817</text:p>
              </table:table-cell>
              <table:table-cell office:value-type="float" office:value="0.0672379447788363">
                <text:p>0.0672379447788363</text:p>
              </table:table-cell>
              <table:table-cell office:value-type="float" office:value="0.00391490864871292">
                <text:p>0.0039149086487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75">
                <text:p>0.9375</text:p>
              </table:table-cell>
              <table:table-cell office:value-type="float" office:value="0.86157591756121">
                <text:p>0.86157591756121</text:p>
              </table:table-cell>
              <table:table-cell office:value-type="float" office:value="0.0760420330027057">
                <text:p>0.0760420330027057</text:p>
              </table:table-cell>
              <table:table-cell office:value-type="float" office:value="0.00535051929696518">
                <text:p>0.00535051929696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78228796147001">
                <text:p>0.878228796147001</text:p>
              </table:table-cell>
              <table:table-cell office:value-type="float" office:value="0.0858270364675347">
                <text:p>0.0858270364675347</text:p>
              </table:table-cell>
              <table:table-cell office:value-type="float" office:value="0.00729607464520799">
                <text:p>0.00729607464520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94422707936405">
                <text:p>0.894422707936405</text:p>
              </table:table-cell>
              <table:table-cell office:value-type="float" office:value="0.0966194010009937">
                <text:p>0.0966194010009937</text:p>
              </table:table-cell>
              <table:table-cell office:value-type="float" office:value="0.0099159657319701">
                <text:p>0.0099159657319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448275862069">
                <text:p>1.03448275862069</text:p>
              </table:table-cell>
              <table:table-cell office:value-type="float" office:value="0.909956911963336">
                <text:p>0.909956911963336</text:p>
              </table:table-cell>
              <table:table-cell office:value-type="float" office:value="0.108413841357687">
                <text:p>0.108413841357687</text:p>
              </table:table-cell>
              <table:table-cell office:value-type="float" office:value="0.0134155781003104">
                <text:p>0.0134155781003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0.924619495801952">
                <text:p>0.924619495801952</text:p>
              </table:table-cell>
              <table:table-cell office:value-type="float" office:value="0.121163915825961">
                <text:p>0.121163915825961</text:p>
              </table:table-cell>
              <table:table-cell office:value-type="float" office:value="0.0180441931980079">
                <text:p>0.018044193198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938199481743062">
                <text:p>0.938199481743062</text:p>
              </table:table-cell>
              <table:table-cell office:value-type="float" office:value="0.13477387951688">
                <text:p>0.13477387951688</text:p>
              </table:table-cell>
              <table:table-cell office:value-type="float" office:value="0.0240938020950232">
                <text:p>0.0240938020950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5384615384615">
                <text:p>1.15384615384615</text:p>
              </table:table-cell>
              <table:table-cell office:value-type="float" office:value="0.950502982668832">
                <text:p>0.950502982668832</text:p>
              </table:table-cell>
              <table:table-cell office:value-type="float" office:value="0.149093796936258">
                <text:p>0.149093796936258</text:p>
              </table:table-cell>
              <table:table-cell office:value-type="float" office:value="0.0318918246449633">
                <text:p>0.0318918246449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">
                <text:p>1.2</text:p>
              </table:table-cell>
              <table:table-cell office:value-type="float" office:value="0.961372024376191">
                <text:p>0.961372024376191</text:p>
              </table:table-cell>
              <table:table-cell office:value-type="float" office:value="0.163920062583332">
                <text:p>0.163920062583332</text:p>
              </table:table-cell>
              <table:table-cell office:value-type="float" office:value="0.0417861764244574">
                <text:p>0.0417861764244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5">
                <text:p>1.25</text:p>
              </table:table-cell>
              <table:table-cell office:value-type="float" office:value="0.970703271760508">
                <text:p>0.970703271760508</text:p>
              </table:table-cell>
              <table:table-cell office:value-type="float" office:value="0.179003039276042">
                <text:p>0.179003039276042</text:p>
              </table:table-cell>
              <table:table-cell office:value-type="float" office:value="0.0541224212040563">
                <text:p>0.0541224212040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0434782608696">
                <text:p>1.30434782608696</text:p>
              </table:table-cell>
              <table:table-cell office:value-type="float" office:value="0.978462807831061">
                <text:p>0.978462807831061</text:p>
              </table:table-cell>
              <table:table-cell office:value-type="float" office:value="0.194062325675558">
                <text:p>0.194062325675558</text:p>
              </table:table-cell>
              <table:table-cell office:value-type="float" office:value="0.0692148496892815">
                <text:p>0.0692148496892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0.984692978194396">
                <text:p>0.984692978194396</text:p>
              </table:table-cell>
              <table:table-cell office:value-type="float" office:value="0.208808355911529">
                <text:p>0.208808355911529</text:p>
              </table:table-cell>
              <table:table-cell office:value-type="float" office:value="0.0873157099110143">
                <text:p>0.0873157099110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989508606250008">
                <text:p>0.989508606250008</text:p>
              </table:table-cell>
              <table:table-cell office:value-type="float" office:value="0.22296714075873">
                <text:p>0.22296714075873</text:p>
              </table:table-cell>
              <table:table-cell office:value-type="float" office:value="0.108588502870591">
                <text:p>0.108588502870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993082477313057">
                <text:p>0.993082477313057</text:p>
              </table:table-cell>
              <table:table-cell office:value-type="float" office:value="0.236303732533443">
                <text:p>0.236303732533443</text:p>
              </table:table-cell>
              <table:table-cell office:value-type="float" office:value="0.133091239175969">
                <text:p>0.133091239175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0.995622994737077">
                <text:p>0.995622994737077</text:p>
              </table:table-cell>
              <table:table-cell office:value-type="float" office:value="0.248640042500653">
                <text:p>0.248640042500653</text:p>
              </table:table-cell>
              <table:table-cell office:value-type="float" office:value="0.160773443265778">
                <text:p>0.160773443265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997349050045623">
                <text:p>0.997349050045623</text:p>
              </table:table-cell>
              <table:table-cell office:value-type="float" office:value="0.259864048332114">
                <text:p>0.259864048332114</text:p>
              </table:table-cell>
              <table:table-cell office:value-type="float" office:value="0.191487146815573">
                <text:p>0.191487146815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0.998467493369545">
                <text:p>0.998467493369545</text:p>
              </table:table-cell>
              <table:table-cell office:value-type="float" office:value="0.269929668191777">
                <text:p>0.269929668191777</text:p>
              </table:table-cell>
              <table:table-cell office:value-type="float" office:value="0.225008575760933">
                <text:p>0.225008575760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75">
                <text:p>1.875</text:p>
              </table:table-cell>
              <table:table-cell office:value-type="float" office:value="0.999157124306106">
                <text:p>0.999157124306106</text:p>
              </table:table-cell>
              <table:table-cell office:value-type="float" office:value="0.278848774544409">
                <text:p>0.278848774544409</text:p>
              </table:table-cell>
              <table:table-cell office:value-type="float" office:value="0.261065112531326">
                <text:p>0.2610651125313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7030a0" style:text-position="0% 100%" fo:font-family="Calibri" fo:font-size="10pt" fo:language="de" fo:country="DE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252cm" svg:y="0.365cm" chart:style-name="ch2">
          <text:p>Auswirkungen der Variation der Ankunftsrate (und damit der Auslastung)</text:p>
        </chart:title>
        <chart:legend chart:legend-position="bottom" svg:x="2.248cm" svg:y="10.571cm" style:legend-expansion="wide" chart:style-name="ch3"/>
        <chart:plot-area chart:style-name="ch4" table:cell-range-address="'MMcKM example (de)'.A16:'MMcKM example (de)'.A35 'MMcKM example (de)'.I16:'MMcKM example (de)'.K35" chart:data-source-has-labels="both" svg:x="1.384cm" svg:y="1.88cm" svg:width="15.738cm" svg:height="7.291cm">
          <chart:coordinate-region svg:x="1.803cm" svg:y="2.048cm" svg:width="14.749cm" svg:height="6.688cm"/>
          <chart:axis chart:dimension="x" chart:name="primary-x" chart:style-name="ch5" chartooo:axis-type="auto">
            <chartooo:date-scale/>
            <chart:title svg:x="5.643cm" svg:y="9.402cm" chart:style-name="ch6">
              <text:p>Mittlere Zwischenankunftszeit E[I] (in Sekunden)</text:p>
            </chart:title>
            <chart:categories table:cell-range-address="'MMcKM example (de)'.A16:'MMcKM example (de)'.A35"/>
          </chart:axis>
          <chart:axis chart:dimension="x" chart:name="secondary-x" chart:style-name="ch7"/>
          <chart:axis chart:dimension="y" chart:name="primary-y" chart:style-name="ch8">
            <chart:title svg:x="0.451cm" svg:y="10.087cm" chart:style-name="ch9">
              <text:p>Mittlere Anzahl an Kunden in der Warteschlange / im System</text:p>
            </chart:title>
            <chart:grid chart:style-name="ch10" chart:class="major"/>
          </chart:axis>
          <chart:axis chart:dimension="y" chart:name="secondary-y" chart:style-name="ch11">
            <chart:title svg:x="17.491cm" svg:y="8.006cm" chart:style-name="ch12">
              <text:p>Mittlere Wartezeit (in Sekunden)</text:p>
            </chart:title>
          </chart:axis>
          <chart:series chart:attached-axis="primary-y" chart:style-name="ch13" chart:values-cell-range-address="'MMcKM example (de)'.I16:'MMcKM example (de)'.I35" loext:label-string="&quot;Mittlere Warteschlangenlänge E[NQ]&quot;" chart:class="chart:line">
            <chart:data-point chart:repeated="20"/>
          </chart:series>
          <chart:series chart:attached-axis="primary-y" chart:style-name="ch14" chart:values-cell-range-address="'MMcKM example (de)'.J16:'MMcKM example (de)'.J35" loext:label-string="&quot;Mittlere Anzahl an Kunden im System E[N]&quot;" chart:class="chart:line">
            <chart:data-point chart:repeated="20"/>
          </chart:series>
          <chart:series chart:attached-axis="secondary-y" chart:style-name="ch15" chart:values-cell-range-address="'MMcKM example (de)'.K16:'MMcKM example (de)'.K35" loext:label-string="&quot;Mittlere Warezeit E[W] (in Sek.)&quot;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lere Warteschlangenlänge E[NQ]</text:p>
              </table:table-cell>
              <table:table-cell office:value-type="string">
                <text:p>Mittlere Anzahl an Kunden im System E[N]</text:p>
              </table:table-cell>
              <table:table-cell office:value-type="string">
                <text:p>Mittlere Warezeit E[W] (in Sek.)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MMcKM example (de)'.A16:'MMcKM example (de)'.A35</svg:desc>
                </draw:g>
              </table:table-cell>
              <table:table-cell office:value-type="float" office:value="0.0989904003546809">
                <text:p>0.0989904003546809</text:p>
                <draw:g>
                  <svg:desc>'MMcKM example (de)'.I16:'MMcKM example (de)'.I35</svg:desc>
                </draw:g>
              </table:table-cell>
              <table:table-cell office:value-type="float" office:value="6.04935541847322">
                <text:p>6.04935541847322</text:p>
                <draw:g>
                  <svg:desc>'MMcKM example (de)'.J16:'MMcKM example (de)'.J35</svg:desc>
                </draw:g>
              </table:table-cell>
              <table:table-cell office:value-type="float" office:value="4.94952001773404">
                <text:p>4.94952001773404</text:p>
                <draw:g>
                  <svg:desc>'MMcKM example (de)'.K16:'MMcKM example (de)'.K35</svg:desc>
                </draw:g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3599869090186">
                <text:p>0.113599869090186</text:p>
              </table:table-cell>
              <table:table-cell office:value-type="float" office:value="6.17906008907946">
                <text:p>6.17906008907946</text:p>
              </table:table-cell>
              <table:table-cell office:value-type="float" office:value="5.56639358541912">
                <text:p>5.566393585419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30550667524475">
                <text:p>0.130550667524475</text:p>
              </table:table-cell>
              <table:table-cell office:value-type="float" office:value="6.31501937333589">
                <text:p>6.31501937333589</text:p>
              </table:table-cell>
              <table:table-cell office:value-type="float" office:value="6.26643204117479">
                <text:p>6.2664320411747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50244559212987">
                <text:p>0.150244559212987</text:p>
              </table:table-cell>
              <table:table-cell office:value-type="float" office:value="6.45775283110393">
                <text:p>6.45775283110393</text:p>
              </table:table-cell>
              <table:table-cell office:value-type="float" office:value="7.06149428301038">
                <text:p>7.061494283010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73155584177463">
                <text:p>0.173155584177463</text:p>
              </table:table-cell>
              <table:table-cell office:value-type="float" office:value="6.607841673498">
                <text:p>6.607841673498</text:p>
              </table:table-cell>
              <table:table-cell office:value-type="float" office:value="7.9651568721633">
                <text:p>7.96515687216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99843152361016">
                <text:p>0.199843152361016</text:p>
              </table:table-cell>
              <table:table-cell office:value-type="float" office:value="6.76593729183198">
                <text:p>6.76593729183198</text:p>
              </table:table-cell>
              <table:table-cell office:value-type="float" office:value="8.99294185624572">
                <text:p>8.9929418562457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30967293496537">
                <text:p>0.230967293496537</text:p>
              </table:table-cell>
              <table:table-cell office:value-type="float" office:value="6.93277079943522">
                <text:p>6.93277079943522</text:p>
              </table:table-cell>
              <table:table-cell office:value-type="float" office:value="10.1625609138476">
                <text:p>10.16256091384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67306261093106">
                <text:p>0.267306261093106</text:p>
              </table:table-cell>
              <table:table-cell office:value-type="float" office:value="7.10916354323766">
                <text:p>7.10916354323766</text:p>
              </table:table-cell>
              <table:table-cell office:value-type="float" office:value="11.4941692270036">
                <text:p>11.49416922700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9776605729054">
                <text:p>0.309776605729054</text:p>
              </table:table-cell>
              <table:table-cell office:value-type="float" office:value="7.29603842461403">
                <text:p>7.29603842461403</text:p>
              </table:table-cell>
              <table:table-cell office:value-type="float" office:value="13.0106174406203">
                <text:p>13.01061744062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59455674524319">
                <text:p>0.359455674524319</text:p>
              </table:table-cell>
              <table:table-cell office:value-type="float" office:value="7.49443168091359">
                <text:p>7.49443168091359</text:p>
              </table:table-cell>
              <table:table-cell office:value-type="float" office:value="14.7376826554971">
                <text:p>14.73768265549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17606219353239">
                <text:p>0.417606219353239</text:p>
              </table:table-cell>
              <table:table-cell office:value-type="float" office:value="7.70550448892431">
                <text:p>7.70550448892431</text:p>
              </table:table-cell>
              <table:table-cell office:value-type="float" office:value="16.7042487741296">
                <text:p>16.70424877412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85702350449908">
                <text:p>0.485702350449908</text:p>
              </table:table-cell>
              <table:table-cell office:value-type="float" office:value="7.93055331812755">
                <text:p>7.93055331812755</text:p>
              </table:table-cell>
              <table:table-cell office:value-type="float" office:value="18.9423916675464">
                <text:p>18.94239166754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65455381387604">
                <text:p>0.565455381387604</text:p>
              </table:table-cell>
              <table:table-cell office:value-type="float" office:value="8.1710173347588">
                <text:p>8.1710173347588</text:p>
              </table:table-cell>
              <table:table-cell office:value-type="float" office:value="21.487304492729">
                <text:p>21.4873044927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58837086621267">
                <text:p>0.658837086621267</text:p>
              </table:table-cell>
              <table:table-cell office:value-type="float" office:value="8.42848028261633">
                <text:p>8.42848028261633</text:p>
              </table:table-cell>
              <table:table-cell office:value-type="float" office:value="24.3769722049869">
                <text:p>24.37697220498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68096437886564">
                <text:p>0.768096437886564</text:p>
              </table:table-cell>
              <table:table-cell office:value-type="float" office:value="8.70466309659802">
                <text:p>8.70466309659802</text:p>
              </table:table-cell>
              <table:table-cell office:value-type="float" office:value="27.6514717639163">
                <text:p>27.65147176391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95763923915354">
                <text:p>0.895763923915354</text:p>
              </table:table-cell>
              <table:table-cell office:value-type="float" office:value="9.00140202869993">
                <text:p>9.00140202869993</text:p>
              </table:table-cell>
              <table:table-cell office:value-type="float" office:value="31.3517373370374">
                <text:p>31.35173733703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4463508536067">
                <text:p>1.04463508536067</text:p>
              </table:table-cell>
              <table:table-cell office:value-type="float" office:value="9.32060535755439">
                <text:p>9.32060535755439</text:p>
              </table:table-cell>
              <table:table-cell office:value-type="float" office:value="35.5175929022626">
                <text:p>35.51759290226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21772207940545">
                <text:p>1.21772207940545</text:p>
              </table:table-cell>
              <table:table-cell office:value-type="float" office:value="9.66418005198715">
                <text:p>9.66418005198715</text:p>
              </table:table-cell>
              <table:table-cell office:value-type="float" office:value="40.18482862038">
                <text:p>40.184828620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181594119577">
                <text:p>1.4181594119577</text:p>
              </table:table-cell>
              <table:table-cell office:value-type="float" office:value="10.0339185875698">
                <text:p>10.0339185875698</text:p>
              </table:table-cell>
              <table:table-cell office:value-type="float" office:value="45.3811011826465">
                <text:p>45.38110118264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64904843876562">
                <text:p>1.64904843876562</text:p>
              </table:table-cell>
              <table:table-cell office:value-type="float" office:value="10.4313364002356">
                <text:p>10.4313364002356</text:p>
              </table:table-cell>
              <table:table-cell office:value-type="float" office:value="51.1205016017344">
                <text:p>51.120501601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2" draw:display-name="msLineDash 2" draw:style="round" draw:dots1="1" draw:dots1-length="201%" draw:distance="199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39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139">
      <style:chart-properties chart:display-label="true" chart:tick-marks-major-inner="false" chart:tick-marks-major-outer="fals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de" fo:country="DE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70c0" svg:stroke-linecap="round" draw:fill-color="#0070c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39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252cm" svg:y="0.365cm" chart:style-name="ch2">
          <text:p>Auswirkungen der Variation der Ankunftsrate (und damit der Auslastung)</text:p>
        </chart:title>
        <chart:legend chart:legend-position="bottom" svg:x="3.859cm" svg:y="10.571cm" style:legend-expansion="wide" chart:style-name="ch3"/>
        <chart:plot-area chart:style-name="ch4" table:cell-range-address="'MMcKM example (de)'.D16:'MMcKM example (de)'.F50 'MMcKM example (de)'.H16:'MMcKM example (de)'.H50" chart:data-source-has-labels="row" svg:x="1.384cm" svg:y="1.88cm" svg:width="16.672cm" svg:height="7.291cm">
          <chart:coordinate-region svg:x="2.191cm" svg:y="2.048cm" svg:width="15.865cm" svg:height="6.688cm"/>
          <chart:axis chart:dimension="x" chart:name="primary-x" chart:style-name="ch5">
            <chart:title svg:x="6.11cm" svg:y="9.402cm" chart:style-name="ch6">
              <text:p>Mittlere Zwischenankunftszeit E[I] (in Sekunden)</text:p>
            </chart:title>
          </chart:axis>
          <chart:axis chart:dimension="y" chart:name="primary-y" chart:style-name="ch7">
            <chart:title svg:x="0.451cm" svg:y="7.962cm" chart:style-name="ch8">
              <text:p>Wahrscheinlichkeit / Auslastung</text:p>
            </chart:title>
            <chart:grid chart:style-name="ch9" chart:class="major"/>
          </chart:axis>
          <chart:series chart:style-name="ch10" chart:values-cell-range-address="'MMcKM example (de)'.D16:'MMcKM example (de)'.D50" loext:label-string="&quot;Auslastung (Systemeingang)&quot;" chart:class="chart:line">
            <chart:data-point chart:repeated="35"/>
          </chart:series>
          <chart:series chart:style-name="ch11" chart:values-cell-range-address="'MMcKM example (de)'.H16:'MMcKM example (de)'.H50" loext:label-string="&quot;Auslastung (real)&quot;" chart:class="chart:line">
            <chart:data-point chart:repeated="35"/>
          </chart:series>
          <chart:series chart:style-name="ch12" chart:values-cell-range-address="'MMcKM example (de)'.F16:'MMcKM example (de)'.F50" loext:label-string="&quot;Anteil an Warteabbrechern&quot;" chart:class="chart:line">
            <chart:data-point chart:repeated="35"/>
          </chart:series>
          <chart:series chart:style-name="ch13" chart:values-cell-range-address="'MMcKM example (de)'.E16:'MMcKM example (de)'.E50" loext:label-string="&quot;Anteil Abweisungen am Systemeingang&quot;" chart:class="chart:line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lastung (Systemeingang)</text:p>
              </table:table-cell>
              <table:table-cell office:value-type="string">
                <text:p>Auslastung (real)</text:p>
              </table:table-cell>
              <table:table-cell office:value-type="string">
                <text:p>Anteil an Warteabbrechern</text:p>
              </table:table-cell>
              <table:table-cell office:value-type="string">
                <text:p>Anteil Abweisungen am Systemeinga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'MMcKM example (de)'.D16:'MMcKM example (de)'.D50</svg:desc>
                </draw:g>
              </table:table-cell>
              <table:table-cell office:value-type="float" office:value="0.595036501811854">
                <text:p>0.595036501811854</text:p>
                <draw:g>
                  <svg:desc>'MMcKM example (de)'.H16:'MMcKM example (de)'.H50</svg:desc>
                </draw:g>
              </table:table-cell>
              <table:table-cell office:value-type="float" office:value="0.00824939221524038">
                <text:p>0.00824939221524038</text:p>
                <draw:g>
                  <svg:desc>'MMcKM example (de)'.F16:'MMcKM example (de)'.F50</svg:desc>
                </draw:g>
              </table:table-cell>
              <table:table-cell office:value-type="float" office:value="0.0000232969506870244">
                <text:p>0.0000232969506870244</text:p>
                <draw:g>
                  <svg:desc>'MMcKM example (de)'.E16:'MMcKM example (de)'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0.606546021998928">
                <text:p>0.606546021998928</text:p>
              </table:table-cell>
              <table:table-cell office:value-type="float" office:value="0.00927760877705025">
                <text:p>0.00927760877705025</text:p>
              </table:table-cell>
              <table:table-cell office:value-type="float" office:value="0.0000308414260528567">
                <text:p>0.0000308414260528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618446870581141">
                <text:p>0.618446870581141</text:p>
              </table:table-cell>
              <table:table-cell office:value-type="float" office:value="0.0104444811417733">
                <text:p>0.0104444811417733</text:p>
              </table:table-cell>
              <table:table-cell office:value-type="float" office:value="0.0000409536682157076">
                <text:p>0.0000409536682157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0.630750827189094">
                <text:p>0.630750827189094</text:p>
              </table:table-cell>
              <table:table-cell office:value-type="float" office:value="0.011769799144785">
                <text:p>0.011769799144785</text:p>
              </table:table-cell>
              <table:table-cell office:value-type="float" office:value="0.000054546932068398">
                <text:p>0.000054546932068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43468608932054">
                <text:p>0.643468608932054</text:p>
              </table:table-cell>
              <table:table-cell office:value-type="float" office:value="0.0132762289125497">
                <text:p>0.0132762289125497</text:p>
              </table:table-cell>
              <table:table-cell office:value-type="float" office:value="0.0000728715172456188">
                <text:p>0.0000728715172456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6609413947097">
                <text:p>0.656609413947097</text:p>
              </table:table-cell>
              <table:table-cell office:value-type="float" office:value="0.014989700061147">
                <text:p>0.014989700061147</text:p>
              </table:table-cell>
              <table:table-cell office:value-type="float" office:value="0.000097642652278741">
                <text:p>0.000097642652278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670180350593869">
                <text:p>0.670180350593869</text:p>
              </table:table-cell>
              <table:table-cell office:value-type="float" office:value="0.0169398243262721">
                <text:p>0.0169398243262721</text:p>
              </table:table-cell>
              <table:table-cell office:value-type="float" office:value="0.000131217605913326">
                <text:p>0.00013121760591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684185728214455">
                <text:p>0.684185728214455</text:p>
              </table:table-cell>
              <table:table-cell office:value-type="float" office:value="0.0191603370419156">
                <text:p>0.0191603370419156</text:p>
              </table:table-cell>
              <table:table-cell office:value-type="float" office:value="0.00017684084760852">
                <text:p>0.00017684084760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98626181888497">
                <text:p>0.698626181888497</text:p>
              </table:table-cell>
              <table:table-cell office:value-type="float" office:value="0.0216895458327911">
                <text:p>0.0216895458327911</text:p>
              </table:table-cell>
              <table:table-cell office:value-type="float" office:value="0.000238982955069669">
                <text:p>0.000238982955069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1707317073171">
                <text:p>0.731707317073171</text:p>
              </table:table-cell>
              <table:table-cell office:value-type="float" office:value="0.713497600638927">
                <text:p>0.713497600638927</text:p>
              </table:table-cell>
              <table:table-cell office:value-type="float" office:value="0.0245707606355312">
                <text:p>0.0245707606355312</text:p>
              </table:table-cell>
              <table:table-cell office:value-type="float" office:value="0.000323808034304874">
                <text:p>0.000323808034304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">
                <text:p>0.75</text:p>
              </table:table-cell>
              <table:table-cell office:value-type="float" office:value="0.728789826957107">
                <text:p>0.728789826957107</text:p>
              </table:table-cell>
              <table:table-cell office:value-type="float" office:value="0.0278526646739094">
                <text:p>0.0278526646739094</text:p>
              </table:table-cell>
              <table:table-cell office:value-type="float" office:value="0.000439816100308475">
                <text:p>0.00043981610030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44485096767764">
                <text:p>0.744485096767764</text:p>
              </table:table-cell>
              <table:table-cell office:value-type="float" office:value="0.0315895661292182">
                <text:p>0.0315895661292182</text:p>
              </table:table-cell>
              <table:table-cell office:value-type="float" office:value="0.000598721422662597">
                <text:p>0.000598721422662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76055619533712">
                <text:p>0.76055619533712</text:p>
              </table:table-cell>
              <table:table-cell office:value-type="float" office:value="0.0358414438935468">
                <text:p>0.0358414438935468</text:p>
              </table:table-cell>
              <table:table-cell office:value-type="float" office:value="0.000816645085099258">
                <text:p>0.000816645085099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776964319599506">
                <text:p>0.776964319599506</text:p>
              </table:table-cell>
              <table:table-cell office:value-type="float" office:value="0.0406736673844486">
                <text:p>0.0406736673844486</text:p>
              </table:table-cell>
              <table:table-cell office:value-type="float" office:value="0.0011157188189645">
                <text:p>0.0011157188189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656665871146">
                <text:p>0.793656665871146</text:p>
              </table:table-cell>
              <table:table-cell office:value-type="float" office:value="0.0461562305899597">
                <text:p>0.0461562305899597</text:p>
              </table:table-cell>
              <table:table-cell office:value-type="float" office:value="0.00152621468143099">
                <text:p>0.00152621468143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0563810478457">
                <text:p>0.810563810478457</text:p>
              </table:table-cell>
              <table:table-cell office:value-type="float" office:value="0.0523622974474719">
                <text:p>0.0523622974474719</text:p>
              </table:table-cell>
              <table:table-cell office:value-type="float" office:value="0.00208932554673763">
                <text:p>0.00208932554673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0.827597027219372">
                <text:p>0.827597027219372</text:p>
              </table:table-cell>
              <table:table-cell office:value-type="float" office:value="0.0593658168123714">
                <text:p>0.0593658168123714</text:p>
              </table:table-cell>
              <table:table-cell office:value-type="float" office:value="0.00286071431427349">
                <text:p>0.00286071431427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4464579725817">
                <text:p>0.84464579725817</text:p>
              </table:table-cell>
              <table:table-cell office:value-type="float" office:value="0.0672379447788363">
                <text:p>0.0672379447788363</text:p>
              </table:table-cell>
              <table:table-cell office:value-type="float" office:value="0.00391490864871292">
                <text:p>0.0039149086487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75">
                <text:p>0.9375</text:p>
              </table:table-cell>
              <table:table-cell office:value-type="float" office:value="0.86157591756121">
                <text:p>0.86157591756121</text:p>
              </table:table-cell>
              <table:table-cell office:value-type="float" office:value="0.0760420330027057">
                <text:p>0.0760420330027057</text:p>
              </table:table-cell>
              <table:table-cell office:value-type="float" office:value="0.00535051929696518">
                <text:p>0.00535051929696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78228796147001">
                <text:p>0.878228796147001</text:p>
              </table:table-cell>
              <table:table-cell office:value-type="float" office:value="0.0858270364675347">
                <text:p>0.0858270364675347</text:p>
              </table:table-cell>
              <table:table-cell office:value-type="float" office:value="0.00729607464520799">
                <text:p>0.00729607464520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94422707936405">
                <text:p>0.894422707936405</text:p>
              </table:table-cell>
              <table:table-cell office:value-type="float" office:value="0.0966194010009937">
                <text:p>0.0966194010009937</text:p>
              </table:table-cell>
              <table:table-cell office:value-type="float" office:value="0.0099159657319701">
                <text:p>0.0099159657319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448275862069">
                <text:p>1.03448275862069</text:p>
              </table:table-cell>
              <table:table-cell office:value-type="float" office:value="0.909956911963336">
                <text:p>0.909956911963336</text:p>
              </table:table-cell>
              <table:table-cell office:value-type="float" office:value="0.108413841357687">
                <text:p>0.108413841357687</text:p>
              </table:table-cell>
              <table:table-cell office:value-type="float" office:value="0.0134155781003104">
                <text:p>0.0134155781003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0.924619495801952">
                <text:p>0.924619495801952</text:p>
              </table:table-cell>
              <table:table-cell office:value-type="float" office:value="0.121163915825961">
                <text:p>0.121163915825961</text:p>
              </table:table-cell>
              <table:table-cell office:value-type="float" office:value="0.0180441931980079">
                <text:p>0.018044193198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0.938199481743062">
                <text:p>0.938199481743062</text:p>
              </table:table-cell>
              <table:table-cell office:value-type="float" office:value="0.13477387951688">
                <text:p>0.13477387951688</text:p>
              </table:table-cell>
              <table:table-cell office:value-type="float" office:value="0.0240938020950232">
                <text:p>0.0240938020950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5384615384615">
                <text:p>1.15384615384615</text:p>
              </table:table-cell>
              <table:table-cell office:value-type="float" office:value="0.950502982668832">
                <text:p>0.950502982668832</text:p>
              </table:table-cell>
              <table:table-cell office:value-type="float" office:value="0.149093796936258">
                <text:p>0.149093796936258</text:p>
              </table:table-cell>
              <table:table-cell office:value-type="float" office:value="0.0318918246449633">
                <text:p>0.0318918246449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">
                <text:p>1.2</text:p>
              </table:table-cell>
              <table:table-cell office:value-type="float" office:value="0.961372024376191">
                <text:p>0.961372024376191</text:p>
              </table:table-cell>
              <table:table-cell office:value-type="float" office:value="0.163920062583332">
                <text:p>0.163920062583332</text:p>
              </table:table-cell>
              <table:table-cell office:value-type="float" office:value="0.0417861764244574">
                <text:p>0.0417861764244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5">
                <text:p>1.25</text:p>
              </table:table-cell>
              <table:table-cell office:value-type="float" office:value="0.970703271760508">
                <text:p>0.970703271760508</text:p>
              </table:table-cell>
              <table:table-cell office:value-type="float" office:value="0.179003039276042">
                <text:p>0.179003039276042</text:p>
              </table:table-cell>
              <table:table-cell office:value-type="float" office:value="0.0541224212040563">
                <text:p>0.0541224212040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0434782608696">
                <text:p>1.30434782608696</text:p>
              </table:table-cell>
              <table:table-cell office:value-type="float" office:value="0.978462807831061">
                <text:p>0.978462807831061</text:p>
              </table:table-cell>
              <table:table-cell office:value-type="float" office:value="0.194062325675558">
                <text:p>0.194062325675558</text:p>
              </table:table-cell>
              <table:table-cell office:value-type="float" office:value="0.0692148496892815">
                <text:p>0.0692148496892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0.984692978194396">
                <text:p>0.984692978194396</text:p>
              </table:table-cell>
              <table:table-cell office:value-type="float" office:value="0.208808355911529">
                <text:p>0.208808355911529</text:p>
              </table:table-cell>
              <table:table-cell office:value-type="float" office:value="0.0873157099110143">
                <text:p>0.0873157099110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989508606250008">
                <text:p>0.989508606250008</text:p>
              </table:table-cell>
              <table:table-cell office:value-type="float" office:value="0.22296714075873">
                <text:p>0.22296714075873</text:p>
              </table:table-cell>
              <table:table-cell office:value-type="float" office:value="0.108588502870591">
                <text:p>0.108588502870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993082477313057">
                <text:p>0.993082477313057</text:p>
              </table:table-cell>
              <table:table-cell office:value-type="float" office:value="0.236303732533443">
                <text:p>0.236303732533443</text:p>
              </table:table-cell>
              <table:table-cell office:value-type="float" office:value="0.133091239175969">
                <text:p>0.133091239175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0.995622994737077">
                <text:p>0.995622994737077</text:p>
              </table:table-cell>
              <table:table-cell office:value-type="float" office:value="0.248640042500653">
                <text:p>0.248640042500653</text:p>
              </table:table-cell>
              <table:table-cell office:value-type="float" office:value="0.160773443265778">
                <text:p>0.160773443265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997349050045623">
                <text:p>0.997349050045623</text:p>
              </table:table-cell>
              <table:table-cell office:value-type="float" office:value="0.259864048332114">
                <text:p>0.259864048332114</text:p>
              </table:table-cell>
              <table:table-cell office:value-type="float" office:value="0.191487146815573">
                <text:p>0.191487146815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0.998467493369545">
                <text:p>0.998467493369545</text:p>
              </table:table-cell>
              <table:table-cell office:value-type="float" office:value="0.269929668191777">
                <text:p>0.269929668191777</text:p>
              </table:table-cell>
              <table:table-cell office:value-type="float" office:value="0.225008575760933">
                <text:p>0.225008575760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75">
                <text:p>1.875</text:p>
              </table:table-cell>
              <table:table-cell office:value-type="float" office:value="0.999157124306106">
                <text:p>0.999157124306106</text:p>
              </table:table-cell>
              <table:table-cell office:value-type="float" office:value="0.278848774544409">
                <text:p>0.278848774544409</text:p>
              </table:table-cell>
              <table:table-cell office:value-type="float" office:value="0.261065112531326">
                <text:p>0.2610651125313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